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1'"/>
    <style:font-face style:name="Liberation Sans11" svg:font-family="'Liberation Sans11'"/>
    <style:font-face style:name="宋体" svg:font-family="宋体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1" style:family="table-column">
      <style:table-column-properties fo:break-before="auto" style:column-width="4.4898in"/>
    </style:style>
    <style:style style:name="co22" style:family="table-column">
      <style:table-column-properties fo:break-before="auto" style:column-width="3.3382in"/>
    </style:style>
    <style:style style:name="co23" style:family="table-column">
      <style:table-column-properties fo:break-before="auto" style:column-width="0.9898in"/>
    </style:style>
    <style:style style:name="co24" style:family="table-column">
      <style:table-column-properties fo:break-before="auto" style:column-width="1.0618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1.198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4.5193in"/>
    </style:style>
    <style:style style:name="co17" style:family="table-column">
      <style:table-column-properties fo:break-before="auto" style:column-width="2.3862in"/>
    </style:style>
    <style:style style:name="co18" style:family="table-column">
      <style:table-column-properties fo:break-before="auto" style:column-width="7.4118in"/>
    </style:style>
    <style:style style:name="co12" style:family="table-column">
      <style:table-column-properties fo:break-before="auto" style:column-width="4.3929in"/>
    </style:style>
    <style:style style:name="co13" style:family="table-column">
      <style:table-column-properties fo:break-before="auto" style:column-width="10.2827in"/>
    </style:style>
    <style:style style:name="co19" style:family="table-column">
      <style:table-column-properties fo:break-before="auto" style:column-width="0.8752in"/>
    </style:style>
    <style:style style:name="co20" style:family="table-column">
      <style:table-column-properties fo:break-before="auto" style:column-width="0.9in"/>
    </style:style>
    <style:style style:name="co25" style:family="table-column">
      <style:table-column-properties fo:break-before="auto" style:column-width="1.1874in"/>
    </style:style>
    <style:style style:name="co26" style:family="table-column">
      <style:table-column-properties fo:break-before="auto" style:column-width="0.8075in"/>
    </style:style>
    <style:style style:name="co27" style:family="table-column">
      <style:table-column-properties fo:break-before="auto" style:column-width="0.7228in"/>
    </style:style>
    <style:style style:name="co28" style:family="table-column">
      <style:table-column-properties fo:break-before="auto" style:column-width="0.889in"/>
    </style:style>
    <style:style style:name="ro2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984in" fo:break-before="auto" style:use-optimal-row-height="false"/>
    </style:style>
    <style:style style:name="ro6" style:family="table-row">
      <style:table-row-properties style:row-height="0.5264in" fo:break-before="auto" style:use-optimal-row-height="false"/>
    </style:style>
    <style:style style:name="ro1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5417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ta4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4" style:family="table-cell" style:parent-style-name="Default" style:data-style-name="N0">
      <style:text-properties style:text-position=""/>
    </style:style>
    <style:style style:name="ce45" style:family="table-cell" style:parent-style-name="Default" style:data-style-name="N0">
      <style:table-cell-properties fo:background-color="#92d050"/>
      <style:text-properties style:text-position=""/>
    </style:style>
    <style:style style:name="ce46" style:family="table-cell" style:parent-style-name="Default" style:data-style-name="N0">
      <style:table-cell-properties fo:background-color="#ffff00"/>
      <style:text-properties style:text-position=""/>
    </style:style>
    <style:style style:name="ce47" style:family="table-cell" style:parent-style-name="Default" style:data-style-name="N0">
      <style:table-cell-properties fo:background-color="#00b0f0"/>
      <style:text-properties style:text-position=""/>
    </style:style>
    <style:style style:name="ce48" style:family="table-cell" style:parent-style-name="Default" style:data-style-name="N0">
      <style:table-cell-properties fo:background-color="#bfbfbf"/>
      <style:text-properties style:text-position=""/>
    </style:style>
    <style:style style:name="ce49" style:family="table-cell" style:parent-style-name="Default" style:data-style-name="N0">
      <style:table-cell-properties fo:background-color="#ff9900"/>
      <style:text-properties style:text-position=""/>
    </style:style>
    <style:style style:name="ce50" style:family="table-cell" style:parent-style-name="Default" style:data-style-name="N0">
      <style:table-cell-properties fo:background-color="#00b050"/>
      <style:text-properties style:text-position=""/>
    </style:style>
    <style:style style:name="ce51" style:family="table-cell" style:parent-style-name="Default" style:data-style-name="N0">
      <style:table-cell-properties fo:background-color="transparent"/>
      <style:text-properties style:text-position=""/>
    </style:style>
    <style:style style:name="ce52" style:family="table-cell" style:parent-style-name="Default" style:data-style-name="N0">
      <style:table-cell-properties fo:background-color="#83d5d9"/>
      <style:text-properties style:text-position=""/>
    </style:style>
    <style:style style:name="ce53" style:family="table-cell" style:parent-style-name="常规_20_3" style:data-style-name="N0">
      <style:table-cell-properties fo:background-color="#92d050" style:cell-protect="protected" style:print-content="true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54" style:family="table-cell" style:parent-style-name="常规_20_3" style:data-style-name="N0">
      <style:table-cell-properties fo:background-color="#ffff00" style:cell-protect="protected" style:print-content="true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55" style:family="table-cell" style:parent-style-name="常规_20_3" style:data-style-name="N0">
      <style:table-cell-properties fo:background-color="#00b0f0" style:cell-protect="protected" style:print-content="true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56" style:family="table-cell" style:parent-style-name="常规_20_3" style:data-style-name="N0">
      <style:table-cell-properties fo:background-color="#bfbfbf" style:cell-protect="protected" style:print-content="true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57" style:family="table-cell" style:parent-style-name="常规_20_3" style:data-style-name="N0">
      <style:table-cell-properties fo:background-color="#ff9900" style:cell-protect="protected" style:print-content="true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58" style:family="table-cell" style:parent-style-name="常规_20_3" style:data-style-name="N0">
      <style:table-cell-properties fo:background-color="#00b050" style:cell-protect="protected" style:print-content="true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59" style:family="table-cell" style:parent-style-name="常规_20_3" style:data-style-name="N0">
      <style:table-cell-properties style:cell-protect="protected" style:print-content="true" fo:background-color="transparent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60" style:family="table-cell" style:parent-style-name="常规_20_3" style:data-style-name="N0">
      <style:table-cell-properties fo:background-color="#83d5d9" style:cell-protect="protected" style:print-content="true" style:vertical-align="middle"/>
      <style:text-properties style:text-position="" style:font-name="Liberation Sans11" fo:font-size="11pt" style:font-name-asian="Liberation Sans11" style:font-size-asian="11pt" style:font-name-complex="Liberation Sans11" style:font-size-complex="11pt"/>
    </style:style>
    <style:style style:name="ce61" style:family="table-cell" style:parent-style-name="常规_20_3_20_2" style:data-style-name="N0">
      <style:table-cell-properties style:cell-protect="protected" style:print-content="true" fo:background-color="transparent" style:vertical-align="middle"/>
      <style:text-properties style:text-position="" style:font-name="Liberation Sans1" fo:font-size="11pt" style:font-name-asian="Liberation Sans1" style:font-size-asian="11pt" style:font-name-complex="Liberation Sans1" style:font-size-complex="11pt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6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in"/>
      <style:text-properties style:text-position="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9" style:family="table-cell" style:parent-style-name="Default" style:data-style-name="N0">
      <style:table-cell-properties fo:background-color="transparent"/>
      <style:text-properties style:text-position="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style:text-position=""/>
    </style:style>
    <style:style style:name="ce10" style:family="table-cell" style:parent-style-name="Default" style:data-style-name="N0">
      <style:table-cell-properties fo:background-color="#83d5d9"/>
      <style:text-properties style:text-position=""/>
    </style:style>
    <style:style style:name="ce4" style:family="table-cell" style:parent-style-name="Default" style:data-style-name="N0">
      <style:table-cell-properties fo:background-color="#ffff00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ackground-color="#92d050"/>
    </style:style>
    <style:style style:name="ce38" style:family="table-cell" style:parent-style-name="Default" style:data-style-name="N0">
      <style:table-cell-properties fo:background-color="#ffff00"/>
    </style:style>
    <style:style style:name="ce39" style:family="table-cell" style:parent-style-name="Default" style:data-style-name="N0">
      <style:table-cell-properties fo:background-color="#00b0f0"/>
    </style:style>
    <style:style style:name="ce40" style:family="table-cell" style:parent-style-name="Default" style:data-style-name="N0">
      <style:table-cell-properties fo:background-color="#bfbfbf"/>
    </style:style>
    <style:style style:name="ce41" style:family="table-cell" style:parent-style-name="Default" style:data-style-name="N0">
      <style:table-cell-properties fo:background-color="#ff9900"/>
    </style:style>
    <style:style style:name="ce42" style:family="table-cell" style:parent-style-name="Default" style:data-style-name="N0">
      <style:table-cell-properties fo:background-color="#00b050"/>
    </style:style>
    <style:style style:name="ce64" style:family="table-cell" style:parent-style-name="Default" style:data-style-name="N0">
      <style:table-cell-properties fo:background-color="transparent"/>
    </style:style>
    <style:style style:name="ce65" style:family="table-cell" style:parent-style-name="Default" style:data-style-name="N0">
      <style:table-cell-properties fo:background-color="#83d5d9"/>
    </style:style>
    <style:style style:name="ce66" style:family="table-cell" style:parent-style-name="常规_20_3" style:data-style-name="N0">
      <style:table-cell-properties fo:background-color="#92d050" style:cell-protect="protected" style:print-content="true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67" style:family="table-cell" style:parent-style-name="常规_20_3" style:data-style-name="N0">
      <style:table-cell-properties fo:background-color="#ffff00" style:cell-protect="protected" style:print-content="true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68" style:family="table-cell" style:parent-style-name="常规_20_3" style:data-style-name="N0">
      <style:table-cell-properties fo:background-color="#00b0f0" style:cell-protect="protected" style:print-content="true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69" style:family="table-cell" style:parent-style-name="常规_20_3" style:data-style-name="N0">
      <style:table-cell-properties fo:background-color="#bfbfbf" style:cell-protect="protected" style:print-content="true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70" style:family="table-cell" style:parent-style-name="常规_20_3" style:data-style-name="N0">
      <style:table-cell-properties fo:background-color="#ff9900" style:cell-protect="protected" style:print-content="true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71" style:family="table-cell" style:parent-style-name="常规_20_3" style:data-style-name="N0">
      <style:table-cell-properties fo:background-color="#00b050" style:cell-protect="protected" style:print-content="true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72" style:family="table-cell" style:parent-style-name="常规_20_3" style:data-style-name="N0">
      <style:table-cell-properties style:cell-protect="protected" style:print-content="true" fo:background-color="transparent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73" style:family="table-cell" style:parent-style-name="常规_20_3" style:data-style-name="N0">
      <style:table-cell-properties fo:background-color="#83d5d9" style:cell-protect="protected" style:print-content="true" style:vertical-align="middle"/>
      <style:text-properties style:font-name="Liberation Sans11" fo:font-size="11pt" style:font-name-asian="Liberation Sans11" style:font-size-asian="11pt" style:font-name-complex="Liberation Sans11" style:font-size-complex="11pt"/>
    </style:style>
    <style:style style:name="ce74" style:family="table-cell" style:parent-style-name="常规_20_3_20_2" style:data-style-name="N0">
      <style:table-cell-properties style:cell-protect="protected" style:print-content="true" fo:background-color="transparent" style:vertical-align="middle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7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7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77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78" style:family="table-cell" style:parent-style-name="常规_20_3" style:data-style-name="N0">
      <style:table-cell-properties style:cell-protect="protected" style:print-content="true" fo:background-color="transparent" style:vertical-align="middle"/>
      <style:text-properties style:font-name="宋体" fo:font-size="12pt" style:font-name-asian="宋体" style:font-size-asian="12pt" style:font-name-complex="宋体" style:font-size-complex="12pt"/>
    </style:style>
    <style:style style:name="ce79" style:family="table-cell" style:parent-style-name="常规_20_3" style:data-style-name="N0">
      <style:table-cell-properties style:cell-protect="protected" style:print-content="true" fo:background-color="transparent" style:vertical-align="middle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80" style:family="table-cell" style:parent-style-name="Default" style:data-style-name="N0">
      <style:table-cell-properties fo:background-color="#ff3333"/>
    </style:style>
    <style:style style:name="ce81" style:family="table-cell" style:parent-style-name="Default" style:data-style-name="N0">
      <style:table-cell-properties fo:background-color="#0084d1" style:text-align-source="fix" style:repeat-content="false" fo:border="0.06pt solid #000000" fo:padding-bottom="0.0138in" fo:padding-left="0.0138in" fo:padding-right="0in" fo:padding-top="0.0138in" style:vertical-align="top"/>
      <style:paragraph-properties fo:text-align="end"/>
      <style:text-properties fo:color="#ffffff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60"/>
    <style:style style:name="ce83" style:family="table-cell" style:parent-style-name="常规_20_2_20_5" style:data-style-name="N0">
      <style:table-cell-properties style:cell-protect="protected" style:print-content="true" fo:background-color="transparent" style:vertical-align="middle"/>
      <style:text-properties style:font-name="宋体" style:font-name-asian="宋体" style:font-name-complex="宋体"/>
    </style:style>
    <style:style style:name="ce84" style:family="table-cell" style:parent-style-name="Default">
      <style:table-cell-properties fo:background-color="#cc0000"/>
    </style:style>
    <style:style style:name="ce85" style:family="table-cell" style:parent-style-name="常规_20_3" style:data-style-name="N0">
      <style:table-cell-properties style:cell-protect="protected" style:print-content="true" fo:background-color="transparent" style:vertical-align="middle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86" style:family="table-cell" style:parent-style-name="常规_20_3_20_2" style:data-style-name="N0">
      <style:table-cell-properties style:cell-protect="protected" style:print-content="true" fo:background-color="transparent" style:vertical-align="middle"/>
      <style:text-properties style:font-name="宋体" fo:font-size="12pt" style:font-name-asian="宋体" style:font-size-asian="12pt" style:font-name-complex="宋体" style:font-size-complex="12pt"/>
    </style:style>
    <style:style style:name="ce87" style:family="table-cell" style:parent-style-name="常规_20_2_20_3_20_2" style:data-style-name="N0">
      <style:table-cell-properties fo:background-color="#ff0000" style:cell-protect="protected" style:print-content="true" style:vertical-align="middle"/>
      <style:text-properties fo:color="#000000" style:font-name="宋体" fo:font-size="12pt" style:font-name-asian="宋体" style:font-size-asian="12pt" style:font-name-complex="宋体" style:font-size-complex="12pt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</style:style>
  </office:automatic-styles>
  <office:body>
    <office:spreadsheet>
      <table:calculation-settings table:case-sensitive="false" table:search-criteria-must-apply-to-whole-cell="false"/>
      <table:table table:name="Tests" table:style-name="ta4">
        <table:table-column table:style-name="co21" table:default-cell-style-name="ce44"/>
        <table:table-column table:style-name="co22" table:default-cell-style-name="ce44"/>
        <table:table-column table:style-name="co23" table:default-cell-style-name="ce44"/>
        <table:table-column table:style-name="co24" table:default-cell-style-name="ce44"/>
        <table:table-column table:style-name="co5" table:number-columns-repeated="5" table:default-cell-style-name="ce44"/>
        <table:table-column table:style-name="co5" table:default-cell-style-name="ce62"/>
        <table:table-column table:style-name="co5" table:number-columns-repeated="1013" table:default-cell-style-name="ce44"/>
        <table:table-column table:style-name="co6" table:default-cell-style-name="ce44"/>
        <table:table-row table:style-name="ro2">
          <table:table-cell table:style-name="ce43" office:value-type="string" calcext:value-type="string" table:number-columns-spanned="1" table:number-rows-spanned="2">
            <text:p>Test Suite</text:p>
          </table:table-cell>
          <table:table-cell table:style-name="ce43" office:value-type="string" calcext:value-type="string" table:number-columns-spanned="1" table:number-rows-spanned="2">
            <text:p>Test</text:p>
          </table:table-cell>
          <table:table-cell table:style-name="ce43" office:value-type="string" calcext:value-type="string" table:number-columns-spanned="1" table:number-rows-spanned="2">
            <text:p>Test Number</text:p>
          </table:table-cell>
          <table:table-cell table:style-name="ce43" office:value-type="string" calcext:value-type="string" table:number-columns-spanned="1" table:number-rows-spanned="2">
            <text:p>Test Text</text:p>
          </table:table-cell>
          <table:table-cell table:style-name="ce43" office:value-type="string" calcext:value-type="string" table:number-columns-spanned="2" table:number-rows-spanned="1">
            <text:p>Low Limit</text:p>
          </table:table-cell>
          <table:covered-table-cell/>
          <table:table-cell table:style-name="ce43" office:value-type="string" calcext:value-type="string" table:number-columns-spanned="2" table:number-rows-spanned="1">
            <text:p>High Limit</text:p>
          </table:table-cell>
          <table:covered-table-cell/>
          <table:table-cell table:style-name="ce43"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table:style-name="ce43" office:value-type="string" calcext:value-type="string" table:number-columns-spanned="1" table:number-rows-spanned="2">
            <text:p>Comment</text:p>
          </table:table-cell>
          <table:table-cell table:number-columns-repeated="1013"/>
        </table:table-row>
        <table:table-row table:style-name="ro2">
          <table:covered-table-cell table:number-columns-repeated="4"/>
          <table:table-cell table:style-name="ce43" office:value-type="string" calcext:value-type="string">
            <text:p>FT</text:p>
          </table:table-cell>
          <table:table-cell table:style-name="ce43" office:value-type="string" calcext:value-type="string">
            <text:p>QA</text:p>
          </table:table-cell>
          <table:table-cell table:style-name="ce43" office:value-type="string" calcext:value-type="string">
            <text:p>FT</text:p>
          </table:table-cell>
          <table:table-cell table:style-name="ce43" office:value-type="string" calcext:value-type="string">
            <text:p>QA</text:p>
          </table:table-cell>
          <table:covered-table-cell table:number-columns-repeated="3"/>
          <table:table-cell table:number-columns-repeated="1013"/>
        </table:table-row>
        <table:table-row table:style-name="ro2">
          <table:table-cell table:style-name="ce45" office:value-type="string" calcext:value-type="string">
            <text:p>LB1_IN1_LB_OUT_B5_HG0_OPA</text:p>
          </table:table-cell>
          <table:table-cell table:formula="of:=&quot;Parameter[_&quot;&amp;[.D3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11" calcext:value-type="float">
            <text:p>5011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1_LB_OUT_B5_HG0_OPA</text:p>
          </table:table-cell>
          <table:table-cell table:formula="of:=&quot;Parameter[_&quot;&amp;[.D4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12" calcext:value-type="float">
            <text:p>5012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1_LB_OUT_B5_HG0_OPA</text:p>
          </table:table-cell>
          <table:table-cell table:formula="of:=&quot;Parameter[_&quot;&amp;[.D5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13" calcext:value-type="float">
            <text:p>5013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1_LB_OUT_B5_HG0_OPA</text:p>
          </table:table-cell>
          <table:table-cell table:formula="of:=&quot;Parameter[_&quot;&amp;[.D6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14" calcext:value-type="float">
            <text:p>5014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1_LB_OUT_B5_HG0_OPA</text:p>
          </table:table-cell>
          <table:table-cell table:formula="of:=&quot;Parameter[_&quot;&amp;[.D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15" calcext:value-type="float">
            <text:p>501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9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009" calcext:value-type="float">
            <text:p>5009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0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1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01" calcext:value-type="float">
            <text:p>5001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2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02" calcext:value-type="float">
            <text:p>5002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3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03" calcext:value-type="float">
            <text:p>5003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4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04" calcext:value-type="float">
            <text:p>5004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5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05" calcext:value-type="float">
            <text:p>5005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6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16" calcext:value-type="float">
            <text:p>5016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7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17" calcext:value-type="float">
            <text:p>501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8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08" calcext:value-type="float">
            <text:p>5008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</text:p>
          </table:table-cell>
          <table:table-cell table:formula="of:=&quot;Parameter[_&quot;&amp;[.D19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06" calcext:value-type="float">
            <text:p>50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LB1_IN1_LB_OUT_B5_HG2_OPA</text:p>
          </table:table-cell>
          <table:table-cell table:formula="of:=&quot;Parameter[_&quot;&amp;[.D21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21" calcext:value-type="float">
            <text:p>5021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1_LB_OUT_B5_HG2_OPA</text:p>
          </table:table-cell>
          <table:table-cell table:formula="of:=&quot;Parameter[_&quot;&amp;[.D22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22" calcext:value-type="float">
            <text:p>5022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1_LB_OUT_B5_HG2_OPA</text:p>
          </table:table-cell>
          <table:table-cell table:formula="of:=&quot;Parameter[_&quot;&amp;[.D23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23" calcext:value-type="float">
            <text:p>5023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1_LB_OUT_B5_HG2_OPA</text:p>
          </table:table-cell>
          <table:table-cell table:formula="of:=&quot;Parameter[_&quot;&amp;[.D24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24" calcext:value-type="float">
            <text:p>5024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1_LB_OUT_B5_HG2_OPA</text:p>
          </table:table-cell>
          <table:table-cell table:formula="of:=&quot;Parameter[_&quot;&amp;[.D25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25" calcext:value-type="float">
            <text:p>502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LB1_IN1_LB_OUT_B5_LG3_OPA</text:p>
          </table:table-cell>
          <table:table-cell table:formula="of:=&quot;Parameter[_&quot;&amp;[.D27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26" calcext:value-type="float">
            <text:p>502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3_OPA</text:p>
          </table:table-cell>
          <table:table-cell table:formula="of:=&quot;Parameter[_&quot;&amp;[.D27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table:style-name="Default"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27" calcext:value-type="float">
            <text:p>502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3_OPA</text:p>
          </table:table-cell>
          <table:table-cell table:formula="of:=&quot;Parameter[_&quot;&amp;[.D2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28" calcext:value-type="float">
            <text:p>502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3_OPA</text:p>
          </table:table-cell>
          <table:table-cell table:formula="of:=&quot;Parameter[_&quot;&amp;[.D30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32" calcext:value-type="float">
            <text:p>5032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3_OPA</text:p>
          </table:table-cell>
          <table:table-cell table:formula="of:=&quot;Parameter[_&quot;&amp;[.D3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33" calcext:value-type="float">
            <text:p>5033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3_OPA</text:p>
          </table:table-cell>
          <table:table-cell table:formula="of:=&quot;Parameter[_&quot;&amp;[.D32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34" calcext:value-type="float">
            <text:p>503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LB1_IN1_LB_OUT_B5_LG4_OPA</text:p>
          </table:table-cell>
          <table:table-cell table:formula="of:=&quot;Parameter[_&quot;&amp;[.D34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35" calcext:value-type="float">
            <text:p>5035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4_OPA</text:p>
          </table:table-cell>
          <table:table-cell table:formula="of:=&quot;Parameter[_&quot;&amp;[.D34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table:style-name="Default"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36" calcext:value-type="float">
            <text:p>503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4_OPA</text:p>
          </table:table-cell>
          <table:table-cell table:formula="of:=&quot;Parameter[_&quot;&amp;[.D36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37" calcext:value-type="float">
            <text:p>503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4_OPA</text:p>
          </table:table-cell>
          <table:table-cell table:formula="of:=&quot;Parameter[_&quot;&amp;[.D37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38" calcext:value-type="float">
            <text:p>503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4_OPA</text:p>
          </table:table-cell>
          <table:table-cell table:formula="of:=&quot;Parameter[_&quot;&amp;[.D38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39" calcext:value-type="float">
            <text:p>5039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1_LB_OUT_B5_LG4_OPA</text:p>
          </table:table-cell>
          <table:table-cell table:formula="of:=&quot;Parameter[_&quot;&amp;[.D39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42" calcext:value-type="float">
            <text:p>504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LB1_IN1_LB_OUT_B5_LP_OPA</text:p>
          </table:table-cell>
          <table:table-cell table:formula="of:=&quot;Parameter[_&quot;&amp;[.D41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019" calcext:value-type="float">
            <text:p>5019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1_LB_OUT_B5_LP_OPA</text:p>
          </table:table-cell>
          <table:table-cell table:formula="of:=&quot;Parameter[_&quot;&amp;[.D42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010" calcext:value-type="float">
            <text:p>5010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1_LB_OUT_B5_LP_OPA</text:p>
          </table:table-cell>
          <table:table-cell table:formula="of:=&quot;Parameter[_&quot;&amp;[.D43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43" calcext:value-type="float">
            <text:p>5043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1_LB_OUT_B5_LP_OPA</text:p>
          </table:table-cell>
          <table:table-cell table:formula="of:=&quot;Parameter[_&quot;&amp;[.D44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44" calcext:value-type="float">
            <text:p>5044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1_LB_OUT_B5_LP_OPA</text:p>
          </table:table-cell>
          <table:table-cell table:formula="of:=&quot;Parameter[_&quot;&amp;[.D45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45" calcext:value-type="float">
            <text:p>5045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1_LB_OUT_B5_LP_OPA</text:p>
          </table:table-cell>
          <table:table-cell table:formula="of:=&quot;Parameter[_&quot;&amp;[.D46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18" calcext:value-type="float">
            <text:p>501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0" office:value-type="string" calcext:value-type="string">
            <text:p>LB1_IN1_LB_OUT_B5_HG1_OPB</text:p>
          </table:table-cell>
          <table:table-cell table:formula="of:=&quot;Parameter[_&quot;&amp;[.D48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029" calcext:value-type="float">
            <text:p>5029</text:p>
          </table:table-cell>
          <table:table-cell table:number-columns-repeated="1014"/>
        </table:table-row>
        <table:table-row table:style-name="ro2">
          <table:table-cell table:style-name="ce50" office:value-type="string" calcext:value-type="string">
            <text:p>LB1_IN1_LB_OUT_B5_HG1_OPB</text:p>
          </table:table-cell>
          <table:table-cell table:formula="of:=&quot;Parameter[_&quot;&amp;[.D49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020" calcext:value-type="float">
            <text:p>50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LB1_IN2_LB_OUT_B28_HG0_OPA</text:p>
          </table:table-cell>
          <table:table-cell table:formula="of:=&quot;Parameter[_&quot;&amp;[.D51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61" calcext:value-type="float">
            <text:p>5061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2_LB_OUT_B28_HG0_OPA</text:p>
          </table:table-cell>
          <table:table-cell table:formula="of:=&quot;Parameter[_&quot;&amp;[.D52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62" calcext:value-type="float">
            <text:p>5062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2_LB_OUT_B28_HG0_OPA</text:p>
          </table:table-cell>
          <table:table-cell table:formula="of:=&quot;Parameter[_&quot;&amp;[.D53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63" calcext:value-type="float">
            <text:p>5063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2_LB_OUT_B28_HG0_OPA</text:p>
          </table:table-cell>
          <table:table-cell table:formula="of:=&quot;Parameter[_&quot;&amp;[.D54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64" calcext:value-type="float">
            <text:p>5064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2_LB_OUT_B28_HG0_OPA</text:p>
          </table:table-cell>
          <table:table-cell table:formula="of:=&quot;Parameter[_&quot;&amp;[.D55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65" calcext:value-type="float">
            <text:p>506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57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059" calcext:value-type="float">
            <text:p>5059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58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050" calcext:value-type="float">
            <text:p>505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59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51" calcext:value-type="float">
            <text:p>5051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60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52" calcext:value-type="float">
            <text:p>5052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61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53" calcext:value-type="float">
            <text:p>5053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62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54" calcext:value-type="float">
            <text:p>5054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63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55" calcext:value-type="float">
            <text:p>5055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64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66" calcext:value-type="float">
            <text:p>5066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65]&amp;&quot;].ptd_Rslt&quot;" office:value-type="string" office:string-value="Parameter[_H3].ptd_Rslt" calcext:value-type="string">
            <text:p>Parameter[_H3].ptd_Rslt</text:p>
          </table:table-cell>
          <table:table-cell/>
          <table:table-cell office:value-type="string" calcext:value-type="string">
            <text:p>H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57" calcext:value-type="float">
            <text:p>505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66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67" calcext:value-type="float">
            <text:p>506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6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58" calcext:value-type="float">
            <text:p>5058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2_LB_OUT_B28_HG1_OPA</text:p>
          </table:table-cell>
          <table:table-cell table:formula="of:=&quot;Parameter[_&quot;&amp;[.D6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56" calcext:value-type="float">
            <text:p>5056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47" office:value-type="string" calcext:value-type="string">
            <text:p>LB1_IN2_LB_OUT_B28_HG2_OPA</text:p>
          </table:table-cell>
          <table:table-cell table:formula="of:=&quot;Parameter[_&quot;&amp;[.D70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71" calcext:value-type="float">
            <text:p>5071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2_LB_OUT_B28_HG2_OPA</text:p>
          </table:table-cell>
          <table:table-cell table:formula="of:=&quot;Parameter[_&quot;&amp;[.D71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72" calcext:value-type="float">
            <text:p>5072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2_LB_OUT_B28_HG2_OPA</text:p>
          </table:table-cell>
          <table:table-cell table:formula="of:=&quot;Parameter[_&quot;&amp;[.D72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73" calcext:value-type="float">
            <text:p>5073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2_LB_OUT_B28_HG2_OPA</text:p>
          </table:table-cell>
          <table:table-cell table:formula="of:=&quot;Parameter[_&quot;&amp;[.D73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74" calcext:value-type="float">
            <text:p>5074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2_LB_OUT_B28_HG2_OPA</text:p>
          </table:table-cell>
          <table:table-cell table:formula="of:=&quot;Parameter[_&quot;&amp;[.D74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75" calcext:value-type="float">
            <text:p>5075</text:p>
          </table:table-cell>
          <table:table-cell table:number-columns-repeated="1014"/>
        </table:table-row>
        <table:table-row table:style-name="ro2">
          <table:table-cell table:style-name="ce51"/>
          <table:table-cell table:number-columns-repeated="1023"/>
        </table:table-row>
        <table:table-row table:style-name="ro2">
          <table:table-cell table:style-name="ce48" office:value-type="string" calcext:value-type="string">
            <text:p>LB1_IN2_LB_OUT_B28_LG3_OPA</text:p>
          </table:table-cell>
          <table:table-cell table:formula="of:=&quot;Parameter[_&quot;&amp;[.D76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76" calcext:value-type="float">
            <text:p>507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3_OPA</text:p>
          </table:table-cell>
          <table:table-cell table:formula="of:=&quot;Parameter[_&quot;&amp;[.D76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table:style-name="Default"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77" calcext:value-type="float">
            <text:p>507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3_OPA</text:p>
          </table:table-cell>
          <table:table-cell table:formula="of:=&quot;Parameter[_&quot;&amp;[.D78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78" calcext:value-type="float">
            <text:p>507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3_OPA</text:p>
          </table:table-cell>
          <table:table-cell table:formula="of:=&quot;Parameter[_&quot;&amp;[.D79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82" calcext:value-type="float">
            <text:p>5082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3_OPA</text:p>
          </table:table-cell>
          <table:table-cell table:formula="of:=&quot;Parameter[_&quot;&amp;[.D8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83" calcext:value-type="float">
            <text:p>5083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3_OPA</text:p>
          </table:table-cell>
          <table:table-cell table:formula="of:=&quot;Parameter[_&quot;&amp;[.D81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84" calcext:value-type="float">
            <text:p>50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LB1_IN2_LB_OUT_B28_LG4_OPA</text:p>
          </table:table-cell>
          <table:table-cell table:formula="of:=&quot;Parameter[_&quot;&amp;[.D83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85" calcext:value-type="float">
            <text:p>5085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4_OPA</text:p>
          </table:table-cell>
          <table:table-cell table:formula="of:=&quot;Parameter[_&quot;&amp;[.D83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table:style-name="Default"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86" calcext:value-type="float">
            <text:p>508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4_OPA</text:p>
          </table:table-cell>
          <table:table-cell table:formula="of:=&quot;Parameter[_&quot;&amp;[.D85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87" calcext:value-type="float">
            <text:p>508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4_OPA</text:p>
          </table:table-cell>
          <table:table-cell table:formula="of:=&quot;Parameter[_&quot;&amp;[.D86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88" calcext:value-type="float">
            <text:p>508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4_OPA</text:p>
          </table:table-cell>
          <table:table-cell table:formula="of:=&quot;Parameter[_&quot;&amp;[.D8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89" calcext:value-type="float">
            <text:p>5089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2_LB_OUT_B28_LG4_OPA</text:p>
          </table:table-cell>
          <table:table-cell table:formula="of:=&quot;Parameter[_&quot;&amp;[.D8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92" calcext:value-type="float">
            <text:p>509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LB1_IN2_LB_OUT_B28_LP_OPA</text:p>
          </table:table-cell>
          <table:table-cell table:formula="of:=&quot;Parameter[_&quot;&amp;[.D90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069" calcext:value-type="float">
            <text:p>5069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2_LB_OUT_B28_LP_OPA</text:p>
          </table:table-cell>
          <table:table-cell table:formula="of:=&quot;Parameter[_&quot;&amp;[.D91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060" calcext:value-type="float">
            <text:p>5060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2_LB_OUT_B28_LP_OPA</text:p>
          </table:table-cell>
          <table:table-cell table:formula="of:=&quot;Parameter[_&quot;&amp;[.D92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93" calcext:value-type="float">
            <text:p>5093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2_LB_OUT_B28_LP_OPA</text:p>
          </table:table-cell>
          <table:table-cell table:formula="of:=&quot;Parameter[_&quot;&amp;[.D93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94" calcext:value-type="float">
            <text:p>5094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2_LB_OUT_B28_LP_OPA</text:p>
          </table:table-cell>
          <table:table-cell table:formula="of:=&quot;Parameter[_&quot;&amp;[.D94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95" calcext:value-type="float">
            <text:p>5095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2_LB_OUT_B28_LP_OPA</text:p>
          </table:table-cell>
          <table:table-cell table:formula="of:=&quot;Parameter[_&quot;&amp;[.D95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068" calcext:value-type="float">
            <text:p>506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0" office:value-type="string" calcext:value-type="string">
            <text:p>LB1_IN2_LB_OUT_B28_HG1_OPB</text:p>
          </table:table-cell>
          <table:table-cell table:formula="of:=&quot;Parameter[_&quot;&amp;[.D97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079" calcext:value-type="float">
            <text:p>5079</text:p>
          </table:table-cell>
          <table:table-cell table:number-columns-repeated="1014"/>
        </table:table-row>
        <table:table-row table:style-name="ro2">
          <table:table-cell table:style-name="ce50" office:value-type="string" calcext:value-type="string">
            <text:p>LB1_IN2_LB_OUT_B28_HG1_OPB</text:p>
          </table:table-cell>
          <table:table-cell table:formula="of:=&quot;Parameter[_&quot;&amp;[.D98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070" calcext:value-type="float">
            <text:p>50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LB1_IN3_LB_OUT_B8_HG0_OPA</text:p>
          </table:table-cell>
          <table:table-cell table:formula="of:=&quot;Parameter[_&quot;&amp;[.D100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11" calcext:value-type="float">
            <text:p>5111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3_LB_OUT_B8_HG0_OPA</text:p>
          </table:table-cell>
          <table:table-cell table:formula="of:=&quot;Parameter[_&quot;&amp;[.D101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12" calcext:value-type="float">
            <text:p>5112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3_LB_OUT_B8_HG0_OPA</text:p>
          </table:table-cell>
          <table:table-cell table:formula="of:=&quot;Parameter[_&quot;&amp;[.D102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13" calcext:value-type="float">
            <text:p>5113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3_LB_OUT_B8_HG0_OPA</text:p>
          </table:table-cell>
          <table:table-cell table:formula="of:=&quot;Parameter[_&quot;&amp;[.D103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14" calcext:value-type="float">
            <text:p>5114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3_LB_OUT_B8_HG0_OPA</text:p>
          </table:table-cell>
          <table:table-cell table:formula="of:=&quot;Parameter[_&quot;&amp;[.D104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15" calcext:value-type="float">
            <text:p>511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06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109" calcext:value-type="float">
            <text:p>5109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07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100" calcext:value-type="float">
            <text:p>510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08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01" calcext:value-type="float">
            <text:p>5101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09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02" calcext:value-type="float">
            <text:p>5102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10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03" calcext:value-type="float">
            <text:p>5103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11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04" calcext:value-type="float">
            <text:p>5104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12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05" calcext:value-type="float">
            <text:p>5105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13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16" calcext:value-type="float">
            <text:p>5116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14]&amp;&quot;].ptd_Rslt&quot;" office:value-type="string" office:string-value="Parameter[_H3].ptd_Rslt" calcext:value-type="string">
            <text:p>Parameter[_H3].ptd_Rslt</text:p>
          </table:table-cell>
          <table:table-cell/>
          <table:table-cell office:value-type="string" calcext:value-type="string">
            <text:p>H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07" calcext:value-type="float">
            <text:p>510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15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17" calcext:value-type="float">
            <text:p>511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16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08" calcext:value-type="float">
            <text:p>5108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3_LB_OUT_B8_HG1_OPA</text:p>
          </table:table-cell>
          <table:table-cell table:formula="of:=&quot;Parameter[_&quot;&amp;[.D11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06" calcext:value-type="float">
            <text:p>51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LB1_IN3_LB_OUT_B8_HG2_OPA</text:p>
          </table:table-cell>
          <table:table-cell table:formula="of:=&quot;Parameter[_&quot;&amp;[.D119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21" calcext:value-type="float">
            <text:p>5121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3_LB_OUT_B8_HG2_OPA</text:p>
          </table:table-cell>
          <table:table-cell table:formula="of:=&quot;Parameter[_&quot;&amp;[.D12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22" calcext:value-type="float">
            <text:p>5122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3_LB_OUT_B8_HG2_OPA</text:p>
          </table:table-cell>
          <table:table-cell table:formula="of:=&quot;Parameter[_&quot;&amp;[.D121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23" calcext:value-type="float">
            <text:p>5123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3_LB_OUT_B8_HG2_OPA</text:p>
          </table:table-cell>
          <table:table-cell table:formula="of:=&quot;Parameter[_&quot;&amp;[.D12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24" calcext:value-type="float">
            <text:p>5124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3_LB_OUT_B8_HG2_OPA</text:p>
          </table:table-cell>
          <table:table-cell table:formula="of:=&quot;Parameter[_&quot;&amp;[.D123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25" calcext:value-type="float">
            <text:p>512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LB1_IN3_LB_OUT_B8_LG3_OPA</text:p>
          </table:table-cell>
          <table:table-cell table:formula="of:=&quot;Parameter[_&quot;&amp;[.D125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26" calcext:value-type="float">
            <text:p>512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3_OPA</text:p>
          </table:table-cell>
          <table:table-cell table:formula="of:=&quot;Parameter[_&quot;&amp;[.D125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27" calcext:value-type="float">
            <text:p>512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3_OPA</text:p>
          </table:table-cell>
          <table:table-cell table:formula="of:=&quot;Parameter[_&quot;&amp;[.D127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28" calcext:value-type="float">
            <text:p>512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3_OPA</text:p>
          </table:table-cell>
          <table:table-cell table:formula="of:=&quot;Parameter[_&quot;&amp;[.D128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32" calcext:value-type="float">
            <text:p>5132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3_OPA</text:p>
          </table:table-cell>
          <table:table-cell table:formula="of:=&quot;Parameter[_&quot;&amp;[.D129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33" calcext:value-type="float">
            <text:p>5133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3_OPA</text:p>
          </table:table-cell>
          <table:table-cell table:formula="of:=&quot;Parameter[_&quot;&amp;[.D130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34" calcext:value-type="float">
            <text:p>513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LB1_IN3_LB_OUT_B8_LG4_OPA</text:p>
          </table:table-cell>
          <table:table-cell table:formula="of:=&quot;Parameter[_&quot;&amp;[.D132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35" calcext:value-type="float">
            <text:p>5135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4_OPA</text:p>
          </table:table-cell>
          <table:table-cell table:formula="of:=&quot;Parameter[_&quot;&amp;[.D132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table:style-name="Default"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36" calcext:value-type="float">
            <text:p>513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4_OPA</text:p>
          </table:table-cell>
          <table:table-cell table:formula="of:=&quot;Parameter[_&quot;&amp;[.D134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37" calcext:value-type="float">
            <text:p>513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4_OPA</text:p>
          </table:table-cell>
          <table:table-cell table:formula="of:=&quot;Parameter[_&quot;&amp;[.D135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38" calcext:value-type="float">
            <text:p>513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4_OPA</text:p>
          </table:table-cell>
          <table:table-cell table:formula="of:=&quot;Parameter[_&quot;&amp;[.D136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39" calcext:value-type="float">
            <text:p>5139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3_LB_OUT_B8_LG4_OPA</text:p>
          </table:table-cell>
          <table:table-cell table:formula="of:=&quot;Parameter[_&quot;&amp;[.D13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42" calcext:value-type="float">
            <text:p>514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LB1_IN3_LB_OUT_B8_LP_OPA</text:p>
          </table:table-cell>
          <table:table-cell table:formula="of:=&quot;Parameter[_&quot;&amp;[.D139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119" calcext:value-type="float">
            <text:p>5119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3_LB_OUT_B8_LP_OPA</text:p>
          </table:table-cell>
          <table:table-cell table:formula="of:=&quot;Parameter[_&quot;&amp;[.D140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110" calcext:value-type="float">
            <text:p>5110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3_LB_OUT_B8_LP_OPA</text:p>
          </table:table-cell>
          <table:table-cell table:formula="of:=&quot;Parameter[_&quot;&amp;[.D141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43" calcext:value-type="float">
            <text:p>5143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3_LB_OUT_B8_LP_OPA</text:p>
          </table:table-cell>
          <table:table-cell table:formula="of:=&quot;Parameter[_&quot;&amp;[.D142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44" calcext:value-type="float">
            <text:p>5144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3_LB_OUT_B8_LP_OPA</text:p>
          </table:table-cell>
          <table:table-cell table:formula="of:=&quot;Parameter[_&quot;&amp;[.D143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45" calcext:value-type="float">
            <text:p>5145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3_LB_OUT_B8_LP_OPA</text:p>
          </table:table-cell>
          <table:table-cell table:formula="of:=&quot;Parameter[_&quot;&amp;[.D144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18" calcext:value-type="float">
            <text:p>5118</text:p>
          </table:table-cell>
          <table:table-cell table:number-columns-repeated="1014"/>
        </table:table-row>
        <table:table-row table:style-name="ro2">
          <table:table-cell table:style-name="ce51"/>
          <table:table-cell table:number-columns-repeated="1023"/>
        </table:table-row>
        <table:table-row table:style-name="ro2">
          <table:table-cell table:style-name="ce50" office:value-type="string" calcext:value-type="string">
            <text:p>LB1_IN3_LB_OUT_B8_HG1_OPB</text:p>
          </table:table-cell>
          <table:table-cell table:formula="of:=&quot;Parameter[_&quot;&amp;[.D146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129" calcext:value-type="float">
            <text:p>5129</text:p>
          </table:table-cell>
          <table:table-cell table:number-columns-repeated="1014"/>
        </table:table-row>
        <table:table-row table:style-name="ro2">
          <table:table-cell table:style-name="ce50" office:value-type="string" calcext:value-type="string">
            <text:p>LB1_IN3_LB_OUT_B8_HG1_OPB</text:p>
          </table:table-cell>
          <table:table-cell table:formula="of:=&quot;Parameter[_&quot;&amp;[.D147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120" calcext:value-type="float">
            <text:p>51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LB1_IN4_LB_OUT_B13_HG0_OPA</text:p>
          </table:table-cell>
          <table:table-cell table:formula="of:=&quot;Parameter[_&quot;&amp;[.D149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61" calcext:value-type="float">
            <text:p>5161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4_LB_OUT_B13_HG0_OPA</text:p>
          </table:table-cell>
          <table:table-cell table:formula="of:=&quot;Parameter[_&quot;&amp;[.D150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62" calcext:value-type="float">
            <text:p>5162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4_LB_OUT_B13_HG0_OPA</text:p>
          </table:table-cell>
          <table:table-cell table:formula="of:=&quot;Parameter[_&quot;&amp;[.D151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63" calcext:value-type="float">
            <text:p>5163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4_LB_OUT_B13_HG0_OPA</text:p>
          </table:table-cell>
          <table:table-cell table:formula="of:=&quot;Parameter[_&quot;&amp;[.D15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64" calcext:value-type="float">
            <text:p>5164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4_LB_OUT_B13_HG0_OPA</text:p>
          </table:table-cell>
          <table:table-cell table:formula="of:=&quot;Parameter[_&quot;&amp;[.D153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65" calcext:value-type="float">
            <text:p>516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55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159" calcext:value-type="float">
            <text:p>5159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56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150" calcext:value-type="float">
            <text:p>515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57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51" calcext:value-type="float">
            <text:p>5151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58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52" calcext:value-type="float">
            <text:p>5152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59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53" calcext:value-type="float">
            <text:p>5153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60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54" calcext:value-type="float">
            <text:p>5154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61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55" calcext:value-type="float">
            <text:p>5155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62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66" calcext:value-type="float">
            <text:p>5166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63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67" calcext:value-type="float">
            <text:p>516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64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58" calcext:value-type="float">
            <text:p>5158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4_LB_OUT_B13_HG1_OPA</text:p>
          </table:table-cell>
          <table:table-cell table:formula="of:=&quot;Parameter[_&quot;&amp;[.D165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56" calcext:value-type="float">
            <text:p>515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LB1_IN4_LB_OUT_B13_HG2_OPA</text:p>
          </table:table-cell>
          <table:table-cell table:formula="of:=&quot;Parameter[_&quot;&amp;[.D167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71" calcext:value-type="float">
            <text:p>5171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4_LB_OUT_B13_HG2_OPA</text:p>
          </table:table-cell>
          <table:table-cell table:formula="of:=&quot;Parameter[_&quot;&amp;[.D168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72" calcext:value-type="float">
            <text:p>5172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4_LB_OUT_B13_HG2_OPA</text:p>
          </table:table-cell>
          <table:table-cell table:formula="of:=&quot;Parameter[_&quot;&amp;[.D169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73" calcext:value-type="float">
            <text:p>5173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4_LB_OUT_B13_HG2_OPA</text:p>
          </table:table-cell>
          <table:table-cell table:formula="of:=&quot;Parameter[_&quot;&amp;[.D17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74" calcext:value-type="float">
            <text:p>5174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4_LB_OUT_B13_HG2_OPA</text:p>
          </table:table-cell>
          <table:table-cell table:formula="of:=&quot;Parameter[_&quot;&amp;[.D171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75" calcext:value-type="float">
            <text:p>517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LB1_IN4_LB_OUT_B13_LG3_OPA</text:p>
          </table:table-cell>
          <table:table-cell table:formula="of:=&quot;Parameter[_&quot;&amp;[.D173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76" calcext:value-type="float">
            <text:p>517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3_OPA</text:p>
          </table:table-cell>
          <table:table-cell table:formula="of:=&quot;Parameter[_&quot;&amp;[.D173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77" calcext:value-type="float">
            <text:p>517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3_OPA</text:p>
          </table:table-cell>
          <table:table-cell table:formula="of:=&quot;Parameter[_&quot;&amp;[.D175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78" calcext:value-type="float">
            <text:p>517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3_OPA</text:p>
          </table:table-cell>
          <table:table-cell table:formula="of:=&quot;Parameter[_&quot;&amp;[.D176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82" calcext:value-type="float">
            <text:p>5182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3_OPA</text:p>
          </table:table-cell>
          <table:table-cell table:formula="of:=&quot;Parameter[_&quot;&amp;[.D17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83" calcext:value-type="float">
            <text:p>5183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3_OPA</text:p>
          </table:table-cell>
          <table:table-cell table:formula="of:=&quot;Parameter[_&quot;&amp;[.D17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84" calcext:value-type="float">
            <text:p>51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LB1_IN4_LB_OUT_B13_LG4_OPA</text:p>
          </table:table-cell>
          <table:table-cell table:formula="of:=&quot;Parameter[_&quot;&amp;[.D180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85" calcext:value-type="float">
            <text:p>5185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4_OPA</text:p>
          </table:table-cell>
          <table:table-cell table:formula="of:=&quot;Parameter[_&quot;&amp;[.D180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86" calcext:value-type="float">
            <text:p>518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4_OPA</text:p>
          </table:table-cell>
          <table:table-cell table:formula="of:=&quot;Parameter[_&quot;&amp;[.D182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87" calcext:value-type="float">
            <text:p>518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4_OPA</text:p>
          </table:table-cell>
          <table:table-cell table:formula="of:=&quot;Parameter[_&quot;&amp;[.D183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88" calcext:value-type="float">
            <text:p>518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4_OPA</text:p>
          </table:table-cell>
          <table:table-cell table:formula="of:=&quot;Parameter[_&quot;&amp;[.D184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89" calcext:value-type="float">
            <text:p>5189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4_LB_OUT_B13_LG4_OPA</text:p>
          </table:table-cell>
          <table:table-cell table:formula="of:=&quot;Parameter[_&quot;&amp;[.D185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92" calcext:value-type="float">
            <text:p>519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LB1_IN4_LB_OUT_B13_LP_OPA</text:p>
          </table:table-cell>
          <table:table-cell table:formula="of:=&quot;Parameter[_&quot;&amp;[.D187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169" calcext:value-type="float">
            <text:p>5169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4_LB_OUT_B13_LP_OPA</text:p>
          </table:table-cell>
          <table:table-cell table:formula="of:=&quot;Parameter[_&quot;&amp;[.D188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160" calcext:value-type="float">
            <text:p>5160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4_LB_OUT_B13_LP_OPA</text:p>
          </table:table-cell>
          <table:table-cell table:formula="of:=&quot;Parameter[_&quot;&amp;[.D18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93" calcext:value-type="float">
            <text:p>5193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4_LB_OUT_B13_LP_OPA</text:p>
          </table:table-cell>
          <table:table-cell table:formula="of:=&quot;Parameter[_&quot;&amp;[.D190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94" calcext:value-type="float">
            <text:p>5194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4_LB_OUT_B13_LP_OPA</text:p>
          </table:table-cell>
          <table:table-cell table:formula="of:=&quot;Parameter[_&quot;&amp;[.D191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95" calcext:value-type="float">
            <text:p>5195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4_LB_OUT_B13_LP_OPA</text:p>
          </table:table-cell>
          <table:table-cell table:formula="of:=&quot;Parameter[_&quot;&amp;[.D19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168" calcext:value-type="float">
            <text:p>516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0" office:value-type="string" calcext:value-type="string">
            <text:p>LB1_IN4_LB_OUT_B13_HG1_OPB</text:p>
          </table:table-cell>
          <table:table-cell table:formula="of:=&quot;Parameter[_&quot;&amp;[.D194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179" calcext:value-type="float">
            <text:p>5179</text:p>
          </table:table-cell>
          <table:table-cell table:number-columns-repeated="1014"/>
        </table:table-row>
        <table:table-row table:style-name="ro2">
          <table:table-cell table:style-name="ce50" office:value-type="string" calcext:value-type="string">
            <text:p>LB1_IN4_LB_OUT_B13_HG1_OPB</text:p>
          </table:table-cell>
          <table:table-cell table:formula="of:=&quot;Parameter[_&quot;&amp;[.D195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170" calcext:value-type="float">
            <text:p>51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LB1_IN5_LB_OUT_B20_HG0_OPA</text:p>
          </table:table-cell>
          <table:table-cell table:formula="of:=&quot;Parameter[_&quot;&amp;[.D197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11" calcext:value-type="float">
            <text:p>5211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5_LB_OUT_B20_HG0_OPA</text:p>
          </table:table-cell>
          <table:table-cell table:formula="of:=&quot;Parameter[_&quot;&amp;[.D19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12" calcext:value-type="float">
            <text:p>5212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5_LB_OUT_B20_HG0_OPA</text:p>
          </table:table-cell>
          <table:table-cell table:formula="of:=&quot;Parameter[_&quot;&amp;[.D199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13" calcext:value-type="float">
            <text:p>5213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5_LB_OUT_B20_HG0_OPA</text:p>
          </table:table-cell>
          <table:table-cell table:formula="of:=&quot;Parameter[_&quot;&amp;[.D20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14" calcext:value-type="float">
            <text:p>5214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LB1_IN5_LB_OUT_B20_HG0_OPA</text:p>
          </table:table-cell>
          <table:table-cell table:formula="of:=&quot;Parameter[_&quot;&amp;[.D201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15" calcext:value-type="float">
            <text:p>521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03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209" calcext:value-type="float">
            <text:p>5209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04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200" calcext:value-type="float">
            <text:p>520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05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01" calcext:value-type="float">
            <text:p>5201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06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02" calcext:value-type="float">
            <text:p>5202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07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03" calcext:value-type="float">
            <text:p>5203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08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04" calcext:value-type="float">
            <text:p>5204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09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05" calcext:value-type="float">
            <text:p>5205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1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16" calcext:value-type="float">
            <text:p>5216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11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17" calcext:value-type="float">
            <text:p>521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1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08" calcext:value-type="float">
            <text:p>5208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LB1_IN5_LB_OUT_B20_HG1_OPA</text:p>
          </table:table-cell>
          <table:table-cell table:formula="of:=&quot;Parameter[_&quot;&amp;[.D213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06" calcext:value-type="float">
            <text:p>52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LB1_IN5_LB_OUT_B20_HG2_OPA</text:p>
          </table:table-cell>
          <table:table-cell table:formula="of:=&quot;Parameter[_&quot;&amp;[.D215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21" calcext:value-type="float">
            <text:p>5221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5_LB_OUT_B20_HG2_OPA</text:p>
          </table:table-cell>
          <table:table-cell table:formula="of:=&quot;Parameter[_&quot;&amp;[.D216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22" calcext:value-type="float">
            <text:p>5222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5_LB_OUT_B20_HG2_OPA</text:p>
          </table:table-cell>
          <table:table-cell table:formula="of:=&quot;Parameter[_&quot;&amp;[.D217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23" calcext:value-type="float">
            <text:p>5223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5_LB_OUT_B20_HG2_OPA</text:p>
          </table:table-cell>
          <table:table-cell table:formula="of:=&quot;Parameter[_&quot;&amp;[.D218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24" calcext:value-type="float">
            <text:p>5224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LB1_IN5_LB_OUT_B20_HG2_OPA</text:p>
          </table:table-cell>
          <table:table-cell table:formula="of:=&quot;Parameter[_&quot;&amp;[.D219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25" calcext:value-type="float">
            <text:p>522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LB1_IN5_LB_OUT_B20_LG3_OPA</text:p>
          </table:table-cell>
          <table:table-cell table:formula="of:=&quot;Parameter[_&quot;&amp;[.D221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26" calcext:value-type="float">
            <text:p>522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3_OPA</text:p>
          </table:table-cell>
          <table:table-cell table:formula="of:=&quot;Parameter[_&quot;&amp;[.D221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27" calcext:value-type="float">
            <text:p>522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3_OPA</text:p>
          </table:table-cell>
          <table:table-cell table:formula="of:=&quot;Parameter[_&quot;&amp;[.D223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28" calcext:value-type="float">
            <text:p>522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3_OPA</text:p>
          </table:table-cell>
          <table:table-cell table:formula="of:=&quot;Parameter[_&quot;&amp;[.D224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32" calcext:value-type="float">
            <text:p>5232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3_OPA</text:p>
          </table:table-cell>
          <table:table-cell table:formula="of:=&quot;Parameter[_&quot;&amp;[.D225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33" calcext:value-type="float">
            <text:p>5233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3_OPA</text:p>
          </table:table-cell>
          <table:table-cell table:formula="of:=&quot;Parameter[_&quot;&amp;[.D226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34" calcext:value-type="float">
            <text:p>523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LB1_IN5_LB_OUT_B20_LG4_OPA</text:p>
          </table:table-cell>
          <table:table-cell table:formula="of:=&quot;Parameter[_&quot;&amp;[.D228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35" calcext:value-type="float">
            <text:p>5235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4_OPA</text:p>
          </table:table-cell>
          <table:table-cell table:formula="of:=&quot;Parameter[_&quot;&amp;[.D228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table:style-name="Default"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36" calcext:value-type="float">
            <text:p>523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4_OPA</text:p>
          </table:table-cell>
          <table:table-cell table:formula="of:=&quot;Parameter[_&quot;&amp;[.D23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37" calcext:value-type="float">
            <text:p>523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4_OPA</text:p>
          </table:table-cell>
          <table:table-cell table:formula="of:=&quot;Parameter[_&quot;&amp;[.D231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38" calcext:value-type="float">
            <text:p>523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4_OPA</text:p>
          </table:table-cell>
          <table:table-cell table:formula="of:=&quot;Parameter[_&quot;&amp;[.D23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39" calcext:value-type="float">
            <text:p>5239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LB1_IN5_LB_OUT_B20_LG4_OPA</text:p>
          </table:table-cell>
          <table:table-cell table:formula="of:=&quot;Parameter[_&quot;&amp;[.D233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42" calcext:value-type="float">
            <text:p>524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LB1_IN5_LB_OUT_B20_LP_OPA</text:p>
          </table:table-cell>
          <table:table-cell table:formula="of:=&quot;Parameter[_&quot;&amp;[.D235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219" calcext:value-type="float">
            <text:p>5219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5_LB_OUT_B20_LP_OPA</text:p>
          </table:table-cell>
          <table:table-cell table:formula="of:=&quot;Parameter[_&quot;&amp;[.D236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210" calcext:value-type="float">
            <text:p>5210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5_LB_OUT_B20_LP_OPA</text:p>
          </table:table-cell>
          <table:table-cell table:formula="of:=&quot;Parameter[_&quot;&amp;[.D237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43" calcext:value-type="float">
            <text:p>5243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5_LB_OUT_B20_LP_OPA</text:p>
          </table:table-cell>
          <table:table-cell table:formula="of:=&quot;Parameter[_&quot;&amp;[.D238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44" calcext:value-type="float">
            <text:p>5244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5_LB_OUT_B20_LP_OPA</text:p>
          </table:table-cell>
          <table:table-cell table:formula="of:=&quot;Parameter[_&quot;&amp;[.D239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45" calcext:value-type="float">
            <text:p>5245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LB1_IN5_LB_OUT_B20_LP_OPA</text:p>
          </table:table-cell>
          <table:table-cell table:formula="of:=&quot;Parameter[_&quot;&amp;[.D24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18" calcext:value-type="float">
            <text:p>521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0" office:value-type="string" calcext:value-type="string">
            <text:p>LB1_IN5_LB_OUT_B20_HG1_OPB</text:p>
          </table:table-cell>
          <table:table-cell table:formula="of:=&quot;Parameter[_&quot;&amp;[.D242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229" calcext:value-type="float">
            <text:p>5229</text:p>
          </table:table-cell>
          <table:table-cell table:number-columns-repeated="1014"/>
        </table:table-row>
        <table:table-row table:style-name="ro2">
          <table:table-cell table:style-name="ce50" office:value-type="string" calcext:value-type="string">
            <text:p>LB1_IN5_LB_OUT_B20_HG1_OPB</text:p>
          </table:table-cell>
          <table:table-cell table:formula="of:=&quot;Parameter[_&quot;&amp;[.D243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220" calcext:value-type="float">
            <text:p>52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MB1_IN1_MHB1_OUT_B40_HG0_OPA</text:p>
          </table:table-cell>
          <table:table-cell table:formula="of:=&quot;Parameter[_&quot;&amp;[.D245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61" calcext:value-type="float">
            <text:p>5261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1_MHB1_OUT_B40_HG0_OPA</text:p>
          </table:table-cell>
          <table:table-cell table:formula="of:=&quot;Parameter[_&quot;&amp;[.D246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62" calcext:value-type="float">
            <text:p>5262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1_MHB1_OUT_B40_HG0_OPA</text:p>
          </table:table-cell>
          <table:table-cell table:formula="of:=&quot;Parameter[_&quot;&amp;[.D24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63" calcext:value-type="float">
            <text:p>5263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1_MHB1_OUT_B40_HG0_OPA</text:p>
          </table:table-cell>
          <table:table-cell table:formula="of:=&quot;Parameter[_&quot;&amp;[.D248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64" calcext:value-type="float">
            <text:p>526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0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259" calcext:value-type="float">
            <text:p>5259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1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250" calcext:value-type="float">
            <text:p>525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2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51" calcext:value-type="float">
            <text:p>5251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3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52" calcext:value-type="float">
            <text:p>5252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4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53" calcext:value-type="float">
            <text:p>5253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5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54" calcext:value-type="float">
            <text:p>5254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6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55" calcext:value-type="float">
            <text:p>5255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65" calcext:value-type="float">
            <text:p>5265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58" calcext:value-type="float">
            <text:p>5258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1_MHB1_OUT_B40_HG1_OPA</text:p>
          </table:table-cell>
          <table:table-cell table:formula="of:=&quot;Parameter[_&quot;&amp;[.D25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56" calcext:value-type="float">
            <text:p>525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B1_IN1_MHB1_OUT_B40_HG2_OPA</text:p>
          </table:table-cell>
          <table:table-cell table:formula="of:=&quot;Parameter[_&quot;&amp;[.D261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66" calcext:value-type="float">
            <text:p>5266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1_MHB1_OUT_B40_HG2_OPA</text:p>
          </table:table-cell>
          <table:table-cell table:formula="of:=&quot;Parameter[_&quot;&amp;[.D262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67" calcext:value-type="float">
            <text:p>5267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1_MHB1_OUT_B40_HG2_OPA</text:p>
          </table:table-cell>
          <table:table-cell table:formula="of:=&quot;Parameter[_&quot;&amp;[.D263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71" calcext:value-type="float">
            <text:p>5271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1_MHB1_OUT_B40_HG2_OPA</text:p>
          </table:table-cell>
          <table:table-cell table:formula="of:=&quot;Parameter[_&quot;&amp;[.D264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72" calcext:value-type="float">
            <text:p>527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MB1_IN1_MHB1_OUT_B40_LG3_OPA</text:p>
          </table:table-cell>
          <table:table-cell table:formula="of:=&quot;Parameter[_&quot;&amp;[.D266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73" calcext:value-type="float">
            <text:p>5273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1_MHB1_OUT_B40_LG3_OPA</text:p>
          </table:table-cell>
          <table:table-cell table:formula="of:=&quot;Parameter[_&quot;&amp;[.D266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74" calcext:value-type="float">
            <text:p>5274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1_MHB1_OUT_B40_LG3_OPA</text:p>
          </table:table-cell>
          <table:table-cell table:formula="of:=&quot;Parameter[_&quot;&amp;[.D268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75" calcext:value-type="float">
            <text:p>5275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1_MHB1_OUT_B40_LG3_OPA</text:p>
          </table:table-cell>
          <table:table-cell table:formula="of:=&quot;Parameter[_&quot;&amp;[.D269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76" calcext:value-type="float">
            <text:p>527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1_MHB1_OUT_B40_LG3_OPA</text:p>
          </table:table-cell>
          <table:table-cell table:formula="of:=&quot;Parameter[_&quot;&amp;[.D270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77" calcext:value-type="float">
            <text:p>527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MB1_IN1_MHB1_OUT_B40_LG4_OPA</text:p>
          </table:table-cell>
          <table:table-cell table:formula="of:=&quot;Parameter[_&quot;&amp;[.D272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78" calcext:value-type="float">
            <text:p>527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1_MHB1_OUT_B40_LG4_OPA</text:p>
          </table:table-cell>
          <table:table-cell table:formula="of:=&quot;Parameter[_&quot;&amp;[.D272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82" calcext:value-type="float">
            <text:p>5282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1_MHB1_OUT_B40_LG4_OPA</text:p>
          </table:table-cell>
          <table:table-cell table:formula="of:=&quot;Parameter[_&quot;&amp;[.D274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83" calcext:value-type="float">
            <text:p>5283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1_MHB1_OUT_B40_LG4_OPA</text:p>
          </table:table-cell>
          <table:table-cell table:formula="of:=&quot;Parameter[_&quot;&amp;[.D275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84" calcext:value-type="float">
            <text:p>5284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1_MHB1_OUT_B40_LG4_OPA</text:p>
          </table:table-cell>
          <table:table-cell table:formula="of:=&quot;Parameter[_&quot;&amp;[.D276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85" calcext:value-type="float">
            <text:p>528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MB1_IN1_MHB1_OUT_B40_LP_OPA</text:p>
          </table:table-cell>
          <table:table-cell table:formula="of:=&quot;Parameter[_&quot;&amp;[.D278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269" calcext:value-type="float">
            <text:p>5269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1_MHB1_OUT_B40_LP_OPA</text:p>
          </table:table-cell>
          <table:table-cell table:formula="of:=&quot;Parameter[_&quot;&amp;[.D279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260" calcext:value-type="float">
            <text:p>5260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1_MHB1_OUT_B40_LP_OPA</text:p>
          </table:table-cell>
          <table:table-cell table:formula="of:=&quot;Parameter[_&quot;&amp;[.D28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86" calcext:value-type="float">
            <text:p>5286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1_MHB1_OUT_B40_LP_OPA</text:p>
          </table:table-cell>
          <table:table-cell table:formula="of:=&quot;Parameter[_&quot;&amp;[.D281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87" calcext:value-type="float">
            <text:p>5287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1_MHB1_OUT_B40_LP_OPA</text:p>
          </table:table-cell>
          <table:table-cell table:formula="of:=&quot;Parameter[_&quot;&amp;[.D28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268" calcext:value-type="float">
            <text:p>526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50" office:value-type="string" calcext:value-type="string">
            <text:p>MB1_IN1_MHB1_OUT_B40_HG1_OPB</text:p>
          </table:table-cell>
          <table:table-cell table:formula="of:=&quot;Parameter[_&quot;&amp;[.D284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279" calcext:value-type="float">
            <text:p>5279</text:p>
          </table:table-cell>
          <table:table-cell table:number-columns-repeated="1014"/>
        </table:table-row>
        <table:table-row table:style-name="ro2">
          <table:table-cell table:style-name="ce50" office:value-type="string" calcext:value-type="string">
            <text:p>MB1_IN1_MHB1_OUT_B40_HG1_OPB</text:p>
          </table:table-cell>
          <table:table-cell table:formula="of:=&quot;Parameter[_&quot;&amp;[.D285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270" calcext:value-type="float">
            <text:p>52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MB1_IN2_MHB1_OUT_B3_HG0_OPA</text:p>
          </table:table-cell>
          <table:table-cell table:formula="of:=&quot;Parameter[_&quot;&amp;[.D287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11" calcext:value-type="float">
            <text:p>5311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2_MHB1_OUT_B3_HG0_OPA</text:p>
          </table:table-cell>
          <table:table-cell table:formula="of:=&quot;Parameter[_&quot;&amp;[.D28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12" calcext:value-type="float">
            <text:p>5312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2_MHB1_OUT_B3_HG0_OPA</text:p>
          </table:table-cell>
          <table:table-cell table:formula="of:=&quot;Parameter[_&quot;&amp;[.D289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13" calcext:value-type="float">
            <text:p>5313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2_MHB1_OUT_B3_HG0_OPA</text:p>
          </table:table-cell>
          <table:table-cell table:formula="of:=&quot;Parameter[_&quot;&amp;[.D29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14" calcext:value-type="float">
            <text:p>5314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2_MHB1_OUT_B3_HG0_OPA</text:p>
          </table:table-cell>
          <table:table-cell table:formula="of:=&quot;Parameter[_&quot;&amp;[.D291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15" calcext:value-type="float">
            <text:p>531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293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309" calcext:value-type="float">
            <text:p>5309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294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300" calcext:value-type="float">
            <text:p>530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295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01" calcext:value-type="float">
            <text:p>5301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296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02" calcext:value-type="float">
            <text:p>5302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297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03" calcext:value-type="float">
            <text:p>5303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298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04" calcext:value-type="float">
            <text:p>5304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299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05" calcext:value-type="float">
            <text:p>5305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30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16" calcext:value-type="float">
            <text:p>5316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301]&amp;&quot;].ptd_Rslt&quot;" office:value-type="string" office:string-value="Parameter[_H3].ptd_Rslt" calcext:value-type="string">
            <text:p>Parameter[_H3].ptd_Rslt</text:p>
          </table:table-cell>
          <table:table-cell/>
          <table:table-cell office:value-type="string" calcext:value-type="string">
            <text:p>H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07" calcext:value-type="float">
            <text:p>530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302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17" calcext:value-type="float">
            <text:p>531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303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08" calcext:value-type="float">
            <text:p>5308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2_MHB1_OUT_B3_HG1_OPA</text:p>
          </table:table-cell>
          <table:table-cell table:formula="of:=&quot;Parameter[_&quot;&amp;[.D304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06" calcext:value-type="float">
            <text:p>53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B1_IN2_MHB1_OUT_B3_HG2_OPA</text:p>
          </table:table-cell>
          <table:table-cell table:formula="of:=&quot;Parameter[_&quot;&amp;[.D306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21" calcext:value-type="float">
            <text:p>5321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2_MHB1_OUT_B3_HG2_OPA</text:p>
          </table:table-cell>
          <table:table-cell table:formula="of:=&quot;Parameter[_&quot;&amp;[.D307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22" calcext:value-type="float">
            <text:p>5322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2_MHB1_OUT_B3_HG2_OPA</text:p>
          </table:table-cell>
          <table:table-cell table:formula="of:=&quot;Parameter[_&quot;&amp;[.D308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23" calcext:value-type="float">
            <text:p>5323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2_MHB1_OUT_B3_HG2_OPA</text:p>
          </table:table-cell>
          <table:table-cell table:formula="of:=&quot;Parameter[_&quot;&amp;[.D309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24" calcext:value-type="float">
            <text:p>5324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2_MHB1_OUT_B3_HG2_OPA</text:p>
          </table:table-cell>
          <table:table-cell table:formula="of:=&quot;Parameter[_&quot;&amp;[.D310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25" calcext:value-type="float">
            <text:p>532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MB1_IN2_MHB1_OUT_B3_LG3_OPA</text:p>
          </table:table-cell>
          <table:table-cell table:formula="of:=&quot;Parameter[_&quot;&amp;[.D312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26" calcext:value-type="float">
            <text:p>532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3_OPA</text:p>
          </table:table-cell>
          <table:table-cell table:formula="of:=&quot;Parameter[_&quot;&amp;[.D312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table:style-name="Default"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27" calcext:value-type="float">
            <text:p>532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3_OPA</text:p>
          </table:table-cell>
          <table:table-cell table:formula="of:=&quot;Parameter[_&quot;&amp;[.D314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28" calcext:value-type="float">
            <text:p>532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3_OPA</text:p>
          </table:table-cell>
          <table:table-cell table:formula="of:=&quot;Parameter[_&quot;&amp;[.D315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32" calcext:value-type="float">
            <text:p>5332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3_OPA</text:p>
          </table:table-cell>
          <table:table-cell table:formula="of:=&quot;Parameter[_&quot;&amp;[.D316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33" calcext:value-type="float">
            <text:p>5333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3_OPA</text:p>
          </table:table-cell>
          <table:table-cell table:formula="of:=&quot;Parameter[_&quot;&amp;[.D31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34" calcext:value-type="float">
            <text:p>533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MB1_IN2_MHB1_OUT_B3_LG4_OPA</text:p>
          </table:table-cell>
          <table:table-cell table:formula="of:=&quot;Parameter[_&quot;&amp;[.D319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35" calcext:value-type="float">
            <text:p>5335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4_OPA</text:p>
          </table:table-cell>
          <table:table-cell table:formula="of:=&quot;Parameter[_&quot;&amp;[.D319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table:style-name="Default"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36" calcext:value-type="float">
            <text:p>533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4_OPA</text:p>
          </table:table-cell>
          <table:table-cell table:formula="of:=&quot;Parameter[_&quot;&amp;[.D321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37" calcext:value-type="float">
            <text:p>533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4_OPA</text:p>
          </table:table-cell>
          <table:table-cell table:formula="of:=&quot;Parameter[_&quot;&amp;[.D322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38" calcext:value-type="float">
            <text:p>533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4_OPA</text:p>
          </table:table-cell>
          <table:table-cell table:formula="of:=&quot;Parameter[_&quot;&amp;[.D323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39" calcext:value-type="float">
            <text:p>5339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2_MHB1_OUT_B3_LG4_OPA</text:p>
          </table:table-cell>
          <table:table-cell table:formula="of:=&quot;Parameter[_&quot;&amp;[.D324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42" calcext:value-type="float">
            <text:p>534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MB1_IN2_MHB1_OUT_B3_LP_OPA</text:p>
          </table:table-cell>
          <table:table-cell table:formula="of:=&quot;Parameter[_&quot;&amp;[.D326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319" calcext:value-type="float">
            <text:p>5319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2_MHB1_OUT_B3_LP_OPA</text:p>
          </table:table-cell>
          <table:table-cell table:formula="of:=&quot;Parameter[_&quot;&amp;[.D327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310" calcext:value-type="float">
            <text:p>5310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2_MHB1_OUT_B3_LP_OPA</text:p>
          </table:table-cell>
          <table:table-cell table:formula="of:=&quot;Parameter[_&quot;&amp;[.D328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43" calcext:value-type="float">
            <text:p>5343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2_MHB1_OUT_B3_LP_OPA</text:p>
          </table:table-cell>
          <table:table-cell table:formula="of:=&quot;Parameter[_&quot;&amp;[.D329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44" calcext:value-type="float">
            <text:p>5344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2_MHB1_OUT_B3_LP_OPA</text:p>
          </table:table-cell>
          <table:table-cell table:formula="of:=&quot;Parameter[_&quot;&amp;[.D330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45" calcext:value-type="float">
            <text:p>5345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2_MHB1_OUT_B3_LP_OPA</text:p>
          </table:table-cell>
          <table:table-cell table:formula="of:=&quot;Parameter[_&quot;&amp;[.D33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18" calcext:value-type="float">
            <text:p>531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0" office:value-type="string" calcext:value-type="string">
            <text:p>MB1_IN2_MHB1_OUT_B3_HG1_OPB</text:p>
          </table:table-cell>
          <table:table-cell table:formula="of:=&quot;Parameter[_&quot;&amp;[.D333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329" calcext:value-type="float">
            <text:p>5329</text:p>
          </table:table-cell>
          <table:table-cell table:number-columns-repeated="1014"/>
        </table:table-row>
        <table:table-row table:style-name="ro2">
          <table:table-cell table:style-name="ce50" office:value-type="string" calcext:value-type="string">
            <text:p>MB1_IN2_MHB1_OUT_B3_HG1_OPB</text:p>
          </table:table-cell>
          <table:table-cell table:formula="of:=&quot;Parameter[_&quot;&amp;[.D334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320" calcext:value-type="float">
            <text:p>53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MB1_IN3_MHB1_OUT_B1_HG0_OPA</text:p>
          </table:table-cell>
          <table:table-cell table:formula="of:=&quot;Parameter[_&quot;&amp;[.D336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61" calcext:value-type="float">
            <text:p>5361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3_MHB1_OUT_B1_HG0_OPA</text:p>
          </table:table-cell>
          <table:table-cell table:formula="of:=&quot;Parameter[_&quot;&amp;[.D33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62" calcext:value-type="float">
            <text:p>5362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3_MHB1_OUT_B1_HG0_OPA</text:p>
          </table:table-cell>
          <table:table-cell table:formula="of:=&quot;Parameter[_&quot;&amp;[.D338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63" calcext:value-type="float">
            <text:p>5363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3_MHB1_OUT_B1_HG0_OPA</text:p>
          </table:table-cell>
          <table:table-cell table:formula="of:=&quot;Parameter[_&quot;&amp;[.D339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64" calcext:value-type="float">
            <text:p>5364</text:p>
          </table:table-cell>
          <table:table-cell table:number-columns-repeated="1014"/>
        </table:table-row>
        <table:table-row table:style-name="ro2">
          <table:table-cell table:style-name="ce45" office:value-type="string" calcext:value-type="string">
            <text:p>MB1_IN3_MHB1_OUT_B1_HG0_OPA</text:p>
          </table:table-cell>
          <table:table-cell table:formula="of:=&quot;Parameter[_&quot;&amp;[.D34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65" calcext:value-type="float">
            <text:p>536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42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359" calcext:value-type="float">
            <text:p>5359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43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350" calcext:value-type="float">
            <text:p>5350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44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51" calcext:value-type="float">
            <text:p>5351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45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52" calcext:value-type="float">
            <text:p>5352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46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53" calcext:value-type="float">
            <text:p>5353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47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54" calcext:value-type="float">
            <text:p>5354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48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55" calcext:value-type="float">
            <text:p>5355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4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66" calcext:value-type="float">
            <text:p>5366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50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67" calcext:value-type="float">
            <text:p>5367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5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58" calcext:value-type="float">
            <text:p>5358</text:p>
          </table:table-cell>
          <table:table-cell table:number-columns-repeated="1014"/>
        </table:table-row>
        <table:table-row table:style-name="ro2">
          <table:table-cell table:style-name="ce46" office:value-type="string" calcext:value-type="string">
            <text:p>MB1_IN3_MHB1_OUT_B1_HG1_OPA</text:p>
          </table:table-cell>
          <table:table-cell table:formula="of:=&quot;Parameter[_&quot;&amp;[.D352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56" calcext:value-type="float">
            <text:p>535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B1_IN3_MHB1_OUT_B1_HG2_OPA</text:p>
          </table:table-cell>
          <table:table-cell table:formula="of:=&quot;Parameter[_&quot;&amp;[.D354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71" calcext:value-type="float">
            <text:p>5371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3_MHB1_OUT_B1_HG2_OPA</text:p>
          </table:table-cell>
          <table:table-cell table:formula="of:=&quot;Parameter[_&quot;&amp;[.D355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72" calcext:value-type="float">
            <text:p>5372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3_MHB1_OUT_B1_HG2_OPA</text:p>
          </table:table-cell>
          <table:table-cell table:formula="of:=&quot;Parameter[_&quot;&amp;[.D356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73" calcext:value-type="float">
            <text:p>5373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3_MHB1_OUT_B1_HG2_OPA</text:p>
          </table:table-cell>
          <table:table-cell table:formula="of:=&quot;Parameter[_&quot;&amp;[.D35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74" calcext:value-type="float">
            <text:p>5374</text:p>
          </table:table-cell>
          <table:table-cell table:number-columns-repeated="1014"/>
        </table:table-row>
        <table:table-row table:style-name="ro2">
          <table:table-cell table:style-name="ce47" office:value-type="string" calcext:value-type="string">
            <text:p>MB1_IN3_MHB1_OUT_B1_HG2_OPA</text:p>
          </table:table-cell>
          <table:table-cell table:formula="of:=&quot;Parameter[_&quot;&amp;[.D35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75" calcext:value-type="float">
            <text:p>537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MB1_IN3_MHB1_OUT_B1_LG3_OPA</text:p>
          </table:table-cell>
          <table:table-cell table:formula="of:=&quot;Parameter[_&quot;&amp;[.D360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76" calcext:value-type="float">
            <text:p>537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3_OPA</text:p>
          </table:table-cell>
          <table:table-cell table:formula="of:=&quot;Parameter[_&quot;&amp;[.D360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77" calcext:value-type="float">
            <text:p>537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3_OPA</text:p>
          </table:table-cell>
          <table:table-cell table:formula="of:=&quot;Parameter[_&quot;&amp;[.D362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78" calcext:value-type="float">
            <text:p>537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3_OPA</text:p>
          </table:table-cell>
          <table:table-cell table:formula="of:=&quot;Parameter[_&quot;&amp;[.D363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82" calcext:value-type="float">
            <text:p>5382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3_OPA</text:p>
          </table:table-cell>
          <table:table-cell table:formula="of:=&quot;Parameter[_&quot;&amp;[.D364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83" calcext:value-type="float">
            <text:p>5383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3_OPA</text:p>
          </table:table-cell>
          <table:table-cell table:formula="of:=&quot;Parameter[_&quot;&amp;[.D365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84" calcext:value-type="float">
            <text:p>53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MB1_IN3_MHB1_OUT_B1_LG4_OPA</text:p>
          </table:table-cell>
          <table:table-cell table:formula="of:=&quot;Parameter[_&quot;&amp;[.D367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85" calcext:value-type="float">
            <text:p>5385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4_OPA</text:p>
          </table:table-cell>
          <table:table-cell table:formula="of:=&quot;Parameter[_&quot;&amp;[.D367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table:style-name="Default"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86" calcext:value-type="float">
            <text:p>5386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4_OPA</text:p>
          </table:table-cell>
          <table:table-cell table:formula="of:=&quot;Parameter[_&quot;&amp;[.D36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87" calcext:value-type="float">
            <text:p>5387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4_OPA</text:p>
          </table:table-cell>
          <table:table-cell table:formula="of:=&quot;Parameter[_&quot;&amp;[.D370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88" calcext:value-type="float">
            <text:p>5388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4_OPA</text:p>
          </table:table-cell>
          <table:table-cell table:formula="of:=&quot;Parameter[_&quot;&amp;[.D37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89" calcext:value-type="float">
            <text:p>5389</text:p>
          </table:table-cell>
          <table:table-cell table:number-columns-repeated="1014"/>
        </table:table-row>
        <table:table-row table:style-name="ro2">
          <table:table-cell table:style-name="ce48" office:value-type="string" calcext:value-type="string">
            <text:p>MB1_IN3_MHB1_OUT_B1_LG4_OPA</text:p>
          </table:table-cell>
          <table:table-cell table:formula="of:=&quot;Parameter[_&quot;&amp;[.D372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92" calcext:value-type="float">
            <text:p>539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MB1_IN3_MHB1_OUT_B1_LP_OPA</text:p>
          </table:table-cell>
          <table:table-cell table:formula="of:=&quot;Parameter[_&quot;&amp;[.D374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369" calcext:value-type="float">
            <text:p>5369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3_MHB1_OUT_B1_LP_OPA</text:p>
          </table:table-cell>
          <table:table-cell table:formula="of:=&quot;Parameter[_&quot;&amp;[.D375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360" calcext:value-type="float">
            <text:p>5360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3_MHB1_OUT_B1_LP_OPA</text:p>
          </table:table-cell>
          <table:table-cell table:formula="of:=&quot;Parameter[_&quot;&amp;[.D376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93" calcext:value-type="float">
            <text:p>5393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3_MHB1_OUT_B1_LP_OPA</text:p>
          </table:table-cell>
          <table:table-cell table:formula="of:=&quot;Parameter[_&quot;&amp;[.D377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94" calcext:value-type="float">
            <text:p>5394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3_MHB1_OUT_B1_LP_OPA</text:p>
          </table:table-cell>
          <table:table-cell table:formula="of:=&quot;Parameter[_&quot;&amp;[.D378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95" calcext:value-type="float">
            <text:p>5395</text:p>
          </table:table-cell>
          <table:table-cell table:number-columns-repeated="1014"/>
        </table:table-row>
        <table:table-row table:style-name="ro2">
          <table:table-cell table:style-name="ce49" office:value-type="string" calcext:value-type="string">
            <text:p>MB1_IN3_MHB1_OUT_B1_LP_OPA</text:p>
          </table:table-cell>
          <table:table-cell table:formula="of:=&quot;Parameter[_&quot;&amp;[.D379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368" calcext:value-type="float">
            <text:p>536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0" office:value-type="string" calcext:value-type="string">
            <text:p>MB1_IN3_MHB1_OUT_B1_HG1_OPB</text:p>
          </table:table-cell>
          <table:table-cell table:formula="of:=&quot;Parameter[_&quot;&amp;[.D381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379" calcext:value-type="float">
            <text:p>5379</text:p>
          </table:table-cell>
          <table:table-cell table:number-columns-repeated="1014"/>
        </table:table-row>
        <table:table-row table:style-name="ro2">
          <table:table-cell table:style-name="ce50" office:value-type="string" calcext:value-type="string">
            <text:p>MB1_IN3_MHB1_OUT_B1_HG1_OPB</text:p>
          </table:table-cell>
          <table:table-cell table:formula="of:=&quot;Parameter[_&quot;&amp;[.D382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370" calcext:value-type="float">
            <text:p>53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MB1_IN2_MHB3_OUT_B3_HG1_OPA</text:p>
          </table:table-cell>
          <table:table-cell table:formula="of:=&quot;Parameter[_&quot;&amp;[.D384]&amp;&quot;].ptd_Rslt&quot;" office:value-type="string" office:string-value="Parameter[_Gain_MUX].ptd_Rslt" calcext:value-type="string">
            <text:p>Parameter[_Gain_MUX].ptd_Rslt</text:p>
          </table:table-cell>
          <table:table-cell/>
          <table:table-cell office:value-type="string" calcext:value-type="string">
            <text:p>Gain_MU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400" calcext:value-type="float">
            <text:p>54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MB2_IN1_MHB2_OUT_B2_HG0_OPA</text:p>
          </table:table-cell>
          <table:table-cell table:formula="of:=&quot;Parameter[_&quot;&amp;[.D386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61" calcext:value-type="float">
            <text:p>546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1_MHB2_OUT_B2_HG0_OPA</text:p>
          </table:table-cell>
          <table:table-cell table:formula="of:=&quot;Parameter[_&quot;&amp;[.D38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62" calcext:value-type="float">
            <text:p>546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1_MHB2_OUT_B2_HG0_OPA</text:p>
          </table:table-cell>
          <table:table-cell table:formula="of:=&quot;Parameter[_&quot;&amp;[.D388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63" calcext:value-type="float">
            <text:p>546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1_MHB2_OUT_B2_HG0_OPA</text:p>
          </table:table-cell>
          <table:table-cell table:formula="of:=&quot;Parameter[_&quot;&amp;[.D389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64" calcext:value-type="float">
            <text:p>546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1_MHB2_OUT_B2_HG0_OPA</text:p>
          </table:table-cell>
          <table:table-cell table:formula="of:=&quot;Parameter[_&quot;&amp;[.D39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65" calcext:value-type="float">
            <text:p>546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392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459" calcext:value-type="float">
            <text:p>5459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393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450" calcext:value-type="float">
            <text:p>5450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394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51" calcext:value-type="float">
            <text:p>5451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395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52" calcext:value-type="float">
            <text:p>5452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396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53" calcext:value-type="float">
            <text:p>5453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397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54" calcext:value-type="float">
            <text:p>5454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398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55" calcext:value-type="float">
            <text:p>545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39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66" calcext:value-type="float">
            <text:p>5466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400]&amp;&quot;].ptd_Rslt&quot;" office:value-type="string" office:string-value="Parameter[_H3].ptd_Rslt" calcext:value-type="string">
            <text:p>Parameter[_H3].ptd_Rslt</text:p>
          </table:table-cell>
          <table:table-cell/>
          <table:table-cell office:value-type="string" calcext:value-type="string">
            <text:p>H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57" calcext:value-type="float">
            <text:p>5457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401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67" calcext:value-type="float">
            <text:p>5467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40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58" calcext:value-type="float">
            <text:p>5458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1_MHB2_OUT_B2_HG1_OPA</text:p>
          </table:table-cell>
          <table:table-cell table:formula="of:=&quot;Parameter[_&quot;&amp;[.D403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56" calcext:value-type="float">
            <text:p>545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calcext:value-type="string">
            <text:p>MB2_IN1_MHB2_OUT_B2_HG2_OPA</text:p>
          </table:table-cell>
          <table:table-cell table:formula="of:=&quot;Parameter[_&quot;&amp;[.D405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71" calcext:value-type="float">
            <text:p>5471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1_MHB2_OUT_B2_HG2_OPA</text:p>
          </table:table-cell>
          <table:table-cell table:formula="of:=&quot;Parameter[_&quot;&amp;[.D406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72" calcext:value-type="float">
            <text:p>5472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1_MHB2_OUT_B2_HG2_OPA</text:p>
          </table:table-cell>
          <table:table-cell table:formula="of:=&quot;Parameter[_&quot;&amp;[.D407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73" calcext:value-type="float">
            <text:p>5473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1_MHB2_OUT_B2_HG2_OPA</text:p>
          </table:table-cell>
          <table:table-cell table:formula="of:=&quot;Parameter[_&quot;&amp;[.D408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74" calcext:value-type="float">
            <text:p>5474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1_MHB2_OUT_B2_HG2_OPA</text:p>
          </table:table-cell>
          <table:table-cell table:formula="of:=&quot;Parameter[_&quot;&amp;[.D409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75" calcext:value-type="float">
            <text:p>547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MB2_IN1_MHB2_OUT_B2_LG3_OPA</text:p>
          </table:table-cell>
          <table:table-cell table:formula="of:=&quot;Parameter[_&quot;&amp;[.D411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76" calcext:value-type="float">
            <text:p>547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3_OPA</text:p>
          </table:table-cell>
          <table:table-cell table:formula="of:=&quot;Parameter[_&quot;&amp;[.D411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table:style-name="Default"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77" calcext:value-type="float">
            <text:p>547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3_OPA</text:p>
          </table:table-cell>
          <table:table-cell table:formula="of:=&quot;Parameter[_&quot;&amp;[.D413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78" calcext:value-type="float">
            <text:p>547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3_OPA</text:p>
          </table:table-cell>
          <table:table-cell table:formula="of:=&quot;Parameter[_&quot;&amp;[.D414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82" calcext:value-type="float">
            <text:p>5482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3_OPA</text:p>
          </table:table-cell>
          <table:table-cell table:formula="of:=&quot;Parameter[_&quot;&amp;[.D415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83" calcext:value-type="float">
            <text:p>548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3_OPA</text:p>
          </table:table-cell>
          <table:table-cell table:formula="of:=&quot;Parameter[_&quot;&amp;[.D416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84" calcext:value-type="float">
            <text:p>54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MB2_IN1_MHB2_OUT_B2_LG4_OPA</text:p>
          </table:table-cell>
          <table:table-cell table:formula="of:=&quot;Parameter[_&quot;&amp;[.D418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85" calcext:value-type="float">
            <text:p>5485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4_OPA</text:p>
          </table:table-cell>
          <table:table-cell table:formula="of:=&quot;Parameter[_&quot;&amp;[.D418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86" calcext:value-type="float">
            <text:p>548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4_OPA</text:p>
          </table:table-cell>
          <table:table-cell table:formula="of:=&quot;Parameter[_&quot;&amp;[.D42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87" calcext:value-type="float">
            <text:p>548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4_OPA</text:p>
          </table:table-cell>
          <table:table-cell table:formula="of:=&quot;Parameter[_&quot;&amp;[.D421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88" calcext:value-type="float">
            <text:p>548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4_OPA</text:p>
          </table:table-cell>
          <table:table-cell table:formula="of:=&quot;Parameter[_&quot;&amp;[.D42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89" calcext:value-type="float">
            <text:p>5489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1_MHB2_OUT_B2_LG4_OPA</text:p>
          </table:table-cell>
          <table:table-cell table:formula="of:=&quot;Parameter[_&quot;&amp;[.D423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92" calcext:value-type="float">
            <text:p>549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7" office:value-type="string" calcext:value-type="string">
            <text:p>MB2_IN1_MHB2_OUT_B2_LP_OPA</text:p>
          </table:table-cell>
          <table:table-cell table:formula="of:=&quot;Parameter[_&quot;&amp;[.D425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469" calcext:value-type="float">
            <text:p>5469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1_MHB2_OUT_B2_LP_OPA</text:p>
          </table:table-cell>
          <table:table-cell table:formula="of:=&quot;Parameter[_&quot;&amp;[.D426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460" calcext:value-type="float">
            <text:p>5460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1_MHB2_OUT_B2_LP_OPA</text:p>
          </table:table-cell>
          <table:table-cell table:formula="of:=&quot;Parameter[_&quot;&amp;[.D427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93" calcext:value-type="float">
            <text:p>5493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1_MHB2_OUT_B2_LP_OPA</text:p>
          </table:table-cell>
          <table:table-cell table:formula="of:=&quot;Parameter[_&quot;&amp;[.D428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94" calcext:value-type="float">
            <text:p>5494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1_MHB2_OUT_B2_LP_OPA</text:p>
          </table:table-cell>
          <table:table-cell table:formula="of:=&quot;Parameter[_&quot;&amp;[.D429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95" calcext:value-type="float">
            <text:p>5495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1_MHB2_OUT_B2_LP_OPA</text:p>
          </table:table-cell>
          <table:table-cell table:formula="of:=&quot;Parameter[_&quot;&amp;[.D43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468" calcext:value-type="float">
            <text:p>546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MB2_IN1_MHB2_OUT_B2_HG1_OPB</text:p>
          </table:table-cell>
          <table:table-cell table:formula="of:=&quot;Parameter[_&quot;&amp;[.D432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479" calcext:value-type="float">
            <text:p>5479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MB2_IN1_MHB2_OUT_B2_HG1_OPB</text:p>
          </table:table-cell>
          <table:table-cell table:formula="of:=&quot;Parameter[_&quot;&amp;[.D433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470" calcext:value-type="float">
            <text:p>54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MB2_IN2_MHB2_OUT_B11_HG0_OPA</text:p>
          </table:table-cell>
          <table:table-cell table:formula="of:=&quot;Parameter[_&quot;&amp;[.D435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11" calcext:value-type="float">
            <text:p>55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2_MHB2_OUT_B11_HG0_OPA</text:p>
          </table:table-cell>
          <table:table-cell table:formula="of:=&quot;Parameter[_&quot;&amp;[.D436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12" calcext:value-type="float">
            <text:p>55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2_MHB2_OUT_B11_HG0_OPA</text:p>
          </table:table-cell>
          <table:table-cell table:formula="of:=&quot;Parameter[_&quot;&amp;[.D437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13" calcext:value-type="float">
            <text:p>55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2_MHB2_OUT_B11_HG0_OPA</text:p>
          </table:table-cell>
          <table:table-cell table:formula="of:=&quot;Parameter[_&quot;&amp;[.D438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14" calcext:value-type="float">
            <text:p>55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2_MHB2_OUT_B11_HG0_OPA</text:p>
          </table:table-cell>
          <table:table-cell table:formula="of:=&quot;Parameter[_&quot;&amp;[.D43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15" calcext:value-type="float">
            <text:p>551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41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509" calcext:value-type="float">
            <text:p>5509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42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500" calcext:value-type="float">
            <text:p>5500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43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01" calcext:value-type="float">
            <text:p>5501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44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02" calcext:value-type="float">
            <text:p>5502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45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03" calcext:value-type="float">
            <text:p>5503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46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04" calcext:value-type="float">
            <text:p>5504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47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05" calcext:value-type="float">
            <text:p>550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48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16" calcext:value-type="float">
            <text:p>5516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49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17" calcext:value-type="float">
            <text:p>5517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5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08" calcext:value-type="float">
            <text:p>5508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2_MHB2_OUT_B11_HG1_OPA</text:p>
          </table:table-cell>
          <table:table-cell table:formula="of:=&quot;Parameter[_&quot;&amp;[.D451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06" calcext:value-type="float">
            <text:p>5506</text:p>
          </table:table-cell>
          <table:table-cell table:number-columns-repeated="1014"/>
        </table:table-row>
        <table:table-row table:style-name="ro2">
          <table:table-cell table:style-name="ce59"/>
          <table:table-cell table:number-columns-repeated="1023"/>
        </table:table-row>
        <table:table-row table:style-name="ro2">
          <table:table-cell table:style-name="ce55" office:value-type="string" calcext:value-type="string">
            <text:p>MB2_IN2_MHB2_OUT_B11_HG2_OPA</text:p>
          </table:table-cell>
          <table:table-cell table:formula="of:=&quot;Parameter[_&quot;&amp;[.D453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21" calcext:value-type="float">
            <text:p>5521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2_MHB2_OUT_B11_HG2_OPA</text:p>
          </table:table-cell>
          <table:table-cell table:formula="of:=&quot;Parameter[_&quot;&amp;[.D454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22" calcext:value-type="float">
            <text:p>5522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2_MHB2_OUT_B11_HG2_OPA</text:p>
          </table:table-cell>
          <table:table-cell table:formula="of:=&quot;Parameter[_&quot;&amp;[.D455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23" calcext:value-type="float">
            <text:p>5523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2_MHB2_OUT_B11_HG2_OPA</text:p>
          </table:table-cell>
          <table:table-cell table:formula="of:=&quot;Parameter[_&quot;&amp;[.D456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24" calcext:value-type="float">
            <text:p>5524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2_MHB2_OUT_B11_HG2_OPA</text:p>
          </table:table-cell>
          <table:table-cell table:formula="of:=&quot;Parameter[_&quot;&amp;[.D45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25" calcext:value-type="float">
            <text:p>552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MB2_IN2_MHB2_OUT_B11_LG3_OPA</text:p>
          </table:table-cell>
          <table:table-cell table:formula="of:=&quot;Parameter[_&quot;&amp;[.D459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26" calcext:value-type="float">
            <text:p>552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3_OPA</text:p>
          </table:table-cell>
          <table:table-cell table:formula="of:=&quot;Parameter[_&quot;&amp;[.D459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27" calcext:value-type="float">
            <text:p>552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3_OPA</text:p>
          </table:table-cell>
          <table:table-cell table:formula="of:=&quot;Parameter[_&quot;&amp;[.D461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28" calcext:value-type="float">
            <text:p>552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3_OPA</text:p>
          </table:table-cell>
          <table:table-cell table:formula="of:=&quot;Parameter[_&quot;&amp;[.D462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32" calcext:value-type="float">
            <text:p>5532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3_OPA</text:p>
          </table:table-cell>
          <table:table-cell table:formula="of:=&quot;Parameter[_&quot;&amp;[.D463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33" calcext:value-type="float">
            <text:p>553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3_OPA</text:p>
          </table:table-cell>
          <table:table-cell table:formula="of:=&quot;Parameter[_&quot;&amp;[.D464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34" calcext:value-type="float">
            <text:p>553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MB2_IN2_MHB2_OUT_B11_LG4_OPA</text:p>
          </table:table-cell>
          <table:table-cell table:formula="of:=&quot;Parameter[_&quot;&amp;[.D466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35" calcext:value-type="float">
            <text:p>5535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4_OPA</text:p>
          </table:table-cell>
          <table:table-cell table:formula="of:=&quot;Parameter[_&quot;&amp;[.D466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36" calcext:value-type="float">
            <text:p>553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4_OPA</text:p>
          </table:table-cell>
          <table:table-cell table:formula="of:=&quot;Parameter[_&quot;&amp;[.D468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37" calcext:value-type="float">
            <text:p>553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4_OPA</text:p>
          </table:table-cell>
          <table:table-cell table:formula="of:=&quot;Parameter[_&quot;&amp;[.D469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38" calcext:value-type="float">
            <text:p>553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4_OPA</text:p>
          </table:table-cell>
          <table:table-cell table:formula="of:=&quot;Parameter[_&quot;&amp;[.D47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39" calcext:value-type="float">
            <text:p>5539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2_MHB2_OUT_B11_LG4_OPA</text:p>
          </table:table-cell>
          <table:table-cell table:formula="of:=&quot;Parameter[_&quot;&amp;[.D471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42" calcext:value-type="float">
            <text:p>5542</text:p>
          </table:table-cell>
          <table:table-cell table:number-columns-repeated="1014"/>
        </table:table-row>
        <table:table-row table:style-name="ro2">
          <table:table-cell table:style-name="ce59"/>
          <table:table-cell table:number-columns-repeated="1023"/>
        </table:table-row>
        <table:table-row table:style-name="ro2">
          <table:table-cell table:style-name="ce57" office:value-type="string" calcext:value-type="string">
            <text:p>MB2_IN2_MHB2_OUT_B11_LP_OPA</text:p>
          </table:table-cell>
          <table:table-cell table:formula="of:=&quot;Parameter[_&quot;&amp;[.D473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519" calcext:value-type="float">
            <text:p>5519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2_MHB2_OUT_B11_LP_OPA</text:p>
          </table:table-cell>
          <table:table-cell table:formula="of:=&quot;Parameter[_&quot;&amp;[.D474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510" calcext:value-type="float">
            <text:p>5510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2_MHB2_OUT_B11_LP_OPA</text:p>
          </table:table-cell>
          <table:table-cell table:formula="of:=&quot;Parameter[_&quot;&amp;[.D475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43" calcext:value-type="float">
            <text:p>5543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2_MHB2_OUT_B11_LP_OPA</text:p>
          </table:table-cell>
          <table:table-cell table:formula="of:=&quot;Parameter[_&quot;&amp;[.D476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44" calcext:value-type="float">
            <text:p>5544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2_MHB2_OUT_B11_LP_OPA</text:p>
          </table:table-cell>
          <table:table-cell table:formula="of:=&quot;Parameter[_&quot;&amp;[.D477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45" calcext:value-type="float">
            <text:p>5545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2_MHB2_OUT_B11_LP_OPA</text:p>
          </table:table-cell>
          <table:table-cell table:formula="of:=&quot;Parameter[_&quot;&amp;[.D478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18" calcext:value-type="float">
            <text:p>551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MB2_IN2_MHB2_OUT_B11_HG1_OPB</text:p>
          </table:table-cell>
          <table:table-cell table:formula="of:=&quot;Parameter[_&quot;&amp;[.D480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529" calcext:value-type="float">
            <text:p>5529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MB2_IN2_MHB2_OUT_B11_HG1_OPB</text:p>
          </table:table-cell>
          <table:table-cell table:formula="of:=&quot;Parameter[_&quot;&amp;[.D481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520" calcext:value-type="float">
            <text:p>55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MB2_IN3_MHB2_OUT_B39_HG0_OPA</text:p>
          </table:table-cell>
          <table:table-cell table:formula="of:=&quot;Parameter[_&quot;&amp;[.D483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61" calcext:value-type="float">
            <text:p>556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3_MHB2_OUT_B39_HG0_OPA</text:p>
          </table:table-cell>
          <table:table-cell table:formula="of:=&quot;Parameter[_&quot;&amp;[.D484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62" calcext:value-type="float">
            <text:p>556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3_MHB2_OUT_B39_HG0_OPA</text:p>
          </table:table-cell>
          <table:table-cell table:formula="of:=&quot;Parameter[_&quot;&amp;[.D485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63" calcext:value-type="float">
            <text:p>556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MB2_IN3_MHB2_OUT_B39_HG0_OPA</text:p>
          </table:table-cell>
          <table:table-cell table:formula="of:=&quot;Parameter[_&quot;&amp;[.D486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64" calcext:value-type="float">
            <text:p>556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88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559" calcext:value-type="float">
            <text:p>5559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89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550" calcext:value-type="float">
            <text:p>5550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90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51" calcext:value-type="float">
            <text:p>5551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91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52" calcext:value-type="float">
            <text:p>5552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92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53" calcext:value-type="float">
            <text:p>5553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93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54" calcext:value-type="float">
            <text:p>5554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94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55" calcext:value-type="float">
            <text:p>555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95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65" calcext:value-type="float">
            <text:p>556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96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58" calcext:value-type="float">
            <text:p>5558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B2_IN3_MHB2_OUT_B39_HG1_OPA</text:p>
          </table:table-cell>
          <table:table-cell table:formula="of:=&quot;Parameter[_&quot;&amp;[.D49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56" calcext:value-type="float">
            <text:p>555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calcext:value-type="string">
            <text:p>MB2_IN3_MHB2_OUT_B39_HG2_OPA</text:p>
          </table:table-cell>
          <table:table-cell table:formula="of:=&quot;Parameter[_&quot;&amp;[.D499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66" calcext:value-type="float">
            <text:p>5566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3_MHB2_OUT_B39_HG2_OPA</text:p>
          </table:table-cell>
          <table:table-cell table:formula="of:=&quot;Parameter[_&quot;&amp;[.D50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67" calcext:value-type="float">
            <text:p>5567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3_MHB2_OUT_B39_HG2_OPA</text:p>
          </table:table-cell>
          <table:table-cell table:formula="of:=&quot;Parameter[_&quot;&amp;[.D50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71" calcext:value-type="float">
            <text:p>5571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MB2_IN3_MHB2_OUT_B39_HG2_OPA</text:p>
          </table:table-cell>
          <table:table-cell table:formula="of:=&quot;Parameter[_&quot;&amp;[.D502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72" calcext:value-type="float">
            <text:p>557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MB2_IN3_MHB2_OUT_B39_LG3_OPA</text:p>
          </table:table-cell>
          <table:table-cell table:formula="of:=&quot;Parameter[_&quot;&amp;[.D504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73" calcext:value-type="float">
            <text:p>557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3_MHB2_OUT_B39_LG3_OPA</text:p>
          </table:table-cell>
          <table:table-cell table:formula="of:=&quot;Parameter[_&quot;&amp;[.D504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table:style-name="Default"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74" calcext:value-type="float">
            <text:p>5574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3_MHB2_OUT_B39_LG3_OPA</text:p>
          </table:table-cell>
          <table:table-cell table:formula="of:=&quot;Parameter[_&quot;&amp;[.D506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75" calcext:value-type="float">
            <text:p>5575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3_MHB2_OUT_B39_LG3_OPA</text:p>
          </table:table-cell>
          <table:table-cell table:formula="of:=&quot;Parameter[_&quot;&amp;[.D50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76" calcext:value-type="float">
            <text:p>557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3_MHB2_OUT_B39_LG3_OPA</text:p>
          </table:table-cell>
          <table:table-cell table:formula="of:=&quot;Parameter[_&quot;&amp;[.D50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77" calcext:value-type="float">
            <text:p>557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MB2_IN3_MHB2_OUT_B39_LG4_OPA</text:p>
          </table:table-cell>
          <table:table-cell table:formula="of:=&quot;Parameter[_&quot;&amp;[.D510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78" calcext:value-type="float">
            <text:p>557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3_MHB2_OUT_B39_LG4_OPA</text:p>
          </table:table-cell>
          <table:table-cell table:formula="of:=&quot;Parameter[_&quot;&amp;[.D510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table:style-name="Default"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82" calcext:value-type="float">
            <text:p>5582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3_MHB2_OUT_B39_LG4_OPA</text:p>
          </table:table-cell>
          <table:table-cell table:formula="of:=&quot;Parameter[_&quot;&amp;[.D512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83" calcext:value-type="float">
            <text:p>558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3_MHB2_OUT_B39_LG4_OPA</text:p>
          </table:table-cell>
          <table:table-cell table:formula="of:=&quot;Parameter[_&quot;&amp;[.D513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84" calcext:value-type="float">
            <text:p>5584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MB2_IN3_MHB2_OUT_B39_LG4_OPA</text:p>
          </table:table-cell>
          <table:table-cell table:formula="of:=&quot;Parameter[_&quot;&amp;[.D514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85" calcext:value-type="float">
            <text:p>5585</text:p>
          </table:table-cell>
          <table:table-cell table:number-columns-repeated="1014"/>
        </table:table-row>
        <table:table-row table:style-name="ro2">
          <table:table-cell table:style-name="ce56"/>
          <table:table-cell table:number-columns-repeated="1023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>
          <table:table-cell table:style-name="ce57" office:value-type="string" calcext:value-type="string">
            <text:p>MB2_IN3_MHB2_OUT_B39_LP_OPA</text:p>
          </table:table-cell>
          <table:table-cell table:formula="of:=&quot;Parameter[_&quot;&amp;[.D517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569" calcext:value-type="float">
            <text:p>5569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3_MHB2_OUT_B39_LP_OPA</text:p>
          </table:table-cell>
          <table:table-cell table:formula="of:=&quot;Parameter[_&quot;&amp;[.D518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560" calcext:value-type="float">
            <text:p>5560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3_MHB2_OUT_B39_LP_OPA</text:p>
          </table:table-cell>
          <table:table-cell table:formula="of:=&quot;Parameter[_&quot;&amp;[.D51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86" calcext:value-type="float">
            <text:p>5586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3_MHB2_OUT_B39_LP_OPA</text:p>
          </table:table-cell>
          <table:table-cell table:formula="of:=&quot;Parameter[_&quot;&amp;[.D520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87" calcext:value-type="float">
            <text:p>5587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MB2_IN3_MHB2_OUT_B39_LP_OPA</text:p>
          </table:table-cell>
          <table:table-cell table:formula="of:=&quot;Parameter[_&quot;&amp;[.D52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568" calcext:value-type="float">
            <text:p>556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MB2_IN3_MHB2_OUT_B39_HG1_OPB</text:p>
          </table:table-cell>
          <table:table-cell table:formula="of:=&quot;Parameter[_&quot;&amp;[.D523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579" calcext:value-type="float">
            <text:p>5579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MB2_IN3_MHB2_OUT_B39_HG1_OPB</text:p>
          </table:table-cell>
          <table:table-cell table:formula="of:=&quot;Parameter[_&quot;&amp;[.D524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570" calcext:value-type="float">
            <text:p>55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MB2_IN2_MHB3_OUT_B11_HG1_OPA</text:p>
          </table:table-cell>
          <table:table-cell table:formula="of:=&quot;Parameter[_&quot;&amp;[.D526]&amp;&quot;].ptd_Rslt&quot;" office:value-type="string" office:string-value="Parameter[_Gain_MUX].ptd_Rslt" calcext:value-type="string">
            <text:p>Parameter[_Gain_MUX].ptd_Rslt</text:p>
          </table:table-cell>
          <table:table-cell/>
          <table:table-cell office:value-type="string" calcext:value-type="string">
            <text:p>Gain_MU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600" calcext:value-type="float">
            <text:p>56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HB1_IN1_MHB1_OUT_B41_HG0_OPA</text:p>
          </table:table-cell>
          <table:table-cell table:formula="of:=&quot;Parameter[_&quot;&amp;[.D528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61" calcext:value-type="float">
            <text:p>566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1_IN1_MHB1_OUT_B41_HG0_OPA</text:p>
          </table:table-cell>
          <table:table-cell table:formula="of:=&quot;Parameter[_&quot;&amp;[.D529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62" calcext:value-type="float">
            <text:p>566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1_IN1_MHB1_OUT_B41_HG0_OPA</text:p>
          </table:table-cell>
          <table:table-cell table:formula="of:=&quot;Parameter[_&quot;&amp;[.D53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63" calcext:value-type="float">
            <text:p>566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1_IN1_MHB1_OUT_B41_HG0_OPA</text:p>
          </table:table-cell>
          <table:table-cell table:formula="of:=&quot;Parameter[_&quot;&amp;[.D531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64" calcext:value-type="float">
            <text:p>566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33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659" calcext:value-type="float">
            <text:p>5659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34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650" calcext:value-type="float">
            <text:p>5650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35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51" calcext:value-type="float">
            <text:p>5651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36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52" calcext:value-type="float">
            <text:p>5652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37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53" calcext:value-type="float">
            <text:p>5653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38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54" calcext:value-type="float">
            <text:p>5654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39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55" calcext:value-type="float">
            <text:p>565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4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65" calcext:value-type="float">
            <text:p>566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4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58" calcext:value-type="float">
            <text:p>5658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1_MHB1_OUT_B41_HG1_OPA</text:p>
          </table:table-cell>
          <table:table-cell table:formula="of:=&quot;Parameter[_&quot;&amp;[.D542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56" calcext:value-type="float">
            <text:p>565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calcext:value-type="string">
            <text:p>HB1_IN1_MHB1_OUT_B41_HG2_OPA</text:p>
          </table:table-cell>
          <table:table-cell table:formula="of:=&quot;Parameter[_&quot;&amp;[.D544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66" calcext:value-type="float">
            <text:p>5666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1_IN1_MHB1_OUT_B41_HG2_OPA</text:p>
          </table:table-cell>
          <table:table-cell table:formula="of:=&quot;Parameter[_&quot;&amp;[.D545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67" calcext:value-type="float">
            <text:p>5667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1_IN1_MHB1_OUT_B41_HG2_OPA</text:p>
          </table:table-cell>
          <table:table-cell table:formula="of:=&quot;Parameter[_&quot;&amp;[.D546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71" calcext:value-type="float">
            <text:p>5671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1_IN1_MHB1_OUT_B41_HG2_OPA</text:p>
          </table:table-cell>
          <table:table-cell table:formula="of:=&quot;Parameter[_&quot;&amp;[.D54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72" calcext:value-type="float">
            <text:p>567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HB1_IN1_MHB1_OUT_B41_LG3_OPA</text:p>
          </table:table-cell>
          <table:table-cell table:formula="of:=&quot;Parameter[_&quot;&amp;[.D549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73" calcext:value-type="float">
            <text:p>567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1_MHB1_OUT_B41_LG3_OPA</text:p>
          </table:table-cell>
          <table:table-cell table:formula="of:=&quot;Parameter[_&quot;&amp;[.D549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table:style-name="Default"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74" calcext:value-type="float">
            <text:p>5674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1_MHB1_OUT_B41_LG3_OPA</text:p>
          </table:table-cell>
          <table:table-cell table:formula="of:=&quot;Parameter[_&quot;&amp;[.D551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75" calcext:value-type="float">
            <text:p>5675</text:p>
          </table:table-cell>
          <table:table-cell table:number-columns-repeated="1014"/>
        </table:table-row>
        <table:table-row table:style-name="ro2">
          <table:table-cell table:style-name="ce56"/>
          <table:table-cell table:formula="of:=&quot;Parameter[_&quot;&amp;[.D55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76" calcext:value-type="float">
            <text:p>567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1_MHB1_OUT_B41_LG3_OPA</text:p>
          </table:table-cell>
          <table:table-cell table:formula="of:=&quot;Parameter[_&quot;&amp;[.D553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77" calcext:value-type="float">
            <text:p>567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HB1_IN1_MHB1_OUT_B41_LG4_OPA</text:p>
          </table:table-cell>
          <table:table-cell table:formula="of:=&quot;Parameter[_&quot;&amp;[.D555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78" calcext:value-type="float">
            <text:p>567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1_MHB1_OUT_B41_LG4_OPA</text:p>
          </table:table-cell>
          <table:table-cell table:formula="of:=&quot;Parameter[_&quot;&amp;[.D555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82" calcext:value-type="float">
            <text:p>5682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1_MHB1_OUT_B41_LG4_OPA</text:p>
          </table:table-cell>
          <table:table-cell table:formula="of:=&quot;Parameter[_&quot;&amp;[.D557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83" calcext:value-type="float">
            <text:p>5683</text:p>
          </table:table-cell>
          <table:table-cell table:number-columns-repeated="1014"/>
        </table:table-row>
        <table:table-row table:style-name="ro2">
          <table:table-cell table:style-name="ce56"/>
          <table:table-cell table:formula="of:=&quot;Parameter[_&quot;&amp;[.D558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84" calcext:value-type="float">
            <text:p>5684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1_MHB1_OUT_B41_LG4_OPA</text:p>
          </table:table-cell>
          <table:table-cell table:formula="of:=&quot;Parameter[_&quot;&amp;[.D559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85" calcext:value-type="float">
            <text:p>568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7" office:value-type="string" calcext:value-type="string">
            <text:p>HB1_IN1_MHB1_OUT_B41_LP_OPA</text:p>
          </table:table-cell>
          <table:table-cell table:formula="of:=&quot;Parameter[_&quot;&amp;[.D561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669" calcext:value-type="float">
            <text:p>5669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1_IN1_MHB1_OUT_B41_LP_OPA</text:p>
          </table:table-cell>
          <table:table-cell table:formula="of:=&quot;Parameter[_&quot;&amp;[.D562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660" calcext:value-type="float">
            <text:p>5660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1_IN1_MHB1_OUT_B41_LP_OPA</text:p>
          </table:table-cell>
          <table:table-cell table:formula="of:=&quot;Parameter[_&quot;&amp;[.D563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86" calcext:value-type="float">
            <text:p>5686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1_IN1_MHB1_OUT_B41_LP_OPA</text:p>
          </table:table-cell>
          <table:table-cell table:formula="of:=&quot;Parameter[_&quot;&amp;[.D564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87" calcext:value-type="float">
            <text:p>5687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1_IN1_MHB1_OUT_B41_LP_OPA</text:p>
          </table:table-cell>
          <table:table-cell table:formula="of:=&quot;Parameter[_&quot;&amp;[.D565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668" calcext:value-type="float">
            <text:p>566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HB1_IN1_MHB1_OUT_B41_HG1_OPB</text:p>
          </table:table-cell>
          <table:table-cell table:formula="of:=&quot;Parameter[_&quot;&amp;[.D567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679" calcext:value-type="float">
            <text:p>5679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HB1_IN1_MHB1_OUT_B41_HG1_OPB</text:p>
          </table:table-cell>
          <table:table-cell table:formula="of:=&quot;Parameter[_&quot;&amp;[.D568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670" calcext:value-type="float">
            <text:p>56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HB1_IN2_MHB1_OUT_B40_HG0_OPA</text:p>
          </table:table-cell>
          <table:table-cell table:formula="of:=&quot;Parameter[_&quot;&amp;[.D570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11" calcext:value-type="float">
            <text:p>57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1_IN2_MHB1_OUT_B40_HG0_OPA</text:p>
          </table:table-cell>
          <table:table-cell table:formula="of:=&quot;Parameter[_&quot;&amp;[.D571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12" calcext:value-type="float">
            <text:p>57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1_IN2_MHB1_OUT_B40_HG0_OPA</text:p>
          </table:table-cell>
          <table:table-cell table:formula="of:=&quot;Parameter[_&quot;&amp;[.D57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13" calcext:value-type="float">
            <text:p>57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1_IN2_MHB1_OUT_B40_HG0_OPA</text:p>
          </table:table-cell>
          <table:table-cell table:formula="of:=&quot;Parameter[_&quot;&amp;[.D573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14" calcext:value-type="float">
            <text:p>571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75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709" calcext:value-type="float">
            <text:p>5709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76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700" calcext:value-type="float">
            <text:p>5700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77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01" calcext:value-type="float">
            <text:p>5701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78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02" calcext:value-type="float">
            <text:p>5702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79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03" calcext:value-type="float">
            <text:p>5703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80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04" calcext:value-type="float">
            <text:p>5704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81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05" calcext:value-type="float">
            <text:p>570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82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15" calcext:value-type="float">
            <text:p>571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83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08" calcext:value-type="float">
            <text:p>5708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1_IN2_MHB1_OUT_B40_HG1_OPA</text:p>
          </table:table-cell>
          <table:table-cell table:formula="of:=&quot;Parameter[_&quot;&amp;[.D584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06" calcext:value-type="float">
            <text:p>57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calcext:value-type="string">
            <text:p>HB1_IN2_MHB1_OUT_B40_HG2_OPA</text:p>
          </table:table-cell>
          <table:table-cell table:formula="of:=&quot;Parameter[_&quot;&amp;[.D586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16" calcext:value-type="float">
            <text:p>5716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1_IN2_MHB1_OUT_B40_HG2_OPA</text:p>
          </table:table-cell>
          <table:table-cell table:formula="of:=&quot;Parameter[_&quot;&amp;[.D587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17" calcext:value-type="float">
            <text:p>5717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1_IN2_MHB1_OUT_B40_HG2_OPA</text:p>
          </table:table-cell>
          <table:table-cell table:formula="of:=&quot;Parameter[_&quot;&amp;[.D588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21" calcext:value-type="float">
            <text:p>5721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1_IN2_MHB1_OUT_B40_HG2_OPA</text:p>
          </table:table-cell>
          <table:table-cell table:formula="of:=&quot;Parameter[_&quot;&amp;[.D589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22" calcext:value-type="float">
            <text:p>572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HB1_IN2_MHB1_OUT_B40_LG3_OPA</text:p>
          </table:table-cell>
          <table:table-cell table:formula="of:=&quot;Parameter[_&quot;&amp;[.D591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23" calcext:value-type="float">
            <text:p>572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2_MHB1_OUT_B40_LG3_OPA</text:p>
          </table:table-cell>
          <table:table-cell table:formula="of:=&quot;Parameter[_&quot;&amp;[.D591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table:style-name="Default"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24" calcext:value-type="float">
            <text:p>5724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2_MHB1_OUT_B40_LG3_OPA</text:p>
          </table:table-cell>
          <table:table-cell table:formula="of:=&quot;Parameter[_&quot;&amp;[.D593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25" calcext:value-type="float">
            <text:p>5725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2_MHB1_OUT_B40_LG3_OPA</text:p>
          </table:table-cell>
          <table:table-cell table:formula="of:=&quot;Parameter[_&quot;&amp;[.D594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26" calcext:value-type="float">
            <text:p>572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2_MHB1_OUT_B40_LG3_OPA</text:p>
          </table:table-cell>
          <table:table-cell table:formula="of:=&quot;Parameter[_&quot;&amp;[.D595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27" calcext:value-type="float">
            <text:p>572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HB1_IN2_MHB1_OUT_B40_LG4_OPA</text:p>
          </table:table-cell>
          <table:table-cell table:formula="of:=&quot;Parameter[_&quot;&amp;[.D597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28" calcext:value-type="float">
            <text:p>572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2_MHB1_OUT_B40_LG4_OPA</text:p>
          </table:table-cell>
          <table:table-cell table:formula="of:=&quot;Parameter[_&quot;&amp;[.D597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32" calcext:value-type="float">
            <text:p>5732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2_MHB1_OUT_B40_LG4_OPA</text:p>
          </table:table-cell>
          <table:table-cell table:formula="of:=&quot;Parameter[_&quot;&amp;[.D59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33" calcext:value-type="float">
            <text:p>573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2_MHB1_OUT_B40_LG4_OPA</text:p>
          </table:table-cell>
          <table:table-cell table:formula="of:=&quot;Parameter[_&quot;&amp;[.D600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34" calcext:value-type="float">
            <text:p>5734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1_IN2_MHB1_OUT_B40_LG4_OPA</text:p>
          </table:table-cell>
          <table:table-cell table:formula="of:=&quot;Parameter[_&quot;&amp;[.D601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35" calcext:value-type="float">
            <text:p>573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7" office:value-type="string" calcext:value-type="string">
            <text:p>HB1_IN2_MHB1_OUT_B40_LP_OPA</text:p>
          </table:table-cell>
          <table:table-cell table:formula="of:=&quot;Parameter[_&quot;&amp;[.D603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719" calcext:value-type="float">
            <text:p>5719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1_IN2_MHB1_OUT_B40_LP_OPA</text:p>
          </table:table-cell>
          <table:table-cell table:formula="of:=&quot;Parameter[_&quot;&amp;[.D604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710" calcext:value-type="float">
            <text:p>5710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1_IN2_MHB1_OUT_B40_LP_OPA</text:p>
          </table:table-cell>
          <table:table-cell table:formula="of:=&quot;Parameter[_&quot;&amp;[.D605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36" calcext:value-type="float">
            <text:p>5736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1_IN2_MHB1_OUT_B40_LP_OPA</text:p>
          </table:table-cell>
          <table:table-cell table:formula="of:=&quot;Parameter[_&quot;&amp;[.D606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37" calcext:value-type="float">
            <text:p>5737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1_IN2_MHB1_OUT_B40_LP_OPA</text:p>
          </table:table-cell>
          <table:table-cell table:formula="of:=&quot;Parameter[_&quot;&amp;[.D60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718" calcext:value-type="float">
            <text:p>571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HB1_IN2_MHB1_OUT_B40_HG1_OPB</text:p>
          </table:table-cell>
          <table:table-cell table:formula="of:=&quot;Parameter[_&quot;&amp;[.D609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729" calcext:value-type="float">
            <text:p>5729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HB1_IN2_MHB1_OUT_B40_HG1_OPB</text:p>
          </table:table-cell>
          <table:table-cell table:formula="of:=&quot;Parameter[_&quot;&amp;[.D610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720" calcext:value-type="float">
            <text:p>57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HB1_IN2_MHB3_OUT_B40_HG1_OPA</text:p>
          </table:table-cell>
          <table:table-cell table:formula="of:=&quot;Parameter[_&quot;&amp;[.D612]&amp;&quot;].ptd_Rslt&quot;" office:value-type="string" office:string-value="Parameter[_Gain_MUX].ptd_Rslt" calcext:value-type="string">
            <text:p>Parameter[_Gain_MUX].ptd_Rslt</text:p>
          </table:table-cell>
          <table:table-cell/>
          <table:table-cell office:value-type="string" calcext:value-type="string">
            <text:p>Gain_MU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750" calcext:value-type="float">
            <text:p>57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HB2_IN1_MHB2_OUT_B38_HG0_OPA</text:p>
          </table:table-cell>
          <table:table-cell table:formula="of:=&quot;Parameter[_&quot;&amp;[.D614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11" calcext:value-type="float">
            <text:p>58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2_IN1_MHB2_OUT_B38_HG0_OPA</text:p>
          </table:table-cell>
          <table:table-cell table:formula="of:=&quot;Parameter[_&quot;&amp;[.D615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12" calcext:value-type="float">
            <text:p>581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2_IN1_MHB2_OUT_B38_HG0_OPA</text:p>
          </table:table-cell>
          <table:table-cell table:formula="of:=&quot;Parameter[_&quot;&amp;[.D616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13" calcext:value-type="float">
            <text:p>58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2_IN1_MHB2_OUT_B38_HG0_OPA</text:p>
          </table:table-cell>
          <table:table-cell table:formula="of:=&quot;Parameter[_&quot;&amp;[.D617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14" calcext:value-type="float">
            <text:p>581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19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809" calcext:value-type="float">
            <text:p>5809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20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800" calcext:value-type="float">
            <text:p>5800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21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01" calcext:value-type="float">
            <text:p>5801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22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02" calcext:value-type="float">
            <text:p>5802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23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03" calcext:value-type="float">
            <text:p>5803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24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04" calcext:value-type="float">
            <text:p>5804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25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05" calcext:value-type="float">
            <text:p>580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26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15" calcext:value-type="float">
            <text:p>581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2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08" calcext:value-type="float">
            <text:p>5808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1_MHB2_OUT_B38_HG1_OPA</text:p>
          </table:table-cell>
          <table:table-cell table:formula="of:=&quot;Parameter[_&quot;&amp;[.D62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06" calcext:value-type="float">
            <text:p>58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calcext:value-type="string">
            <text:p>HB2_IN1_MHB2_OUT_B38_HG2_OPA</text:p>
          </table:table-cell>
          <table:table-cell table:formula="of:=&quot;Parameter[_&quot;&amp;[.D630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16" calcext:value-type="float">
            <text:p>5816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2_IN1_MHB2_OUT_B38_HG2_OPA</text:p>
          </table:table-cell>
          <table:table-cell table:formula="of:=&quot;Parameter[_&quot;&amp;[.D631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17" calcext:value-type="float">
            <text:p>5817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2_IN1_MHB2_OUT_B38_HG2_OPA</text:p>
          </table:table-cell>
          <table:table-cell table:formula="of:=&quot;Parameter[_&quot;&amp;[.D632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21" calcext:value-type="float">
            <text:p>5821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2_IN1_MHB2_OUT_B38_HG2_OPA</text:p>
          </table:table-cell>
          <table:table-cell table:formula="of:=&quot;Parameter[_&quot;&amp;[.D633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22" calcext:value-type="float">
            <text:p>582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HB2_IN1_MHB2_OUT_B38_LG3_OPA</text:p>
          </table:table-cell>
          <table:table-cell table:formula="of:=&quot;Parameter[_&quot;&amp;[.D635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23" calcext:value-type="float">
            <text:p>582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1_MHB2_OUT_B38_LG3_OPA</text:p>
          </table:table-cell>
          <table:table-cell table:formula="of:=&quot;Parameter[_&quot;&amp;[.D635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table:style-name="Default"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24" calcext:value-type="float">
            <text:p>5824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1_MHB2_OUT_B38_LG3_OPA</text:p>
          </table:table-cell>
          <table:table-cell table:formula="of:=&quot;Parameter[_&quot;&amp;[.D637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25" calcext:value-type="float">
            <text:p>5825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1_MHB2_OUT_B38_LG3_OPA</text:p>
          </table:table-cell>
          <table:table-cell table:formula="of:=&quot;Parameter[_&quot;&amp;[.D638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26" calcext:value-type="float">
            <text:p>582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1_MHB2_OUT_B38_LG3_OPA</text:p>
          </table:table-cell>
          <table:table-cell table:formula="of:=&quot;Parameter[_&quot;&amp;[.D639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27" calcext:value-type="float">
            <text:p>582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HB2_IN1_MHB2_OUT_B38_LG4_OPA</text:p>
          </table:table-cell>
          <table:table-cell table:formula="of:=&quot;Parameter[_&quot;&amp;[.D641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28" calcext:value-type="float">
            <text:p>582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1_MHB2_OUT_B38_LG4_OPA</text:p>
          </table:table-cell>
          <table:table-cell table:formula="of:=&quot;Parameter[_&quot;&amp;[.D641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table:style-name="Default"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32" calcext:value-type="float">
            <text:p>5832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1_MHB2_OUT_B38_LG4_OPA</text:p>
          </table:table-cell>
          <table:table-cell table:formula="of:=&quot;Parameter[_&quot;&amp;[.D643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33" calcext:value-type="float">
            <text:p>583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1_MHB2_OUT_B38_LG4_OPA</text:p>
          </table:table-cell>
          <table:table-cell table:formula="of:=&quot;Parameter[_&quot;&amp;[.D644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34" calcext:value-type="float">
            <text:p>5834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1_MHB2_OUT_B38_LG4_OPA</text:p>
          </table:table-cell>
          <table:table-cell table:formula="of:=&quot;Parameter[_&quot;&amp;[.D645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35" calcext:value-type="float">
            <text:p>583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7" office:value-type="string" calcext:value-type="string">
            <text:p>HB2_IN1_MHB2_OUT_B38_LP_OPA</text:p>
          </table:table-cell>
          <table:table-cell table:formula="of:=&quot;Parameter[_&quot;&amp;[.D647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819" calcext:value-type="float">
            <text:p>5819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2_IN1_MHB2_OUT_B38_LP_OPA</text:p>
          </table:table-cell>
          <table:table-cell table:formula="of:=&quot;Parameter[_&quot;&amp;[.D648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810" calcext:value-type="float">
            <text:p>5810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2_IN1_MHB2_OUT_B38_LP_OPA</text:p>
          </table:table-cell>
          <table:table-cell table:formula="of:=&quot;Parameter[_&quot;&amp;[.D64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36" calcext:value-type="float">
            <text:p>5836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2_IN1_MHB2_OUT_B38_LP_OPA</text:p>
          </table:table-cell>
          <table:table-cell table:formula="of:=&quot;Parameter[_&quot;&amp;[.D650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37" calcext:value-type="float">
            <text:p>5837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2_IN1_MHB2_OUT_B38_LP_OPA</text:p>
          </table:table-cell>
          <table:table-cell table:formula="of:=&quot;Parameter[_&quot;&amp;[.D65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18" calcext:value-type="float">
            <text:p>581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HB2_IN1_MHB2_OUT_B38_HG1_OPB</text:p>
          </table:table-cell>
          <table:table-cell table:formula="of:=&quot;Parameter[_&quot;&amp;[.D653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829" calcext:value-type="float">
            <text:p>5829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HB2_IN1_MHB2_OUT_B38_HG1_OPB</text:p>
          </table:table-cell>
          <table:table-cell table:formula="of:=&quot;Parameter[_&quot;&amp;[.D654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820" calcext:value-type="float">
            <text:p>58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HB2_IN2_MHB2_OUT_B30_HG0_OPA</text:p>
          </table:table-cell>
          <table:table-cell table:formula="of:=&quot;Parameter[_&quot;&amp;[.D656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61" calcext:value-type="float">
            <text:p>586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2_IN2_MHB2_OUT_B30_HG0_OPA</text:p>
          </table:table-cell>
          <table:table-cell table:formula="of:=&quot;Parameter[_&quot;&amp;[.D657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62" calcext:value-type="float">
            <text:p>586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2_IN2_MHB2_OUT_B30_HG0_OPA</text:p>
          </table:table-cell>
          <table:table-cell table:formula="of:=&quot;Parameter[_&quot;&amp;[.D658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63" calcext:value-type="float">
            <text:p>586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2_IN2_MHB2_OUT_B30_HG0_OPA</text:p>
          </table:table-cell>
          <table:table-cell table:formula="of:=&quot;Parameter[_&quot;&amp;[.D659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64" calcext:value-type="float">
            <text:p>586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HB2_IN2_MHB2_OUT_B30_HG0_OPA</text:p>
          </table:table-cell>
          <table:table-cell table:formula="of:=&quot;Parameter[_&quot;&amp;[.D660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65" calcext:value-type="float">
            <text:p>586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62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859" calcext:value-type="float">
            <text:p>5859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63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850" calcext:value-type="float">
            <text:p>5850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64]&amp;&quot;].ptd_Rslt&quot;" office:value-type="string" office:string-value="Parameter[_Gain_Sweep1].ptd_Rslt" calcext:value-type="string">
            <text:p>Parameter[_Gain_Sweep1].ptd_Rslt</text:p>
          </table:table-cell>
          <table:table-cell/>
          <table:table-cell office:value-type="string" calcext:value-type="string">
            <text:p>Gain_Sweep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51" calcext:value-type="float">
            <text:p>5851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65]&amp;&quot;].ptd_Rslt&quot;" office:value-type="string" office:string-value="Parameter[_Gain_Sweep2].ptd_Rslt" calcext:value-type="string">
            <text:p>Parameter[_Gain_Sweep2].ptd_Rslt</text:p>
          </table:table-cell>
          <table:table-cell/>
          <table:table-cell office:value-type="string" calcext:value-type="string">
            <text:p>Gain_Swee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52" calcext:value-type="float">
            <text:p>5852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66]&amp;&quot;].ptd_Rslt&quot;" office:value-type="string" office:string-value="Parameter[_Gain_Sweep3].ptd_Rslt" calcext:value-type="string">
            <text:p>Parameter[_Gain_Sweep3].ptd_Rslt</text:p>
          </table:table-cell>
          <table:table-cell/>
          <table:table-cell office:value-type="string" calcext:value-type="string">
            <text:p>Gain_Swee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53" calcext:value-type="float">
            <text:p>5853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67]&amp;&quot;].ptd_Rslt&quot;" office:value-type="string" office:string-value="Parameter[_Gain_Sweep4].ptd_Rslt" calcext:value-type="string">
            <text:p>Parameter[_Gain_Sweep4].ptd_Rslt</text:p>
          </table:table-cell>
          <table:table-cell/>
          <table:table-cell office:value-type="string" calcext:value-type="string">
            <text:p>Gain_Sweep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54" calcext:value-type="float">
            <text:p>5854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68]&amp;&quot;].ptd_Rslt&quot;" office:value-type="string" office:string-value="Parameter[_Gain_Sweep5].ptd_Rslt" calcext:value-type="string">
            <text:p>Parameter[_Gain_Sweep5].ptd_Rslt</text:p>
          </table:table-cell>
          <table:table-cell/>
          <table:table-cell office:value-type="string" calcext:value-type="string">
            <text:p>Gain_Sweep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55" calcext:value-type="float">
            <text:p>5855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69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66" calcext:value-type="float">
            <text:p>5866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70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67" calcext:value-type="float">
            <text:p>5867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7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58" calcext:value-type="float">
            <text:p>5858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HB2_IN2_MHB2_OUT_B30_HG1_OPA</text:p>
          </table:table-cell>
          <table:table-cell table:formula="of:=&quot;Parameter[_&quot;&amp;[.D672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56" calcext:value-type="float">
            <text:p>585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calcext:value-type="string">
            <text:p>HB2_IN2_MHB2_OUT_B30_HG2_OPA</text:p>
          </table:table-cell>
          <table:table-cell table:formula="of:=&quot;Parameter[_&quot;&amp;[.D674]&amp;&quot;].ptd_Rslt&quot;" office:value-type="string" office:string-value="Parameter[_Gain_HG2].ptd_Rslt" calcext:value-type="string">
            <text:p>Parameter[_Gain_HG2].ptd_Rslt</text:p>
          </table:table-cell>
          <table:table-cell/>
          <table:table-cell office:value-type="string" calcext:value-type="string">
            <text:p>Gain_HG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71" calcext:value-type="float">
            <text:p>5871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2_IN2_MHB2_OUT_B30_HG2_OPA</text:p>
          </table:table-cell>
          <table:table-cell table:formula="of:=&quot;Parameter[_&quot;&amp;[.D675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72" calcext:value-type="float">
            <text:p>5872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2_IN2_MHB2_OUT_B30_HG2_OPA</text:p>
          </table:table-cell>
          <table:table-cell table:formula="of:=&quot;Parameter[_&quot;&amp;[.D676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73" calcext:value-type="float">
            <text:p>5873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2_IN2_MHB2_OUT_B30_HG2_OPA</text:p>
          </table:table-cell>
          <table:table-cell table:formula="of:=&quot;Parameter[_&quot;&amp;[.D677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74" calcext:value-type="float">
            <text:p>5874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HB2_IN2_MHB2_OUT_B30_HG2_OPA</text:p>
          </table:table-cell>
          <table:table-cell table:formula="of:=&quot;Parameter[_&quot;&amp;[.D678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75" calcext:value-type="float">
            <text:p>587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HB2_IN2_MHB2_OUT_B30_LG3_OPA</text:p>
          </table:table-cell>
          <table:table-cell table:formula="of:=&quot;Parameter[_&quot;&amp;[.D680]&amp;&quot;].ptd_Rslt&quot;" office:value-type="string" office:string-value="Parameter[_Gain_LG3].ptd_Rslt" calcext:value-type="string">
            <text:p>Parameter[_Gain_LG3].ptd_Rslt</text:p>
          </table:table-cell>
          <table:table-cell/>
          <table:table-cell office:value-type="string" calcext:value-type="string">
            <text:p>Gain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76" calcext:value-type="float">
            <text:p>587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3_OPA</text:p>
          </table:table-cell>
          <table:table-cell table:formula="of:=&quot;Parameter[_&quot;&amp;[.D680]&amp;&quot;].ptd_Rslt1&quot;" office:value-type="string" office:string-value="Parameter[_Gain_LG3].ptd_Rslt1" calcext:value-type="string">
            <text:p>Parameter[_Gain_LG3].ptd_Rslt1</text:p>
          </table:table-cell>
          <table:table-cell/>
          <table:table-cell office:value-type="string" calcext:value-type="string">
            <text:p>GSTEP_LG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77" calcext:value-type="float">
            <text:p>587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3_OPA</text:p>
          </table:table-cell>
          <table:table-cell table:formula="of:=&quot;Parameter[_&quot;&amp;[.D682]&amp;&quot;].ptd_Rslt&quot;" office:value-type="string" office:string-value="Parameter[_P1dB].ptd_Rslt" calcext:value-type="string">
            <text:p>Parameter[_P1dB].ptd_Rslt</text:p>
          </table:table-cell>
          <table:table-cell/>
          <table:table-cell table:style-name="Default"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78" calcext:value-type="float">
            <text:p>587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3_OPA</text:p>
          </table:table-cell>
          <table:table-cell table:formula="of:=&quot;Parameter[_&quot;&amp;[.D683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82" calcext:value-type="float">
            <text:p>5882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3_OPA</text:p>
          </table:table-cell>
          <table:table-cell table:formula="of:=&quot;Parameter[_&quot;&amp;[.D684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83" calcext:value-type="float">
            <text:p>5883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3_OPA</text:p>
          </table:table-cell>
          <table:table-cell table:formula="of:=&quot;Parameter[_&quot;&amp;[.D685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84" calcext:value-type="float">
            <text:p>58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HB2_IN2_MHB2_OUT_B30_LG4_OPA</text:p>
          </table:table-cell>
          <table:table-cell table:formula="of:=&quot;Parameter[_&quot;&amp;[.D687]&amp;&quot;].ptd_Rslt&quot;" office:value-type="string" office:string-value="Parameter[_Gain_LG4].ptd_Rslt" calcext:value-type="string">
            <text:p>Parameter[_Gain_LG4].ptd_Rslt</text:p>
          </table:table-cell>
          <table:table-cell/>
          <table:table-cell office:value-type="string" calcext:value-type="string">
            <text:p>Gain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85" calcext:value-type="float">
            <text:p>5885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4_OPA</text:p>
          </table:table-cell>
          <table:table-cell table:formula="of:=&quot;Parameter[_&quot;&amp;[.D687]&amp;&quot;].ptd_Rslt1&quot;" office:value-type="string" office:string-value="Parameter[_Gain_LG4].ptd_Rslt1" calcext:value-type="string">
            <text:p>Parameter[_Gain_LG4].ptd_Rslt1</text:p>
          </table:table-cell>
          <table:table-cell/>
          <table:table-cell office:value-type="string" calcext:value-type="string">
            <text:p>GSTEP_LG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86" calcext:value-type="float">
            <text:p>5886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4_OPA</text:p>
          </table:table-cell>
          <table:table-cell table:formula="of:=&quot;Parameter[_&quot;&amp;[.D689]&amp;&quot;].ptd_Rslt&quot;" office:value-type="string" office:string-value="Parameter[_P1dB].ptd_Rslt" calcext:value-type="string">
            <text:p>Parameter[_P1dB].ptd_Rslt</text:p>
          </table:table-cell>
          <table:table-cell/>
          <table:table-cell table:style-name="Default"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87" calcext:value-type="float">
            <text:p>588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4_OPA</text:p>
          </table:table-cell>
          <table:table-cell table:formula="of:=&quot;Parameter[_&quot;&amp;[.D690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88" calcext:value-type="float">
            <text:p>5888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4_OPA</text:p>
          </table:table-cell>
          <table:table-cell table:formula="of:=&quot;Parameter[_&quot;&amp;[.D691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89" calcext:value-type="float">
            <text:p>5889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HB2_IN2_MHB2_OUT_B30_LG4_OPA</text:p>
          </table:table-cell>
          <table:table-cell table:formula="of:=&quot;Parameter[_&quot;&amp;[.D692]&amp;&quot;].ptd_Rslt&quot;" office:value-type="string" office:string-value="Parameter[_NF].ptd_Rslt" calcext:value-type="string">
            <text:p>Parameter[_NF].ptd_Rslt</text:p>
          </table:table-cell>
          <table:table-cell/>
          <table:table-cell office:value-type="string" calcext:value-type="string">
            <text:p>N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92" calcext:value-type="float">
            <text:p>589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7" office:value-type="string" calcext:value-type="string">
            <text:p>HB2_IN2_MHB2_OUT_B30_LP_OPA</text:p>
          </table:table-cell>
          <table:table-cell table:formula="of:=&quot;Parameter[_&quot;&amp;[.D694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869" calcext:value-type="float">
            <text:p>5869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2_IN2_MHB2_OUT_B30_LP_OPA</text:p>
          </table:table-cell>
          <table:table-cell table:formula="of:=&quot;Parameter[_&quot;&amp;[.D695]&amp;&quot;].ptd_Rslt&quot;" office:value-type="string" office:string-value="Parameter[_Gain_MLP].ptd_Rslt" calcext:value-type="string">
            <text:p>Parameter[_Gain_MLP].ptd_Rslt</text:p>
          </table:table-cell>
          <table:table-cell/>
          <table:table-cell office:value-type="string" calcext:value-type="string">
            <text:p>Gain_ML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860" calcext:value-type="float">
            <text:p>5860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2_IN2_MHB2_OUT_B30_LP_OPA</text:p>
          </table:table-cell>
          <table:table-cell table:formula="of:=&quot;Parameter[_&quot;&amp;[.D696]&amp;&quot;].ptd_Rslt&quot;" office:value-type="string" office:string-value="Parameter[_P1dB].ptd_Rslt" calcext:value-type="string">
            <text:p>Parameter[_P1dB].ptd_Rslt</text:p>
          </table:table-cell>
          <table:table-cell/>
          <table:table-cell office:value-type="string" calcext:value-type="string">
            <text:p>P1d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93" calcext:value-type="float">
            <text:p>5893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2_IN2_MHB2_OUT_B30_LP_OPA</text:p>
          </table:table-cell>
          <table:table-cell table:formula="of:=&quot;Parameter[_&quot;&amp;[.D697]&amp;&quot;].ptd_Rslt&quot;" office:value-type="string" office:string-value="Parameter[_LF_Rej].ptd_Rslt" calcext:value-type="string">
            <text:p>Parameter[_LF_Rej].ptd_Rslt</text:p>
          </table:table-cell>
          <table:table-cell/>
          <table:table-cell office:value-type="string" calcext:value-type="string">
            <text:p>LF_Rej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94" calcext:value-type="float">
            <text:p>5894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2_IN2_MHB2_OUT_B30_LP_OPA</text:p>
          </table:table-cell>
          <table:table-cell table:formula="of:=&quot;Parameter[_&quot;&amp;[.D698]&amp;&quot;].ptd_Rslt&quot;" office:value-type="string" office:string-value="Parameter[_IIP2].ptd_Rslt" calcext:value-type="string">
            <text:p>Parameter[_IIP2].ptd_Rslt</text:p>
          </table:table-cell>
          <table:table-cell/>
          <table:table-cell office:value-type="string" calcext:value-type="string">
            <text:p>IIP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95" calcext:value-type="float">
            <text:p>5895</text:p>
          </table:table-cell>
          <table:table-cell table:number-columns-repeated="1014"/>
        </table:table-row>
        <table:table-row table:style-name="ro2">
          <table:table-cell table:style-name="ce57" office:value-type="string" calcext:value-type="string">
            <text:p>HB2_IN2_MHB2_OUT_B30_LP_OPA</text:p>
          </table:table-cell>
          <table:table-cell table:formula="of:=&quot;Parameter[_&quot;&amp;[.D699]&amp;&quot;].ptd_Rslt&quot;" office:value-type="string" office:string-value="Parameter[_IIP3].ptd_Rslt" calcext:value-type="string">
            <text:p>Parameter[_IIP3].ptd_Rslt</text:p>
          </table:table-cell>
          <table:table-cell/>
          <table:table-cell office:value-type="string" calcext:value-type="string">
            <text:p>IIP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868" calcext:value-type="float">
            <text:p>586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>
            <text:p>HB2_IN2_MHB2_OUT_B30_HG1_OPB</text:p>
          </table:table-cell>
          <table:table-cell table:formula="of:=&quot;Parameter[_&quot;&amp;[.D701]&amp;&quot;].ptd_Rslt&quot;" office:value-type="string" office:string-value="Parameter[_IDD].ptd_Rslt" calcext:value-type="string">
            <text:p>Parameter[_IDD].ptd_Rslt</text:p>
          </table:table-cell>
          <table:table-cell/>
          <table:table-cell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879" calcext:value-type="float">
            <text:p>5879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HB2_IN2_MHB2_OUT_B30_HG1_OPB</text:p>
          </table:table-cell>
          <table:table-cell table:formula="of:=&quot;Parameter[_&quot;&amp;[.D702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870" calcext:value-type="float">
            <text:p>58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HB2_IN2_MHB3_OUT_B30_HG1_OPA</text:p>
          </table:table-cell>
          <table:table-cell table:formula="of:=&quot;Parameter[_&quot;&amp;[.D704]&amp;&quot;].ptd_Rslt&quot;" office:value-type="string" office:string-value="Parameter[_Gain_MUX].ptd_Rslt" calcext:value-type="string">
            <text:p>Parameter[_Gain_MUX].ptd_Rslt</text:p>
          </table:table-cell>
          <table:table-cell/>
          <table:table-cell office:value-type="string" calcext:value-type="string">
            <text:p>Gain_MU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900" calcext:value-type="float">
            <text:p>59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MUX_IN1_MHB3_OUT_B23_HG0_OPA</text:p>
          </table:table-cell>
          <table:table-cell table:formula="of:=&quot;Parameter[_&quot;&amp;[.D706]&amp;&quot;].ptd_Rslt&quot;" office:value-type="string" office:string-value="Parameter[_Gain_HG0].ptd_Rslt" calcext:value-type="string">
            <text:p>Parameter[_Gain_HG0].ptd_Rslt</text:p>
          </table:table-cell>
          <table:table-cell/>
          <table:table-cell table:style-name="ce61" office:value-type="string" calcext:value-type="string">
            <text:p>Gain_HG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961" calcext:value-type="float">
            <text:p>596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61"/>
          <table:table-cell table:number-columns-repeated="1020"/>
        </table:table-row>
        <table:table-row table:style-name="ro2">
          <table:table-cell table:style-name="ce54" office:value-type="string" calcext:value-type="string">
            <text:p>MUX_IN1_MHB3_OUT_B23_HG1_OPA</text:p>
          </table:table-cell>
          <table:table-cell table:formula="of:=&quot;Parameter[_&quot;&amp;[.D708]&amp;&quot;].ptd_Rslt&quot;" office:value-type="string" office:string-value="Parameter[_IDD].ptd_Rslt" calcext:value-type="string">
            <text:p>Parameter[_IDD].ptd_Rslt</text:p>
          </table:table-cell>
          <table:table-cell/>
          <table:table-cell table:style-name="ce61" office:value-type="string" calcext:value-type="string">
            <text:p>ID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float" office:value="5959" calcext:value-type="float">
            <text:p>5959</text:p>
          </table:table-cell>
          <table:table-cell table:number-columns-repeated="1014"/>
        </table:table-row>
        <table:table-row table:style-name="ro2">
          <table:table-cell table:style-name="ce54" office:value-type="string" calcext:value-type="string">
            <text:p>MUX_IN1_MHB3_OUT_B23_HG1_OPA</text:p>
          </table:table-cell>
          <table:table-cell table:formula="of:=&quot;Parameter[_&quot;&amp;[.D709]&amp;&quot;].ptd_Rslt&quot;" office:value-type="string" office:string-value="Parameter[_Gain_HG1].ptd_Rslt" calcext:value-type="string">
            <text:p>Parameter[_Gain_HG1].ptd_Rslt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style-name="ce63" office:value-type="float" office:value="5950" calcext:value-type="float">
            <text:p>59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>
          <table:table-cell table:style-name="ce46" office:value-type="string" calcext:value-type="string">
            <text:p>LB1_IN1_LB_OUT_B5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00" calcext:value-type="float">
            <text:p>60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B1_IN2_LB_OUT_B28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10" calcext:value-type="float">
            <text:p>601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B1_IN3_LB_OUT_B8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20" calcext:value-type="float">
            <text:p>60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B1_IN4_LB_OUT_B13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30" calcext:value-type="float">
            <text:p>603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B1_IN5_LB_OUT_B20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40" calcext:value-type="float">
            <text:p>604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B1_IN1_MHB1_OUT_B40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50" calcext:value-type="float">
            <text:p>60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B1_IN2_MHB1_OUT_B3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60" calcext:value-type="float">
            <text:p>606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B1_IN3_MHB1_OUT_B1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70" calcext:value-type="float">
            <text:p>60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MB1_IN2_MHB3_OUT_B3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80" calcext:value-type="float">
            <text:p>608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B2_IN1_MHB2_OUT_B2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090" calcext:value-type="float">
            <text:p>609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B2_IN2_MHB2_OUT_B11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00" calcext:value-type="float">
            <text:p>61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B2_IN3_MHB2_OUT_B39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10" calcext:value-type="float">
            <text:p>611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MB2_IN2_MHB3_OUT_B11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20" calcext:value-type="float">
            <text:p>612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HB1_IN1_MHB1_OUT_B41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30" calcext:value-type="float">
            <text:p>613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HB1_IN2_MHB1_OUT_B40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40" calcext:value-type="float">
            <text:p>614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HB1_IN2_MHB3_OUT_B40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50" calcext:value-type="float">
            <text:p>61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HB2_IN1_MHB2_OUT_B38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60" calcext:value-type="float">
            <text:p>616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HB2_IN2_MHB2_OUT_B30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70" calcext:value-type="float">
            <text:p>61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2" office:value-type="string" calcext:value-type="string">
            <text:p>HB2_IN2_MHB3_OUT_B30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80" calcext:value-type="float">
            <text:p>618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MUX_IN1_MHB3_OUT_B23_HG1_OPA_Power_Servo</text:p>
          </table:table-cell>
          <table:table-cell office:value-type="string" calcext:value-type="string">
            <text:p>ptd</text:p>
          </table:table-cell>
          <table:table-cell/>
          <table:table-cell office:value-type="string" calcext:value-type="string">
            <text:p>Gain_HG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6190" calcext:value-type="float">
            <text:p>6190</text:p>
          </table:table-cell>
          <table:table-cell table:number-columns-repeated="1014"/>
        </table:table-row>
        <table:table-row table:style-name="ro2" table:number-rows-repeated="1047803">
          <table:table-cell table:number-columns-repeated="1024"/>
        </table:table-row>
        <table:table-row table:style-name="ro10" table:number-rows-repeated="2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file" table:style-name="ta5">
        <table:table-column table:style-name="co12" table:default-cell-style-name="ce78"/>
        <table:table-column table:style-name="co13" table:default-cell-style-name="ce78"/>
        <table:table-column table:style-name="co19" table:default-cell-style-name="ce78"/>
        <table:table-column table:style-name="co20" table:number-columns-repeated="2" table:default-cell-style-name="ce78"/>
        <table:table-column table:style-name="co25" table:number-columns-repeated="5" table:default-cell-style-name="ce78"/>
        <table:table-column table:style-name="co26" table:default-cell-style-name="ce78"/>
        <table:table-column table:style-name="co27" table:default-cell-style-name="ce78"/>
        <table:table-column table:style-name="co6" table:number-columns-repeated="1012" table:default-cell-style-name="ce78"/>
        <table:table-row table:style-name="ro1">
          <table:table-cell table:style-name="ce77" office:value-type="string" calcext:value-type="string" table:number-columns-spanned="1" table:number-rows-spanned="2">
            <text:p>Test Suite</text:p>
          </table:table-cell>
          <table:table-cell table:style-name="ce77" office:value-type="string" calcext:value-type="string" table:number-columns-spanned="1" table:number-rows-spanned="2">
            <text:p>Parameter Group Collection</text:p>
          </table:table-cell>
          <table:table-cell table:style-name="ce81" office:value-type="string" calcext:value-type="string" table:number-columns-spanned="1" table:number-rows-spanned="2">
            <text:p>Parameter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style-name="ce77" office:value-type="string" calcext:value-type="string" table:number-columns-spanned="1" table:number-rows-spanned="2">
            <text:p>Value</text:p>
          </table:table-cell>
          <table:table-cell table:number-columns-repeated="848"/>
        </table:table-row>
        <table:table-row table:style-name="ro1">
          <table:covered-table-cell table:number-columns-repeated="176"/>
          <table:table-cell table:number-columns-repeated="848"/>
        </table:table-row>
        <table:table-row table:style-name="ro1">
          <table:table-cell table:style-name="ce37" office:value-type="string" calcext:value-type="string">
            <text:p>LB1_IN1_LB_OUT_B5_HG0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1_LB_OUT_B5_HG0_OPA</text:p>
          </table:table-cell>
          <table:table-cell table:style-name="ce36" table:formula="of:=[.B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LB1_IN1_LB_OUT_B5_HG0_OPA</text:p>
          </table:table-cell>
          <table:table-cell table:style-name="ce36" table:formula="of:=&quot;Parameter[&quot;&amp;&quot;_&quot;&amp;[.D5]&amp;&quot;,_&quot;&amp;[.E5]&amp;&quot;,_&quot;&amp;[.F5]&amp;&quot;,_&quot;&amp;[.G5]&amp;&quot;,_&quot;&amp;[.H5]&amp;[.I6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0</text:p>
          </table:table-cell>
          <table:table-cell table:style-name="ce36" office:value-type="string" calcext:value-type="string">
            <text:p>NF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P1d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1_LB_OUT_B5_HG0_OPA</text:p>
          </table:table-cell>
          <table:table-cell table:style-name="ce36" table:formula="of:=[.B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81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36.5e6</text:p>
          </table:table-cell>
          <table:table-cell table:style-name="ce82" office:value-type="string" calcext:value-type="string">
            <text:p>881.5e6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1_LB_OUT_B5_HG0_OPA</text:p>
          </table:table-cell>
          <table:table-cell table:style-name="ce36" table:formula="of:=[.B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style-name="ce36" office:value-type="string" calcext:value-type="string">
            <text:p>836.5e6</text:p>
          </table:table-cell>
          <table:table-cell table:style-name="ce36" office:value-type="string" calcext:value-type="string">
            <text:p>859e6</text:p>
          </table:table-cell>
          <table:table-cell table:style-name="ce36"/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1_LB_OUT_B5_HG0_OPA</text:p>
          </table:table-cell>
          <table:table-cell table:style-name="ce36" table:formula="of:=[.B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1_LB_OUT_B5_HG0_OPA</text:p>
          </table:table-cell>
          <table:table-cell table:style-name="ce36" table:formula="of:=[.B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60" calcext:value-type="float">
            <text:p>-6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1_LB_OUT_B5_HG0_OPA</text:p>
          </table:table-cell>
          <table:table-cell table:style-name="ce36" table:formula="of:=[.B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1_LB_OUT_B5_HG0_OPA</text:p>
          </table:table-cell>
          <table:table-cell table:style-name="ce36" table:formula="of:=[.B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LB1_IN1_LB_OUT_B5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8" office:value-type="string" calcext:value-type="string">
            <text:p>LB1_IN1_LB_OUT_B5_HG1_OPA</text:p>
          </table:table-cell>
          <table:table-cell table:style-name="ce36" table:formula="of:=[.B1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/>
          <table:table-cell table:number-columns-repeated="1009"/>
        </table:table-row>
        <table:table-row table:style-name="ro1">
          <table:table-cell table:style-name="ce38" office:value-type="string" calcext:value-type="string">
            <text:p>LB1_IN1_LB_OUT_B5_HG1_OPA</text:p>
          </table:table-cell>
          <table:table-cell table:style-name="ce36" table:formula="of:=&quot;Parameter[&quot;&amp;&quot;_&quot;&amp;[.D15]&amp;&quot;,_&quot;&amp;[.E15]&amp;&quot;,_&quot;&amp;[.F15]&amp;&quot;,_&quot;&amp;[.G15]&amp;&quot;,_&quot;&amp;[.H15]&amp;&quot;,_&quot;&amp;[.I15]&amp;&quot;,_&quot;&amp;[.J15]&amp;&quot;,_&quot;&amp;[.K15]&amp;&quot;,_&quot;&amp;[.L15]&amp;&quot;,_&quot;&amp;[.M15]&amp;&quot;,_&quot;&amp;[.N15]&amp;&quot;]&quot;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38" office:value-type="string" calcext:value-type="string">
            <text:p>LB1_IN1_LB_OUT_B5_HG1_OPA</text:p>
          </table:table-cell>
          <table:table-cell table:style-name="ce36" table:formula="of:=[.B1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881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36.5e6</text:p>
          </table:table-cell>
          <table:table-cell table:style-name="ce82" office:value-type="string" calcext:value-type="string">
            <text:p>881.5e6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1_LB_OUT_B5_HG1_OPA</text:p>
          </table:table-cell>
          <table:table-cell table:style-name="ce36" table:formula="of:=[.B1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7"/>
          <table:table-cell table:style-name="Default"/>
          <table:table-cell table:style-name="ce36" office:value-type="string" calcext:value-type="string">
            <text:p>836.5e6</text:p>
          </table:table-cell>
          <table:table-cell table:style-name="ce36" office:value-type="string" calcext:value-type="string">
            <text:p>859e6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LB1_IN1_LB_OUT_B5_HG1_OPA</text:p>
          </table:table-cell>
          <table:table-cell table:style-name="ce36" table:formula="of:=[.B1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1_LB_OUT_B5_HG1_OPA</text:p>
          </table:table-cell>
          <table:table-cell table:style-name="ce36" table:formula="of:=[.B1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1_LB_OUT_B5_HG1_OPA</text:p>
          </table:table-cell>
          <table:table-cell table:style-name="ce36" table:formula="of:=[.B1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table:number-columns-repeated="4"/>
          <table:table-cell table:number-columns-repeated="1010"/>
        </table:table-row>
        <table:table-row table:style-name="ro1">
          <table:table-cell table:style-name="ce38" office:value-type="string" calcext:value-type="string">
            <text:p>LB1_IN1_LB_OUT_B5_HG1_OPA</text:p>
          </table:table-cell>
          <table:table-cell table:style-name="ce36" table:formula="of:=[.B1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style-name="Default"/>
          <table:table-cell/>
          <table:table-cell table:style-name="ce36"/>
          <table:table-cell table:number-columns-repeated="1011"/>
        </table:table-row>
        <table:table-row table:style-name="ro1">
          <table:table-cell table:number-columns-repeated="4"/>
          <table:table-cell table:style-name="ce85"/>
          <table:table-cell table:number-columns-repeated="1019"/>
        </table:table-row>
        <table:table-row table:style-name="ro1">
          <table:table-cell table:style-name="ce39" office:value-type="string" calcext:value-type="string">
            <text:p>LB1_IN1_LB_OUT_B5_HG2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B1_IN1_LB_OUT_B5_HG2_OPA</text:p>
          </table:table-cell>
          <table:table-cell table:style-name="ce36" table:formula="of:=[.B2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1_LB_OUT_B5_HG2_OPA</text:p>
          </table:table-cell>
          <table:table-cell table:style-name="ce36" table:formula="of:=&quot;Parameter[&quot;&amp;&quot;_&quot;&amp;[.D25]&amp;&quot;,_&quot;&amp;[.E25]&amp;&quot;,_&quot;&amp;[.F25]&amp;&quot;,_&quot;&amp;[.G25]&amp;&quot;,_&quot;&amp;[.H25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2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1_LB_OUT_B5_HG2_OPA</text:p>
          </table:table-cell>
          <table:table-cell table:style-name="ce36" table:formula="of:=[.B2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81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36.5e6</text:p>
          </table:table-cell>
          <table:table-cell table:style-name="ce82" office:value-type="string" calcext:value-type="string">
            <text:p>881.5e6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1_LB_OUT_B5_HG2_OPA</text:p>
          </table:table-cell>
          <table:table-cell table:style-name="ce36" table:formula="of:=[.B2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2</text:p>
          </table:table-cell>
          <table:table-cell table:number-columns-repeated="2"/>
          <table:table-cell table:style-name="ce36" office:value-type="string" calcext:value-type="string">
            <text:p>836.5e6</text:p>
          </table:table-cell>
          <table:table-cell table:style-name="ce36" office:value-type="string" calcext:value-type="string">
            <text:p>859e6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LB1_IN1_LB_OUT_B5_HG2_OPA</text:p>
          </table:table-cell>
          <table:table-cell table:style-name="ce36" table:formula="of:=[.B2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1_LB_OUT_B5_HG2_OPA</text:p>
          </table:table-cell>
          <table:table-cell table:style-name="ce36" table:formula="of:=[.B2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1_LB_OUT_B5_HG2_OPA</text:p>
          </table:table-cell>
          <table:table-cell table:style-name="ce36" table:formula="of:=[.B2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LB1_IN1_LB_OUT_B5_HG2_OPA</text:p>
          </table:table-cell>
          <table:table-cell table:style-name="ce36" table:formula="of:=[.B2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1_LB_OUT_B5_LG3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1_LB_OUT_B5_LG3_OPA</text:p>
          </table:table-cell>
          <table:table-cell table:style-name="ce36" table:formula="of:=[.B3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3_OPA</text:p>
          </table:table-cell>
          <table:table-cell table:style-name="ce36" table:formula="of:=&quot;Parameter[&quot;&amp;&quot;_&quot;&amp;[.D35]&amp;&quot;,_&quot;&amp;[.E35]&amp;&quot;,_&quot;&amp;[.F35]&amp;&quot;,_&quot;&amp;[.G35]&amp;&quot;,_&quot;&amp;[.H35]&amp;&quot;]&quot;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3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3_OPA</text:p>
          </table:table-cell>
          <table:table-cell table:style-name="ce36" table:formula="of:=[.B3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81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36.5e6</text:p>
          </table:table-cell>
          <table:table-cell table:style-name="ce82" office:value-type="string" calcext:value-type="string">
            <text:p>881.5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3_OPA</text:p>
          </table:table-cell>
          <table:table-cell table:style-name="ce36" table:formula="of:=[.B3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style-name="ce36" office:value-type="string" calcext:value-type="string">
            <text:p>836.5e6</text:p>
          </table:table-cell>
          <table:table-cell table:style-name="ce36" office:value-type="string" calcext:value-type="string">
            <text:p>859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1_LB_OUT_B5_LG3_OPA</text:p>
          </table:table-cell>
          <table:table-cell table:style-name="ce36" table:formula="of:=[.B3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3_OPA</text:p>
          </table:table-cell>
          <table:table-cell table:style-name="ce36" table:formula="of:=[.B3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3_OPA</text:p>
          </table:table-cell>
          <table:table-cell table:style-name="ce36" table:formula="of:=[.B3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3_OPA</text:p>
          </table:table-cell>
          <table:table-cell table:style-name="ce36" table:formula="of:=[.B3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1_LB_OUT_B5_LG4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1_LB_OUT_B5_LG4_OPA</text:p>
          </table:table-cell>
          <table:table-cell table:style-name="ce36" table:formula="of:=[.B4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4_OPA</text:p>
          </table:table-cell>
          <table:table-cell table:style-name="ce36" table:formula="of:=&quot;Parameter[&quot;&amp;&quot;_&quot;&amp;[.D45]&amp;&quot;,_&quot;&amp;[.E45]&amp;&quot;,_&quot;&amp;[.F45]&amp;&quot;,_&quot;&amp;[.G45]&amp;&quot;,_&quot;&amp;[.H45]&amp;&quot;]&quot;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4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4_OPA</text:p>
          </table:table-cell>
          <table:table-cell table:style-name="ce36" table:formula="of:=[.B4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81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36.5e6</text:p>
          </table:table-cell>
          <table:table-cell table:style-name="ce82" office:value-type="string" calcext:value-type="string">
            <text:p>881.5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4_OPA</text:p>
          </table:table-cell>
          <table:table-cell table:style-name="ce36" table:formula="of:=[.B4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style-name="ce36" office:value-type="string" calcext:value-type="string">
            <text:p>836.5e6</text:p>
          </table:table-cell>
          <table:table-cell table:style-name="ce36" office:value-type="string" calcext:value-type="string">
            <text:p>859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1_LB_OUT_B5_LG4_OPA</text:p>
          </table:table-cell>
          <table:table-cell table:style-name="ce36" table:formula="of:=[.B4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4_OPA</text:p>
          </table:table-cell>
          <table:table-cell table:style-name="ce36" table:formula="of:=[.B4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4_OPA</text:p>
          </table:table-cell>
          <table:table-cell table:style-name="ce36" table:formula="of:=[.B4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1_LB_OUT_B5_LG4_OPA</text:p>
          </table:table-cell>
          <table:table-cell table:style-name="ce36" table:formula="of:=[.B4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LB1_IN1_LB_OUT_B5_LP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LB1_IN1_LB_OUT_B5_LP_OPA</text:p>
          </table:table-cell>
          <table:table-cell table:style-name="ce36" table:formula="of:=[.B5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1_LB_OUT_B5_LP_OPA</text:p>
          </table:table-cell>
          <table:table-cell table:style-name="ce36" table:formula="of:=&quot;Parameter[&quot;&amp;&quot;_&quot;&amp;[.D55]&amp;&quot;,_&quot;&amp;[.E55]&amp;&quot;,_&quot;&amp;[.F55]&amp;&quot;,_&quot;&amp;[.G55]&amp;&quot;,_&quot;&amp;[.H55]&amp;&quot;,_&quot;&amp;[.I55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MLP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LF_Rej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1_LB_OUT_B5_LP_OPA</text:p>
          </table:table-cell>
          <table:table-cell table:style-name="ce36" table:formula="of:=[.B5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881.5e6</text:p>
          </table:table-cell>
          <table:table-cell table:number-columns-repeated="2" table:style-name="ce82" office:value-type="string" calcext:value-type="string">
            <text:p>45e6</text:p>
          </table:table-cell>
          <table:table-cell table:style-name="ce36" office:value-type="string" calcext:value-type="string">
            <text:p>836.5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1_LB_OUT_B5_LP_OPA</text:p>
          </table:table-cell>
          <table:table-cell table:style-name="ce36" table:formula="of:=[.B5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3"/>
          <table:table-cell/>
          <table:table-cell table:style-name="ce36" office:value-type="string" calcext:value-type="string">
            <text:p>836.5e6</text:p>
          </table:table-cell>
          <table:table-cell table:style-name="ce36" office:value-type="string" calcext:value-type="string">
            <text:p>859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1_LB_OUT_B5_LP_OPA</text:p>
          </table:table-cell>
          <table:table-cell table:style-name="ce36" table:formula="of:=[.B5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3" table:style-name="ce36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1_LB_OUT_B5_LP_OPA</text:p>
          </table:table-cell>
          <table:table-cell table:style-name="ce36" table:formula="of:=[.B5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-10" calcext:value-type="float">
            <text:p>-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1_LB_OUT_B5_LP_OPA</text:p>
          </table:table-cell>
          <table:table-cell table:style-name="ce36" table:formula="of:=[.B5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1015"/>
        </table:table-row>
        <table:table-row table:style-name="ro1">
          <table:table-cell table:style-name="ce41" office:value-type="string" calcext:value-type="string">
            <text:p>LB1_IN1_LB_OUT_B5_LP_OPA</text:p>
          </table:table-cell>
          <table:table-cell table:style-name="ce36" table:formula="of:=[.B5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LB1_IN1_LB_OUT_B5_HG1_OPB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1_LB_OUT_B5_HG1_OPB</text:p>
          </table:table-cell>
          <table:table-cell table:style-name="ce36" table:formula="of:=[.B6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1_LB_OUT_B5_HG1_OPB</text:p>
          </table:table-cell>
          <table:table-cell table:style-name="ce36" table:formula="of:=&quot;Parameter[&quot;&amp;&quot;_&quot;&amp;[.D65]&amp;&quot;,_&quot;&amp;[.E65]&amp;&quot;]&quot;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1_LB_OUT_B5_HG1_OPB</text:p>
          </table:table-cell>
          <table:table-cell table:style-name="ce36" table:formula="of:=[.B6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81.5e6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1_LB_OUT_B5_HG1_OPB</text:p>
          </table:table-cell>
          <table:table-cell table:style-name="ce36" table:formula="of:=[.B6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1_LB_OUT_B5_HG1_OPB</text:p>
          </table:table-cell>
          <table:table-cell table:style-name="ce36" table:formula="of:=[.B6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1_LB_OUT_B5_HG1_OPB</text:p>
          </table:table-cell>
          <table:table-cell table:style-name="ce36" table:formula="of:=[.B6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1_LB_OUT_B5_HG1_OPB</text:p>
          </table:table-cell>
          <table:table-cell table:style-name="ce36" table:formula="of:=[.B6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1_LB_OUT_B5_HG1_OPB</text:p>
          </table:table-cell>
          <table:table-cell table:style-name="ce36" table:formula="of:=[.B6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LB1_IN2_LB_OUT_B28_HG0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2_LB_OUT_B28_HG0_OPA</text:p>
          </table:table-cell>
          <table:table-cell table:style-name="ce36" table:formula="of:=[.B7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LB1_IN2_LB_OUT_B28_HG0_OPA</text:p>
          </table:table-cell>
          <table:table-cell table:style-name="ce36" table:formula="of:=&quot;Parameter[&quot;&amp;&quot;_&quot;&amp;[.D75]&amp;&quot;,_&quot;&amp;[.E75]&amp;&quot;,_&quot;&amp;[.F75]&amp;&quot;,_&quot;&amp;[.G75]&amp;&quot;,_&quot;&amp;[.H75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0</text:p>
          </table:table-cell>
          <table:table-cell table:style-name="ce36" office:value-type="string" calcext:value-type="string">
            <text:p>NF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P1dB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2_LB_OUT_B28_HG0_OPA</text:p>
          </table:table-cell>
          <table:table-cell table:style-name="ce36" table:formula="of:=[.B7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80.5e6</text:p>
          </table:table-cell>
          <table:table-cell table:style-name="ce82" office:value-type="string" calcext:value-type="string">
            <text:p>55e6</text:p>
          </table:table-cell>
          <table:table-cell table:style-name="ce36" office:value-type="string" calcext:value-type="string">
            <text:p>725.5e6</text:p>
          </table:table-cell>
          <table:table-cell table:style-name="ce82" office:value-type="string" calcext:value-type="string">
            <text:p>780.5e6</text:p>
          </table:table-cell>
          <table:table-cell table:style-name="ce82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2_LB_OUT_B28_HG0_OPA</text:p>
          </table:table-cell>
          <table:table-cell table:style-name="ce36" table:formula="of:=[.B7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725.5e6</text:p>
          </table:table-cell>
          <table:table-cell table:style-name="ce36" office:value-type="string" calcext:value-type="string">
            <text:p>753e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2_LB_OUT_B28_HG0_OPA</text:p>
          </table:table-cell>
          <table:table-cell table:style-name="ce36" table:formula="of:=[.B7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2_LB_OUT_B28_HG0_OPA</text:p>
          </table:table-cell>
          <table:table-cell table:style-name="ce36" table:formula="of:=[.B7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2_LB_OUT_B28_HG0_OPA</text:p>
          </table:table-cell>
          <table:table-cell table:style-name="ce36" table:formula="of:=[.B7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2_LB_OUT_B28_HG0_OPA</text:p>
          </table:table-cell>
          <table:table-cell table:style-name="ce36" table:formula="of:=[.B7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LB1_IN2_LB_OUT_B28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8" office:value-type="string" calcext:value-type="string">
            <text:p>LB1_IN2_LB_OUT_B28_HG1_OPA</text:p>
          </table:table-cell>
          <table:table-cell table:style-name="ce36" table:formula="of:=[.B8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2_LB_OUT_B28_HG1_OPA</text:p>
          </table:table-cell>
          <table:table-cell table:style-name="ce36" table:formula="of:=&quot;Parameter[&quot;&amp;&quot;_&quot;&amp;[.D85]&amp;&quot;,_&quot;&amp;[.E85]&amp;&quot;,_&quot;&amp;[.F85]&amp;&quot;,_&quot;&amp;[.G85]&amp;&quot;,_&quot;&amp;[.H85]&amp;&quot;,_&quot;&amp;[.I85]&amp;&quot;,_&quot;&amp;[.J85]&amp;&quot;,_&quot;&amp;[.K85]&amp;&quot;,_&quot;&amp;[.L85]&amp;&quot;,_&quot;&amp;[.M85]&amp;&quot;,_&quot;&amp;[.N85]&amp;&quot;,_&quot;&amp;[.O85]&amp;&quot;]&quot;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Default" office:value-type="string" calcext:value-type="string">
            <text:p>H3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2_LB_OUT_B28_HG1_OPA</text:p>
          </table:table-cell>
          <table:table-cell table:style-name="ce36" table:formula="of:=[.B8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9" table:style-name="ce82" office:value-type="string" calcext:value-type="string">
            <text:p>780.5e6</text:p>
          </table:table-cell>
          <table:table-cell table:style-name="ce82" office:value-type="string" calcext:value-type="string">
            <text:p>55e6</text:p>
          </table:table-cell>
          <table:table-cell table:style-name="ce36" office:value-type="string" calcext:value-type="string">
            <text:p>725.5e6</text:p>
          </table:table-cell>
          <table:table-cell table:style-name="ce82" office:value-type="string" calcext:value-type="string">
            <text:p>780.5e6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2_LB_OUT_B28_HG1_OPA</text:p>
          </table:table-cell>
          <table:table-cell table:style-name="ce36" table:formula="of:=[.B8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5"/>
          <table:table-cell table:number-columns-repeated="4"/>
          <table:table-cell table:style-name="ce36" office:value-type="string" calcext:value-type="string">
            <text:p>725.5e6</text:p>
          </table:table-cell>
          <table:table-cell table:style-name="ce36" office:value-type="string" calcext:value-type="string">
            <text:p>753e6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2_LB_OUT_B28_HG1_OPA</text:p>
          </table:table-cell>
          <table:table-cell table:style-name="ce36" table:formula="of:=[.B8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 office:value-type="float" office:value="-30" calcext:value-type="float">
            <text:p>-30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2_LB_OUT_B28_HG1_OPA</text:p>
          </table:table-cell>
          <table:table-cell table:style-name="ce36" table:formula="of:=[.B8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2_LB_OUT_B28_HG1_OPA</text:p>
          </table:table-cell>
          <table:table-cell table:style-name="ce36" table:formula="of:=[.B8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4"/>
          <table:table-cell table:number-columns-repeated="1009"/>
        </table:table-row>
        <table:table-row table:style-name="ro1">
          <table:table-cell table:style-name="ce38" office:value-type="string" calcext:value-type="string">
            <text:p>LB1_IN2_LB_OUT_B28_HG1_OPA</text:p>
          </table:table-cell>
          <table:table-cell table:style-name="ce36" table:formula="of:=[.B8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5"/>
          <table:table-cell/>
          <table:table-cell table:style-name="ce87" office:value-type="string" calcext:value-type="string">
            <text:p>POR15dB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85"/>
          <table:table-cell table:number-columns-repeated="1019"/>
        </table:table-row>
        <table:table-row table:style-name="ro1">
          <table:table-cell table:style-name="ce39" office:value-type="string" calcext:value-type="string">
            <text:p>LB1_IN2_LB_OUT_B28_HG2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B1_IN2_LB_OUT_B28_HG2_OPA</text:p>
          </table:table-cell>
          <table:table-cell table:style-name="ce36" table:formula="of:=[.B9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2_LB_OUT_B28_HG2_OPA</text:p>
          </table:table-cell>
          <table:table-cell table:style-name="ce36" table:formula="of:=&quot;Parameter[&quot;&amp;&quot;_&quot;&amp;[.D95]&amp;&quot;,_&quot;&amp;[.E95]&amp;&quot;,_&quot;&amp;[.F95]&amp;&quot;,_&quot;&amp;[.G95]&amp;&quot;,_&quot;&amp;[.H95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2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2_LB_OUT_B28_HG2_OPA</text:p>
          </table:table-cell>
          <table:table-cell table:style-name="ce36" table:formula="of:=[.B9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80.5e6</text:p>
          </table:table-cell>
          <table:table-cell table:style-name="ce82" office:value-type="string" calcext:value-type="string">
            <text:p>55e6</text:p>
          </table:table-cell>
          <table:table-cell table:style-name="ce36" office:value-type="string" calcext:value-type="string">
            <text:p>725.5e6</text:p>
          </table:table-cell>
          <table:table-cell table:style-name="ce82" office:value-type="string" calcext:value-type="string">
            <text:p>780.5e6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2_LB_OUT_B28_HG2_OPA</text:p>
          </table:table-cell>
          <table:table-cell table:style-name="ce36" table:formula="of:=[.B9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2</text:p>
          </table:table-cell>
          <table:table-cell table:number-columns-repeated="2"/>
          <table:table-cell table:style-name="ce36" office:value-type="string" calcext:value-type="string">
            <text:p>725.5e6</text:p>
          </table:table-cell>
          <table:table-cell table:style-name="ce36" office:value-type="string" calcext:value-type="string">
            <text:p>753e6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LB1_IN2_LB_OUT_B28_HG2_OPA</text:p>
          </table:table-cell>
          <table:table-cell table:style-name="ce36" table:formula="of:=[.B9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2_LB_OUT_B28_HG2_OPA</text:p>
          </table:table-cell>
          <table:table-cell table:style-name="ce36" table:formula="of:=[.B9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2_LB_OUT_B28_HG2_OPA</text:p>
          </table:table-cell>
          <table:table-cell table:style-name="ce36" table:formula="of:=[.B9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LB1_IN2_LB_OUT_B28_HG2_OPA</text:p>
          </table:table-cell>
          <table:table-cell table:style-name="ce36" table:formula="of:=[.B9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2_LB_OUT_B28_LG3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2_LB_OUT_B28_LG3_OPA</text:p>
          </table:table-cell>
          <table:table-cell table:style-name="ce36" table:formula="of:=[.B10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3_OPA</text:p>
          </table:table-cell>
          <table:table-cell table:style-name="ce36" table:formula="of:=&quot;Parameter[&quot;&amp;&quot;_&quot;&amp;[.D105]&amp;&quot;,_&quot;&amp;[.E105]&amp;&quot;,_&quot;&amp;[.F105]&amp;&quot;,_&quot;&amp;[.G105]&amp;&quot;,_&quot;&amp;[.H105]&amp;&quot;]&quot;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3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3_OPA</text:p>
          </table:table-cell>
          <table:table-cell table:style-name="ce36" table:formula="of:=[.B10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80.5e6</text:p>
          </table:table-cell>
          <table:table-cell table:style-name="ce82" office:value-type="string" calcext:value-type="string">
            <text:p>55e6</text:p>
          </table:table-cell>
          <table:table-cell table:style-name="ce36" office:value-type="string" calcext:value-type="string">
            <text:p>725.5e6</text:p>
          </table:table-cell>
          <table:table-cell table:style-name="ce82" office:value-type="string" calcext:value-type="string">
            <text:p>780.5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3_OPA</text:p>
          </table:table-cell>
          <table:table-cell table:style-name="ce36" table:formula="of:=[.B10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style-name="ce36" office:value-type="string" calcext:value-type="string">
            <text:p>725.5e6</text:p>
          </table:table-cell>
          <table:table-cell table:style-name="ce36" office:value-type="string" calcext:value-type="string">
            <text:p>753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2_LB_OUT_B28_LG3_OPA</text:p>
          </table:table-cell>
          <table:table-cell table:style-name="ce36" table:formula="of:=[.B10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3_OPA</text:p>
          </table:table-cell>
          <table:table-cell table:style-name="ce36" table:formula="of:=[.B10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3_OPA</text:p>
          </table:table-cell>
          <table:table-cell table:style-name="ce36" table:formula="of:=[.B10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3_OPA</text:p>
          </table:table-cell>
          <table:table-cell table:style-name="ce36" table:formula="of:=[.B10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2_LB_OUT_B28_LG4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2_LB_OUT_B28_LG4_OPA</text:p>
          </table:table-cell>
          <table:table-cell table:style-name="ce36" table:formula="of:=[.B11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4_OPA</text:p>
          </table:table-cell>
          <table:table-cell table:style-name="ce36" table:formula="of:=&quot;Parameter[&quot;&amp;&quot;_&quot;&amp;[.D115]&amp;&quot;,_&quot;&amp;[.E115]&amp;&quot;,_&quot;&amp;[.F115]&amp;&quot;,_&quot;&amp;[.G115]&amp;&quot;,_&quot;&amp;[.H115]&amp;&quot;]&quot;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4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4_OPA</text:p>
          </table:table-cell>
          <table:table-cell table:style-name="ce36" table:formula="of:=[.B11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80.5e6</text:p>
          </table:table-cell>
          <table:table-cell table:style-name="ce82" office:value-type="string" calcext:value-type="string">
            <text:p>55e6</text:p>
          </table:table-cell>
          <table:table-cell table:style-name="ce36" office:value-type="string" calcext:value-type="string">
            <text:p>725.5e6</text:p>
          </table:table-cell>
          <table:table-cell table:style-name="ce82" office:value-type="string" calcext:value-type="string">
            <text:p>780.5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4_OPA</text:p>
          </table:table-cell>
          <table:table-cell table:style-name="ce36" table:formula="of:=[.B11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style-name="ce36" office:value-type="string" calcext:value-type="string">
            <text:p>725.5e6</text:p>
          </table:table-cell>
          <table:table-cell table:style-name="ce36" office:value-type="string" calcext:value-type="string">
            <text:p>753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2_LB_OUT_B28_LG4_OPA</text:p>
          </table:table-cell>
          <table:table-cell table:style-name="ce36" table:formula="of:=[.B11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4_OPA</text:p>
          </table:table-cell>
          <table:table-cell table:style-name="ce36" table:formula="of:=[.B11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4_OPA</text:p>
          </table:table-cell>
          <table:table-cell table:style-name="ce36" table:formula="of:=[.B11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2_LB_OUT_B28_LG4_OPA</text:p>
          </table:table-cell>
          <table:table-cell table:style-name="ce36" table:formula="of:=[.B11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LB1_IN2_LB_OUT_B28_LP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LB1_IN2_LB_OUT_B28_LP_OPA</text:p>
          </table:table-cell>
          <table:table-cell table:style-name="ce36" table:formula="of:=[.B12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2_LB_OUT_B28_LP_OPA</text:p>
          </table:table-cell>
          <table:table-cell table:style-name="ce36" table:formula="of:=&quot;Parameter[&quot;&amp;&quot;_&quot;&amp;[.D125]&amp;&quot;,_&quot;&amp;[.E125]&amp;&quot;,_&quot;&amp;[.F125]&amp;&quot;,_&quot;&amp;[.G125]&amp;&quot;,_&quot;&amp;[.H125]&amp;&quot;,_&quot;&amp;[.I125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MLP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LF_Rej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2_LB_OUT_B28_LP_OPA</text:p>
          </table:table-cell>
          <table:table-cell table:style-name="ce36" table:formula="of:=[.B12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780.5e6</text:p>
          </table:table-cell>
          <table:table-cell table:number-columns-repeated="2" table:style-name="ce82" office:value-type="string" calcext:value-type="string">
            <text:p>55e6</text:p>
          </table:table-cell>
          <table:table-cell table:style-name="ce36" office:value-type="string" calcext:value-type="string">
            <text:p>725.5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2_LB_OUT_B28_LP_OPA</text:p>
          </table:table-cell>
          <table:table-cell table:style-name="ce36" table:formula="of:=[.B12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3"/>
          <table:table-cell/>
          <table:table-cell table:style-name="ce36" office:value-type="string" calcext:value-type="string">
            <text:p>725.5e6</text:p>
          </table:table-cell>
          <table:table-cell table:style-name="ce36" office:value-type="string" calcext:value-type="string">
            <text:p>753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2_LB_OUT_B28_LP_OPA</text:p>
          </table:table-cell>
          <table:table-cell table:style-name="ce36" table:formula="of:=[.B12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3" table:style-name="ce36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2_LB_OUT_B28_LP_OPA</text:p>
          </table:table-cell>
          <table:table-cell table:style-name="ce36" table:formula="of:=[.B12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2_LB_OUT_B28_LP_OPA</text:p>
          </table:table-cell>
          <table:table-cell table:style-name="ce36" table:formula="of:=[.B12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1015"/>
        </table:table-row>
        <table:table-row table:style-name="ro1">
          <table:table-cell table:style-name="ce41" office:value-type="string" calcext:value-type="string">
            <text:p>LB1_IN2_LB_OUT_B28_LP_OPA</text:p>
          </table:table-cell>
          <table:table-cell table:style-name="ce36" table:formula="of:=[.B12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LB1_IN2_LB_OUT_B28_HG1_OPB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2_LB_OUT_B28_HG1_OPB</text:p>
          </table:table-cell>
          <table:table-cell table:style-name="ce36" table:formula="of:=[.B13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42" office:value-type="string" calcext:value-type="string">
            <text:p>LB1_IN2_LB_OUT_B28_HG1_OPB</text:p>
          </table:table-cell>
          <table:table-cell table:style-name="ce36" table:formula="of:=&quot;Parameter[&quot;&amp;&quot;_&quot;&amp;[.D135]&amp;&quot;,_&quot;&amp;[.E135]&amp;&quot;]&quot;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2_LB_OUT_B28_HG1_OPB</text:p>
          </table:table-cell>
          <table:table-cell table:style-name="ce36" table:formula="of:=[.B13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80.5e6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2_LB_OUT_B28_HG1_OPB</text:p>
          </table:table-cell>
          <table:table-cell table:style-name="ce36" table:formula="of:=[.B13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2_LB_OUT_B28_HG1_OPB</text:p>
          </table:table-cell>
          <table:table-cell table:style-name="ce36" table:formula="of:=[.B13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2_LB_OUT_B28_HG1_OPB</text:p>
          </table:table-cell>
          <table:table-cell table:style-name="ce36" table:formula="of:=[.B13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2_LB_OUT_B28_HG1_OPB</text:p>
          </table:table-cell>
          <table:table-cell table:style-name="ce36" table:formula="of:=[.B13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2_LB_OUT_B28_HG1_OPB</text:p>
          </table:table-cell>
          <table:table-cell table:style-name="ce36" table:formula="of:=[.B13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LB1_IN3_LB_OUT_B8_HG0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3_LB_OUT_B8_HG0_OPA</text:p>
          </table:table-cell>
          <table:table-cell table:style-name="ce36" table:formula="of:=[.B14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LB1_IN3_LB_OUT_B8_HG0_OPA</text:p>
          </table:table-cell>
          <table:table-cell table:style-name="ce36" table:formula="of:=&quot;Parameter[&quot;&amp;&quot;_&quot;&amp;[.D145]&amp;&quot;,_&quot;&amp;[.E145]&amp;&quot;,_&quot;&amp;[.F145]&amp;&quot;,_&quot;&amp;[.G145]&amp;&quot;,_&quot;&amp;[.H145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0</text:p>
          </table:table-cell>
          <table:table-cell table:style-name="ce36" office:value-type="string" calcext:value-type="string">
            <text:p>NF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P1dB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3_LB_OUT_B8_HG0_OPA</text:p>
          </table:table-cell>
          <table:table-cell table:style-name="ce36" table:formula="of:=[.B14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942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97.5e6</text:p>
          </table:table-cell>
          <table:table-cell table:style-name="ce82" office:value-type="string" calcext:value-type="string">
            <text:p>942.5e6</text:p>
          </table:table-cell>
          <table:table-cell table:style-name="ce82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3_LB_OUT_B8_HG0_OPA</text:p>
          </table:table-cell>
          <table:table-cell table:style-name="ce36" table:formula="of:=[.B14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897.5e6</text:p>
          </table:table-cell>
          <table:table-cell table:style-name="ce36" office:value-type="string" calcext:value-type="string">
            <text:p>920e6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LB1_IN3_LB_OUT_B8_HG0_OPA</text:p>
          </table:table-cell>
          <table:table-cell table:style-name="ce36" table:formula="of:=[.B14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3_LB_OUT_B8_HG0_OPA</text:p>
          </table:table-cell>
          <table:table-cell table:style-name="ce36" table:formula="of:=[.B14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3_LB_OUT_B8_HG0_OPA</text:p>
          </table:table-cell>
          <table:table-cell table:style-name="ce36" table:formula="of:=[.B14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3_LB_OUT_B8_HG0_OPA</text:p>
          </table:table-cell>
          <table:table-cell table:style-name="ce36" table:formula="of:=[.B14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LB1_IN3_LB_OUT_B8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8" office:value-type="string" calcext:value-type="string">
            <text:p>LB1_IN3_LB_OUT_B8_HG1_OPA</text:p>
          </table:table-cell>
          <table:table-cell table:style-name="ce36" table:formula="of:=[.B15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3_LB_OUT_B8_HG1_OPA</text:p>
          </table:table-cell>
          <table:table-cell table:style-name="ce36" table:formula="of:=&quot;Parameter[&quot;&amp;&quot;_&quot;&amp;[.D155]&amp;&quot;,_&quot;&amp;[.E155]&amp;&quot;,_&quot;&amp;[.F155]&amp;&quot;,_&quot;&amp;[.G155]&amp;&quot;,_&quot;&amp;[.H155]&amp;&quot;,_&quot;&amp;[.I155]&amp;&quot;,_&quot;&amp;[.J155]&amp;&quot;,_&quot;&amp;[.K155]&amp;&quot;,_&quot;&amp;[.L155]&amp;&quot;,_&quot;&amp;[.M155]&amp;&quot;,_&quot;&amp;[.N155]&amp;&quot;,_&quot;&amp;[.O155]&amp;&quot;]&quot;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Default" office:value-type="string" calcext:value-type="string">
            <text:p>H3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3_LB_OUT_B8_HG1_OPA</text:p>
          </table:table-cell>
          <table:table-cell table:style-name="ce36" table:formula="of:=[.B15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9" table:style-name="ce82" office:value-type="string" calcext:value-type="string">
            <text:p>942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97.5e6</text:p>
          </table:table-cell>
          <table:table-cell table:style-name="ce82" office:value-type="string" calcext:value-type="string">
            <text:p>942.5e6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3_LB_OUT_B8_HG1_OPA</text:p>
          </table:table-cell>
          <table:table-cell table:style-name="ce36" table:formula="of:=[.B15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7"/>
          <table:table-cell table:number-columns-repeated="2"/>
          <table:table-cell table:style-name="ce82" office:value-type="string" calcext:value-type="string">
            <text:p>897.5e6</text:p>
          </table:table-cell>
          <table:table-cell table:style-name="ce36" office:value-type="string" calcext:value-type="string">
            <text:p>920e6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3_LB_OUT_B8_HG1_OPA</text:p>
          </table:table-cell>
          <table:table-cell table:style-name="ce36" table:formula="of:=[.B15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 office:value-type="float" office:value="-30" calcext:value-type="float">
            <text:p>-30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3_LB_OUT_B8_HG1_OPA</text:p>
          </table:table-cell>
          <table:table-cell table:style-name="ce36" table:formula="of:=[.B15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B1_IN3_LB_OUT_B8_HG1_OPA</text:p>
          </table:table-cell>
          <table:table-cell table:style-name="ce36" table:formula="of:=[.B15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1010"/>
        </table:table-row>
        <table:table-row table:style-name="ro1">
          <table:table-cell table:style-name="ce38" office:value-type="string" calcext:value-type="string">
            <text:p>LB1_IN3_LB_OUT_B8_HG1_OPA</text:p>
          </table:table-cell>
          <table:table-cell table:style-name="ce36" table:formula="of:=[.B155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style-name="ce83" table:number-columns-repeated="4"/>
          <table:table-cell table:style-name="ce87" office:value-type="string" calcext:value-type="string">
            <text:p>POR15dB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85"/>
          <table:table-cell table:number-columns-repeated="1019"/>
        </table:table-row>
        <table:table-row table:style-name="ro1">
          <table:table-cell table:style-name="ce39" office:value-type="string" calcext:value-type="string">
            <text:p>LB1_IN3_LB_OUT_B8_HG2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B1_IN3_LB_OUT_B8_HG2_OPA</text:p>
          </table:table-cell>
          <table:table-cell table:style-name="ce36" table:formula="of:=[.B16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3_LB_OUT_B8_HG2_OPA</text:p>
          </table:table-cell>
          <table:table-cell table:style-name="ce36" table:formula="of:=&quot;Parameter[&quot;&amp;&quot;_&quot;&amp;[.D165]&amp;&quot;,_&quot;&amp;[.E165]&amp;&quot;,_&quot;&amp;[.F165]&amp;&quot;,_&quot;&amp;[.G165]&amp;&quot;,_&quot;&amp;[.H165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2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3_LB_OUT_B8_HG2_OPA</text:p>
          </table:table-cell>
          <table:table-cell table:style-name="ce36" table:formula="of:=[.B16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942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97.5e6</text:p>
          </table:table-cell>
          <table:table-cell table:style-name="ce82" office:value-type="string" calcext:value-type="string">
            <text:p>942.5e6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3_LB_OUT_B8_HG2_OPA</text:p>
          </table:table-cell>
          <table:table-cell table:style-name="ce36" table:formula="of:=[.B16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897.5e6</text:p>
          </table:table-cell>
          <table:table-cell table:style-name="ce36" office:value-type="string" calcext:value-type="string">
            <text:p>920e6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LB1_IN3_LB_OUT_B8_HG2_OPA</text:p>
          </table:table-cell>
          <table:table-cell table:style-name="ce36" table:formula="of:=[.B16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3_LB_OUT_B8_HG2_OPA</text:p>
          </table:table-cell>
          <table:table-cell table:style-name="ce36" table:formula="of:=[.B16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3_LB_OUT_B8_HG2_OPA</text:p>
          </table:table-cell>
          <table:table-cell table:style-name="ce36" table:formula="of:=[.B16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LB1_IN3_LB_OUT_B8_HG2_OPA</text:p>
          </table:table-cell>
          <table:table-cell table:style-name="ce36" table:formula="of:=[.B16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3_LB_OUT_B8_LG3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3_LB_OUT_B8_LG3_OPA</text:p>
          </table:table-cell>
          <table:table-cell table:style-name="ce36" table:formula="of:=[.B17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3_OPA</text:p>
          </table:table-cell>
          <table:table-cell table:style-name="ce36" table:formula="of:=&quot;Parameter[&quot;&amp;&quot;_&quot;&amp;[.D175]&amp;&quot;,_&quot;&amp;[.E175]&amp;&quot;,_&quot;&amp;[.F175]&amp;&quot;,_&quot;&amp;[.G175]&amp;&quot;,_&quot;&amp;[.H175]&amp;&quot;]&quot;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3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3_OPA</text:p>
          </table:table-cell>
          <table:table-cell table:style-name="ce36" table:formula="of:=[.B17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942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97.5e6</text:p>
          </table:table-cell>
          <table:table-cell table:style-name="ce82" office:value-type="string" calcext:value-type="string">
            <text:p>942.5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3_OPA</text:p>
          </table:table-cell>
          <table:table-cell table:style-name="ce36" table:formula="of:=[.B17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897.5e6</text:p>
          </table:table-cell>
          <table:table-cell table:style-name="ce36" office:value-type="string" calcext:value-type="string">
            <text:p>920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3_LB_OUT_B8_LG3_OPA</text:p>
          </table:table-cell>
          <table:table-cell table:style-name="ce36" table:formula="of:=[.B17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3_OPA</text:p>
          </table:table-cell>
          <table:table-cell table:style-name="ce36" table:formula="of:=[.B17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3_OPA</text:p>
          </table:table-cell>
          <table:table-cell table:style-name="ce36" table:formula="of:=[.B17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3_OPA</text:p>
          </table:table-cell>
          <table:table-cell table:style-name="ce36" table:formula="of:=[.B17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3_LB_OUT_B8_LG4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3_LB_OUT_B8_LG4_OPA</text:p>
          </table:table-cell>
          <table:table-cell table:style-name="ce36" table:formula="of:=[.B18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4_OPA</text:p>
          </table:table-cell>
          <table:table-cell table:style-name="ce36" table:formula="of:=&quot;Parameter[&quot;&amp;&quot;_&quot;&amp;[.D185]&amp;&quot;,_&quot;&amp;[.E185]&amp;&quot;,_&quot;&amp;[.F185]&amp;&quot;,_&quot;&amp;[.G185]&amp;&quot;,_&quot;&amp;[.H185]&amp;&quot;]&quot;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4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4_OPA</text:p>
          </table:table-cell>
          <table:table-cell table:style-name="ce36" table:formula="of:=[.B18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942.5e6</text:p>
          </table:table-cell>
          <table:table-cell table:style-name="ce82" office:value-type="string" calcext:value-type="string">
            <text:p>45e6</text:p>
          </table:table-cell>
          <table:table-cell table:style-name="ce36" office:value-type="string" calcext:value-type="string">
            <text:p>897.5e6</text:p>
          </table:table-cell>
          <table:table-cell table:style-name="ce82" office:value-type="string" calcext:value-type="string">
            <text:p>942.5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4_OPA</text:p>
          </table:table-cell>
          <table:table-cell table:style-name="ce36" table:formula="of:=[.B18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897.5e6</text:p>
          </table:table-cell>
          <table:table-cell table:style-name="ce36" office:value-type="string" calcext:value-type="string">
            <text:p>920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3_LB_OUT_B8_LG4_OPA</text:p>
          </table:table-cell>
          <table:table-cell table:style-name="ce36" table:formula="of:=[.B18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4_OPA</text:p>
          </table:table-cell>
          <table:table-cell table:style-name="ce36" table:formula="of:=[.B18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4_OPA</text:p>
          </table:table-cell>
          <table:table-cell table:style-name="ce36" table:formula="of:=[.B18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3_LB_OUT_B8_LG4_OPA</text:p>
          </table:table-cell>
          <table:table-cell table:style-name="ce36" table:formula="of:=[.B18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LB1_IN3_LB_OUT_B8_LP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LB1_IN3_LB_OUT_B8_LP_OPA</text:p>
          </table:table-cell>
          <table:table-cell table:style-name="ce36" table:formula="of:=[.B19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3_LB_OUT_B8_LP_OPA</text:p>
          </table:table-cell>
          <table:table-cell table:style-name="ce36" table:formula="of:=&quot;Parameter[&quot;&amp;&quot;_&quot;&amp;[.D195]&amp;&quot;,_&quot;&amp;[.E195]&amp;&quot;,_&quot;&amp;[.F195]&amp;&quot;,_&quot;&amp;[.G195]&amp;&quot;,_&quot;&amp;[.H195]&amp;&quot;,_&quot;&amp;[.I195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MLP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LF_Rej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3_LB_OUT_B8_LP_OPA</text:p>
          </table:table-cell>
          <table:table-cell table:style-name="ce36" table:formula="of:=[.B19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942.5e6</text:p>
          </table:table-cell>
          <table:table-cell table:number-columns-repeated="2" table:style-name="ce82" office:value-type="string" calcext:value-type="string">
            <text:p>45e6</text:p>
          </table:table-cell>
          <table:table-cell table:style-name="ce36" office:value-type="string" calcext:value-type="string">
            <text:p>897.5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3_LB_OUT_B8_LP_OPA</text:p>
          </table:table-cell>
          <table:table-cell table:style-name="ce36" table:formula="of:=[.B19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2"/>
          <table:table-cell table:style-name="ce82" office:value-type="string" calcext:value-type="string">
            <text:p>897.5e6</text:p>
          </table:table-cell>
          <table:table-cell table:style-name="ce36" office:value-type="string" calcext:value-type="string">
            <text:p>920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3_LB_OUT_B8_LP_OPA</text:p>
          </table:table-cell>
          <table:table-cell table:style-name="ce36" table:formula="of:=[.B19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3" table:style-name="ce36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3_LB_OUT_B8_LP_OPA</text:p>
          </table:table-cell>
          <table:table-cell table:style-name="ce36" table:formula="of:=[.B19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3_LB_OUT_B8_LP_OPA</text:p>
          </table:table-cell>
          <table:table-cell table:style-name="ce36" table:formula="of:=[.B19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1015"/>
        </table:table-row>
        <table:table-row table:style-name="ro1">
          <table:table-cell table:style-name="ce41" office:value-type="string" calcext:value-type="string">
            <text:p>LB1_IN3_LB_OUT_B8_LP_OPA</text:p>
          </table:table-cell>
          <table:table-cell table:style-name="ce36" table:formula="of:=[.B19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LB1_IN3_LB_OUT_B8_HG1_OPB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3_LB_OUT_B8_HG1_OPB</text:p>
          </table:table-cell>
          <table:table-cell table:style-name="ce36" table:formula="of:=[.B20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3_LB_OUT_B8_HG1_OPB</text:p>
          </table:table-cell>
          <table:table-cell table:style-name="ce36" table:formula="of:=&quot;Parameter[&quot;&amp;&quot;_&quot;&amp;[.D205]&amp;&quot;,_&quot;&amp;[.E205]&amp;&quot;]&quot;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3_LB_OUT_B8_HG1_OPB</text:p>
          </table:table-cell>
          <table:table-cell table:style-name="ce36" table:formula="of:=[.B20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942.5e6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3_LB_OUT_B8_HG1_OPB</text:p>
          </table:table-cell>
          <table:table-cell table:style-name="ce36" table:formula="of:=[.B20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3_LB_OUT_B8_HG1_OPB</text:p>
          </table:table-cell>
          <table:table-cell table:style-name="ce36" table:formula="of:=[.B20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3_LB_OUT_B8_HG1_OPB</text:p>
          </table:table-cell>
          <table:table-cell table:style-name="ce36" table:formula="of:=[.B20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3_LB_OUT_B8_HG1_OPB</text:p>
          </table:table-cell>
          <table:table-cell table:style-name="ce36" table:formula="of:=[.B20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3_LB_OUT_B8_HG1_OPB</text:p>
          </table:table-cell>
          <table:table-cell table:style-name="ce36" table:formula="of:=[.B20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LB1_IN4_LB_OUT_B13_HG0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4_LB_OUT_B13_HG0_OPA</text:p>
          </table:table-cell>
          <table:table-cell table:style-name="ce36" table:formula="of:=[.B21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LB1_IN4_LB_OUT_B13_HG0_OPA</text:p>
          </table:table-cell>
          <table:table-cell table:style-name="ce36" table:formula="of:=&quot;Parameter[&quot;&amp;&quot;_&quot;&amp;[.D215]&amp;&quot;,_&quot;&amp;[.E215]&amp;&quot;,_&quot;&amp;[.F215]&amp;&quot;,_&quot;&amp;[.G215]&amp;&quot;,_&quot;&amp;[.H215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0</text:p>
          </table:table-cell>
          <table:table-cell table:style-name="ce36" office:value-type="string" calcext:value-type="string">
            <text:p>NF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P1dB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4_LB_OUT_B13_HG0_OPA</text:p>
          </table:table-cell>
          <table:table-cell table:style-name="ce36" table:formula="of:=[.B21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51e6</text:p>
          </table:table-cell>
          <table:table-cell table:style-name="ce82" office:value-type="string" calcext:value-type="string">
            <text:p>31e6</text:p>
          </table:table-cell>
          <table:table-cell table:style-name="ce36" office:value-type="string" calcext:value-type="string">
            <text:p>720e6</text:p>
          </table:table-cell>
          <table:table-cell table:style-name="ce82" office:value-type="string" calcext:value-type="string">
            <text:p>751e6</text:p>
          </table:table-cell>
          <table:table-cell table:style-name="ce82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4_LB_OUT_B13_HG0_OPA</text:p>
          </table:table-cell>
          <table:table-cell table:style-name="ce36" table:formula="of:=[.B21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720e6</text:p>
          </table:table-cell>
          <table:table-cell table:style-name="ce36" office:value-type="string" calcext:value-type="string">
            <text:p>735.5e6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LB1_IN4_LB_OUT_B13_HG0_OPA</text:p>
          </table:table-cell>
          <table:table-cell table:style-name="ce36" table:formula="of:=[.B21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-30" calcext:value-type="float">
            <text:p>-30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4_LB_OUT_B13_HG0_OPA</text:p>
          </table:table-cell>
          <table:table-cell table:style-name="ce36" table:formula="of:=[.B21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style-name="Default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4_LB_OUT_B13_HG0_OPA</text:p>
          </table:table-cell>
          <table:table-cell table:style-name="ce36" table:formula="of:=[.B21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4_LB_OUT_B13_HG0_OPA</text:p>
          </table:table-cell>
          <table:table-cell table:style-name="ce36" table:formula="of:=[.B21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LB1_IN4_LB_OUT_B13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8" office:value-type="string" calcext:value-type="string">
            <text:p>LB1_IN4_LB_OUT_B13_HG1_OPA</text:p>
          </table:table-cell>
          <table:table-cell table:style-name="ce36" table:formula="of:=[.B22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/>
          <table:table-cell table:number-columns-repeated="1009"/>
        </table:table-row>
        <table:table-row table:style-name="ro1">
          <table:table-cell table:style-name="ce38" office:value-type="string" calcext:value-type="string">
            <text:p>LB1_IN4_LB_OUT_B13_HG1_OPA</text:p>
          </table:table-cell>
          <table:table-cell table:style-name="ce36" table:formula="of:=&quot;Parameter[&quot;&amp;&quot;_&quot;&amp;[.D225]&amp;&quot;,_&quot;&amp;[.E225]&amp;&quot;,_&quot;&amp;[.F225]&amp;&quot;,_&quot;&amp;[.G225]&amp;&quot;,_&quot;&amp;[.H225]&amp;&quot;,_&quot;&amp;[.I225]&amp;&quot;,_&quot;&amp;[.J225]&amp;&quot;,_&quot;&amp;[.K225]&amp;&quot;,_&quot;&amp;[.L225]&amp;&quot;,_&quot;&amp;[.M225]&amp;&quot;,_&quot;&amp;[.N225]&amp;&quot;]&quot;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4_LB_OUT_B13_HG1_OPA</text:p>
          </table:table-cell>
          <table:table-cell table:style-name="ce36" table:formula="of:=[.B22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751e6</text:p>
          </table:table-cell>
          <table:table-cell table:style-name="ce82" office:value-type="string" calcext:value-type="string">
            <text:p>31e6</text:p>
          </table:table-cell>
          <table:table-cell table:style-name="ce36" office:value-type="string" calcext:value-type="string">
            <text:p>720e6</text:p>
          </table:table-cell>
          <table:table-cell table:style-name="ce82" office:value-type="string" calcext:value-type="string">
            <text:p>751e6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4_LB_OUT_B13_HG1_OPA</text:p>
          </table:table-cell>
          <table:table-cell table:style-name="ce36" table:formula="of:=[.B22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7"/>
          <table:table-cell/>
          <table:table-cell table:style-name="ce82" office:value-type="string" calcext:value-type="string">
            <text:p>720e6</text:p>
          </table:table-cell>
          <table:table-cell table:style-name="ce36" office:value-type="string" calcext:value-type="string">
            <text:p>735.5e6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LB1_IN4_LB_OUT_B13_HG1_OPA</text:p>
          </table:table-cell>
          <table:table-cell table:style-name="ce36" table:formula="of:=[.B22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 office:value-type="float" office:value="-30" calcext:value-type="float">
            <text:p>-30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4_LB_OUT_B13_HG1_OPA</text:p>
          </table:table-cell>
          <table:table-cell table:style-name="ce36" table:formula="of:=[.B22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4_LB_OUT_B13_HG1_OPA</text:p>
          </table:table-cell>
          <table:table-cell table:style-name="ce36" table:formula="of:=[.B22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1010"/>
        </table:table-row>
        <table:table-row table:style-name="ro1">
          <table:table-cell table:style-name="ce38" office:value-type="string" calcext:value-type="string">
            <text:p>LB1_IN4_LB_OUT_B13_HG1_OPA</text:p>
          </table:table-cell>
          <table:table-cell table:style-name="ce36" table:formula="of:=[.B22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85"/>
          <table:table-cell table:number-columns-repeated="1019"/>
        </table:table-row>
        <table:table-row table:style-name="ro1">
          <table:table-cell table:style-name="ce39" office:value-type="string" calcext:value-type="string">
            <text:p>LB1_IN4_LB_OUT_B13_HG2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B1_IN4_LB_OUT_B13_HG2_OPA</text:p>
          </table:table-cell>
          <table:table-cell table:style-name="ce36" table:formula="of:=[.B23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4_LB_OUT_B13_HG2_OPA</text:p>
          </table:table-cell>
          <table:table-cell table:style-name="ce36" table:formula="of:=&quot;Parameter[&quot;&amp;&quot;_&quot;&amp;[.D235]&amp;&quot;,_&quot;&amp;[.E235]&amp;&quot;,_&quot;&amp;[.F235]&amp;&quot;,_&quot;&amp;[.G235]&amp;&quot;,_&quot;&amp;[.H235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2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4_LB_OUT_B13_HG2_OPA</text:p>
          </table:table-cell>
          <table:table-cell table:style-name="ce36" table:formula="of:=[.B23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51e6</text:p>
          </table:table-cell>
          <table:table-cell table:style-name="ce82" office:value-type="string" calcext:value-type="string">
            <text:p>31e6</text:p>
          </table:table-cell>
          <table:table-cell table:style-name="ce36" office:value-type="string" calcext:value-type="string">
            <text:p>720e6</text:p>
          </table:table-cell>
          <table:table-cell table:style-name="ce82" office:value-type="string" calcext:value-type="string">
            <text:p>751e6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4_LB_OUT_B13_HG2_OPA</text:p>
          </table:table-cell>
          <table:table-cell table:style-name="ce36" table:formula="of:=[.B23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720e6</text:p>
          </table:table-cell>
          <table:table-cell table:style-name="ce36" office:value-type="string" calcext:value-type="string">
            <text:p>735.5e6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LB1_IN4_LB_OUT_B13_HG2_OPA</text:p>
          </table:table-cell>
          <table:table-cell table:style-name="ce36" table:formula="of:=[.B23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 office:value-type="float" office:value="-30" calcext:value-type="float">
            <text:p>-30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4_LB_OUT_B13_HG2_OPA</text:p>
          </table:table-cell>
          <table:table-cell table:style-name="ce36" table:formula="of:=[.B23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4_LB_OUT_B13_HG2_OPA</text:p>
          </table:table-cell>
          <table:table-cell table:style-name="ce36" table:formula="of:=[.B23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LB1_IN4_LB_OUT_B13_HG2_OPA</text:p>
          </table:table-cell>
          <table:table-cell table:style-name="ce36" table:formula="of:=[.B23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4_LB_OUT_B13_LG3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4_LB_OUT_B13_LG3_OPA</text:p>
          </table:table-cell>
          <table:table-cell table:style-name="ce36" table:formula="of:=[.B24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3_OPA</text:p>
          </table:table-cell>
          <table:table-cell table:style-name="ce36" table:formula="of:=&quot;Parameter[&quot;&amp;&quot;_&quot;&amp;[.D245]&amp;&quot;,_&quot;&amp;[.E245]&amp;&quot;,_&quot;&amp;[.F245]&amp;&quot;,_&quot;&amp;[.G245]&amp;&quot;,_&quot;&amp;[.H245]&amp;&quot;]&quot;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3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3_OPA</text:p>
          </table:table-cell>
          <table:table-cell table:style-name="ce36" table:formula="of:=[.B24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51e6</text:p>
          </table:table-cell>
          <table:table-cell table:style-name="ce82" office:value-type="string" calcext:value-type="string">
            <text:p>31e6</text:p>
          </table:table-cell>
          <table:table-cell table:style-name="ce36" office:value-type="string" calcext:value-type="string">
            <text:p>720e6</text:p>
          </table:table-cell>
          <table:table-cell table:style-name="ce82" office:value-type="string" calcext:value-type="string">
            <text:p>751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3_OPA</text:p>
          </table:table-cell>
          <table:table-cell table:style-name="ce36" table:formula="of:=[.B24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720e6</text:p>
          </table:table-cell>
          <table:table-cell table:style-name="ce36" office:value-type="string" calcext:value-type="string">
            <text:p>735.5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4_LB_OUT_B13_LG3_OPA</text:p>
          </table:table-cell>
          <table:table-cell table:style-name="ce36" table:formula="of:=[.B24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 office:value-type="float" office:value="-30" calcext:value-type="float">
            <text:p>-30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3_OPA</text:p>
          </table:table-cell>
          <table:table-cell table:style-name="ce36" table:formula="of:=[.B24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3_OPA</text:p>
          </table:table-cell>
          <table:table-cell table:style-name="ce36" table:formula="of:=[.B24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3_OPA</text:p>
          </table:table-cell>
          <table:table-cell table:style-name="ce36" table:formula="of:=[.B245]" office:value-type="string" office:string-value="Parameter[_Gain_LG3,_P1dB,_IIP2,_IIP3,_NF]" calcext:value-type="string">
            <text:p>Parameter[_Gain_LG3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4_LB_OUT_B13_LG4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4_LB_OUT_B13_LG4_OPA</text:p>
          </table:table-cell>
          <table:table-cell table:style-name="ce36" table:formula="of:=[.B25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4_OPA</text:p>
          </table:table-cell>
          <table:table-cell table:style-name="ce36" table:formula="of:=&quot;Parameter[&quot;&amp;&quot;_&quot;&amp;[.D255]&amp;&quot;,_&quot;&amp;[.E255]&amp;&quot;,_&quot;&amp;[.F255]&amp;&quot;,_&quot;&amp;[.G255]&amp;&quot;,_&quot;&amp;[.H255]&amp;&quot;]&quot;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4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4_OPA</text:p>
          </table:table-cell>
          <table:table-cell table:style-name="ce36" table:formula="of:=[.B25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51e6</text:p>
          </table:table-cell>
          <table:table-cell table:style-name="ce82" office:value-type="string" calcext:value-type="string">
            <text:p>31e6</text:p>
          </table:table-cell>
          <table:table-cell table:style-name="ce36" office:value-type="string" calcext:value-type="string">
            <text:p>720e6</text:p>
          </table:table-cell>
          <table:table-cell table:style-name="ce82" office:value-type="string" calcext:value-type="string">
            <text:p>751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4_OPA</text:p>
          </table:table-cell>
          <table:table-cell table:style-name="ce36" table:formula="of:=[.B25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720e6</text:p>
          </table:table-cell>
          <table:table-cell table:style-name="ce36" office:value-type="string" calcext:value-type="string">
            <text:p>735.5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4_LB_OUT_B13_LG4_OPA</text:p>
          </table:table-cell>
          <table:table-cell table:style-name="ce36" table:formula="of:=[.B25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 office:value-type="float" office:value="-30" calcext:value-type="float">
            <text:p>-30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4_OPA</text:p>
          </table:table-cell>
          <table:table-cell table:style-name="ce36" table:formula="of:=[.B25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4_OPA</text:p>
          </table:table-cell>
          <table:table-cell table:style-name="ce36" table:formula="of:=[.B25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4_LB_OUT_B13_LG4_OPA</text:p>
          </table:table-cell>
          <table:table-cell table:style-name="ce36" table:formula="of:=[.B255]" office:value-type="string" office:string-value="Parameter[_Gain_LG4,_P1dB,_IIP2,_IIP3,_NF]" calcext:value-type="string">
            <text:p>Parameter[_Gain_LG4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LB1_IN4_LB_OUT_B13_LP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LB1_IN4_LB_OUT_B13_LP_OPA</text:p>
          </table:table-cell>
          <table:table-cell table:style-name="ce36" table:formula="of:=[.B26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4_LB_OUT_B13_LP_OPA</text:p>
          </table:table-cell>
          <table:table-cell table:style-name="ce36" table:formula="of:=&quot;Parameter[&quot;&amp;&quot;_&quot;&amp;[.D265]&amp;&quot;,_&quot;&amp;[.E265]&amp;&quot;,_&quot;&amp;[.F265]&amp;&quot;,_&quot;&amp;[.G265]&amp;&quot;,_&quot;&amp;[.H265]&amp;&quot;,_&quot;&amp;[.I265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MLP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LF_Rej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4_LB_OUT_B13_LP_OPA</text:p>
          </table:table-cell>
          <table:table-cell table:style-name="ce36" table:formula="of:=[.B26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751e6</text:p>
          </table:table-cell>
          <table:table-cell table:number-columns-repeated="2" table:style-name="ce82" office:value-type="string" calcext:value-type="string">
            <text:p>31e6</text:p>
          </table:table-cell>
          <table:table-cell table:style-name="ce36" office:value-type="string" calcext:value-type="string">
            <text:p>720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4_LB_OUT_B13_LP_OPA</text:p>
          </table:table-cell>
          <table:table-cell table:style-name="ce36" table:formula="of:=[.B26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2"/>
          <table:table-cell table:style-name="ce82" office:value-type="string" calcext:value-type="string">
            <text:p>720e6</text:p>
          </table:table-cell>
          <table:table-cell table:style-name="ce36" office:value-type="string" calcext:value-type="string">
            <text:p>735.5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4_LB_OUT_B13_LP_OPA</text:p>
          </table:table-cell>
          <table:table-cell table:style-name="ce36" table:formula="of:=[.B26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table:style-name="Default" office:value-type="float" office:value="-30" calcext:value-type="float">
            <text:p>-30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4_LB_OUT_B13_LP_OPA</text:p>
          </table:table-cell>
          <table:table-cell table:style-name="ce36" table:formula="of:=[.B26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4_LB_OUT_B13_LP_OPA</text:p>
          </table:table-cell>
          <table:table-cell table:style-name="ce36" table:formula="of:=[.B26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1015"/>
        </table:table-row>
        <table:table-row table:style-name="ro1">
          <table:table-cell table:style-name="ce41" office:value-type="string" calcext:value-type="string">
            <text:p>LB1_IN4_LB_OUT_B13_LP_OPA</text:p>
          </table:table-cell>
          <table:table-cell table:style-name="ce36" table:formula="of:=[.B26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LB1_IN4_LB_OUT_B13_HG1_OPB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4_LB_OUT_B13_HG1_OPB</text:p>
          </table:table-cell>
          <table:table-cell table:style-name="ce36" table:formula="of:=[.B27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4_LB_OUT_B13_HG1_OPB</text:p>
          </table:table-cell>
          <table:table-cell table:style-name="ce36" table:formula="of:=&quot;Parameter[&quot;&amp;&quot;_&quot;&amp;[.D275]&amp;&quot;,_&quot;&amp;[.E275]&amp;&quot;]&quot;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4_LB_OUT_B13_HG1_OPB</text:p>
          </table:table-cell>
          <table:table-cell table:style-name="ce36" table:formula="of:=[.B27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751e6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4_LB_OUT_B13_HG1_OPB</text:p>
          </table:table-cell>
          <table:table-cell table:style-name="ce36" table:formula="of:=[.B27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4_LB_OUT_B13_HG1_OPB</text:p>
          </table:table-cell>
          <table:table-cell table:style-name="ce36" table:formula="of:=[.B27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4_LB_OUT_B13_HG1_OPB</text:p>
          </table:table-cell>
          <table:table-cell table:style-name="ce36" table:formula="of:=[.B27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4_LB_OUT_B13_HG1_OPB</text:p>
          </table:table-cell>
          <table:table-cell table:style-name="ce36" table:formula="of:=[.B27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4_LB_OUT_B13_HG1_OPB</text:p>
          </table:table-cell>
          <table:table-cell table:style-name="ce36" table:formula="of:=[.B275]" office:value-type="string" office:string-value="Parameter[_IDD,_Gain_HG1]" calcext:value-type="string">
            <text:p>Parameter[_IDD,_Gain_HG1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LB1_IN5_LB_OUT_B20_HG0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5_LB_OUT_B20_HG0_OPA</text:p>
          </table:table-cell>
          <table:table-cell table:style-name="ce36" table:formula="of:=[.B28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LB1_IN5_LB_OUT_B20_HG0_OPA</text:p>
          </table:table-cell>
          <table:table-cell table:style-name="ce36" table:formula="of:=&quot;Parameter[&quot;&amp;&quot;_&quot;&amp;[.D285]&amp;&quot;,_&quot;&amp;[.E285]&amp;&quot;,_&quot;&amp;[.F285]&amp;&quot;,_&quot;&amp;[.G285]&amp;&quot;,_&quot;&amp;[.H285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0</text:p>
          </table:table-cell>
          <table:table-cell table:style-name="ce36" office:value-type="string" calcext:value-type="string">
            <text:p>NF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P1dB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5_LB_OUT_B20_HG0_OPA</text:p>
          </table:table-cell>
          <table:table-cell table:style-name="ce36" table:formula="of:=[.B28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06e6</text:p>
          </table:table-cell>
          <table:table-cell table:style-name="ce82" office:value-type="string" calcext:value-type="string">
            <text:p>41e6</text:p>
          </table:table-cell>
          <table:table-cell table:style-name="ce36" office:value-type="string" calcext:value-type="string">
            <text:p>765e6</text:p>
          </table:table-cell>
          <table:table-cell table:style-name="ce82" office:value-type="string" calcext:value-type="string">
            <text:p>806e6</text:p>
          </table:table-cell>
          <table:table-cell table:style-name="ce82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5_LB_OUT_B20_HG0_OPA</text:p>
          </table:table-cell>
          <table:table-cell table:style-name="ce36" table:formula="of:=[.B28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765e6</text:p>
          </table:table-cell>
          <table:table-cell table:style-name="ce36" office:value-type="string" calcext:value-type="string">
            <text:p>785.5e6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LB1_IN5_LB_OUT_B20_HG0_OPA</text:p>
          </table:table-cell>
          <table:table-cell table:style-name="ce36" table:formula="of:=[.B28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5_LB_OUT_B20_HG0_OPA</text:p>
          </table:table-cell>
          <table:table-cell table:style-name="ce36" table:formula="of:=[.B28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LB1_IN5_LB_OUT_B20_HG0_OPA</text:p>
          </table:table-cell>
          <table:table-cell table:style-name="ce36" table:formula="of:=[.B28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LB1_IN5_LB_OUT_B20_HG0_OPA</text:p>
          </table:table-cell>
          <table:table-cell table:style-name="ce36" table:formula="of:=[.B285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LB1_IN5_LB_OUT_B20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4"/>
          <table:table-cell table:number-columns-repeated="1016"/>
        </table:table-row>
        <table:table-row table:style-name="ro1">
          <table:table-cell table:style-name="ce38" office:value-type="string" calcext:value-type="string">
            <text:p>LB1_IN5_LB_OUT_B20_HG1_OPA</text:p>
          </table:table-cell>
          <table:table-cell table:style-name="ce36" table:formula="of:=[.B29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5_LB_OUT_B20_HG1_OPA</text:p>
          </table:table-cell>
          <table:table-cell table:style-name="ce36" table:formula="of:=&quot;Parameter[&quot;&amp;&quot;_&quot;&amp;[.D295]&amp;&quot;,_&quot;&amp;[.E295]&amp;&quot;,_&quot;&amp;[.F295]&amp;&quot;,_&quot;&amp;[.G295]&amp;&quot;,_&quot;&amp;[.H295]&amp;&quot;,_&quot;&amp;[.I295]&amp;&quot;,_&quot;&amp;[.J295]&amp;&quot;,_&quot;&amp;[.K295]&amp;&quot;,_&quot;&amp;[.L295]&amp;&quot;,_&quot;&amp;[.M295]&amp;&quot;,_&quot;&amp;[.N295]&amp;&quot;]&quot;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5_LB_OUT_B20_HG1_OPA</text:p>
          </table:table-cell>
          <table:table-cell table:style-name="ce36" table:formula="of:=[.B29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806e6</text:p>
          </table:table-cell>
          <table:table-cell table:style-name="ce82" office:value-type="string" calcext:value-type="string">
            <text:p>41e6</text:p>
          </table:table-cell>
          <table:table-cell table:style-name="ce36" office:value-type="string" calcext:value-type="string">
            <text:p>765e6</text:p>
          </table:table-cell>
          <table:table-cell table:style-name="ce82" office:value-type="string" calcext:value-type="string">
            <text:p>806e6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5_LB_OUT_B20_HG1_OPA</text:p>
          </table:table-cell>
          <table:table-cell table:style-name="ce36" table:formula="of:=[.B29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7"/>
          <table:table-cell/>
          <table:table-cell table:style-name="ce82" office:value-type="string" calcext:value-type="string">
            <text:p>765e6</text:p>
          </table:table-cell>
          <table:table-cell table:style-name="ce36" office:value-type="string" calcext:value-type="string">
            <text:p>785.5e6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LB1_IN5_LB_OUT_B20_HG1_OPA</text:p>
          </table:table-cell>
          <table:table-cell table:style-name="ce36" table:formula="of:=[.B29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5_LB_OUT_B20_HG1_OPA</text:p>
          </table:table-cell>
          <table:table-cell table:style-name="ce36" table:formula="of:=[.B29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B1_IN5_LB_OUT_B20_HG1_OPA</text:p>
          </table:table-cell>
          <table:table-cell table:style-name="ce36" table:formula="of:=[.B29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1010"/>
        </table:table-row>
        <table:table-row table:style-name="ro1">
          <table:table-cell table:style-name="ce38" office:value-type="string" calcext:value-type="string">
            <text:p>LB1_IN5_LB_OUT_B20_HG1_OPA</text:p>
          </table:table-cell>
          <table:table-cell table:style-name="ce36" table:formula="of:=[.B295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85"/>
          <table:table-cell table:number-columns-repeated="1019"/>
        </table:table-row>
        <table:table-row table:style-name="ro1">
          <table:table-cell table:style-name="ce39" office:value-type="string" calcext:value-type="string">
            <text:p>LB1_IN5_LB_OUT_B20_HG2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B1_IN5_LB_OUT_B20_HG2_OPA</text:p>
          </table:table-cell>
          <table:table-cell table:style-name="ce36" table:formula="of:=[.B30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5_LB_OUT_B20_HG2_OPA</text:p>
          </table:table-cell>
          <table:table-cell table:style-name="ce36" table:formula="of:=&quot;Parameter[&quot;&amp;&quot;_&quot;&amp;[.D305]&amp;&quot;,_&quot;&amp;[.E305]&amp;&quot;,_&quot;&amp;[.F305]&amp;&quot;,_&quot;&amp;[.G305]&amp;&quot;,_&quot;&amp;[.H305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2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5_LB_OUT_B20_HG2_OPA</text:p>
          </table:table-cell>
          <table:table-cell table:style-name="ce36" table:formula="of:=[.B30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06e6</text:p>
          </table:table-cell>
          <table:table-cell table:style-name="ce82" office:value-type="string" calcext:value-type="string">
            <text:p>41e6</text:p>
          </table:table-cell>
          <table:table-cell table:style-name="ce36" office:value-type="string" calcext:value-type="string">
            <text:p>765e6</text:p>
          </table:table-cell>
          <table:table-cell table:style-name="ce82" office:value-type="string" calcext:value-type="string">
            <text:p>806e6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5_LB_OUT_B20_HG2_OPA</text:p>
          </table:table-cell>
          <table:table-cell table:style-name="ce36" table:formula="of:=[.B30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765e6</text:p>
          </table:table-cell>
          <table:table-cell table:style-name="ce36" office:value-type="string" calcext:value-type="string">
            <text:p>785.5e6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LB1_IN5_LB_OUT_B20_HG2_OPA</text:p>
          </table:table-cell>
          <table:table-cell table:style-name="ce36" table:formula="of:=[.B30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5_LB_OUT_B20_HG2_OPA</text:p>
          </table:table-cell>
          <table:table-cell table:style-name="ce36" table:formula="of:=[.B30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LB1_IN5_LB_OUT_B20_HG2_OPA</text:p>
          </table:table-cell>
          <table:table-cell table:style-name="ce36" table:formula="of:=[.B30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LB1_IN5_LB_OUT_B20_HG2_OPA</text:p>
          </table:table-cell>
          <table:table-cell table:style-name="ce36" table:formula="of:=[.B305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5_LB_OUT_B20_LG3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5_LB_OUT_B2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3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06e6</text:p>
          </table:table-cell>
          <table:table-cell table:style-name="ce82" office:value-type="string" calcext:value-type="string">
            <text:p>41e6</text:p>
          </table:table-cell>
          <table:table-cell table:style-name="ce36" office:value-type="string" calcext:value-type="string">
            <text:p>765e6</text:p>
          </table:table-cell>
          <table:table-cell table:style-name="ce82" office:value-type="string" calcext:value-type="string">
            <text:p>806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765e6</text:p>
          </table:table-cell>
          <table:table-cell table:style-name="ce36" office:value-type="string" calcext:value-type="string">
            <text:p>785.5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5_LB_OUT_B2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LB1_IN5_LB_OUT_B20_LG4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LB1_IN5_LB_OUT_B2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4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06e6</text:p>
          </table:table-cell>
          <table:table-cell table:style-name="ce82" office:value-type="string" calcext:value-type="string">
            <text:p>41e6</text:p>
          </table:table-cell>
          <table:table-cell table:style-name="ce36" office:value-type="string" calcext:value-type="string">
            <text:p>765e6</text:p>
          </table:table-cell>
          <table:table-cell table:style-name="ce82" office:value-type="string" calcext:value-type="string">
            <text:p>806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82" office:value-type="string" calcext:value-type="string">
            <text:p>765e6</text:p>
          </table:table-cell>
          <table:table-cell table:style-name="ce36" office:value-type="string" calcext:value-type="string">
            <text:p>785.5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LB1_IN5_LB_OUT_B2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LB1_IN5_LB_OUT_B2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LB1_IN5_LB_OUT_B20_LP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LB1_IN5_LB_OUT_B20_LP_OPA</text:p>
          </table:table-cell>
          <table:table-cell table:style-name="ce36" table:formula="of:=[.B33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5_LB_OUT_B20_LP_OPA</text:p>
          </table:table-cell>
          <table:table-cell table:style-name="ce36" table:formula="of:=&quot;Parameter[&quot;&amp;&quot;_&quot;&amp;[.D335]&amp;&quot;,_&quot;&amp;[.E335]&amp;&quot;,_&quot;&amp;[.F335]&amp;&quot;,_&quot;&amp;[.G335]&amp;&quot;,_&quot;&amp;[.H335]&amp;&quot;,_&quot;&amp;[.I335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MLP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LF_Rej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5_LB_OUT_B20_LP_OPA</text:p>
          </table:table-cell>
          <table:table-cell table:style-name="ce36" table:formula="of:=[.B33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806e6</text:p>
          </table:table-cell>
          <table:table-cell table:number-columns-repeated="2" table:style-name="ce82" office:value-type="string" calcext:value-type="string">
            <text:p>41e6</text:p>
          </table:table-cell>
          <table:table-cell table:style-name="ce36" office:value-type="string" calcext:value-type="string">
            <text:p>765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5_LB_OUT_B20_LP_OPA</text:p>
          </table:table-cell>
          <table:table-cell table:style-name="ce36" table:formula="of:=[.B33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2"/>
          <table:table-cell table:style-name="ce82" office:value-type="string" calcext:value-type="string">
            <text:p>765e6</text:p>
          </table:table-cell>
          <table:table-cell table:style-name="ce36" office:value-type="string" calcext:value-type="string">
            <text:p>785.5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5_LB_OUT_B20_LP_OPA</text:p>
          </table:table-cell>
          <table:table-cell table:style-name="ce36" table:formula="of:=[.B33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5_LB_OUT_B20_LP_OPA</text:p>
          </table:table-cell>
          <table:table-cell table:style-name="ce36" table:formula="of:=[.B33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LB1_IN5_LB_OUT_B20_LP_OPA</text:p>
          </table:table-cell>
          <table:table-cell table:style-name="ce36" table:formula="of:=[.B33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1015"/>
        </table:table-row>
        <table:table-row table:style-name="ro1">
          <table:table-cell table:style-name="ce41" office:value-type="string" calcext:value-type="string">
            <text:p>LB1_IN5_LB_OUT_B20_LP_OPA</text:p>
          </table:table-cell>
          <table:table-cell table:style-name="ce36" table:formula="of:=[.B335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LB1_IN5_LB_OUT_B20_HG1_OPB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5_LB_OUT_B2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16"/>
        </table:table-row>
        <table:table-row table:style-name="ro1">
          <table:table-cell table:style-name="ce42" office:value-type="string" calcext:value-type="string">
            <text:p>LB1_IN5_LB_OUT_B2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5_LB_OUT_B2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806e6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5_LB_OUT_B2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5_LB_OUT_B2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5_LB_OUT_B2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LB1_IN5_LB_OUT_B2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number-columns-repeated="1019"/>
        </table:table-row>
        <table:table-row table:style-name="ro1">
          <table:table-cell table:style-name="ce42" office:value-type="string" calcext:value-type="string">
            <text:p>LB1_IN5_LB_OUT_B2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7" office:value-type="string" calcext:value-type="string">
            <text:p>MB1_IN1_MHB1_OUT_B40_HG0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MB1_IN1_MHB1_OUT_B40_HG0_OPA</text:p>
          </table:table-cell>
          <table:table-cell table:style-name="ce36" table:formula="of:=[.B357]" office:value-type="string" office:string-value="Parameter[_Gain_HG0,_NF,_IIP3,_P1dB]" calcext:value-type="string">
            <text:p>Parameter[_Gain_HG0,_NF,_IIP3,_P1dB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number-columns-repeated="1016"/>
        </table:table-row>
        <table:table-row table:style-name="ro1">
          <table:table-cell table:style-name="ce37" office:value-type="string" calcext:value-type="string">
            <text:p>MB1_IN1_MHB1_OUT_B40_HG0_OPA</text:p>
          </table:table-cell>
          <table:table-cell table:style-name="ce36" table:formula="of:=&quot;Parameter[&quot;&amp;&quot;_&quot;&amp;[.D357]&amp;&quot;,_&quot;&amp;[.E357]&amp;&quot;,_&quot;&amp;[.F357]&amp;&quot;,_&quot;&amp;[.G357]&amp;&quot;]&quot;" office:value-type="string" office:string-value="Parameter[_Gain_HG0,_NF,_IIP3,_P1dB]" calcext:value-type="string">
            <text:p>Parameter[_Gain_HG0,_NF,_IIP3,_P1dB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0</text:p>
          </table:table-cell>
          <table:table-cell table:style-name="ce36" office:value-type="string" calcext:value-type="string">
            <text:p>NF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P1dB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MB1_IN1_MHB1_OUT_B40_HG0_OPA</text:p>
          </table:table-cell>
          <table:table-cell table:style-name="ce36" table:formula="of:=[.B357]" office:value-type="string" office:string-value="Parameter[_Gain_HG0,_NF,_IIP3,_P1dB]" calcext:value-type="string">
            <text:p>Parameter[_Gain_HG0,_NF,_IIP3,_P1dB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MB1_IN1_MHB1_OUT_B40_HG0_OPA</text:p>
          </table:table-cell>
          <table:table-cell table:style-name="ce36" table:formula="of:=[.B357]" office:value-type="string" office:string-value="Parameter[_Gain_HG0,_NF,_IIP3,_P1dB]" calcext:value-type="string">
            <text:p>Parameter[_Gain_HG0,_NF,_IIP3,_P1dB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2357e6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MB1_IN1_MHB1_OUT_B40_HG0_OPA</text:p>
          </table:table-cell>
          <table:table-cell table:style-name="ce36" table:formula="of:=[.B357]" office:value-type="string" office:string-value="Parameter[_Gain_HG0,_NF,_IIP3,_P1dB]" calcext:value-type="string">
            <text:p>Parameter[_Gain_HG0,_NF,_IIP3,_P1dB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MB1_IN1_MHB1_OUT_B40_HG0_OPA</text:p>
          </table:table-cell>
          <table:table-cell table:style-name="ce36" table:formula="of:=[.B357]" office:value-type="string" office:string-value="Parameter[_Gain_HG0,_NF,_IIP3,_P1dB]" calcext:value-type="string">
            <text:p>Parameter[_Gain_HG0,_NF,_IIP3,_P1dB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MB1_IN1_MHB1_OUT_B40_HG0_OPA</text:p>
          </table:table-cell>
          <table:table-cell table:style-name="ce36" table:formula="of:=[.B357]" office:value-type="string" office:string-value="Parameter[_Gain_HG0,_NF,_IIP3,_P1dB]" calcext:value-type="string">
            <text:p>Parameter[_Gain_HG0,_NF,_IIP3,_P1dB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MB1_IN1_MHB1_OUT_B40_HG0_OPA</text:p>
          </table:table-cell>
          <table:table-cell table:style-name="ce36" table:formula="of:=[.B357]" office:value-type="string" office:string-value="Parameter[_Gain_HG0,_NF,_IIP3,_P1dB]" calcext:value-type="string">
            <text:p>Parameter[_Gain_HG0,_NF,_IIP3,_P1dB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MB1_IN1_MHB1_OUT_B40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3"/>
          <table:table-cell table:number-columns-repeated="1017"/>
        </table:table-row>
        <table:table-row table:style-name="ro1">
          <table:table-cell table:style-name="ce38" office:value-type="string" calcext:value-type="string">
            <text:p>MB1_IN1_MHB1_OUT_B40_HG1_OPA</text:p>
          </table:table-cell>
          <table:table-cell table:style-name="ce36" table:formula="of:=[.B36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MB1_IN1_MHB1_OUT_B40_HG1_OPA</text:p>
          </table:table-cell>
          <table:table-cell table:style-name="ce36" table:formula="of:=&quot;Parameter[&quot;&amp;&quot;_&quot;&amp;[.D367]&amp;&quot;,_&quot;&amp;[.E367]&amp;&quot;,_&quot;&amp;[.F367]&amp;&quot;,_&quot;&amp;[.G367]&amp;&quot;,_&quot;&amp;[.H367]&amp;&quot;,_&quot;&amp;[.I367]&amp;&quot;,_&quot;&amp;[.J367]&amp;&quot;,_&quot;&amp;[.K367]&amp;&quot;,_&quot;&amp;[.L367]&amp;&quot;,_&quot;&amp;[.M367]&amp;&quot;]&quot;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Default" office:value-type="string" calcext:value-type="string">
            <text:p>P1dB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MB1_IN1_MHB1_OUT_B40_HG1_OPA</text:p>
          </table:table-cell>
          <table:table-cell table:style-name="ce36" table:formula="of:=[.B36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MB1_IN1_MHB1_OUT_B40_HG1_OPA</text:p>
          </table:table-cell>
          <table:table-cell table:style-name="ce36" table:formula="of:=[.B36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7"/>
          <table:table-cell table:style-name="Default"/>
          <table:table-cell table:style-name="ce36" office:value-type="string" calcext:value-type="string">
            <text:p>2357e6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</text:p>
          </table:table-cell>
          <table:table-cell table:style-name="ce36" table:formula="of:=[.B36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MB1_IN1_MHB1_OUT_B40_HG1_OPA</text:p>
          </table:table-cell>
          <table:table-cell table:style-name="ce36" table:formula="of:=[.B36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MB1_IN1_MHB1_OUT_B40_HG1_OPA</text:p>
          </table:table-cell>
          <table:table-cell table:style-name="ce36" table:formula="of:=[.B36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Default"/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38" office:value-type="string" calcext:value-type="string">
            <text:p>MB1_IN1_MHB1_OUT_B40_HG1_OPA</text:p>
          </table:table-cell>
          <table:table-cell table:style-name="ce36" table:formula="of:=[.B36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style-name="ce83"/>
          <table:table-cell table:style-name="ce36" table:number-columns-repeated="3"/>
          <table:table-cell table:style-name="ce87" office:value-type="string" calcext:value-type="string">
            <text:p>POR15dB</text:p>
          </table:table-cell>
          <table:table-cell table:style-name="Default"/>
          <table:table-cell table:style-name="ce3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MB1_IN1_MHB1_OUT_B40_HG2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MB1_IN1_MHB1_OUT_B40_HG2_OPA</text:p>
          </table:table-cell>
          <table:table-cell table:style-name="ce36" table:formula="of:=[.B377]" office:value-type="string" office:string-value="Parameter[_Gain_HG2,_P1dB,_IIP3,_NF]" calcext:value-type="string">
            <text:p>Parameter[_Gain_HG2,_P1dB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number-columns-repeated="1016"/>
        </table:table-row>
        <table:table-row table:style-name="ro1">
          <table:table-cell table:style-name="ce39" office:value-type="string" calcext:value-type="string">
            <text:p>MB1_IN1_MHB1_OUT_B40_HG2_OPA</text:p>
          </table:table-cell>
          <table:table-cell table:style-name="ce36" table:formula="of:=&quot;Parameter[&quot;&amp;&quot;_&quot;&amp;[.D377]&amp;&quot;,_&quot;&amp;[.E377]&amp;&quot;,_&quot;&amp;[.F377]&amp;&quot;,_&quot;&amp;[.G377]&amp;&quot;]&quot;" office:value-type="string" office:string-value="Parameter[_Gain_HG2,_P1dB,_IIP3,_NF]" calcext:value-type="string">
            <text:p>Parameter[_Gain_HG2,_P1dB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2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MB1_IN1_MHB1_OUT_B40_HG2_OPA</text:p>
          </table:table-cell>
          <table:table-cell table:style-name="ce36" table:formula="of:=[.B377]" office:value-type="string" office:string-value="Parameter[_Gain_HG2,_P1dB,_IIP3,_NF]" calcext:value-type="string">
            <text:p>Parameter[_Gain_HG2,_P1dB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MB1_IN1_MHB1_OUT_B40_HG2_OPA</text:p>
          </table:table-cell>
          <table:table-cell table:style-name="ce36" table:formula="of:=[.B377]" office:value-type="string" office:string-value="Parameter[_Gain_HG2,_P1dB,_IIP3,_NF]" calcext:value-type="string">
            <text:p>Parameter[_Gain_HG2,_P1dB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2357e6</text:p>
          </table:table-cell>
          <table:table-cell table:number-columns-repeated="1018"/>
        </table:table-row>
        <table:table-row table:style-name="ro1">
          <table:table-cell table:style-name="ce39" office:value-type="string" calcext:value-type="string">
            <text:p>MB1_IN1_MHB1_OUT_B40_HG2_OPA</text:p>
          </table:table-cell>
          <table:table-cell table:style-name="ce36" table:formula="of:=[.B377]" office:value-type="string" office:string-value="Parameter[_Gain_HG2,_P1dB,_IIP3,_NF]" calcext:value-type="string">
            <text:p>Parameter[_Gain_HG2,_P1dB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MB1_IN1_MHB1_OUT_B40_HG2_OPA</text:p>
          </table:table-cell>
          <table:table-cell table:style-name="ce36" table:formula="of:=[.B377]" office:value-type="string" office:string-value="Parameter[_Gain_HG2,_P1dB,_IIP3,_NF]" calcext:value-type="string">
            <text:p>Parameter[_Gain_HG2,_P1dB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MB1_IN1_MHB1_OUT_B40_HG2_OPA</text:p>
          </table:table-cell>
          <table:table-cell table:style-name="ce36" table:formula="of:=[.B377]" office:value-type="string" office:string-value="Parameter[_Gain_HG2,_P1dB,_IIP3,_NF]" calcext:value-type="string">
            <text:p>Parameter[_Gain_HG2,_P1dB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MB1_IN1_MHB1_OUT_B40_HG2_OPA</text:p>
          </table:table-cell>
          <table:table-cell table:style-name="ce36" table:formula="of:=[.B377]" office:value-type="string" office:string-value="Parameter[_Gain_HG2,_P1dB,_IIP3,_NF]" calcext:value-type="string">
            <text:p>Parameter[_Gain_HG2,_P1dB,_IIP3,_NF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MB1_IN1_MHB1_OUT_B40_LG3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MB1_IN1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3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2357e6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B1_IN1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MB1_IN1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MB1_IN1_MHB1_OUT_B40_LG4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MB1_IN1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4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2357e6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MB1_IN1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1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MB1_IN1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MB1_IN1_MHB1_OUT_B40_LP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MB1_IN1_MHB1_OUT_B40_LP_OPA</text:p>
          </table:table-cell>
          <table:table-cell table:style-name="ce36" table:formula="of:=[.B40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MB1_IN1_MHB1_OUT_B40_LP_OPA</text:p>
          </table:table-cell>
          <table:table-cell table:style-name="ce36" table:formula="of:=&quot;Parameter[&quot;&amp;&quot;_&quot;&amp;[.D407]&amp;&quot;,_&quot;&amp;[.E407]&amp;&quot;,_&quot;&amp;[.F407]&amp;&quot;,_&quot;&amp;[.G407]&amp;&quot;,_&quot;&amp;[.H407]&amp;&quot;]&quot;" office:value-type="string" office:string-value="Parameter[_IDD,_Gain_MLP,_P1dB,_LF_Rej,_IIP3]" calcext:value-type="string">
            <text:p>Parameter[_IDD,_Gain_MLP,_P1dB,_LF_Rej,_IIP3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MLP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LF_Rej</text:p>
          </table:table-cell>
          <table:table-cell table:style-name="ce36" office:value-type="string" calcext:value-type="string">
            <text:p>IIP3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MB1_IN1_MHB1_OUT_B40_LP_OPA</text:p>
          </table:table-cell>
          <table:table-cell table:style-name="ce36" table:formula="of:=[.B40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41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2350e6</text:p>
          </table:table-cell>
          <table:table-cell table:style-name="ce82" office:value-type="string" calcext:value-type="string">
            <text:p>100e6</text:p>
          </table:table-cell>
          <table:table-cell table:style-name="ce36" office:value-type="string" calcext:value-type="string">
            <text:p>2347e6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MB1_IN1_MHB1_OUT_B40_LP_OPA</text:p>
          </table:table-cell>
          <table:table-cell table:style-name="ce36" table:formula="of:=[.B40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2"/>
          <table:table-cell table:style-name="ce36" office:value-type="string" calcext:value-type="string">
            <text:p>2357e6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MB1_IN1_MHB1_OUT_B40_LP_OPA</text:p>
          </table:table-cell>
          <table:table-cell table:style-name="ce36" table:formula="of:=[.B40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MB1_IN1_MHB1_OUT_B40_LP_OPA</text:p>
          </table:table-cell>
          <table:table-cell table:style-name="ce36" table:formula="of:=[.B40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MB1_IN1_MHB1_OUT_B40_LP_OPA</text:p>
          </table:table-cell>
          <table:table-cell table:style-name="ce36" table:formula="of:=[.B40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1015"/>
        </table:table-row>
        <table:table-row table:style-name="ro1">
          <table:table-cell table:style-name="ce41" office:value-type="string" calcext:value-type="string">
            <text:p>MB1_IN1_MHB1_OUT_B40_LP_OPA</text:p>
          </table:table-cell>
          <table:table-cell table:style-name="ce36" table:formula="of:=[.B40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MB1_IN1_MHB1_OUT_B40_HG1_OPB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2" office:value-type="string" calcext:value-type="string">
            <text:p>MB1_IN1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1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1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1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MB1_IN1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1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1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number-columns-repeated="1019"/>
        </table:table-row>
        <table:table-row table:style-name="ro1">
          <table:table-cell table:style-name="ce42" office:value-type="string" calcext:value-type="string">
            <text:p>MB1_IN1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MB1_IN2_MHB1_OUT_B3_HG0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MB1_IN2_MHB1_OUT_B3_HG0_OPA</text:p>
          </table:table-cell>
          <table:table-cell table:style-name="ce36" table:formula="of:=[.B42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B1_IN2_MHB1_OUT_B3_HG0_OPA</text:p>
          </table:table-cell>
          <table:table-cell table:style-name="ce36" table:formula="of:=&quot;Parameter[&quot;&amp;&quot;_&quot;&amp;[.D427]&amp;&quot;,_&quot;&amp;[.E427]&amp;&quot;,_&quot;&amp;[.F427]&amp;&quot;,_&quot;&amp;[.G427]&amp;&quot;,_&quot;&amp;[.H427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0</text:p>
          </table:table-cell>
          <table:table-cell table:style-name="ce36" office:value-type="string" calcext:value-type="string">
            <text:p>NF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P1dB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MB1_IN2_MHB1_OUT_B3_HG0_OPA</text:p>
          </table:table-cell>
          <table:table-cell table:style-name="ce36" table:formula="of:=[.B42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842.5e6</text:p>
          </table:table-cell>
          <table:table-cell table:style-name="ce36" office:value-type="string" calcext:value-type="string">
            <text:p>95e6</text:p>
          </table:table-cell>
          <table:table-cell table:style-name="ce36" office:value-type="string" calcext:value-type="string">
            <text:p>1747.5e6</text:p>
          </table:table-cell>
          <table:table-cell table:style-name="ce82" office:value-type="string" calcext:value-type="string">
            <text:p>1842.5e6</text:p>
          </table:table-cell>
          <table:table-cell table:style-name="ce82"/>
          <table:table-cell table:number-columns-repeated="1015"/>
        </table:table-row>
        <table:table-row table:style-name="ro1">
          <table:table-cell table:style-name="ce37" office:value-type="string" calcext:value-type="string">
            <text:p>MB1_IN2_MHB1_OUT_B3_HG0_OPA</text:p>
          </table:table-cell>
          <table:table-cell table:style-name="ce36" table:formula="of:=[.B42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1747.5e6</text:p>
          </table:table-cell>
          <table:table-cell table:style-name="ce36" office:value-type="string" calcext:value-type="string">
            <text:p>1795e6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MB1_IN2_MHB1_OUT_B3_HG0_OPA</text:p>
          </table:table-cell>
          <table:table-cell table:style-name="ce36" table:formula="of:=[.B42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7" office:value-type="string" calcext:value-type="string">
            <text:p>MB1_IN2_MHB1_OUT_B3_HG0_OPA</text:p>
          </table:table-cell>
          <table:table-cell table:style-name="ce36" table:formula="of:=[.B42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MB1_IN2_MHB1_OUT_B3_HG0_OPA</text:p>
          </table:table-cell>
          <table:table-cell table:style-name="ce36" table:formula="of:=[.B42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MB1_IN2_MHB1_OUT_B3_HG0_OPA</text:p>
          </table:table-cell>
          <table:table-cell table:style-name="ce36" table:formula="of:=[.B42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MB1_IN2_MHB1_OUT_B3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3"/>
          <table:table-cell table:number-columns-repeated="1017"/>
        </table:table-row>
        <table:table-row table:style-name="ro1">
          <table:table-cell table:style-name="ce38" office:value-type="string" calcext:value-type="string">
            <text:p>MB1_IN2_MHB1_OUT_B3_HG1_OPA</text:p>
          </table:table-cell>
          <table:table-cell table:style-name="ce36" table:formula="of:=[.B43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MB1_IN2_MHB1_OUT_B3_HG1_OPA</text:p>
          </table:table-cell>
          <table:table-cell table:style-name="ce36" table:formula="of:=&quot;Parameter[&quot;&amp;&quot;_&quot;&amp;[.D437]&amp;&quot;,_&quot;&amp;[.E437]&amp;&quot;,_&quot;&amp;[.F437]&amp;&quot;,_&quot;&amp;[.G437]&amp;&quot;,_&quot;&amp;[.H437]&amp;&quot;,_&quot;&amp;[.I437]&amp;&quot;,_&quot;&amp;[.J437]&amp;&quot;,_&quot;&amp;[.K437]&amp;&quot;,_&quot;&amp;[.L437]&amp;&quot;,_&quot;&amp;[.M437]&amp;&quot;,_&quot;&amp;[.N437]&amp;&quot;,_&quot;&amp;[.O437]&amp;&quot;]&quot;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Default" office:value-type="string" calcext:value-type="string">
            <text:p>H3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MB1_IN2_MHB1_OUT_B3_HG1_OPA</text:p>
          </table:table-cell>
          <table:table-cell table:style-name="ce36" table:formula="of:=[.B43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9" table:style-name="ce82" office:value-type="string" calcext:value-type="string">
            <text:p>1842.5e6</text:p>
          </table:table-cell>
          <table:table-cell table:style-name="ce36" office:value-type="string" calcext:value-type="string">
            <text:p>95e6</text:p>
          </table:table-cell>
          <table:table-cell table:style-name="ce36" office:value-type="string" calcext:value-type="string">
            <text:p>1747.5e6</text:p>
          </table:table-cell>
          <table:table-cell table:style-name="ce82" office:value-type="string" calcext:value-type="string">
            <text:p>1842.5e6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MB1_IN2_MHB1_OUT_B3_HG1_OPA</text:p>
          </table:table-cell>
          <table:table-cell table:style-name="ce36" table:formula="of:=[.B43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7"/>
          <table:table-cell table:number-columns-repeated="2"/>
          <table:table-cell table:style-name="ce36" office:value-type="string" calcext:value-type="string">
            <text:p>1747.5e6</text:p>
          </table:table-cell>
          <table:table-cell table:style-name="ce36" office:value-type="string" calcext:value-type="string">
            <text:p>1795e6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B1_IN2_MHB1_OUT_B3_HG1_OPA</text:p>
          </table:table-cell>
          <table:table-cell table:style-name="ce36" table:formula="of:=[.B43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 office:value-type="float" office:value="-30" calcext:value-type="float">
            <text:p>-30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MB1_IN2_MHB1_OUT_B3_HG1_OPA</text:p>
          </table:table-cell>
          <table:table-cell table:style-name="ce36" table:formula="of:=[.B43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0" calcext:value-type="float">
            <text:p>-3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MB1_IN2_MHB1_OUT_B3_HG1_OPA</text:p>
          </table:table-cell>
          <table:table-cell table:style-name="ce36" table:formula="of:=[.B43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1010"/>
        </table:table-row>
        <table:table-row table:style-name="ro1">
          <table:table-cell table:style-name="ce38" office:value-type="string" calcext:value-type="string">
            <text:p>MB1_IN2_MHB1_OUT_B3_HG1_OPA</text:p>
          </table:table-cell>
          <table:table-cell table:style-name="ce36" table:formula="of:=[.B43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style-name="ce83"/>
          <table:table-cell table:style-name="ce36" table:number-columns-repeated="3"/>
          <table:table-cell table:style-name="ce87" office:value-type="string" calcext:value-type="string">
            <text:p>POR15d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MB1_IN2_MHB1_OUT_B3_HG2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MB1_IN2_MHB1_OUT_B3_HG2_OPA</text:p>
          </table:table-cell>
          <table:table-cell table:style-name="ce36" table:formula="of:=[.B44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2_MHB1_OUT_B3_HG2_OPA</text:p>
          </table:table-cell>
          <table:table-cell table:style-name="ce36" table:formula="of:=&quot;Parameter[&quot;&amp;&quot;_&quot;&amp;[.D447]&amp;&quot;,_&quot;&amp;[.E447]&amp;&quot;,_&quot;&amp;[.F447]&amp;&quot;,_&quot;&amp;[.G447]&amp;&quot;,_&quot;&amp;[.H447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2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2_MHB1_OUT_B3_HG2_OPA</text:p>
          </table:table-cell>
          <table:table-cell table:style-name="ce36" table:formula="of:=[.B44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842.5e6</text:p>
          </table:table-cell>
          <table:table-cell table:style-name="ce36" office:value-type="string" calcext:value-type="string">
            <text:p>95e6</text:p>
          </table:table-cell>
          <table:table-cell table:style-name="ce36" office:value-type="string" calcext:value-type="string">
            <text:p>1747.5e6</text:p>
          </table:table-cell>
          <table:table-cell table:style-name="ce82" office:value-type="string" calcext:value-type="string">
            <text:p>1842.5e6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2_MHB1_OUT_B3_HG2_OPA</text:p>
          </table:table-cell>
          <table:table-cell table:style-name="ce36" table:formula="of:=[.B44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1747.5e6</text:p>
          </table:table-cell>
          <table:table-cell table:style-name="ce36" office:value-type="string" calcext:value-type="string">
            <text:p>1795e6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MB1_IN2_MHB1_OUT_B3_HG2_OPA</text:p>
          </table:table-cell>
          <table:table-cell table:style-name="ce36" table:formula="of:=[.B44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2_MHB1_OUT_B3_HG2_OPA</text:p>
          </table:table-cell>
          <table:table-cell table:style-name="ce36" table:formula="of:=[.B44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2_MHB1_OUT_B3_HG2_OPA</text:p>
          </table:table-cell>
          <table:table-cell table:style-name="ce36" table:formula="of:=[.B44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MB1_IN2_MHB1_OUT_B3_HG2_OPA</text:p>
          </table:table-cell>
          <table:table-cell table:style-name="ce36" table:formula="of:=[.B44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MB1_IN2_MHB1_OUT_B3_LG3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MB1_IN2_MHB1_OUT_B3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3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842.5e6</text:p>
          </table:table-cell>
          <table:table-cell table:style-name="ce36" office:value-type="string" calcext:value-type="string">
            <text:p>95e6</text:p>
          </table:table-cell>
          <table:table-cell table:style-name="ce36" office:value-type="string" calcext:value-type="string">
            <text:p>1747.5e6</text:p>
          </table:table-cell>
          <table:table-cell table:style-name="ce82" office:value-type="string" calcext:value-type="string">
            <text:p>1842.5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1747.5e6</text:p>
          </table:table-cell>
          <table:table-cell table:style-name="ce36" office:value-type="string" calcext:value-type="string">
            <text:p>1795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2_MHB1_OUT_B3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MB1_IN2_MHB1_OUT_B3_LG4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MB1_IN2_MHB1_OUT_B3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4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842.5e6</text:p>
          </table:table-cell>
          <table:table-cell table:style-name="ce36" office:value-type="string" calcext:value-type="string">
            <text:p>95e6</text:p>
          </table:table-cell>
          <table:table-cell table:style-name="ce36" office:value-type="string" calcext:value-type="string">
            <text:p>1747.5e6</text:p>
          </table:table-cell>
          <table:table-cell table:style-name="ce82" office:value-type="string" calcext:value-type="string">
            <text:p>1842.5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1747.5e6</text:p>
          </table:table-cell>
          <table:table-cell table:style-name="ce36" office:value-type="string" calcext:value-type="string">
            <text:p>1795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2_MHB1_OUT_B3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MB1_IN2_MHB1_OUT_B3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MB1_IN2_MHB1_OUT_B3_LP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MB1_IN2_MHB1_OUT_B3_LP_OPA</text:p>
          </table:table-cell>
          <table:table-cell table:style-name="ce36" table:formula="of:=[.B47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2_MHB1_OUT_B3_LP_OPA</text:p>
          </table:table-cell>
          <table:table-cell table:style-name="ce36" table:formula="of:=&quot;Parameter[&quot;&amp;&quot;_&quot;&amp;[.D477]&amp;&quot;,_&quot;&amp;[.E477]&amp;&quot;,_&quot;&amp;[.F477]&amp;&quot;,_&quot;&amp;[.G477]&amp;&quot;,_&quot;&amp;[.H477]&amp;&quot;,_&quot;&amp;[.I477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MLP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LF_Rej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2_MHB1_OUT_B3_LP_OPA</text:p>
          </table:table-cell>
          <table:table-cell table:style-name="ce36" table:formula="of:=[.B47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1842.5e6</text:p>
          </table:table-cell>
          <table:table-cell table:number-columns-repeated="2" table:style-name="ce36" office:value-type="string" calcext:value-type="string">
            <text:p>95e6</text:p>
          </table:table-cell>
          <table:table-cell table:style-name="ce36" office:value-type="string" calcext:value-type="string">
            <text:p>1747.5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2_MHB1_OUT_B3_LP_OPA</text:p>
          </table:table-cell>
          <table:table-cell table:style-name="ce36" table:formula="of:=[.B47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3"/>
          <table:table-cell/>
          <table:table-cell table:style-name="ce36" office:value-type="string" calcext:value-type="string">
            <text:p>1747.5e6</text:p>
          </table:table-cell>
          <table:table-cell table:style-name="ce36" office:value-type="string" calcext:value-type="string">
            <text:p>1795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2_MHB1_OUT_B3_LP_OPA</text:p>
          </table:table-cell>
          <table:table-cell table:style-name="ce36" table:formula="of:=[.B47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2_MHB1_OUT_B3_LP_OPA</text:p>
          </table:table-cell>
          <table:table-cell table:style-name="ce36" table:formula="of:=[.B47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2_MHB1_OUT_B3_LP_OPA</text:p>
          </table:table-cell>
          <table:table-cell table:style-name="ce36" table:formula="of:=[.B47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1015"/>
        </table:table-row>
        <table:table-row table:style-name="ro1">
          <table:table-cell table:style-name="ce41" office:value-type="string" calcext:value-type="string">
            <text:p>MB1_IN2_MHB1_OUT_B3_LP_OPA</text:p>
          </table:table-cell>
          <table:table-cell table:style-name="ce36" table:formula="of:=[.B47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MB1_IN2_MHB1_OUT_B3_HG1_OPB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2" office:value-type="string" calcext:value-type="string">
            <text:p>MB1_IN2_MHB1_OUT_B3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2_MHB1_OUT_B3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2_MHB1_OUT_B3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842.5e6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2_MHB1_OUT_B3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MB1_IN2_MHB1_OUT_B3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2_MHB1_OUT_B3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2_MHB1_OUT_B3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number-columns-repeated="1019"/>
        </table:table-row>
        <table:table-row table:style-name="ro1">
          <table:table-cell table:style-name="ce42" office:value-type="string" calcext:value-type="string">
            <text:p>MB1_IN2_MHB1_OUT_B3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MB1_IN3_MHB1_OUT_B1_HG0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MB1_IN3_MHB1_OUT_B1_HG0_OPA</text:p>
          </table:table-cell>
          <table:table-cell table:style-name="ce36" table:formula="of:=[.B49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B1_IN3_MHB1_OUT_B1_HG0_OPA</text:p>
          </table:table-cell>
          <table:table-cell table:style-name="ce36" table:formula="of:=&quot;Parameter[&quot;&amp;&quot;_&quot;&amp;[.D497]&amp;&quot;,_&quot;&amp;[.E497]&amp;&quot;,_&quot;&amp;[.F497]&amp;&quot;,_&quot;&amp;[.G497]&amp;&quot;,_&quot;&amp;[.H497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0</text:p>
          </table:table-cell>
          <table:table-cell table:style-name="ce36" office:value-type="string" calcext:value-type="string">
            <text:p>NF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P1dB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B1_IN3_MHB1_OUT_B1_HG0_OPA</text:p>
          </table:table-cell>
          <table:table-cell table:style-name="ce36" table:formula="of:=[.B49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140e6</text:p>
          </table:table-cell>
          <table:table-cell table:style-name="ce36" office:value-type="string" calcext:value-type="string">
            <text:p>190e6</text:p>
          </table:table-cell>
          <table:table-cell table:style-name="ce36" office:value-type="string" calcext:value-type="string">
            <text:p>1950e6</text:p>
          </table:table-cell>
          <table:table-cell table:style-name="ce82" office:value-type="string" calcext:value-type="string">
            <text:p>2140e6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B1_IN3_MHB1_OUT_B1_HG0_OPA</text:p>
          </table:table-cell>
          <table:table-cell table:style-name="ce36" table:formula="of:=[.B49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1950e6</text:p>
          </table:table-cell>
          <table:table-cell table:style-name="ce36" office:value-type="string" calcext:value-type="string">
            <text:p>2045e6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MB1_IN3_MHB1_OUT_B1_HG0_OPA</text:p>
          </table:table-cell>
          <table:table-cell table:style-name="ce36" table:formula="of:=[.B49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B1_IN3_MHB1_OUT_B1_HG0_OPA</text:p>
          </table:table-cell>
          <table:table-cell table:style-name="ce36" table:formula="of:=[.B49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B1_IN3_MHB1_OUT_B1_HG0_OPA</text:p>
          </table:table-cell>
          <table:table-cell table:style-name="ce36" table:formula="of:=[.B49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7" office:value-type="string" calcext:value-type="string">
            <text:p>MB1_IN3_MHB1_OUT_B1_HG0_OPA</text:p>
          </table:table-cell>
          <table:table-cell table:style-name="ce36" table:formula="of:=[.B497]" office:value-type="string" office:string-value="Parameter[_Gain_HG0,_NF,_IIP2,_IIP3,_P1dB]" calcext:value-type="string">
            <text:p>Parameter[_Gain_HG0,_NF,_IIP2,_IIP3,_P1dB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MB1_IN3_MHB1_OUT_B1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3"/>
          <table:table-cell table:number-columns-repeated="1017"/>
        </table:table-row>
        <table:table-row table:style-name="ro1">
          <table:table-cell table:style-name="ce38" office:value-type="string" calcext:value-type="string">
            <text:p>MB1_IN3_MHB1_OUT_B1_HG1_OPA</text:p>
          </table:table-cell>
          <table:table-cell table:style-name="ce36" table:formula="of:=[.B50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B1_IN3_MHB1_OUT_B1_HG1_OPA</text:p>
          </table:table-cell>
          <table:table-cell table:style-name="ce36" table:formula="of:=&quot;Parameter[&quot;&amp;&quot;_&quot;&amp;[.D507]&amp;&quot;,_&quot;&amp;[.E507]&amp;&quot;,_&quot;&amp;[.F507]&amp;&quot;,_&quot;&amp;[.G507]&amp;&quot;,_&quot;&amp;[.H507]&amp;&quot;,_&quot;&amp;[.I507]&amp;&quot;,_&quot;&amp;[.J507]&amp;&quot;,_&quot;&amp;[.K507]&amp;&quot;,_&quot;&amp;[.L507]&amp;&quot;,_&quot;&amp;[.M507]&amp;&quot;,_&quot;&amp;[.N507]&amp;&quot;]&quot;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B1_IN3_MHB1_OUT_B1_HG1_OPA</text:p>
          </table:table-cell>
          <table:table-cell table:style-name="ce36" table:formula="of:=[.B50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2140e6</text:p>
          </table:table-cell>
          <table:table-cell table:style-name="ce36" office:value-type="string" calcext:value-type="string">
            <text:p>190e6</text:p>
          </table:table-cell>
          <table:table-cell table:style-name="ce36" office:value-type="string" calcext:value-type="string">
            <text:p>1950e6</text:p>
          </table:table-cell>
          <table:table-cell table:style-name="ce82" office:value-type="string" calcext:value-type="string">
            <text:p>2140e6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B1_IN3_MHB1_OUT_B1_HG1_OPA</text:p>
          </table:table-cell>
          <table:table-cell table:style-name="ce36" table:formula="of:=[.B50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7"/>
          <table:table-cell/>
          <table:table-cell table:style-name="ce36" office:value-type="string" calcext:value-type="string">
            <text:p>1950e6</text:p>
          </table:table-cell>
          <table:table-cell table:style-name="ce36" office:value-type="string" calcext:value-type="string">
            <text:p>2045e6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MB1_IN3_MHB1_OUT_B1_HG1_OPA</text:p>
          </table:table-cell>
          <table:table-cell table:style-name="ce36" table:formula="of:=[.B50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B1_IN3_MHB1_OUT_B1_HG1_OPA</text:p>
          </table:table-cell>
          <table:table-cell table:style-name="ce36" table:formula="of:=[.B50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B1_IN3_MHB1_OUT_B1_HG1_OPA</text:p>
          </table:table-cell>
          <table:table-cell table:style-name="ce36" table:formula="of:=[.B50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1010"/>
        </table:table-row>
        <table:table-row table:style-name="ro1">
          <table:table-cell table:style-name="ce38" office:value-type="string" calcext:value-type="string">
            <text:p>MB1_IN3_MHB1_OUT_B1_HG1_OPA</text:p>
          </table:table-cell>
          <table:table-cell table:style-name="ce36" table:formula="of:=[.B50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MB1_IN3_MHB1_OUT_B1_HG2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MB1_IN3_MHB1_OUT_B1_HG2_OPA</text:p>
          </table:table-cell>
          <table:table-cell table:style-name="ce36" table:formula="of:=[.B51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3_MHB1_OUT_B1_HG2_OPA</text:p>
          </table:table-cell>
          <table:table-cell table:style-name="ce36" table:formula="of:=&quot;Parameter[&quot;&amp;&quot;_&quot;&amp;[.D517]&amp;&quot;,_&quot;&amp;[.E517]&amp;&quot;,_&quot;&amp;[.F517]&amp;&quot;,_&quot;&amp;[.G517]&amp;&quot;,_&quot;&amp;[.H517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2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3_MHB1_OUT_B1_HG2_OPA</text:p>
          </table:table-cell>
          <table:table-cell table:style-name="ce36" table:formula="of:=[.B51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140e6</text:p>
          </table:table-cell>
          <table:table-cell table:style-name="ce36" office:value-type="string" calcext:value-type="string">
            <text:p>190e6</text:p>
          </table:table-cell>
          <table:table-cell table:style-name="ce36" office:value-type="string" calcext:value-type="string">
            <text:p>1950e6</text:p>
          </table:table-cell>
          <table:table-cell table:style-name="ce82" office:value-type="string" calcext:value-type="string">
            <text:p>2140e6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3_MHB1_OUT_B1_HG2_OPA</text:p>
          </table:table-cell>
          <table:table-cell table:style-name="ce36" table:formula="of:=[.B51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1950e6</text:p>
          </table:table-cell>
          <table:table-cell table:style-name="ce36" office:value-type="string" calcext:value-type="string">
            <text:p>2045e6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MB1_IN3_MHB1_OUT_B1_HG2_OPA</text:p>
          </table:table-cell>
          <table:table-cell table:style-name="ce36" table:formula="of:=[.B51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3_MHB1_OUT_B1_HG2_OPA</text:p>
          </table:table-cell>
          <table:table-cell table:style-name="ce36" table:formula="of:=[.B51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MB1_IN3_MHB1_OUT_B1_HG2_OPA</text:p>
          </table:table-cell>
          <table:table-cell table:style-name="ce36" table:formula="of:=[.B51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39" office:value-type="string" calcext:value-type="string">
            <text:p>MB1_IN3_MHB1_OUT_B1_HG2_OPA</text:p>
          </table:table-cell>
          <table:table-cell table:style-name="ce36" table:formula="of:=[.B517]" office:value-type="string" office:string-value="Parameter[_Gain_HG2,_P1dB,_IIP2,_IIP3,_NF]" calcext:value-type="string">
            <text:p>Parameter[_Gain_HG2,_P1dB,_IIP2,_IIP3,_NF]</text:p>
          </table:table-cell>
          <table:table-cell table:style-name="ce41" office:value-type="string" calcext:value-type="string">
            <text:p>RegRes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MB1_IN3_MHB1_OUT_B1_LG3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MB1_IN3_MHB1_OUT_B1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3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140e6</text:p>
          </table:table-cell>
          <table:table-cell table:style-name="ce36" office:value-type="string" calcext:value-type="string">
            <text:p>190e6</text:p>
          </table:table-cell>
          <table:table-cell table:style-name="ce36" office:value-type="string" calcext:value-type="string">
            <text:p>1950e6</text:p>
          </table:table-cell>
          <table:table-cell table:style-name="ce82" office:value-type="string" calcext:value-type="string">
            <text:p>2140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1950e6</text:p>
          </table:table-cell>
          <table:table-cell table:style-name="ce36" office:value-type="string" calcext:value-type="string">
            <text:p>2045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3_MHB1_OUT_B1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MB1_IN3_MHB1_OUT_B1_LG4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0" office:value-type="string" calcext:value-type="string">
            <text:p>MB1_IN3_MHB1_OUT_B1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LG4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140e6</text:p>
          </table:table-cell>
          <table:table-cell table:style-name="ce36" office:value-type="string" calcext:value-type="string">
            <text:p>190e6</text:p>
          </table:table-cell>
          <table:table-cell table:style-name="ce36" office:value-type="string" calcext:value-type="string">
            <text:p>1950e6</text:p>
          </table:table-cell>
          <table:table-cell table:style-name="ce82" office:value-type="string" calcext:value-type="string">
            <text:p>2140e6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1950e6</text:p>
          </table:table-cell>
          <table:table-cell table:style-name="ce36" office:value-type="string" calcext:value-type="string">
            <text:p>2045e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B1_IN3_MHB1_OUT_B1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40" office:value-type="string" calcext:value-type="string">
            <text:p>MB1_IN3_MHB1_OUT_B1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MB1_IN3_MHB1_OUT_B1_LP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1" office:value-type="string" calcext:value-type="string">
            <text:p>MB1_IN3_MHB1_OUT_B1_LP_OPA</text:p>
          </table:table-cell>
          <table:table-cell table:style-name="ce36" table:formula="of:=[.B54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3_MHB1_OUT_B1_LP_OPA</text:p>
          </table:table-cell>
          <table:table-cell table:style-name="ce36" table:formula="of:=&quot;Parameter[&quot;&amp;&quot;_&quot;&amp;[.D547]&amp;&quot;,_&quot;&amp;[.E547]&amp;&quot;,_&quot;&amp;[.F547]&amp;&quot;,_&quot;&amp;[.G547]&amp;&quot;,_&quot;&amp;[.H547]&amp;&quot;,_&quot;&amp;[.I547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MLP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LF_Rej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3_MHB1_OUT_B1_LP_OPA</text:p>
          </table:table-cell>
          <table:table-cell table:style-name="ce36" table:formula="of:=[.B54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2140e6</text:p>
          </table:table-cell>
          <table:table-cell table:number-columns-repeated="2" table:style-name="ce36" office:value-type="string" calcext:value-type="string">
            <text:p>190e6</text:p>
          </table:table-cell>
          <table:table-cell table:style-name="ce36" office:value-type="string" calcext:value-type="string">
            <text:p>1950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3_MHB1_OUT_B1_LP_OPA</text:p>
          </table:table-cell>
          <table:table-cell table:style-name="ce36" table:formula="of:=[.B54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2"/>
          <table:table-cell table:style-name="ce36" office:value-type="string" calcext:value-type="string">
            <text:p>1950e6</text:p>
          </table:table-cell>
          <table:table-cell table:style-name="ce36" office:value-type="string" calcext:value-type="string">
            <text:p>2045e6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3_MHB1_OUT_B1_LP_OPA</text:p>
          </table:table-cell>
          <table:table-cell table:style-name="ce36" table:formula="of:=[.B54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3_MHB1_OUT_B1_LP_OPA</text:p>
          </table:table-cell>
          <table:table-cell table:style-name="ce36" table:formula="of:=[.B54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B1_IN3_MHB1_OUT_B1_LP_OPA</text:p>
          </table:table-cell>
          <table:table-cell table:style-name="ce36" table:formula="of:=[.B54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1015"/>
        </table:table-row>
        <table:table-row table:style-name="ro1">
          <table:table-cell table:style-name="ce41" office:value-type="string" calcext:value-type="string">
            <text:p>MB1_IN3_MHB1_OUT_B1_LP_OPA</text:p>
          </table:table-cell>
          <table:table-cell table:style-name="ce36" table:formula="of:=[.B54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MB1_IN3_MHB1_OUT_B1_HG1_OPB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42" office:value-type="string" calcext:value-type="string">
            <text:p>MB1_IN3_MHB1_OUT_B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3_MHB1_OUT_B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3_MHB1_OUT_B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140e6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3_MHB1_OUT_B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MB1_IN3_MHB1_OUT_B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3_MHB1_OUT_B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B1_IN3_MHB1_OUT_B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number-columns-repeated="1019"/>
        </table:table-row>
        <table:table-row table:style-name="ro1">
          <table:table-cell table:style-name="ce42" office:value-type="string" calcext:value-type="string">
            <text:p>MB1_IN3_MHB1_OUT_B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41" office:value-type="string" calcext:value-type="string">
            <text:p>RegReset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MB1_IN2_MHB3_OUT_B3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MB1_IN2_MHB3_OUT_B3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MB1_IN2_MHB3_OUT_B3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MUX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MB1_IN2_MHB3_OUT_B3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842.5e6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MB1_IN2_MHB3_OUT_B3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65" office:value-type="string" calcext:value-type="string">
            <text:p>MB1_IN2_MHB3_OUT_B3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MB1_IN2_MHB3_OUT_B3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MB1_IN2_MHB3_OUT_B3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number-columns-repeated="1019"/>
        </table:table-row>
        <table:table-row table:style-name="ro1">
          <table:table-cell table:style-name="ce65" office:value-type="string" calcext:value-type="string">
            <text:p>MB1_IN2_MHB3_OUT_B3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RegReset</text:p>
          </table:table-cell>
          <table:table-cell table:style-name="ce3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6" office:value-type="string" calcext:value-type="string">
            <text:p>MB2_IN1_MHB2_OUT_B2_HG0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86"/>
          <table:table-cell table:number-columns-repeated="1016"/>
        </table:table-row>
        <table:table-row table:style-name="ro1">
          <table:table-cell table:style-name="ce66" office:value-type="string" calcext:value-type="string">
            <text:p>MB2_IN1_MHB2_OUT_B2_HG0_OPA</text:p>
          </table:table-cell>
          <table:table-cell table:style-name="ce36" table:formula="of:=[.B57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MB2_IN1_MHB2_OUT_B2_HG0_OPA</text:p>
          </table:table-cell>
          <table:table-cell table:style-name="ce36" table:formula="of:=&quot;Parameter[&quot;&amp;&quot;_&quot;&amp;[.D577]&amp;&quot;,_&quot;&amp;[.E577]&amp;&quot;,_&quot;&amp;[.F577]&amp;&quot;,_&quot;&amp;[.G577]&amp;&quot;,_&quot;&amp;[.H577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86" office:value-type="string" calcext:value-type="string">
            <text:p>NF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P1dB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6" office:value-type="string" calcext:value-type="string">
            <text:p>MB2_IN1_MHB2_OUT_B2_HG0_OPA</text:p>
          </table:table-cell>
          <table:table-cell table:style-name="ce36" table:formula="of:=[.B57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36" office:value-type="string" calcext:value-type="string">
            <text:p>1880e6</text:p>
          </table:table-cell>
          <table:table-cell table:style-name="ce82" office:value-type="string" calcext:value-type="string">
            <text:p>1960e6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6" office:value-type="string" calcext:value-type="string">
            <text:p>MB2_IN1_MHB2_OUT_B2_HG0_OPA</text:p>
          </table:table-cell>
          <table:table-cell table:style-name="ce36" table:formula="of:=[.B57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/>
          <table:table-cell table:style-name="ce36" office:value-type="string" calcext:value-type="string">
            <text:p>1880e6</text:p>
          </table:table-cell>
          <table:table-cell table:style-name="ce36" office:value-type="string" calcext:value-type="string">
            <text:p>1920e6</text:p>
          </table:table-cell>
          <table:table-cell table:style-name="ce86"/>
          <table:table-cell table:style-name="Default"/>
          <table:table-cell table:number-columns-repeated="1015"/>
        </table:table-row>
        <table:table-row table:style-name="ro1">
          <table:table-cell table:style-name="ce66" office:value-type="string" calcext:value-type="string">
            <text:p>MB2_IN1_MHB2_OUT_B2_HG0_OPA</text:p>
          </table:table-cell>
          <table:table-cell table:style-name="ce36" table:formula="of:=[.B57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6" office:value-type="string" calcext:value-type="string">
            <text:p>MB2_IN1_MHB2_OUT_B2_HG0_OPA</text:p>
          </table:table-cell>
          <table:table-cell table:style-name="ce36" table:formula="of:=[.B57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66" office:value-type="string" calcext:value-type="string">
            <text:p>MB2_IN1_MHB2_OUT_B2_HG0_OPA</text:p>
          </table:table-cell>
          <table:table-cell table:style-name="ce36" table:formula="of:=[.B57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66" office:value-type="string" calcext:value-type="string">
            <text:p>MB2_IN1_MHB2_OUT_B2_HG0_OPA</text:p>
          </table:table-cell>
          <table:table-cell table:style-name="ce36" table:formula="of:=[.B57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86"/>
          <table:table-cell table:number-columns-repeated="1016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67" office:value-type="string" calcext:value-type="string">
            <text:p>MB2_IN1_MHB2_OUT_B2_HG1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3"/>
          <table:table-cell table:number-columns-repeated="3"/>
          <table:table-cell table:style-name="ce86"/>
          <table:table-cell table:number-columns-repeated="1013"/>
        </table:table-row>
        <table:table-row table:style-name="ro1">
          <table:table-cell table:style-name="ce67" office:value-type="string" calcext:value-type="string">
            <text:p>MB2_IN1_MHB2_OUT_B2_HG1_OPA</text:p>
          </table:table-cell>
          <table:table-cell table:style-name="ce36" table:formula="of:=[.B58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67" office:value-type="string" calcext:value-type="string">
            <text:p>MB2_IN1_MHB2_OUT_B2_HG1_OPA</text:p>
          </table:table-cell>
          <table:table-cell table:style-name="ce36" table:formula="of:=&quot;Parameter[&quot;&amp;&quot;_&quot;&amp;[.D587]&amp;&quot;,_&quot;&amp;[.E587]&amp;&quot;,_&quot;&amp;[.F587]&amp;&quot;,_&quot;&amp;[.G587]&amp;&quot;,_&quot;&amp;[.H587]&amp;&quot;,_&quot;&amp;[.I587]&amp;&quot;,_&quot;&amp;[.J587]&amp;&quot;,_&quot;&amp;[.K587]&amp;&quot;,_&quot;&amp;[.L587]&amp;&quot;,_&quot;&amp;[.M587]&amp;&quot;,_&quot;&amp;[.N587]&amp;&quot;,_&quot;&amp;[.O587]&amp;&quot;]&quot;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Default" office:value-type="string" calcext:value-type="string">
            <text:p>H3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number-columns-repeated="1009"/>
        </table:table-row>
        <table:table-row table:style-name="ro1">
          <table:table-cell table:style-name="ce67" office:value-type="string" calcext:value-type="string">
            <text:p>MB2_IN1_MHB2_OUT_B2_HG1_OPA</text:p>
          </table:table-cell>
          <table:table-cell table:style-name="ce36" table:formula="of:=[.B58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9"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36" office:value-type="string" calcext:value-type="string">
            <text:p>1880e6</text:p>
          </table:table-cell>
          <table:table-cell table:style-name="ce82" office:value-type="string" calcext:value-type="string">
            <text:p>1960e6</text:p>
          </table:table-cell>
          <table:table-cell table:number-columns-repeated="1009"/>
        </table:table-row>
        <table:table-row table:style-name="ro1">
          <table:table-cell table:style-name="ce67" office:value-type="string" calcext:value-type="string">
            <text:p>MB2_IN1_MHB2_OUT_B2_HG1_OPA</text:p>
          </table:table-cell>
          <table:table-cell table:style-name="ce36" table:formula="of:=[.B58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7"/>
          <table:table-cell table:style-name="ce86"/>
          <table:table-cell/>
          <table:table-cell table:style-name="ce36" office:value-type="string" calcext:value-type="string">
            <text:p>1880e6</text:p>
          </table:table-cell>
          <table:table-cell table:style-name="ce36" office:value-type="string" calcext:value-type="string">
            <text:p>1920e6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MB2_IN1_MHB2_OUT_B2_HG1_OPA</text:p>
          </table:table-cell>
          <table:table-cell table:style-name="ce36" table:formula="of:=[.B58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Default" office:value-type="float" office:value="-30" calcext:value-type="float">
            <text:p>-30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67" office:value-type="string" calcext:value-type="string">
            <text:p>MB2_IN1_MHB2_OUT_B2_HG1_OPA</text:p>
          </table:table-cell>
          <table:table-cell table:style-name="ce36" table:formula="of:=[.B58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0" calcext:value-type="float">
            <text:p>-3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09"/>
        </table:table-row>
        <table:table-row table:style-name="ro1">
          <table:table-cell table:style-name="ce67" office:value-type="string" calcext:value-type="string">
            <text:p>MB2_IN1_MHB2_OUT_B2_HG1_OPA</text:p>
          </table:table-cell>
          <table:table-cell table:style-name="ce36" table:formula="of:=[.B58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1010"/>
        </table:table-row>
        <table:table-row table:style-name="ro1">
          <table:table-cell table:style-name="ce67" office:value-type="string" calcext:value-type="string">
            <text:p>MB2_IN1_MHB2_OUT_B2_HG1_OPA</text:p>
          </table:table-cell>
          <table:table-cell table:style-name="ce36" table:formula="of:=[.B587]" office:value-type="string" office:string-value="Parameter[_IDD,_Gain_HG1,_Gain_Sweep1,_Gain_Sweep2,_Gain_Sweep3,_Gain_Sweep4,_Gain_Sweep5,_P1dB,_H3,_IIP2,_IIP3,_NF]" calcext:value-type="string">
            <text:p>Parameter[_IDD,_Gain_HG1,_Gain_Sweep1,_Gain_Sweep2,_Gain_Sweep3,_Gain_Sweep4,_Gain_Sweep5,_P1dB,_H3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style-name="ce86"/>
          <table:table-cell table:number-columns-repeated="1013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68" office:value-type="string" calcext:value-type="string">
            <text:p>MB2_IN1_MHB2_OUT_B2_HG2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3"/>
          <table:table-cell table:number-columns-repeated="1017"/>
        </table:table-row>
        <table:table-row table:style-name="ro1">
          <table:table-cell table:style-name="ce68" office:value-type="string" calcext:value-type="string">
            <text:p>MB2_IN1_MHB2_OUT_B2_HG2_OPA</text:p>
          </table:table-cell>
          <table:table-cell table:style-name="ce36" table:formula="of:=[.B59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MB2_IN1_MHB2_OUT_B2_HG2_OPA</text:p>
          </table:table-cell>
          <table:table-cell table:style-name="ce36" table:formula="of:=&quot;Parameter[&quot;&amp;&quot;_&quot;&amp;[.D597]&amp;&quot;,_&quot;&amp;[.E597]&amp;&quot;,_&quot;&amp;[.F597]&amp;&quot;,_&quot;&amp;[.G597]&amp;&quot;,_&quot;&amp;[.H597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2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MB2_IN1_MHB2_OUT_B2_HG2_OPA</text:p>
          </table:table-cell>
          <table:table-cell table:style-name="ce36" table:formula="of:=[.B59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36" office:value-type="string" calcext:value-type="string">
            <text:p>1880e6</text:p>
          </table:table-cell>
          <table:table-cell table:style-name="ce82" office:value-type="string" calcext:value-type="string">
            <text:p>1960e6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MB2_IN1_MHB2_OUT_B2_HG2_OPA</text:p>
          </table:table-cell>
          <table:table-cell table:style-name="ce36" table:formula="of:=[.B59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86"/>
          <table:table-cell table:style-name="ce36" office:value-type="string" calcext:value-type="string">
            <text:p>1880e6</text:p>
          </table:table-cell>
          <table:table-cell table:style-name="ce36" office:value-type="string" calcext:value-type="string">
            <text:p>1920e6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>
            <text:p>MB2_IN1_MHB2_OUT_B2_HG2_OPA</text:p>
          </table:table-cell>
          <table:table-cell table:style-name="ce36" table:formula="of:=[.B59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MB2_IN1_MHB2_OUT_B2_HG2_OPA</text:p>
          </table:table-cell>
          <table:table-cell table:style-name="ce36" table:formula="of:=[.B59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MB2_IN1_MHB2_OUT_B2_HG2_OPA</text:p>
          </table:table-cell>
          <table:table-cell table:style-name="ce36" table:formula="of:=[.B59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68" office:value-type="string" calcext:value-type="string">
            <text:p>MB2_IN1_MHB2_OUT_B2_HG2_OPA</text:p>
          </table:table-cell>
          <table:table-cell table:style-name="ce36" table:formula="of:=[.B59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69" office:value-type="string" calcext:value-type="string">
            <text:p>MB2_IN1_MHB2_OUT_B2_LG3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3"/>
          <table:table-cell table:number-columns-repeated="1017"/>
        </table:table-row>
        <table:table-row table:style-name="ro1">
          <table:table-cell table:style-name="ce69" office:value-type="string" calcext:value-type="string">
            <text:p>MB2_IN1_MHB2_OUT_B2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3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36" office:value-type="string" calcext:value-type="string">
            <text:p>1880e6</text:p>
          </table:table-cell>
          <table:table-cell table:style-name="ce82" office:value-type="string" calcext:value-type="string">
            <text:p>1960e6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86"/>
          <table:table-cell table:style-name="ce36" office:value-type="string" calcext:value-type="string">
            <text:p>1880e6</text:p>
          </table:table-cell>
          <table:table-cell table:style-name="ce36" office:value-type="string" calcext:value-type="string">
            <text:p>1920e6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MB2_IN1_MHB2_OUT_B2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69" office:value-type="string" calcext:value-type="string">
            <text:p>MB2_IN1_MHB2_OUT_B2_LG4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3"/>
          <table:table-cell table:number-columns-repeated="1017"/>
        </table:table-row>
        <table:table-row table:style-name="ro1">
          <table:table-cell table:style-name="ce69" office:value-type="string" calcext:value-type="string">
            <text:p>MB2_IN1_MHB2_OUT_B2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4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36" office:value-type="string" calcext:value-type="string">
            <text:p>1880e6</text:p>
          </table:table-cell>
          <table:table-cell table:style-name="ce82" office:value-type="string" calcext:value-type="string">
            <text:p>1960e6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86"/>
          <table:table-cell table:style-name="ce36" office:value-type="string" calcext:value-type="string">
            <text:p>1880e6</text:p>
          </table:table-cell>
          <table:table-cell table:style-name="ce36" office:value-type="string" calcext:value-type="string">
            <text:p>1920e6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MB2_IN1_MHB2_OUT_B2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1016"/>
        </table:table-row>
        <table:table-row table:style-name="ro1">
          <table:table-cell table:style-name="ce69" office:value-type="string" calcext:value-type="string">
            <text:p>MB2_IN1_MHB2_OUT_B2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70" office:value-type="string" calcext:value-type="string">
            <text:p>MB2_IN1_MHB2_OUT_B2_LP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3"/>
          <table:table-cell table:number-columns-repeated="1017"/>
        </table:table-row>
        <table:table-row table:style-name="ro1">
          <table:table-cell table:style-name="ce70" office:value-type="string" calcext:value-type="string">
            <text:p>MB2_IN1_MHB2_OUT_B2_LP_OPA</text:p>
          </table:table-cell>
          <table:table-cell table:style-name="ce36" table:formula="of:=[.B62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MB2_IN1_MHB2_OUT_B2_LP_OPA</text:p>
          </table:table-cell>
          <table:table-cell table:style-name="ce36" table:formula="of:=&quot;Parameter[&quot;&amp;&quot;_&quot;&amp;[.D627]&amp;&quot;,_&quot;&amp;[.E627]&amp;&quot;,_&quot;&amp;[.F627]&amp;&quot;,_&quot;&amp;[.G627]&amp;&quot;,_&quot;&amp;[.H627]&amp;&quot;,_&quot;&amp;[.I627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MLP</text:p>
          </table:table-cell>
          <table:table-cell table:style-name="ce74" office:value-type="string" calcext:value-type="string">
            <text:p>P1dB</text:p>
          </table:table-cell>
          <table:table-cell table:style-name="ce79" office:value-type="string" calcext:value-type="string">
            <text:p>LF_Rej</text:p>
          </table:table-cell>
          <table:table-cell table:style-name="ce74" office:value-type="string" calcext:value-type="string">
            <text:p>IIP2</text:p>
          </table:table-cell>
          <table:table-cell table:style-name="ce79" office:value-type="string" calcext:value-type="string">
            <text:p>IIP3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MB2_IN1_MHB2_OUT_B2_LP_OPA</text:p>
          </table:table-cell>
          <table:table-cell table:style-name="ce36" table:formula="of:=[.B62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1960e6</text:p>
          </table:table-cell>
          <table:table-cell table:number-columns-repeated="2" table:style-name="ce36" office:value-type="string" calcext:value-type="string">
            <text:p>80e6</text:p>
          </table:table-cell>
          <table:table-cell table:style-name="ce36" office:value-type="string" calcext:value-type="string">
            <text:p>1880e6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MB2_IN1_MHB2_OUT_B2_LP_OPA</text:p>
          </table:table-cell>
          <table:table-cell table:style-name="ce36" table:formula="of:=[.B62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86"/>
          <table:table-cell table:style-name="ce79"/>
          <table:table-cell table:style-name="ce36" office:value-type="string" calcext:value-type="string">
            <text:p>1880e6</text:p>
          </table:table-cell>
          <table:table-cell table:style-name="ce36" office:value-type="string" calcext:value-type="string">
            <text:p>1920e6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MB2_IN1_MHB2_OUT_B2_LP_OPA</text:p>
          </table:table-cell>
          <table:table-cell table:style-name="ce36" table:formula="of:=[.B62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3" table:style-name="ce36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MB2_IN1_MHB2_OUT_B2_LP_OPA</text:p>
          </table:table-cell>
          <table:table-cell table:style-name="ce36" table:formula="of:=[.B62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MB2_IN1_MHB2_OUT_B2_LP_OPA</text:p>
          </table:table-cell>
          <table:table-cell table:style-name="ce36" table:formula="of:=[.B62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1015"/>
        </table:table-row>
        <table:table-row table:style-name="ro1">
          <table:table-cell table:style-name="ce70" office:value-type="string" calcext:value-type="string">
            <text:p>MB2_IN1_MHB2_OUT_B2_LP_OPA</text:p>
          </table:table-cell>
          <table:table-cell table:style-name="ce36" table:formula="of:=[.B62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4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71" office:value-type="string" calcext:value-type="string">
            <text:p>MB2_IN1_MHB2_OUT_B2_HG1_OPB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3"/>
          <table:table-cell table:number-columns-repeated="1017"/>
        </table:table-row>
        <table:table-row table:style-name="ro1">
          <table:table-cell table:style-name="ce71" office:value-type="string" calcext:value-type="string">
            <text:p>MB2_IN1_MHB2_OUT_B2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table-cell table:style-name="ce71" office:value-type="string" calcext:value-type="string">
            <text:p>MB2_IN1_MHB2_OUT_B2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HG1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table-cell table:style-name="ce71" office:value-type="string" calcext:value-type="string">
            <text:p>MB2_IN1_MHB2_OUT_B2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60e6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table-cell table:style-name="ce71" office:value-type="string" calcext:value-type="string">
            <text:p>MB2_IN1_MHB2_OUT_B2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2"/>
          <table:table-cell table:number-columns-repeated="1017"/>
        </table:table-row>
        <table:table-row table:style-name="ro1">
          <table:table-cell table:style-name="ce71" office:value-type="string" calcext:value-type="string">
            <text:p>MB2_IN1_MHB2_OUT_B2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table-cell table:style-name="ce71" office:value-type="string" calcext:value-type="string">
            <text:p>MB2_IN1_MHB2_OUT_B2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2"/>
          <table:table-cell table:number-columns-repeated="1017"/>
        </table:table-row>
        <table:table-row table:style-name="ro1">
          <table:table-cell table:style-name="ce71" office:value-type="string" calcext:value-type="string">
            <text:p>MB2_IN1_MHB2_OUT_B2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/>
          <table:table-cell table:number-columns-repeated="1017"/>
        </table:table-row>
        <table:table-row table:style-name="ro1">
          <table:table-cell table:style-name="ce71" office:value-type="string" calcext:value-type="string">
            <text:p>MB2_IN1_MHB2_OUT_B2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4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66" office:value-type="string" calcext:value-type="string">
            <text:p>MB2_IN2_MHB2_OUT_B11_HG0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86" table:number-columns-repeated="4"/>
          <table:table-cell table:number-columns-repeated="1013"/>
        </table:table-row>
        <table:table-row table:style-name="ro1">
          <table:table-cell table:style-name="ce66" office:value-type="string" calcext:value-type="string">
            <text:p>MB2_IN2_MHB2_OUT_B11_HG0_OPA</text:p>
          </table:table-cell>
          <table:table-cell table:style-name="ce36" table:formula="of:=[.B64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86" table:number-columns-repeated="3"/>
          <table:table-cell table:number-columns-repeated="1013"/>
        </table:table-row>
        <table:table-row table:style-name="ro1">
          <table:table-cell table:style-name="ce66" office:value-type="string" calcext:value-type="string">
            <text:p>MB2_IN2_MHB2_OUT_B11_HG0_OPA</text:p>
          </table:table-cell>
          <table:table-cell table:style-name="ce36" table:formula="of:=&quot;Parameter[&quot;&amp;&quot;_&quot;&amp;[.D647]&amp;&quot;,_&quot;&amp;[.E647]&amp;&quot;,_&quot;&amp;[.F647]&amp;&quot;,_&quot;&amp;[.G647]&amp;&quot;,_&quot;&amp;[.H647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79" office:value-type="string" calcext:value-type="string">
            <text:p>NF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P1dB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2_OUT_B11_HG0_OPA</text:p>
          </table:table-cell>
          <table:table-cell table:style-name="ce36" table:formula="of:=[.B64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485.9e6</text:p>
          </table:table-cell>
          <table:table-cell table:style-name="ce36" office:value-type="string" calcext:value-type="string">
            <text:p>48e6</text:p>
          </table:table-cell>
          <table:table-cell table:style-name="ce36" office:value-type="string" calcext:value-type="string">
            <text:p>1437.9e6</text:p>
          </table:table-cell>
          <table:table-cell table:style-name="ce82" office:value-type="string" calcext:value-type="string">
            <text:p>1485.9e6</text:p>
          </table:table-cell>
          <table:table-cell table:style-name="ce82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2_OUT_B11_HG0_OPA</text:p>
          </table:table-cell>
          <table:table-cell table:style-name="ce36" table:formula="of:=[.B64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1437.9e6</text:p>
          </table:table-cell>
          <table:table-cell table:style-name="ce36" office:value-type="string" calcext:value-type="string">
            <text:p>1461.9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2_OUT_B11_HG0_OPA</text:p>
          </table:table-cell>
          <table:table-cell table:style-name="ce36" table:formula="of:=[.B64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2_OUT_B11_HG0_OPA</text:p>
          </table:table-cell>
          <table:table-cell table:style-name="ce36" table:formula="of:=[.B64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2_OUT_B11_HG0_OPA</text:p>
          </table:table-cell>
          <table:table-cell table:style-name="ce36" table:formula="of:=[.B64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2_OUT_B11_HG0_OPA</text:p>
          </table:table-cell>
          <table:table-cell table:style-name="ce36" table:formula="of:=[.B647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4" table:number-columns-repeated="7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2_OUT_B11_HG1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2_OUT_B11_HG1_OPA</text:p>
          </table:table-cell>
          <table:table-cell table:style-name="ce36" table:formula="of:=[.B65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2_OUT_B11_HG1_OPA</text:p>
          </table:table-cell>
          <table:table-cell table:style-name="ce36" table:formula="of:=&quot;Parameter[&quot;&amp;&quot;_&quot;&amp;[.D657]&amp;&quot;,_&quot;&amp;[.E657]&amp;&quot;,_&quot;&amp;[.F657]&amp;&quot;,_&quot;&amp;[.G657]&amp;&quot;,_&quot;&amp;[.H657]&amp;&quot;,_&quot;&amp;[.I657]&amp;&quot;,_&quot;&amp;[.J657]&amp;&quot;,_&quot;&amp;[.K657]&amp;&quot;,_&quot;&amp;[.L657]&amp;&quot;,_&quot;&amp;[.M657]&amp;&quot;,_&quot;&amp;[.N657]&amp;&quot;]&quot;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2_OUT_B11_HG1_OPA</text:p>
          </table:table-cell>
          <table:table-cell table:style-name="ce36" table:formula="of:=[.B65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1485.9e6</text:p>
          </table:table-cell>
          <table:table-cell table:style-name="ce36" office:value-type="string" calcext:value-type="string">
            <text:p>48e6</text:p>
          </table:table-cell>
          <table:table-cell table:style-name="ce36" office:value-type="string" calcext:value-type="string">
            <text:p>1437.9e6</text:p>
          </table:table-cell>
          <table:table-cell table:style-name="ce82" office:value-type="string" calcext:value-type="string">
            <text:p>1485.9e6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2_OUT_B11_HG1_OPA</text:p>
          </table:table-cell>
          <table:table-cell table:style-name="ce36" table:formula="of:=[.B65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7"/>
          <table:table-cell table:style-name="ce79"/>
          <table:table-cell table:style-name="ce36" office:value-type="string" calcext:value-type="string">
            <text:p>1437.9e6</text:p>
          </table:table-cell>
          <table:table-cell table:style-name="ce36" office:value-type="string" calcext:value-type="string">
            <text:p>1461.9e6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2_OUT_B11_HG1_OPA</text:p>
          </table:table-cell>
          <table:table-cell table:style-name="ce36" table:formula="of:=[.B65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2_OUT_B11_HG1_OPA</text:p>
          </table:table-cell>
          <table:table-cell table:style-name="ce36" table:formula="of:=[.B65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2_OUT_B11_HG1_OPA</text:p>
          </table:table-cell>
          <table:table-cell table:style-name="ce36" table:formula="of:=[.B65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2"/>
          <table:table-cell table:style-name="ce79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2_OUT_B11_HG1_OPA</text:p>
          </table:table-cell>
          <table:table-cell table:style-name="ce36" table:formula="of:=[.B657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2_OUT_B11_HG2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2_OUT_B11_HG2_OPA</text:p>
          </table:table-cell>
          <table:table-cell table:style-name="ce36" table:formula="of:=[.B66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2_OUT_B11_HG2_OPA</text:p>
          </table:table-cell>
          <table:table-cell table:style-name="ce36" table:formula="of:=&quot;Parameter[&quot;&amp;&quot;_&quot;&amp;[.D667]&amp;&quot;,_&quot;&amp;[.E667]&amp;&quot;,_&quot;&amp;[.F667]&amp;&quot;,_&quot;&amp;[.G667]&amp;&quot;,_&quot;&amp;[.H667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2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2_OUT_B11_HG2_OPA</text:p>
          </table:table-cell>
          <table:table-cell table:style-name="ce36" table:formula="of:=[.B66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485.9e6</text:p>
          </table:table-cell>
          <table:table-cell table:style-name="ce36" office:value-type="string" calcext:value-type="string">
            <text:p>48e6</text:p>
          </table:table-cell>
          <table:table-cell table:style-name="ce36" office:value-type="string" calcext:value-type="string">
            <text:p>1437.9e6</text:p>
          </table:table-cell>
          <table:table-cell table:style-name="ce82" office:value-type="string" calcext:value-type="string">
            <text:p>1485.9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2_OUT_B11_HG2_OPA</text:p>
          </table:table-cell>
          <table:table-cell table:style-name="ce36" table:formula="of:=[.B66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1437.9e6</text:p>
          </table:table-cell>
          <table:table-cell table:style-name="ce36" office:value-type="string" calcext:value-type="string">
            <text:p>1461.9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2_OUT_B11_HG2_OPA</text:p>
          </table:table-cell>
          <table:table-cell table:style-name="ce36" table:formula="of:=[.B66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2_OUT_B11_HG2_OPA</text:p>
          </table:table-cell>
          <table:table-cell table:style-name="ce36" table:formula="of:=[.B66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2_OUT_B11_HG2_OPA</text:p>
          </table:table-cell>
          <table:table-cell table:style-name="ce36" table:formula="of:=[.B66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2_OUT_B11_HG2_OPA</text:p>
          </table:table-cell>
          <table:table-cell table:style-name="ce36" table:formula="of:=[.B667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3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3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485.9e6</text:p>
          </table:table-cell>
          <table:table-cell table:style-name="ce36" office:value-type="string" calcext:value-type="string">
            <text:p>48e6</text:p>
          </table:table-cell>
          <table:table-cell table:style-name="ce36" office:value-type="string" calcext:value-type="string">
            <text:p>1437.9e6</text:p>
          </table:table-cell>
          <table:table-cell table:style-name="ce82" office:value-type="string" calcext:value-type="string">
            <text:p>1485.9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1437.9e6</text:p>
          </table:table-cell>
          <table:table-cell table:style-name="ce36" office:value-type="string" calcext:value-type="string">
            <text:p>1461.9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3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3_OPA</text:p>
          </table:table-cell>
          <table:table-cell table:style-name="ce79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4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4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485.9e6</text:p>
          </table:table-cell>
          <table:table-cell table:style-name="ce36" office:value-type="string" calcext:value-type="string">
            <text:p>48e6</text:p>
          </table:table-cell>
          <table:table-cell table:style-name="ce36" office:value-type="string" calcext:value-type="string">
            <text:p>1437.9e6</text:p>
          </table:table-cell>
          <table:table-cell table:style-name="ce82" office:value-type="string" calcext:value-type="string">
            <text:p>1485.9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1437.9e6</text:p>
          </table:table-cell>
          <table:table-cell table:style-name="ce36" office:value-type="string" calcext:value-type="string">
            <text:p>1461.9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2_OUT_B11_LG4_OPA</text:p>
          </table:table-cell>
          <table:table-cell table:style-name="ce79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/>
          <table:table-cell table:style-name="ce74" table:number-columns-repeated="6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2_OUT_B11_LP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2_OUT_B11_LP_OPA</text:p>
          </table:table-cell>
          <table:table-cell table:style-name="ce36" table:formula="of:=[.B69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2_OUT_B11_LP_OPA</text:p>
          </table:table-cell>
          <table:table-cell table:style-name="ce36" table:formula="of:=&quot;Parameter[&quot;&amp;&quot;_&quot;&amp;[.D697]&amp;&quot;,_&quot;&amp;[.E697]&amp;&quot;,_&quot;&amp;[.F697]&amp;&quot;,_&quot;&amp;[.G697]&amp;&quot;,_&quot;&amp;[.H697]&amp;&quot;,_&quot;&amp;[.I697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MLP</text:p>
          </table:table-cell>
          <table:table-cell table:style-name="ce74" office:value-type="string" calcext:value-type="string">
            <text:p>P1dB</text:p>
          </table:table-cell>
          <table:table-cell table:style-name="ce79" office:value-type="string" calcext:value-type="string">
            <text:p>LF_Rej</text:p>
          </table:table-cell>
          <table:table-cell table:style-name="ce74" office:value-type="string" calcext:value-type="string">
            <text:p>IIP2</text:p>
          </table:table-cell>
          <table:table-cell table:style-name="ce79" office:value-type="string" calcext:value-type="string">
            <text:p>IIP3</text:p>
          </table:table-cell>
          <table:table-cell table:number-columns-repeated="2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2_OUT_B11_LP_OPA</text:p>
          </table:table-cell>
          <table:table-cell table:style-name="ce36" table:formula="of:=[.B69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1485.9e6</text:p>
          </table:table-cell>
          <table:table-cell table:number-columns-repeated="2" table:style-name="ce36" office:value-type="string" calcext:value-type="string">
            <text:p>48e6</text:p>
          </table:table-cell>
          <table:table-cell table:style-name="ce36" office:value-type="string" calcext:value-type="string">
            <text:p>1437.9e6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2_OUT_B11_LP_OPA</text:p>
          </table:table-cell>
          <table:table-cell table:style-name="ce36" table:formula="of:=[.B69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2"/>
          <table:table-cell table:style-name="ce36" office:value-type="string" calcext:value-type="string">
            <text:p>1437.9e6</text:p>
          </table:table-cell>
          <table:table-cell table:style-name="ce36" office:value-type="string" calcext:value-type="string">
            <text:p>1461.9e6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2_OUT_B11_LP_OPA</text:p>
          </table:table-cell>
          <table:table-cell table:style-name="ce36" table:formula="of:=[.B69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3" table:style-name="ce36" office:value-type="float" office:value="-30" calcext:value-type="float">
            <text:p>-30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2_OUT_B11_LP_OPA</text:p>
          </table:table-cell>
          <table:table-cell table:style-name="ce36" table:formula="of:=[.B69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-10" calcext:value-type="float">
            <text:p>-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2_OUT_B11_LP_OPA</text:p>
          </table:table-cell>
          <table:table-cell table:style-name="ce36" table:formula="of:=[.B69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2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2_OUT_B11_LP_OPA</text:p>
          </table:table-cell>
          <table:table-cell table:style-name="ce36" table:formula="of:=[.B697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2_MHB2_OUT_B11_HG1_OPB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2_MHB2_OUT_B11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2_MHB2_OUT_B11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HG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2_MHB2_OUT_B11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485.9e6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2_MHB2_OUT_B11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2_MHB2_OUT_B11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2_MHB2_OUT_B11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2_MHB2_OUT_B11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2_MHB2_OUT_B11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3_MHB2_OUT_B39_HG0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3_MHB2_OUT_B39_HG0_OPA</text:p>
          </table:table-cell>
          <table:table-cell table:style-name="ce36" table:formula="of:=[.B717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3_MHB2_OUT_B39_HG0_OPA</text:p>
          </table:table-cell>
          <table:table-cell table:style-name="ce36" table:formula="of:=&quot;Parameter[&quot;&amp;&quot;_&quot;&amp;[.D717]&amp;&quot;,_&quot;&amp;[.E717]&amp;&quot;,_&quot;&amp;[.F717]&amp;&quot;,_&quot;&amp;[.G717]&amp;&quot;]&quot;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74" office:value-type="string" calcext:value-type="string">
            <text:p>NF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P1dB</text:p>
          </table:table-cell>
          <table:table-cell table:style-name="ce74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3_MHB2_OUT_B39_HG0_OPA</text:p>
          </table:table-cell>
          <table:table-cell table:style-name="ce36" table:formula="of:=[.B717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00e6</text:p>
          </table:table-cell>
          <table:table-cell table:style-name="ce36" office:value-type="string" calcext:value-type="string">
            <text:p>1897e6</text:p>
          </table:table-cell>
          <table:table-cell table:style-name="ce82" office:value-type="string" calcext:value-type="string">
            <text:p>1900e6</text:p>
          </table:table-cell>
          <table:table-cell table:style-name="ce82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3_MHB2_OUT_B39_HG0_OPA</text:p>
          </table:table-cell>
          <table:table-cell table:style-name="ce36" table:formula="of:=[.B717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1907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3_MHB2_OUT_B39_HG0_OPA</text:p>
          </table:table-cell>
          <table:table-cell table:style-name="ce36" table:formula="of:=[.B717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3_MHB2_OUT_B39_HG0_OPA</text:p>
          </table:table-cell>
          <table:table-cell table:style-name="ce36" table:formula="of:=[.B717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3_MHB2_OUT_B39_HG0_OPA</text:p>
          </table:table-cell>
          <table:table-cell table:style-name="ce36" table:formula="of:=[.B717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3_MHB2_OUT_B39_HG0_OPA</text:p>
          </table:table-cell>
          <table:table-cell table:style-name="ce36" table:formula="of:=[.B717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4" table:number-columns-repeated="7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3_MHB2_OUT_B39_HG1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3_MHB2_OUT_B39_HG1_OPA</text:p>
          </table:table-cell>
          <table:table-cell table:style-name="ce36" table:formula="of:=[.B72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3_MHB2_OUT_B39_HG1_OPA</text:p>
          </table:table-cell>
          <table:table-cell table:style-name="ce36" table:formula="of:=&quot;Parameter[&quot;&amp;&quot;_&quot;&amp;[.D727]&amp;&quot;,_&quot;&amp;[.E727]&amp;&quot;,_&quot;&amp;[.F727]&amp;&quot;,_&quot;&amp;[.G727]&amp;&quot;,_&quot;&amp;[.H727]&amp;&quot;,_&quot;&amp;[.I727]&amp;&quot;,_&quot;&amp;[.J727]&amp;&quot;,_&quot;&amp;[.K727]&amp;&quot;,_&quot;&amp;[.L727]&amp;&quot;,_&quot;&amp;[.M727]&amp;&quot;]&quot;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3_MHB2_OUT_B39_HG1_OPA</text:p>
          </table:table-cell>
          <table:table-cell table:style-name="ce36" table:formula="of:=[.B72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1900e6</text:p>
          </table:table-cell>
          <table:table-cell table:style-name="ce36" office:value-type="string" calcext:value-type="string">
            <text:p>1897e6</text:p>
          </table:table-cell>
          <table:table-cell table:style-name="ce82" office:value-type="string" calcext:value-type="string">
            <text:p>1900e6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3_MHB2_OUT_B39_HG1_OPA</text:p>
          </table:table-cell>
          <table:table-cell table:style-name="ce36" table:formula="of:=[.B72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7"/>
          <table:table-cell table:style-name="ce79"/>
          <table:table-cell table:style-name="ce36" office:value-type="string" calcext:value-type="string">
            <text:p>1907e6</text:p>
          </table:table-cell>
          <table:table-cell table:style-name="ce79" table:number-columns-repeated="5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3_MHB2_OUT_B39_HG1_OPA</text:p>
          </table:table-cell>
          <table:table-cell table:style-name="ce36" table:formula="of:=[.B72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3_MHB2_OUT_B39_HG1_OPA</text:p>
          </table:table-cell>
          <table:table-cell table:style-name="ce36" table:formula="of:=[.B72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3_MHB2_OUT_B39_HG1_OPA</text:p>
          </table:table-cell>
          <table:table-cell table:style-name="ce36" table:formula="of:=[.B72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2"/>
          <table:table-cell table:style-name="ce79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3_MHB2_OUT_B39_HG1_OPA</text:p>
          </table:table-cell>
          <table:table-cell table:style-name="ce36" table:formula="of:=[.B727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36" table:number-columns-repeated="2"/>
          <table:table-cell table:style-name="ce83"/>
          <table:table-cell table:style-name="ce36" table:number-columns-repeated="3"/>
          <table:table-cell table:style-name="ce87" office:value-type="string" calcext:value-type="string">
            <text:p>POR15dB</text:p>
          </table:table-cell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3_MHB2_OUT_B39_HG2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3_MHB2_OUT_B39_HG2_OPA</text:p>
          </table:table-cell>
          <table:table-cell table:style-name="ce36" table:formula="of:=[.B737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3_MHB2_OUT_B39_HG2_OPA</text:p>
          </table:table-cell>
          <table:table-cell table:style-name="ce36" table:formula="of:=&quot;Parameter[&quot;&amp;&quot;_&quot;&amp;[.D737]&amp;&quot;,_&quot;&amp;[.E737]&amp;&quot;,_&quot;&amp;[.F737]&amp;&quot;,_&quot;&amp;[.G737]&amp;&quot;]&quot;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2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NF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3_MHB2_OUT_B39_HG2_OPA</text:p>
          </table:table-cell>
          <table:table-cell table:style-name="ce36" table:formula="of:=[.B737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00e6</text:p>
          </table:table-cell>
          <table:table-cell table:style-name="ce36" office:value-type="string" calcext:value-type="string">
            <text:p>1897e6</text:p>
          </table:table-cell>
          <table:table-cell table:style-name="ce82" office:value-type="string" calcext:value-type="string">
            <text:p>1900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3_MHB2_OUT_B39_HG2_OPA</text:p>
          </table:table-cell>
          <table:table-cell table:style-name="ce36" table:formula="of:=[.B737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1907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3_MHB2_OUT_B39_HG2_OPA</text:p>
          </table:table-cell>
          <table:table-cell table:style-name="ce36" table:formula="of:=[.B737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3_MHB2_OUT_B39_HG2_OPA</text:p>
          </table:table-cell>
          <table:table-cell table:style-name="ce36" table:formula="of:=[.B737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3_MHB2_OUT_B39_HG2_OPA</text:p>
          </table:table-cell>
          <table:table-cell table:style-name="ce36" table:formula="of:=[.B737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3_MHB2_OUT_B39_HG2_OPA</text:p>
          </table:table-cell>
          <table:table-cell table:style-name="ce36" table:formula="of:=[.B737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3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3_OPA</text:p>
          </table:table-cell>
          <table:table-cell table:style-name="ce79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3_OPA</text:p>
          </table:table-cell>
          <table:table-cell table:style-name="ce79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3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NF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3_OPA</text:p>
          </table:table-cell>
          <table:table-cell table:style-name="ce79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00e6</text:p>
          </table:table-cell>
          <table:table-cell table:style-name="ce36" office:value-type="string" calcext:value-type="string">
            <text:p>1897e6</text:p>
          </table:table-cell>
          <table:table-cell table:style-name="ce82" office:value-type="string" calcext:value-type="string">
            <text:p>1900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3_OPA</text:p>
          </table:table-cell>
          <table:table-cell table:style-name="ce79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1907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3_OPA</text:p>
          </table:table-cell>
          <table:table-cell table:style-name="ce79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3_OPA</text:p>
          </table:table-cell>
          <table:table-cell table:style-name="ce79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3_OPA</text:p>
          </table:table-cell>
          <table:table-cell table:style-name="ce79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3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3_OPA</text:p>
          </table:table-cell>
          <table:table-cell table:style-name="ce79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4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4_OPA</text:p>
          </table:table-cell>
          <table:table-cell table:style-name="ce79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4_OPA</text:p>
          </table:table-cell>
          <table:table-cell table:style-name="ce79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4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NF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4_OPA</text:p>
          </table:table-cell>
          <table:table-cell table:style-name="ce79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00e6</text:p>
          </table:table-cell>
          <table:table-cell table:style-name="ce36" office:value-type="string" calcext:value-type="string">
            <text:p>1897e6</text:p>
          </table:table-cell>
          <table:table-cell table:style-name="ce82" office:value-type="string" calcext:value-type="string">
            <text:p>1900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4_OPA</text:p>
          </table:table-cell>
          <table:table-cell table:style-name="ce79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1907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4_OPA</text:p>
          </table:table-cell>
          <table:table-cell table:style-name="ce79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4_OPA</text:p>
          </table:table-cell>
          <table:table-cell table:style-name="ce79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4_OPA</text:p>
          </table:table-cell>
          <table:table-cell table:style-name="ce79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3_MHB2_OUT_B39_LG4_OPA</text:p>
          </table:table-cell>
          <table:table-cell table:style-name="ce79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/>
          <table:table-cell table:style-name="ce74" table:number-columns-repeated="6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3_MHB2_OUT_B39_LP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3_MHB2_OUT_B39_LP_OPA</text:p>
          </table:table-cell>
          <table:table-cell table:style-name="ce36" table:formula="of:=[.B76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3_MHB2_OUT_B39_LP_OPA</text:p>
          </table:table-cell>
          <table:table-cell table:style-name="ce36" table:formula="of:=&quot;Parameter[&quot;&amp;&quot;_&quot;&amp;[.D767]&amp;&quot;,_&quot;&amp;[.E767]&amp;&quot;,_&quot;&amp;[.F767]&amp;&quot;,_&quot;&amp;[.G767]&amp;&quot;,_&quot;&amp;[.H767]&amp;&quot;]&quot;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MLP</text:p>
          </table:table-cell>
          <table:table-cell table:style-name="ce74" office:value-type="string" calcext:value-type="string">
            <text:p>P1dB</text:p>
          </table:table-cell>
          <table:table-cell table:style-name="ce79" office:value-type="string" calcext:value-type="string">
            <text:p>LF_Rej</text:p>
          </table:table-cell>
          <table:table-cell table:style-name="ce79" office:value-type="string" calcext:value-type="string">
            <text:p>IIP3</text:p>
          </table:table-cell>
          <table:table-cell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3_MHB2_OUT_B39_LP_OPA</text:p>
          </table:table-cell>
          <table:table-cell table:style-name="ce36" table:formula="of:=[.B76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1900e6</text:p>
          </table:table-cell>
          <table:table-cell table:style-name="ce82" office:value-type="string" calcext:value-type="string">
            <text:p>40e6</text:p>
          </table:table-cell>
          <table:table-cell table:style-name="ce36" office:value-type="string" calcext:value-type="string">
            <text:p>1897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3_MHB2_OUT_B39_LP_OPA</text:p>
          </table:table-cell>
          <table:table-cell table:style-name="ce36" table:formula="of:=[.B76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/>
          <table:table-cell table:style-name="ce36"/>
          <table:table-cell table:style-name="ce36" office:value-type="string" calcext:value-type="string">
            <text:p>1907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3_MHB2_OUT_B39_LP_OPA</text:p>
          </table:table-cell>
          <table:table-cell table:style-name="ce36" table:formula="of:=[.B76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3_MHB2_OUT_B39_LP_OPA</text:p>
          </table:table-cell>
          <table:table-cell table:style-name="ce36" table:formula="of:=[.B76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-10" calcext:value-type="float">
            <text:p>-10</text:p>
          </table:table-cell>
          <table:table-cell table:style-name="ce36" office:value-type="float" office:value="0" calcext:value-type="float">
            <text:p>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3_MHB2_OUT_B39_LP_OPA</text:p>
          </table:table-cell>
          <table:table-cell table:style-name="ce36" table:formula="of:=[.B76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2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3_MHB2_OUT_B39_LP_OPA</text:p>
          </table:table-cell>
          <table:table-cell table:style-name="ce36" table:formula="of:=[.B767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3_MHB2_OUT_B39_HG1_OPB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3_MHB2_OUT_B39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3_MHB2_OUT_B39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HG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3_MHB2_OUT_B39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1900e6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3_MHB2_OUT_B39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3_MHB2_OUT_B39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3_MHB2_OUT_B39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3_MHB2_OUT_B39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71" office:value-type="string" calcext:value-type="string">
            <text:p>MB2_IN3_MHB2_OUT_B39_HG1_OPB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5" office:value-type="string" calcext:value-type="string">
            <text:p>MB2_IN2_MHB3_OUT_B11_HG1_OPA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5" office:value-type="string" calcext:value-type="string">
            <text:p>MB2_IN2_MHB3_OUT_B11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5" office:value-type="string" calcext:value-type="string">
            <text:p>MB2_IN2_MHB3_OUT_B11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MUX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5" office:value-type="string" calcext:value-type="string">
            <text:p>MB2_IN2_MHB3_OUT_B11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5" office:value-type="string" calcext:value-type="string">
            <text:p>MB2_IN2_MHB3_OUT_B11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5" office:value-type="string" calcext:value-type="string">
            <text:p>MB2_IN2_MHB3_OUT_B11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5" office:value-type="string" calcext:value-type="string">
            <text:p>MB2_IN2_MHB3_OUT_B11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5" office:value-type="string" calcext:value-type="string">
            <text:p>MB2_IN2_MHB3_OUT_B11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5" office:value-type="string" calcext:value-type="string">
            <text:p>MB2_IN2_MHB3_OUT_B11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41" office:value-type="string" calcext:value-type="string">
            <text:p>RegReset</text:p>
          </table:table-cell>
          <table:table-cell table:style-name="ce36"/>
          <table:table-cell table:style-name="ce79" table:number-columns-repeated="13"/>
          <table:table-cell table:number-columns-repeated="1007"/>
        </table:table-row>
        <table:table-row table:style-name="ro1" table:number-rows-repeated="2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1_MHB1_OUT_B41_HG0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1_MHB1_OUT_B41_HG0_OPA</text:p>
          </table:table-cell>
          <table:table-cell table:style-name="ce36" table:formula="of:=[.B79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1_MHB1_OUT_B41_HG0_OPA</text:p>
          </table:table-cell>
          <table:table-cell table:style-name="ce36" table:formula="of:=&quot;Parameter[&quot;&amp;&quot;_&quot;&amp;[.D798]&amp;&quot;,_&quot;&amp;[.E798]&amp;&quot;,_&quot;&amp;[.F798]&amp;&quot;,_&quot;&amp;[.G798]&amp;&quot;]&quot;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74" office:value-type="string" calcext:value-type="string">
            <text:p>NF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P1dB</text:p>
          </table:table-cell>
          <table:table-cell table:style-name="ce74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1_MHB1_OUT_B41_HG0_OPA</text:p>
          </table:table-cell>
          <table:table-cell table:style-name="ce36" table:formula="of:=[.B79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3e6</text:p>
          </table:table-cell>
          <table:table-cell table:style-name="ce36" office:value-type="string" calcext:value-type="string">
            <text:p>2590e6</text:p>
          </table:table-cell>
          <table:table-cell table:style-name="ce82" office:value-type="string" calcext:value-type="string">
            <text:p>2593e6</text:p>
          </table:table-cell>
          <table:table-cell table:style-name="ce82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1_MHB1_OUT_B41_HG0_OPA</text:p>
          </table:table-cell>
          <table:table-cell table:style-name="ce36" table:formula="of:=[.B79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2600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1_MHB1_OUT_B41_HG0_OPA</text:p>
          </table:table-cell>
          <table:table-cell table:style-name="ce36" table:formula="of:=[.B79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1_MHB1_OUT_B41_HG0_OPA</text:p>
          </table:table-cell>
          <table:table-cell table:style-name="ce36" table:formula="of:=[.B79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1_MHB1_OUT_B41_HG0_OPA</text:p>
          </table:table-cell>
          <table:table-cell table:style-name="ce36" table:formula="of:=[.B79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1_MHB1_OUT_B41_HG0_OPA</text:p>
          </table:table-cell>
          <table:table-cell table:style-name="ce36" table:formula="of:=[.B79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1_MHB1_OUT_B41_HG1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1_MHB1_OUT_B41_HG1_OPA</text:p>
          </table:table-cell>
          <table:table-cell table:style-name="ce36" table:formula="of:=[.B80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1_MHB1_OUT_B41_HG1_OPA</text:p>
          </table:table-cell>
          <table:table-cell table:style-name="ce36" table:formula="of:=&quot;Parameter[&quot;&amp;&quot;_&quot;&amp;[.D808]&amp;&quot;,_&quot;&amp;[.E808]&amp;&quot;,_&quot;&amp;[.F808]&amp;&quot;,_&quot;&amp;[.G808]&amp;&quot;,_&quot;&amp;[.H808]&amp;&quot;,_&quot;&amp;[.I808]&amp;&quot;,_&quot;&amp;[.J808]&amp;&quot;,_&quot;&amp;[.K808]&amp;&quot;,_&quot;&amp;[.L808]&amp;&quot;,_&quot;&amp;[.M808]&amp;&quot;]&quot;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1_MHB1_OUT_B41_HG1_OPA</text:p>
          </table:table-cell>
          <table:table-cell table:style-name="ce36" table:formula="of:=[.B80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2593e6</text:p>
          </table:table-cell>
          <table:table-cell table:style-name="ce36" office:value-type="string" calcext:value-type="string">
            <text:p>2590e6</text:p>
          </table:table-cell>
          <table:table-cell table:style-name="ce82" office:value-type="string" calcext:value-type="string">
            <text:p>2593e6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1_MHB1_OUT_B41_HG1_OPA</text:p>
          </table:table-cell>
          <table:table-cell table:style-name="ce36" table:formula="of:=[.B80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7"/>
          <table:table-cell table:style-name="ce79"/>
          <table:table-cell table:style-name="ce36" office:value-type="string" calcext:value-type="string">
            <text:p>2600e6</text:p>
          </table:table-cell>
          <table:table-cell table:style-name="ce79" table:number-columns-repeated="5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1_MHB1_OUT_B41_HG1_OPA</text:p>
          </table:table-cell>
          <table:table-cell table:style-name="ce36" table:formula="of:=[.B80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1_MHB1_OUT_B41_HG1_OPA</text:p>
          </table:table-cell>
          <table:table-cell table:style-name="ce36" table:formula="of:=[.B80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1_MHB1_OUT_B41_HG1_OPA</text:p>
          </table:table-cell>
          <table:table-cell table:style-name="ce36" table:formula="of:=[.B80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2"/>
          <table:table-cell table:style-name="ce79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1_MHB1_OUT_B41_HG1_OPA</text:p>
          </table:table-cell>
          <table:table-cell table:style-name="ce36" table:formula="of:=[.B80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1_MHB1_OUT_B41_HG2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1_MHB1_OUT_B41_HG2_OPA</text:p>
          </table:table-cell>
          <table:table-cell table:style-name="ce36" table:formula="of:=[.B81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1_MHB1_OUT_B41_HG2_OPA</text:p>
          </table:table-cell>
          <table:table-cell table:style-name="ce36" table:formula="of:=&quot;Parameter[&quot;&amp;&quot;_&quot;&amp;[.D818]&amp;&quot;,_&quot;&amp;[.E818]&amp;&quot;,_&quot;&amp;[.F818]&amp;&quot;,_&quot;&amp;[.G818]&amp;&quot;]&quot;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2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NF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1_MHB1_OUT_B41_HG2_OPA</text:p>
          </table:table-cell>
          <table:table-cell table:style-name="ce36" table:formula="of:=[.B81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3e6</text:p>
          </table:table-cell>
          <table:table-cell table:style-name="ce36" office:value-type="string" calcext:value-type="string">
            <text:p>2590e6</text:p>
          </table:table-cell>
          <table:table-cell table:style-name="ce82" office:value-type="string" calcext:value-type="string">
            <text:p>2593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1_MHB1_OUT_B41_HG2_OPA</text:p>
          </table:table-cell>
          <table:table-cell table:style-name="ce36" table:formula="of:=[.B81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2600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1_MHB1_OUT_B41_HG2_OPA</text:p>
          </table:table-cell>
          <table:table-cell table:style-name="ce36" table:formula="of:=[.B81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1_MHB1_OUT_B41_HG2_OPA</text:p>
          </table:table-cell>
          <table:table-cell table:style-name="ce36" table:formula="of:=[.B81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1_MHB1_OUT_B41_HG2_OPA</text:p>
          </table:table-cell>
          <table:table-cell table:style-name="ce36" table:formula="of:=[.B81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1_MHB1_OUT_B41_HG2_OPA</text:p>
          </table:table-cell>
          <table:table-cell table:style-name="ce36" table:formula="of:=[.B81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3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3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NF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3e6</text:p>
          </table:table-cell>
          <table:table-cell table:style-name="ce36" office:value-type="string" calcext:value-type="string">
            <text:p>2590e6</text:p>
          </table:table-cell>
          <table:table-cell table:style-name="ce82" office:value-type="string" calcext:value-type="string">
            <text:p>2593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2600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3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4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4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NF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3e6</text:p>
          </table:table-cell>
          <table:table-cell table:style-name="ce36" office:value-type="string" calcext:value-type="string">
            <text:p>2590e6</text:p>
          </table:table-cell>
          <table:table-cell table:style-name="ce82" office:value-type="string" calcext:value-type="string">
            <text:p>2593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2600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1_MHB1_OUT_B41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1_MHB1_OUT_B41_LP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1_MHB1_OUT_B41_LP_OPA</text:p>
          </table:table-cell>
          <table:table-cell table:style-name="ce36" table:formula="of:=[.B84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1_MHB1_OUT_B41_LP_OPA</text:p>
          </table:table-cell>
          <table:table-cell table:style-name="ce36" table:formula="of:=&quot;Parameter[&quot;&amp;&quot;_&quot;&amp;[.D848]&amp;&quot;,_&quot;&amp;[.E848]&amp;&quot;,_&quot;&amp;[.F848]&amp;&quot;,_&quot;&amp;[.G848]&amp;&quot;,_&quot;&amp;[.H848]&amp;&quot;]&quot;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MLP</text:p>
          </table:table-cell>
          <table:table-cell table:style-name="ce74" office:value-type="string" calcext:value-type="string">
            <text:p>P1dB</text:p>
          </table:table-cell>
          <table:table-cell table:style-name="ce79" office:value-type="string" calcext:value-type="string">
            <text:p>LF_Rej</text:p>
          </table:table-cell>
          <table:table-cell table:style-name="ce79" office:value-type="string" calcext:value-type="string">
            <text:p>IIP3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1_MHB1_OUT_B41_LP_OPA</text:p>
          </table:table-cell>
          <table:table-cell table:style-name="ce36" table:formula="of:=[.B84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2593e6</text:p>
          </table:table-cell>
          <table:table-cell table:style-name="ce82" office:value-type="string" calcext:value-type="string">
            <text:p>194e6</text:p>
          </table:table-cell>
          <table:table-cell table:style-name="ce36" office:value-type="string" calcext:value-type="string">
            <text:p>2590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1_MHB1_OUT_B41_LP_OPA</text:p>
          </table:table-cell>
          <table:table-cell table:style-name="ce36" table:formula="of:=[.B84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2"/>
          <table:table-cell table:style-name="ce36" office:value-type="string" calcext:value-type="string">
            <text:p>2600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1_MHB1_OUT_B41_LP_OPA</text:p>
          </table:table-cell>
          <table:table-cell table:style-name="ce36" table:formula="of:=[.B84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1_MHB1_OUT_B41_LP_OPA</text:p>
          </table:table-cell>
          <table:table-cell table:style-name="ce36" table:formula="of:=[.B84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-10" calcext:value-type="float">
            <text:p>-10</text:p>
          </table:table-cell>
          <table:table-cell table:style-name="ce36" office:value-type="float" office:value="0" calcext:value-type="float">
            <text:p>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1_MHB1_OUT_B41_LP_OPA</text:p>
          </table:table-cell>
          <table:table-cell table:style-name="ce36" table:formula="of:=[.B84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2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1_MHB1_OUT_B41_LP_OPA</text:p>
          </table:table-cell>
          <table:table-cell table:style-name="ce36" table:formula="of:=[.B84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1_MHB1_OUT_B41_HG1_OPB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1_MHB1_OUT_B4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1_MHB1_OUT_B4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HG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1_MHB1_OUT_B4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3e6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1_MHB1_OUT_B4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1_MHB1_OUT_B4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1_MHB1_OUT_B4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1_MHB1_OUT_B4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1_MHB1_OUT_B41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2_MHB1_OUT_B40_HG0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2_MHB1_OUT_B40_HG0_OPA</text:p>
          </table:table-cell>
          <table:table-cell table:style-name="ce36" table:formula="of:=[.B86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2_MHB1_OUT_B40_HG0_OPA</text:p>
          </table:table-cell>
          <table:table-cell table:style-name="ce36" table:formula="of:=&quot;Parameter[&quot;&amp;&quot;_&quot;&amp;[.D868]&amp;&quot;,_&quot;&amp;[.E868]&amp;&quot;,_&quot;&amp;[.F868]&amp;&quot;,_&quot;&amp;[.G868]&amp;&quot;]&quot;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74" office:value-type="string" calcext:value-type="string">
            <text:p>NF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P1dB</text:p>
          </table:table-cell>
          <table:table-cell table:style-name="ce74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2_MHB1_OUT_B40_HG0_OPA</text:p>
          </table:table-cell>
          <table:table-cell table:style-name="ce36" table:formula="of:=[.B86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style-name="ce82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2_MHB1_OUT_B40_HG0_OPA</text:p>
          </table:table-cell>
          <table:table-cell table:style-name="ce36" table:formula="of:=[.B86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2357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2_MHB1_OUT_B40_HG0_OPA</text:p>
          </table:table-cell>
          <table:table-cell table:style-name="ce36" table:formula="of:=[.B86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2_MHB1_OUT_B40_HG0_OPA</text:p>
          </table:table-cell>
          <table:table-cell table:style-name="ce36" table:formula="of:=[.B86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2_MHB1_OUT_B40_HG0_OPA</text:p>
          </table:table-cell>
          <table:table-cell table:style-name="ce36" table:formula="of:=[.B86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6" office:value-type="string" calcext:value-type="string">
            <text:p>HB1_IN2_MHB1_OUT_B40_HG0_OPA</text:p>
          </table:table-cell>
          <table:table-cell table:style-name="ce36" table:formula="of:=[.B86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2_MHB1_OUT_B40_HG1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2_MHB1_OUT_B40_HG1_OPA</text:p>
          </table:table-cell>
          <table:table-cell table:style-name="ce36" table:formula="of:=[.B87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2_MHB1_OUT_B40_HG1_OPA</text:p>
          </table:table-cell>
          <table:table-cell table:style-name="ce36" table:formula="of:=&quot;Parameter[&quot;&amp;&quot;_&quot;&amp;[.D878]&amp;&quot;,_&quot;&amp;[.E878]&amp;&quot;,_&quot;&amp;[.F878]&amp;&quot;,_&quot;&amp;[.G878]&amp;&quot;,_&quot;&amp;[.H878]&amp;&quot;,_&quot;&amp;[.I878]&amp;&quot;,_&quot;&amp;[.J878]&amp;&quot;,_&quot;&amp;[.K878]&amp;&quot;,_&quot;&amp;[.L878]&amp;&quot;,_&quot;&amp;[.M878]&amp;&quot;]&quot;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2_MHB1_OUT_B40_HG1_OPA</text:p>
          </table:table-cell>
          <table:table-cell table:style-name="ce36" table:formula="of:=[.B87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2_MHB1_OUT_B40_HG1_OPA</text:p>
          </table:table-cell>
          <table:table-cell table:style-name="ce36" table:formula="of:=[.B87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7"/>
          <table:table-cell table:style-name="ce79"/>
          <table:table-cell table:style-name="ce36" office:value-type="string" calcext:value-type="string">
            <text:p>2357e6</text:p>
          </table:table-cell>
          <table:table-cell table:style-name="ce79" table:number-columns-repeated="5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2_MHB1_OUT_B40_HG1_OPA</text:p>
          </table:table-cell>
          <table:table-cell table:style-name="ce36" table:formula="of:=[.B87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2_MHB1_OUT_B40_HG1_OPA</text:p>
          </table:table-cell>
          <table:table-cell table:style-name="ce36" table:formula="of:=[.B87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2_MHB1_OUT_B40_HG1_OPA</text:p>
          </table:table-cell>
          <table:table-cell table:style-name="ce36" table:formula="of:=[.B87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2"/>
          <table:table-cell table:style-name="ce79"/>
          <table:table-cell table:number-columns-repeated="1007"/>
        </table:table-row>
        <table:table-row table:style-name="ro1">
          <table:table-cell table:style-name="ce67" office:value-type="string" calcext:value-type="string">
            <text:p>HB1_IN2_MHB1_OUT_B40_HG1_OPA</text:p>
          </table:table-cell>
          <table:table-cell table:style-name="ce36" table:formula="of:=[.B87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2_MHB1_OUT_B40_HG2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2_MHB1_OUT_B40_HG2_OPA</text:p>
          </table:table-cell>
          <table:table-cell table:style-name="ce36" table:formula="of:=[.B88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2_MHB1_OUT_B40_HG2_OPA</text:p>
          </table:table-cell>
          <table:table-cell table:style-name="ce36" table:formula="of:=&quot;Parameter[&quot;&amp;&quot;_&quot;&amp;[.D888]&amp;&quot;,_&quot;&amp;[.E888]&amp;&quot;,_&quot;&amp;[.F888]&amp;&quot;,_&quot;&amp;[.G888]&amp;&quot;]&quot;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2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NF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2_MHB1_OUT_B40_HG2_OPA</text:p>
          </table:table-cell>
          <table:table-cell table:style-name="ce36" table:formula="of:=[.B88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2_MHB1_OUT_B40_HG2_OPA</text:p>
          </table:table-cell>
          <table:table-cell table:style-name="ce36" table:formula="of:=[.B88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2357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2_MHB1_OUT_B40_HG2_OPA</text:p>
          </table:table-cell>
          <table:table-cell table:style-name="ce36" table:formula="of:=[.B88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2_MHB1_OUT_B40_HG2_OPA</text:p>
          </table:table-cell>
          <table:table-cell table:style-name="ce36" table:formula="of:=[.B88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2_MHB1_OUT_B40_HG2_OPA</text:p>
          </table:table-cell>
          <table:table-cell table:style-name="ce36" table:formula="of:=[.B88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8" office:value-type="string" calcext:value-type="string">
            <text:p>HB1_IN2_MHB1_OUT_B40_HG2_OPA</text:p>
          </table:table-cell>
          <table:table-cell table:style-name="ce36" table:formula="of:=[.B88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3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3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NF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2357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3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3_OPA</text:p>
          </table:table-cell>
          <table:table-cell table:style-name="ce36" office:value-type="string" calcext:value-type="string">
            <text:p>Parameter[_Gain_LG3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4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4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NF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style-name="ce36" office:value-type="string" calcext:value-type="string">
            <text:p>2347e6</text:p>
          </table:table-cell>
          <table:table-cell table:style-name="ce82" office:value-type="string" calcext:value-type="string">
            <text:p>2350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2357e6</text:p>
          </table:table-cell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9" office:value-type="string" calcext:value-type="string">
            <text:p>HB1_IN2_MHB1_OUT_B40_LG4_OPA</text:p>
          </table:table-cell>
          <table:table-cell table:style-name="ce36" office:value-type="string" calcext:value-type="string">
            <text:p>Parameter[_Gain_LG4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2_MHB1_OUT_B40_LP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2_MHB1_OUT_B40_LP_OPA</text:p>
          </table:table-cell>
          <table:table-cell table:style-name="ce36" table:formula="of:=[.B91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2_MHB1_OUT_B40_LP_OPA</text:p>
          </table:table-cell>
          <table:table-cell table:style-name="ce36" table:formula="of:=&quot;Parameter[&quot;&amp;&quot;_&quot;&amp;[.D918]&amp;&quot;,_&quot;&amp;[.E918]&amp;&quot;,_&quot;&amp;[.F918]&amp;&quot;,_&quot;&amp;[.G918]&amp;&quot;,_&quot;&amp;[.H918]&amp;&quot;]&quot;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MLP</text:p>
          </table:table-cell>
          <table:table-cell table:style-name="ce74" office:value-type="string" calcext:value-type="string">
            <text:p>P1dB</text:p>
          </table:table-cell>
          <table:table-cell table:style-name="ce79" office:value-type="string" calcext:value-type="string">
            <text:p>LF_Rej</text:p>
          </table:table-cell>
          <table:table-cell table:style-name="ce79" office:value-type="string" calcext:value-type="string">
            <text:p>IIP3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2_MHB1_OUT_B40_LP_OPA</text:p>
          </table:table-cell>
          <table:table-cell table:style-name="ce36" table:formula="of:=[.B91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2350e6</text:p>
          </table:table-cell>
          <table:table-cell table:style-name="ce82" office:value-type="string" calcext:value-type="string">
            <text:p>100e6</text:p>
          </table:table-cell>
          <table:table-cell table:style-name="ce36" office:value-type="string" calcext:value-type="string">
            <text:p>2347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2_MHB1_OUT_B40_LP_OPA</text:p>
          </table:table-cell>
          <table:table-cell table:style-name="ce36" table:formula="of:=[.B91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/>
          <table:table-cell table:style-name="ce36"/>
          <table:table-cell table:style-name="ce36" office:value-type="string" calcext:value-type="string">
            <text:p>2357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2_MHB1_OUT_B40_LP_OPA</text:p>
          </table:table-cell>
          <table:table-cell table:style-name="ce36" table:formula="of:=[.B91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2_MHB1_OUT_B40_LP_OPA</text:p>
          </table:table-cell>
          <table:table-cell table:style-name="ce36" table:formula="of:=[.B91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-10" calcext:value-type="float">
            <text:p>-10</text:p>
          </table:table-cell>
          <table:table-cell table:style-name="ce36" office:value-type="float" office:value="0" calcext:value-type="float">
            <text:p>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2_MHB1_OUT_B40_LP_OPA</text:p>
          </table:table-cell>
          <table:table-cell table:style-name="ce36" table:formula="of:=[.B91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2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70" office:value-type="string" calcext:value-type="string">
            <text:p>HB1_IN2_MHB1_OUT_B40_LP_OPA</text:p>
          </table:table-cell>
          <table:table-cell table:style-name="ce36" table:formula="of:=[.B91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2_MHB1_OUT_B40_HG1_OPB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2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2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HG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2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0e6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2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2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2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2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71" office:value-type="string" calcext:value-type="string">
            <text:p>HB1_IN2_MHB1_OUT_B4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3" office:value-type="string" calcext:value-type="string">
            <text:p>HB1_IN2_MHB3_OUT_B40_HG1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1_IN2_MHB3_OUT_B4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1_IN2_MHB3_OUT_B4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TestType</text:p>
          </table:table-cell>
          <table:table-cell table:style-name="ce36" office:value-type="string" calcext:value-type="string">
            <text:p>Gain_MUX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1_IN2_MHB3_OUT_B4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2350e6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1_IN2_MHB3_OUT_B4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1_IN2_MHB3_OUT_B4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1_IN2_MHB3_OUT_B4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1_IN2_MHB3_OUT_B4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73" office:value-type="string" calcext:value-type="string">
            <text:p>HB1_IN2_MHB3_OUT_B4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1_MHB2_OUT_B38_HG0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1_MHB2_OUT_B38_HG0_OPA</text:p>
          </table:table-cell>
          <table:table-cell table:style-name="ce36" table:formula="of:=[.B94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1_MHB2_OUT_B38_HG0_OPA</text:p>
          </table:table-cell>
          <table:table-cell table:style-name="ce36" table:formula="of:=&quot;Parameter[&quot;&amp;&quot;_&quot;&amp;[.D948]&amp;&quot;,_&quot;&amp;[.E948]&amp;&quot;,_&quot;&amp;[.F948]&amp;&quot;,_&quot;&amp;[.G948]&amp;&quot;]&quot;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79" office:value-type="string" calcext:value-type="string">
            <text:p>NF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P1dB</text:p>
          </table:table-cell>
          <table:table-cell table:style-name="ce74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1_MHB2_OUT_B38_HG0_OPA</text:p>
          </table:table-cell>
          <table:table-cell table:style-name="ce36" table:formula="of:=[.B94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5e6</text:p>
          </table:table-cell>
          <table:table-cell table:style-name="ce36" office:value-type="string" calcext:value-type="string">
            <text:p>2592e6</text:p>
          </table:table-cell>
          <table:table-cell table:style-name="ce82" office:value-type="string" calcext:value-type="string">
            <text:p>2595e6</text:p>
          </table:table-cell>
          <table:table-cell table:style-name="ce82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1_MHB2_OUT_B38_HG0_OPA</text:p>
          </table:table-cell>
          <table:table-cell table:style-name="ce36" table:formula="of:=[.B94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36" office:value-type="string" calcext:value-type="string">
            <text:p>2602e6</text:p>
          </table:table-cell>
          <table:table-cell table:style-name="Default" table:number-columns-repeated="2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1_MHB2_OUT_B38_HG0_OPA</text:p>
          </table:table-cell>
          <table:table-cell table:style-name="ce36" table:formula="of:=[.B94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1_MHB2_OUT_B38_HG0_OPA</text:p>
          </table:table-cell>
          <table:table-cell table:style-name="ce36" table:formula="of:=[.B94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1_MHB2_OUT_B38_HG0_OPA</text:p>
          </table:table-cell>
          <table:table-cell table:style-name="ce36" table:formula="of:=[.B94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1_MHB2_OUT_B38_HG0_OPA</text:p>
          </table:table-cell>
          <table:table-cell table:style-name="ce36" table:formula="of:=[.B948]" office:value-type="string" office:string-value="Parameter[_Gain_HG0,_NF,_IIP3,_P1dB]" calcext:value-type="string">
            <text:p>Parameter[_Gain_HG0,_NF,_IIP3,_P1dB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1_MHB2_OUT_B38_HG1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1_MHB2_OUT_B38_HG1_OPA</text:p>
          </table:table-cell>
          <table:table-cell table:style-name="ce36" table:formula="of:=[.B95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Default"/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1_MHB2_OUT_B38_HG1_OPA</text:p>
          </table:table-cell>
          <table:table-cell table:style-name="ce36" table:formula="of:=&quot;Parameter[&quot;&amp;&quot;_&quot;&amp;[.D958]&amp;&quot;,_&quot;&amp;[.E958]&amp;&quot;,_&quot;&amp;[.F958]&amp;&quot;,_&quot;&amp;[.G958]&amp;&quot;,_&quot;&amp;[.H958]&amp;&quot;,_&quot;&amp;[.I958]&amp;&quot;,_&quot;&amp;[.J958]&amp;&quot;,_&quot;&amp;[.K958]&amp;&quot;,_&quot;&amp;[.L958]&amp;&quot;,_&quot;&amp;[.M958]&amp;&quot;]&quot;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style-name="Default"/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1_MHB2_OUT_B38_HG1_OPA</text:p>
          </table:table-cell>
          <table:table-cell table:style-name="ce36" table:formula="of:=[.B95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2595e6</text:p>
          </table:table-cell>
          <table:table-cell table:style-name="ce36" office:value-type="string" calcext:value-type="string">
            <text:p>2592e6</text:p>
          </table:table-cell>
          <table:table-cell table:style-name="ce82" office:value-type="string" calcext:value-type="string">
            <text:p>2595e6</text:p>
          </table:table-cell>
          <table:table-cell table:style-name="Default"/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1_MHB2_OUT_B38_HG1_OPA</text:p>
          </table:table-cell>
          <table:table-cell table:style-name="ce36" table:formula="of:=[.B95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7"/>
          <table:table-cell table:style-name="Default"/>
          <table:table-cell table:style-name="ce36" office:value-type="string" calcext:value-type="string">
            <text:p>2602e6</text:p>
          </table:table-cell>
          <table:table-cell table:style-name="ce79"/>
          <table:table-cell table:style-name="Default"/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1_MHB2_OUT_B38_HG1_OPA</text:p>
          </table:table-cell>
          <table:table-cell table:style-name="ce36" table:formula="of:=[.B95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1_MHB2_OUT_B38_HG1_OPA</text:p>
          </table:table-cell>
          <table:table-cell table:style-name="ce36" table:formula="of:=[.B95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Default"/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1_MHB2_OUT_B38_HG1_OPA</text:p>
          </table:table-cell>
          <table:table-cell table:style-name="ce36" table:formula="of:=[.B95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2"/>
          <table:table-cell table:style-name="ce79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1_MHB2_OUT_B38_HG1_OPA</text:p>
          </table:table-cell>
          <table:table-cell table:style-name="ce36" table:formula="of:=[.B958]" office:value-type="string" office:string-value="Parameter[_IDD,_Gain_HG1,_Gain_Sweep1,_Gain_Sweep2,_Gain_Sweep3,_Gain_Sweep4,_Gain_Sweep5,_P1dB,_IIP3,_NF]" calcext:value-type="string">
            <text:p>Parameter[_IDD,_Gain_HG1,_Gain_Sweep1,_Gain_Sweep2,_Gain_Sweep3,_Gain_Sweep4,_Gain_Sweep5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style-name="Default"/>
          <table:table-cell table:style-name="ce36"/>
          <table:table-cell table:style-name="ce79"/>
          <table:table-cell table:style-name="Default"/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1_MHB2_OUT_B38_HG2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1_MHB2_OUT_B38_HG2_OPA</text:p>
          </table:table-cell>
          <table:table-cell table:style-name="ce36" table:formula="of:=[.B96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1_MHB2_OUT_B38_HG2_OPA</text:p>
          </table:table-cell>
          <table:table-cell table:style-name="ce36" table:formula="of:=&quot;Parameter[&quot;&amp;&quot;_&quot;&amp;[.D968]&amp;&quot;,_&quot;&amp;[.E968]&amp;&quot;,_&quot;&amp;[.F968]&amp;&quot;,_&quot;&amp;[.G968]&amp;&quot;]&quot;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2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1_MHB2_OUT_B38_HG2_OPA</text:p>
          </table:table-cell>
          <table:table-cell table:style-name="ce36" table:formula="of:=[.B96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5e6</text:p>
          </table:table-cell>
          <table:table-cell table:style-name="ce36" office:value-type="string" calcext:value-type="string">
            <text:p>2592e6</text:p>
          </table:table-cell>
          <table:table-cell table:style-name="ce82" office:value-type="string" calcext:value-type="string">
            <text:p>2595e6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1_MHB2_OUT_B38_HG2_OPA</text:p>
          </table:table-cell>
          <table:table-cell table:style-name="ce36" table:formula="of:=[.B96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Default"/>
          <table:table-cell table:style-name="ce36" office:value-type="string" calcext:value-type="string">
            <text:p>2602e6</text:p>
          </table:table-cell>
          <table:table-cell table:style-name="ce79"/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1_MHB2_OUT_B38_HG2_OPA</text:p>
          </table:table-cell>
          <table:table-cell table:style-name="ce36" table:formula="of:=[.B96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1_MHB2_OUT_B38_HG2_OPA</text:p>
          </table:table-cell>
          <table:table-cell table:style-name="ce36" table:formula="of:=[.B96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1_MHB2_OUT_B38_HG2_OPA</text:p>
          </table:table-cell>
          <table:table-cell table:style-name="ce36" table:formula="of:=[.B96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1_MHB2_OUT_B38_HG2_OPA</text:p>
          </table:table-cell>
          <table:table-cell table:style-name="ce36" table:formula="of:=[.B968]" office:value-type="string" office:string-value="Parameter[_Gain_HG2,_P1dB,_IIP3,_NF]" calcext:value-type="string">
            <text:p>Parameter[_Gain_HG2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3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3_OPA</text:p>
          </table:table-cell>
          <table:table-cell table:style-name="ce36" table:formula="of:=[.B978]" office:value-type="string" office:string-value="Parameter[_Gain_LG3,_P1dB,_IIP3,_NF]" calcext:value-type="string">
            <text:p>Parameter[_Gain_LG3,_P1dB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3_OPA</text:p>
          </table:table-cell>
          <table:table-cell table:style-name="ce36" table:formula="of:=&quot;Parameter[&quot;&amp;&quot;_&quot;&amp;[.D978]&amp;&quot;,_&quot;&amp;[.E978]&amp;&quot;,_&quot;&amp;[.F978]&amp;&quot;,_&quot;&amp;[.G978]&amp;&quot;]&quot;" office:value-type="string" office:string-value="Parameter[_Gain_LG3,_P1dB,_IIP3,_NF]" calcext:value-type="string">
            <text:p>Parameter[_Gain_LG3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3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3_OPA</text:p>
          </table:table-cell>
          <table:table-cell table:style-name="ce36" table:formula="of:=[.B978]" office:value-type="string" office:string-value="Parameter[_Gain_LG3,_P1dB,_IIP3,_NF]" calcext:value-type="string">
            <text:p>Parameter[_Gain_LG3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5e6</text:p>
          </table:table-cell>
          <table:table-cell table:style-name="ce36" office:value-type="string" calcext:value-type="string">
            <text:p>2592e6</text:p>
          </table:table-cell>
          <table:table-cell table:style-name="ce82" office:value-type="string" calcext:value-type="string">
            <text:p>2595e6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3_OPA</text:p>
          </table:table-cell>
          <table:table-cell table:style-name="ce36" table:formula="of:=[.B978]" office:value-type="string" office:string-value="Parameter[_Gain_LG3,_P1dB,_IIP3,_NF]" calcext:value-type="string">
            <text:p>Parameter[_Gain_LG3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Default"/>
          <table:table-cell table:style-name="ce36" office:value-type="string" calcext:value-type="string">
            <text:p>2602e6</text:p>
          </table:table-cell>
          <table:table-cell table:style-name="ce79"/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3_OPA</text:p>
          </table:table-cell>
          <table:table-cell table:style-name="ce36" table:formula="of:=[.B978]" office:value-type="string" office:string-value="Parameter[_Gain_LG3,_P1dB,_IIP3,_NF]" calcext:value-type="string">
            <text:p>Parameter[_Gain_LG3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3_OPA</text:p>
          </table:table-cell>
          <table:table-cell table:style-name="ce36" table:formula="of:=[.B978]" office:value-type="string" office:string-value="Parameter[_Gain_LG3,_P1dB,_IIP3,_NF]" calcext:value-type="string">
            <text:p>Parameter[_Gain_LG3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3_OPA</text:p>
          </table:table-cell>
          <table:table-cell table:style-name="ce36" table:formula="of:=[.B978]" office:value-type="string" office:string-value="Parameter[_Gain_LG3,_P1dB,_IIP3,_NF]" calcext:value-type="string">
            <text:p>Parameter[_Gain_LG3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3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3_OPA</text:p>
          </table:table-cell>
          <table:table-cell table:style-name="ce36" table:formula="of:=[.B978]" office:value-type="string" office:string-value="Parameter[_Gain_LG3,_P1dB,_IIP3,_NF]" calcext:value-type="string">
            <text:p>Parameter[_Gain_LG3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4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4_OPA</text:p>
          </table:table-cell>
          <table:table-cell table:style-name="ce36" table:formula="of:=[.B988]" office:value-type="string" office:string-value="Parameter[_Gain_LG4,_P1dB,_IIP3,_NF]" calcext:value-type="string">
            <text:p>Parameter[_Gain_LG4,_P1dB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4_OPA</text:p>
          </table:table-cell>
          <table:table-cell table:style-name="ce36" table:formula="of:=&quot;Parameter[&quot;&amp;&quot;_&quot;&amp;[.D988]&amp;&quot;,_&quot;&amp;[.E988]&amp;&quot;,_&quot;&amp;[.F988]&amp;&quot;,_&quot;&amp;[.G988]&amp;&quot;]&quot;" office:value-type="string" office:string-value="Parameter[_Gain_LG4,_P1dB,_IIP3,_NF]" calcext:value-type="string">
            <text:p>Parameter[_Gain_LG4,_P1dB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4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4_OPA</text:p>
          </table:table-cell>
          <table:table-cell table:style-name="ce36" table:formula="of:=[.B988]" office:value-type="string" office:string-value="Parameter[_Gain_LG4,_P1dB,_IIP3,_NF]" calcext:value-type="string">
            <text:p>Parameter[_Gain_LG4,_P1dB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5e6</text:p>
          </table:table-cell>
          <table:table-cell table:style-name="ce36" office:value-type="string" calcext:value-type="string">
            <text:p>2592e6</text:p>
          </table:table-cell>
          <table:table-cell table:style-name="ce82" office:value-type="string" calcext:value-type="string">
            <text:p>2595e6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4_OPA</text:p>
          </table:table-cell>
          <table:table-cell table:style-name="ce36" table:formula="of:=[.B988]" office:value-type="string" office:string-value="Parameter[_Gain_LG4,_P1dB,_IIP3,_NF]" calcext:value-type="string">
            <text:p>Parameter[_Gain_LG4,_P1dB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Default"/>
          <table:table-cell table:style-name="ce36" office:value-type="string" calcext:value-type="string">
            <text:p>2602e6</text:p>
          </table:table-cell>
          <table:table-cell table:style-name="ce79"/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4_OPA</text:p>
          </table:table-cell>
          <table:table-cell table:style-name="ce36" table:formula="of:=[.B988]" office:value-type="string" office:string-value="Parameter[_Gain_LG4,_P1dB,_IIP3,_NF]" calcext:value-type="string">
            <text:p>Parameter[_Gain_LG4,_P1dB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4_OPA</text:p>
          </table:table-cell>
          <table:table-cell table:style-name="ce36" table:formula="of:=[.B988]" office:value-type="string" office:string-value="Parameter[_Gain_LG4,_P1dB,_IIP3,_NF]" calcext:value-type="string">
            <text:p>Parameter[_Gain_LG4,_P1dB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Default"/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4_OPA</text:p>
          </table:table-cell>
          <table:table-cell table:style-name="ce36" table:formula="of:=[.B988]" office:value-type="string" office:string-value="Parameter[_Gain_LG4,_P1dB,_IIP3,_NF]" calcext:value-type="string">
            <text:p>Parameter[_Gain_LG4,_P1dB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1_MHB2_OUT_B38_LG4_OPA</text:p>
          </table:table-cell>
          <table:table-cell table:style-name="ce36" table:formula="of:=[.B988]" office:value-type="string" office:string-value="Parameter[_Gain_LG4,_P1dB,_IIP3,_NF]" calcext:value-type="string">
            <text:p>Parameter[_Gain_LG4,_P1dB,_IIP3,_NF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1_MHB2_OUT_B38_LP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1_MHB2_OUT_B38_LP_OPA</text:p>
          </table:table-cell>
          <table:table-cell table:style-name="ce36" table:formula="of:=[.B99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Default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1_MHB2_OUT_B38_LP_OPA</text:p>
          </table:table-cell>
          <table:table-cell table:style-name="ce36" table:formula="of:=&quot;Parameter[&quot;&amp;&quot;_&quot;&amp;[.D998]&amp;&quot;,_&quot;&amp;[.E998]&amp;&quot;,_&quot;&amp;[.F998]&amp;&quot;,_&quot;&amp;[.G998]&amp;&quot;,_&quot;&amp;[.H998]&amp;&quot;]&quot;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MLP</text:p>
          </table:table-cell>
          <table:table-cell table:style-name="ce74" office:value-type="string" calcext:value-type="string">
            <text:p>P1dB</text:p>
          </table:table-cell>
          <table:table-cell table:style-name="ce79" office:value-type="string" calcext:value-type="string">
            <text:p>LF_Rej</text:p>
          </table:table-cell>
          <table:table-cell table:style-name="ce79" office:value-type="string" calcext:value-type="string">
            <text:p>IIP3</text:p>
          </table:table-cell>
          <table:table-cell table:style-name="Default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1_MHB2_OUT_B38_LP_OPA</text:p>
          </table:table-cell>
          <table:table-cell table:style-name="ce36" table:formula="of:=[.B99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2595e6</text:p>
          </table:table-cell>
          <table:table-cell table:style-name="ce82" office:value-type="string" calcext:value-type="string">
            <text:p>50e6</text:p>
          </table:table-cell>
          <table:table-cell table:style-name="ce36" office:value-type="string" calcext:value-type="string">
            <text:p>2592e6</text:p>
          </table:table-cell>
          <table:table-cell table:style-name="Default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1_MHB2_OUT_B38_LP_OPA</text:p>
          </table:table-cell>
          <table:table-cell table:style-name="ce36" table:formula="of:=[.B99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Default"/>
          <table:table-cell table:style-name="ce36"/>
          <table:table-cell table:style-name="ce36" office:value-type="string" calcext:value-type="string">
            <text:p>2602e6</text:p>
          </table:table-cell>
          <table:table-cell table:style-name="Default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1_MHB2_OUT_B38_LP_OPA</text:p>
          </table:table-cell>
          <table:table-cell table:style-name="ce36" table:formula="of:=[.B99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Default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1_MHB2_OUT_B38_LP_OPA</text:p>
          </table:table-cell>
          <table:table-cell table:style-name="ce36" table:formula="of:=[.B99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-10" calcext:value-type="float">
            <text:p>-10</text:p>
          </table:table-cell>
          <table:table-cell table:style-name="ce36" office:value-type="float" office:value="0" calcext:value-type="float">
            <text:p>0</text:p>
          </table:table-cell>
          <table:table-cell table:style-name="Default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1_MHB2_OUT_B38_LP_OPA</text:p>
          </table:table-cell>
          <table:table-cell table:style-name="ce36" table:formula="of:=[.B99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2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1_MHB2_OUT_B38_LP_OPA</text:p>
          </table:table-cell>
          <table:table-cell table:style-name="ce36" table:formula="of:=[.B998]" office:value-type="string" office:string-value="Parameter[_IDD,_Gain_MLP,_P1dB,_LF_Rej,_IIP3]" calcext:value-type="string">
            <text:p>Parameter[_IDD,_Gain_MLP,_P1dB,_LF_Rej,_IIP3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1_MHB2_OUT_B38_HG1_OPB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1_MHB2_OUT_B38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1_MHB2_OUT_B38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HG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1_MHB2_OUT_B38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595e6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1_MHB2_OUT_B38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1_MHB2_OUT_B38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1_MHB2_OUT_B38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1_MHB2_OUT_B38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1_MHB2_OUT_B38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2_MHB2_OUT_B30_HG0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2_MHB2_OUT_B30_HG0_OPA</text:p>
          </table:table-cell>
          <table:table-cell table:style-name="ce36" table:formula="of:=[.B1018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2_MHB2_OUT_B30_HG0_OPA</text:p>
          </table:table-cell>
          <table:table-cell table:style-name="ce36" table:formula="of:=&quot;Parameter[&quot;&amp;&quot;_&quot;&amp;[.D1018]&amp;&quot;,_&quot;&amp;[.E1018]&amp;&quot;,_&quot;&amp;[.F1018]&amp;&quot;,_&quot;&amp;[.G1018]&amp;&quot;,_&quot;&amp;[.H1018]&amp;&quot;]&quot;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79" office:value-type="string" calcext:value-type="string">
            <text:p>NF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4" office:value-type="string" calcext:value-type="string">
            <text:p>P1dB</text:p>
          </table:table-cell>
          <table:table-cell table:style-name="ce74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2_MHB2_OUT_B30_HG0_OPA</text:p>
          </table:table-cell>
          <table:table-cell table:style-name="ce36" table:formula="of:=[.B1018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5e6</text:p>
          </table:table-cell>
          <table:table-cell table:style-name="ce64" office:value-type="string" calcext:value-type="string">
            <text:p>45e6</text:p>
          </table:table-cell>
          <table:table-cell table:style-name="ce36" office:value-type="string" calcext:value-type="string">
            <text:p>2310e6</text:p>
          </table:table-cell>
          <table:table-cell table:style-name="ce82" office:value-type="string" calcext:value-type="string">
            <text:p>2355e6</text:p>
          </table:table-cell>
          <table:table-cell table:style-name="ce82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2_MHB2_OUT_B30_HG0_OPA</text:p>
          </table:table-cell>
          <table:table-cell table:style-name="ce36" table:formula="of:=[.B1018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/>
          <table:table-cell table:style-name="ce64" office:value-type="string" calcext:value-type="string">
            <text:p>2310e6</text:p>
          </table:table-cell>
          <table:table-cell table:style-name="ce36" office:value-type="string" calcext:value-type="string">
            <text:p>2332.5e6</text:p>
          </table:table-cell>
          <table:table-cell table:style-name="Default" table:number-columns-repeated="2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2_MHB2_OUT_B30_HG0_OPA</text:p>
          </table:table-cell>
          <table:table-cell table:style-name="ce36" table:formula="of:=[.B1018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style-name="ce36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2_MHB2_OUT_B30_HG0_OPA</text:p>
          </table:table-cell>
          <table:table-cell table:style-name="ce36" table:formula="of:=[.B1018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2_MHB2_OUT_B30_HG0_OPA</text:p>
          </table:table-cell>
          <table:table-cell table:style-name="ce36" table:formula="of:=[.B1018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6" office:value-type="string" calcext:value-type="string">
            <text:p>HB2_IN2_MHB2_OUT_B30_HG0_OPA</text:p>
          </table:table-cell>
          <table:table-cell table:style-name="ce36" table:formula="of:=[.B1018]" office:value-type="string" office:string-value="Parameter[_Gain_HG0,_NF,_IIP2,_IIP3,_P1dB]" calcext:value-type="string">
            <text:p>Parameter[_Gain_HG0,_NF,_IIP2,_IIP3,_P1dB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2_MHB2_OUT_B30_HG1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2_MHB2_OUT_B30_HG1_OPA</text:p>
          </table:table-cell>
          <table:table-cell table:style-name="ce36" table:formula="of:=[.B1028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2_MHB2_OUT_B30_HG1_OPA</text:p>
          </table:table-cell>
          <table:table-cell table:style-name="ce36" table:formula="of:=&quot;Parameter[&quot;&amp;&quot;_&quot;&amp;[.D1028]&amp;&quot;,_&quot;&amp;[.E1028]&amp;&quot;,_&quot;&amp;[.F1028]&amp;&quot;,_&quot;&amp;[.G1028]&amp;&quot;,_&quot;&amp;[.H1028]&amp;&quot;,_&quot;&amp;[.I1028]&amp;&quot;,_&quot;&amp;[.J1028]&amp;&quot;,_&quot;&amp;[.K1028]&amp;&quot;,_&quot;&amp;[.L1028]&amp;&quot;,_&quot;&amp;[.M1028]&amp;&quot;,_&quot;&amp;[.N1028]&amp;&quot;]&quot;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36" office:value-type="string" calcext:value-type="string">
            <text:p>IDD</text:p>
          </table:table-cell>
          <table:table-cell table:style-name="ce36" office:value-type="string" calcext:value-type="string">
            <text:p>Gain_HG1</text:p>
          </table:table-cell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36" office:value-type="string" calcext:value-type="string">
            <text:p>P1dB</text:p>
          </table:table-cell>
          <table:table-cell table:style-name="ce36" office:value-type="string" calcext:value-type="string">
            <text:p>IIP2</text:p>
          </table:table-cell>
          <table:table-cell table:style-name="ce36" office:value-type="string" calcext:value-type="string">
            <text:p>IIP3</text:p>
          </table:table-cell>
          <table:table-cell table:style-name="ce36" office:value-type="string" calcext:value-type="string">
            <text:p>NF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2_MHB2_OUT_B30_HG1_OPA</text:p>
          </table:table-cell>
          <table:table-cell table:style-name="ce36" table:formula="of:=[.B1028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8" table:style-name="ce82" office:value-type="string" calcext:value-type="string">
            <text:p>2355e6</text:p>
          </table:table-cell>
          <table:table-cell table:style-name="ce64" office:value-type="string" calcext:value-type="string">
            <text:p>45e6</text:p>
          </table:table-cell>
          <table:table-cell table:style-name="ce36" office:value-type="string" calcext:value-type="string">
            <text:p>2310e6</text:p>
          </table:table-cell>
          <table:table-cell table:style-name="ce82" office:value-type="string" calcext:value-type="string">
            <text:p>2355e6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2_MHB2_OUT_B30_HG1_OPA</text:p>
          </table:table-cell>
          <table:table-cell table:style-name="ce36" table:formula="of:=[.B1028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7"/>
          <table:table-cell table:style-name="Default"/>
          <table:table-cell table:style-name="ce64" office:value-type="string" calcext:value-type="string">
            <text:p>2310e6</text:p>
          </table:table-cell>
          <table:table-cell table:style-name="ce36" office:value-type="string" calcext:value-type="string">
            <text:p>2332.5e6</text:p>
          </table:table-cell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2_MHB2_OUT_B30_HG1_OPA</text:p>
          </table:table-cell>
          <table:table-cell table:style-name="ce36" table:formula="of:=[.B1028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number-columns-repeated="6"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2_MHB2_OUT_B30_HG1_OPA</text:p>
          </table:table-cell>
          <table:table-cell table:style-name="ce36" table:formula="of:=[.B1028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6"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3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2_MHB2_OUT_B30_HG1_OPA</text:p>
          </table:table-cell>
          <table:table-cell table:style-name="ce36" table:formula="of:=[.B1028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 table:style-name="ce36" office:value-type="string" calcext:value-type="string">
            <text:p>Gain_Sweep1</text:p>
          </table:table-cell>
          <table:table-cell table:style-name="ce36" office:value-type="string" calcext:value-type="string">
            <text:p>Gain_Sweep2</text:p>
          </table:table-cell>
          <table:table-cell table:style-name="ce36" office:value-type="string" calcext:value-type="string">
            <text:p>Gain_Sweep3</text:p>
          </table:table-cell>
          <table:table-cell table:style-name="ce36" office:value-type="string" calcext:value-type="string">
            <text:p>Gain_Sweep4</text:p>
          </table:table-cell>
          <table:table-cell table:style-name="ce36" office:value-type="string" calcext:value-type="string">
            <text:p>Gain_Sweep5</text:p>
          </table:table-cell>
          <table:table-cell table:style-name="ce83" office:value-type="string" calcext:value-type="string">
            <text:p>HG1</text:p>
          </table:table-cell>
          <table:table-cell table:style-name="ce83" table:number-columns-repeated="3"/>
          <table:table-cell table:number-columns-repeated="2"/>
          <table:table-cell table:style-name="ce79"/>
          <table:table-cell table:number-columns-repeated="1007"/>
        </table:table-row>
        <table:table-row table:style-name="ro1">
          <table:table-cell table:style-name="ce67" office:value-type="string" calcext:value-type="string">
            <text:p>HB2_IN2_MHB2_OUT_B30_HG1_OPA</text:p>
          </table:table-cell>
          <table:table-cell table:style-name="ce36" table:formula="of:=[.B1028]" office:value-type="string" office:string-value="Parameter[_IDD,_Gain_HG1,_Gain_Sweep1,_Gain_Sweep2,_Gain_Sweep3,_Gain_Sweep4,_Gain_Sweep5,_P1dB,_IIP2,_IIP3,_NF]" calcext:value-type="string">
            <text:p>Parameter[_IDD,_Gain_HG1,_Gain_Sweep1,_Gain_Sweep2,_Gain_Sweep3,_Gain_Sweep4,_Gain_Sweep5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36" table:number-columns-repeated="6"/>
          <table:table-cell table:style-name="ce87" office:value-type="string" calcext:value-type="string">
            <text:p>POR15dB</text:p>
          </table:table-cell>
          <table:table-cell table:style-name="Default"/>
          <table:table-cell table:style-name="ce79"/>
          <table:table-cell table:style-name="ce36"/>
          <table:table-cell table:style-name="ce79" table:number-columns-repeated="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2_MHB2_OUT_B30_HG2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2_MHB2_OUT_B30_HG2_OPA</text:p>
          </table:table-cell>
          <table:table-cell table:style-name="ce36" table:formula="of:=[.B1038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2_MHB2_OUT_B30_HG2_OPA</text:p>
          </table:table-cell>
          <table:table-cell table:style-name="ce36" table:formula="of:=&quot;Parameter[&quot;&amp;&quot;_&quot;&amp;[.D1038]&amp;&quot;,_&quot;&amp;[.E1038]&amp;&quot;,_&quot;&amp;[.F1038]&amp;&quot;,_&quot;&amp;[.G1038]&amp;&quot;,_&quot;&amp;[.H1038]&amp;&quot;]&quot;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2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2_MHB2_OUT_B30_HG2_OPA</text:p>
          </table:table-cell>
          <table:table-cell table:style-name="ce36" table:formula="of:=[.B1038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5e6</text:p>
          </table:table-cell>
          <table:table-cell table:style-name="ce64" office:value-type="string" calcext:value-type="string">
            <text:p>45e6</text:p>
          </table:table-cell>
          <table:table-cell table:style-name="ce36" office:value-type="string" calcext:value-type="string">
            <text:p>2310e6</text:p>
          </table:table-cell>
          <table:table-cell table:style-name="ce82" office:value-type="string" calcext:value-type="string">
            <text:p>2355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2_MHB2_OUT_B30_HG2_OPA</text:p>
          </table:table-cell>
          <table:table-cell table:style-name="ce36" table:formula="of:=[.B1038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Default"/>
          <table:table-cell table:style-name="ce64" office:value-type="string" calcext:value-type="string">
            <text:p>2310e6</text:p>
          </table:table-cell>
          <table:table-cell table:style-name="ce36" office:value-type="string" calcext:value-type="string">
            <text:p>2332.5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2_MHB2_OUT_B30_HG2_OPA</text:p>
          </table:table-cell>
          <table:table-cell table:style-name="ce36" table:formula="of:=[.B1038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2_MHB2_OUT_B30_HG2_OPA</text:p>
          </table:table-cell>
          <table:table-cell table:style-name="ce36" table:formula="of:=[.B1038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2_MHB2_OUT_B30_HG2_OPA</text:p>
          </table:table-cell>
          <table:table-cell table:style-name="ce36" table:formula="of:=[.B1038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8" office:value-type="string" calcext:value-type="string">
            <text:p>HB2_IN2_MHB2_OUT_B30_HG2_OPA</text:p>
          </table:table-cell>
          <table:table-cell table:style-name="ce36" table:formula="of:=[.B1038]" office:value-type="string" office:string-value="Parameter[_Gain_HG2,_P1dB,_IIP2,_IIP3,_NF]" calcext:value-type="string">
            <text:p>Parameter[_Gain_HG2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3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3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5e6</text:p>
          </table:table-cell>
          <table:table-cell table:style-name="ce64" office:value-type="string" calcext:value-type="string">
            <text:p>45e6</text:p>
          </table:table-cell>
          <table:table-cell table:style-name="ce36" office:value-type="string" calcext:value-type="string">
            <text:p>2310e6</text:p>
          </table:table-cell>
          <table:table-cell table:style-name="ce82" office:value-type="string" calcext:value-type="string">
            <text:p>2355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Default"/>
          <table:table-cell table:style-name="ce64" office:value-type="string" calcext:value-type="string">
            <text:p>2310e6</text:p>
          </table:table-cell>
          <table:table-cell table:style-name="ce36" office:value-type="string" calcext:value-type="string">
            <text:p>2332.5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3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3_OPA</text:p>
          </table:table-cell>
          <table:table-cell table:style-name="ce36" office:value-type="string" calcext:value-type="string">
            <text:p>Parameter[_Gain_LG3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4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4</text:p>
          </table:table-cell>
          <table:table-cell table:style-name="ce74" office:value-type="string" calcext:value-type="string">
            <text:p>P1dB</text:p>
          </table:table-cell>
          <table:table-cell table:style-name="ce74" office:value-type="string" calcext:value-type="string">
            <text:p>IIP2</text:p>
          </table:table-cell>
          <table:table-cell table:style-name="ce74" office:value-type="string" calcext:value-type="string">
            <text:p>IIP3</text:p>
          </table:table-cell>
          <table:table-cell table:style-name="ce79" office:value-type="string" calcext:value-type="string">
            <text:p>NF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5e6</text:p>
          </table:table-cell>
          <table:table-cell table:style-name="ce64" office:value-type="string" calcext:value-type="string">
            <text:p>45e6</text:p>
          </table:table-cell>
          <table:table-cell table:style-name="ce36" office:value-type="string" calcext:value-type="string">
            <text:p>2310e6</text:p>
          </table:table-cell>
          <table:table-cell table:style-name="ce82" office:value-type="string" calcext:value-type="string">
            <text:p>2355e6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Default"/>
          <table:table-cell table:style-name="ce64" office:value-type="string" calcext:value-type="string">
            <text:p>2310e6</text:p>
          </table:table-cell>
          <table:table-cell table:style-name="ce36" office:value-type="string" calcext:value-type="string">
            <text:p>2332.5e6</text:p>
          </table:table-cell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2" table:style-name="ce36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style-name="ce79" table:number-columns-repeated="9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9" office:value-type="string" calcext:value-type="string">
            <text:p>HB2_IN2_MHB2_OUT_B30_LG4_OPA</text:p>
          </table:table-cell>
          <table:table-cell table:style-name="ce36" office:value-type="string" calcext:value-type="string">
            <text:p>Parameter[_Gain_LG4,_P1dB,_IIP2,_IIP3,_NF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2_MHB2_OUT_B30_LP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2_MHB2_OUT_B30_LP_OPA</text:p>
          </table:table-cell>
          <table:table-cell table:style-name="ce36" table:formula="of:=[.B1068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2_MHB2_OUT_B30_LP_OPA</text:p>
          </table:table-cell>
          <table:table-cell table:style-name="ce36" table:formula="of:=&quot;Parameter[&quot;&amp;&quot;_&quot;&amp;[.D1068]&amp;&quot;,_&quot;&amp;[.E1068]&amp;&quot;,_&quot;&amp;[.F1068]&amp;&quot;,_&quot;&amp;[.G1068]&amp;&quot;,_&quot;&amp;[.H1068]&amp;&quot;,_&quot;&amp;[.I1068]&amp;&quot;]&quot;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MLP</text:p>
          </table:table-cell>
          <table:table-cell table:style-name="ce74" office:value-type="string" calcext:value-type="string">
            <text:p>P1dB</text:p>
          </table:table-cell>
          <table:table-cell table:style-name="ce79" office:value-type="string" calcext:value-type="string">
            <text:p>LF_Rej</text:p>
          </table:table-cell>
          <table:table-cell table:style-name="ce79" office:value-type="string" calcext:value-type="string">
            <text:p>IIP2</text:p>
          </table:table-cell>
          <table:table-cell table:style-name="ce79" office:value-type="string" calcext:value-type="string">
            <text:p>IIP3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2_MHB2_OUT_B30_LP_OPA</text:p>
          </table:table-cell>
          <table:table-cell table:style-name="ce36" table:formula="of:=[.B1068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Freq1</text:p>
          </table:table-cell>
          <table:table-cell table:number-columns-repeated="3" table:style-name="ce82" office:value-type="string" calcext:value-type="string">
            <text:p>2355e6</text:p>
          </table:table-cell>
          <table:table-cell table:number-columns-repeated="2" table:style-name="ce64" office:value-type="string" calcext:value-type="string">
            <text:p>45e6</text:p>
          </table:table-cell>
          <table:table-cell table:style-name="ce36" office:value-type="string" calcext:value-type="string">
            <text:p>2310e6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2_MHB2_OUT_B30_LP_OPA</text:p>
          </table:table-cell>
          <table:table-cell table:style-name="ce36" table:formula="of:=[.B1068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Default"/>
          <table:table-cell table:style-name="ce36"/>
          <table:table-cell table:style-name="ce64" office:value-type="string" calcext:value-type="string">
            <text:p>2310e6</text:p>
          </table:table-cell>
          <table:table-cell table:style-name="ce36" office:value-type="string" calcext:value-type="string">
            <text:p>2332.5e6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2_MHB2_OUT_B30_LP_OPA</text:p>
          </table:table-cell>
          <table:table-cell table:style-name="ce36" table:formula="of:=[.B1068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12" calcext:value-type="float">
            <text:p>-12</text:p>
          </table:table-cell>
          <table:table-cell table:number-columns-repeated="3" table:style-name="ce36" office:value-type="float" office:value="-30" calcext:value-type="float">
            <text:p>-30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2_MHB2_OUT_B30_LP_OPA</text:p>
          </table:table-cell>
          <table:table-cell table:style-name="ce36" table:formula="of:=[.B1068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ce36" office:value-type="float" office:value="-10" calcext:value-type="float">
            <text:p>-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79" table:number-columns-repeated="8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2_MHB2_OUT_B30_LP_OPA</text:p>
          </table:table-cell>
          <table:table-cell table:style-name="ce36" table:formula="of:=[.B1068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2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70" office:value-type="string" calcext:value-type="string">
            <text:p>HB2_IN2_MHB2_OUT_B30_LP_OPA</text:p>
          </table:table-cell>
          <table:table-cell table:style-name="ce36" table:formula="of:=[.B1068]" office:value-type="string" office:string-value="Parameter[_IDD,_Gain_MLP,_P1dB,_LF_Rej,_IIP2,_IIP3]" calcext:value-type="string">
            <text:p>Parameter[_IDD,_Gain_MLP,_P1dB,_LF_Rej,_IIP2,_IIP3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2_MHB2_OUT_B30_HG1_OPB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2_MHB2_OUT_B3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2_MHB2_OUT_B3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TestType</text:p>
          </table:table-cell>
          <table:table-cell table:style-name="ce79" office:value-type="string" calcext:value-type="string">
            <text:p>IDD</text:p>
          </table:table-cell>
          <table:table-cell table:style-name="ce79" office:value-type="string" calcext:value-type="string">
            <text:p>Gain_HG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2_MHB2_OUT_B3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355e6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2_MHB2_OUT_B3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2_MHB2_OUT_B3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2_MHB2_OUT_B3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2_MHB2_OUT_B3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71" office:value-type="string" calcext:value-type="string">
            <text:p>HB2_IN2_MHB2_OUT_B30_HG1_OPB</text:p>
          </table:table-cell>
          <table:table-cell table:style-name="ce36" office:value-type="string" calcext:value-type="string">
            <text:p>Parameter[_IDD,_Gain_HG1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/>
          <table:table-cell table:style-name="ce36"/>
          <table:table-cell table:style-name="ce79" table:number-columns-repeated="15"/>
          <table:table-cell table:number-columns-repeated="1007"/>
        </table:table-row>
        <table:table-row table:style-name="ro1">
          <table:table-cell table:style-name="ce73" office:value-type="string" calcext:value-type="string">
            <text:p>HB2_IN2_MHB3_OUT_B30_HG1_OPA</text:p>
          </table:table-cell>
          <table:table-cell table:style-name="ce36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2_IN2_MHB3_OUT_B3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2_IN2_MHB3_OUT_B3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TestType</text:p>
          </table:table-cell>
          <table:table-cell table:style-name="ce36" office:value-type="string" calcext:value-type="string">
            <text:p>Gain_MUX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2_IN2_MHB3_OUT_B3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2355e6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2_IN2_MHB3_OUT_B3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2_IN2_MHB3_OUT_B3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2_IN2_MHB3_OUT_B3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73" office:value-type="string" calcext:value-type="string">
            <text:p>HB2_IN2_MHB3_OUT_B3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73" office:value-type="string" calcext:value-type="string">
            <text:p>HB2_IN2_MHB3_OUT_B30_HG1_OPA</text:p>
          </table:table-cell>
          <table:table-cell table:style-name="ce36" office:value-type="string" calcext:value-type="string">
            <text:p>Parameter[_Gain_MUX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 table:number-rows-repeated="2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6" office:value-type="string" calcext:value-type="string">
            <text:p>MUX_IN1_MHB3_OUT_B23_HG0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MUX_IN1_MHB3_OUT_B23_HG0_OPA</text:p>
          </table:table-cell>
          <table:table-cell table:style-name="ce79" office:value-type="string" calcext:value-type="string">
            <text:p>Parameter[_Gain_HG0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MUX_IN1_MHB3_OUT_B23_HG0_OPA</text:p>
          </table:table-cell>
          <table:table-cell table:style-name="ce79" office:value-type="string" calcext:value-type="string">
            <text:p>Parameter[_Gain_HG0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MUX_IN1_MHB3_OUT_B23_HG0_OPA</text:p>
          </table:table-cell>
          <table:table-cell table:style-name="ce79" office:value-type="string" calcext:value-type="string">
            <text:p>Parameter[_Gain_HG0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2190e6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MUX_IN1_MHB3_OUT_B23_HG0_OPA</text:p>
          </table:table-cell>
          <table:table-cell table:style-name="ce79" office:value-type="string" calcext:value-type="string">
            <text:p>Parameter[_Gain_HG0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MUX_IN1_MHB3_OUT_B23_HG0_OPA</text:p>
          </table:table-cell>
          <table:table-cell table:style-name="ce79" office:value-type="string" calcext:value-type="string">
            <text:p>Parameter[_Gain_HG0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MUX_IN1_MHB3_OUT_B23_HG0_OPA</text:p>
          </table:table-cell>
          <table:table-cell table:style-name="ce79" office:value-type="string" calcext:value-type="string">
            <text:p>Parameter[_Gain_HG0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6" office:value-type="string" calcext:value-type="string">
            <text:p>MUX_IN1_MHB3_OUT_B23_HG0_OPA</text:p>
          </table:table-cell>
          <table:table-cell table:style-name="ce79" office:value-type="string" calcext:value-type="string">
            <text:p>Parameter[_Gain_HG0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6" office:value-type="string" calcext:value-type="string">
            <text:p>MUX_IN1_MHB3_OUT_B23_HG0_OPA</text:p>
          </table:table-cell>
          <table:table-cell table:style-name="ce79" office:value-type="string" calcext:value-type="string">
            <text:p>Parameter[_Gain_HG0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7" office:value-type="string" calcext:value-type="string">
            <text:p>MUX_IN1_MHB3_OUT_B23_HG1_OPA</text:p>
          </table:table-cell>
          <table:table-cell table:style-name="ce79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9" table:number-columns-repeated="13"/>
          <table:table-cell table:number-columns-repeated="1007"/>
        </table:table-row>
        <table:table-row table:style-name="ro1">
          <table:table-cell table:style-name="ce67" office:value-type="string" calcext:value-type="string">
            <text:p>MUX_IN1_MHB3_OUT_B23_HG1_OPA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67" office:value-type="string" calcext:value-type="string">
            <text:p>MUX_IN1_MHB3_OUT_B23_HG1_OPA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IDD</text:p>
          </table:table-cell>
          <table:table-cell table:style-name="ce74" office:value-type="string" calcext:value-type="string">
            <text:p>Gain_HG1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67" office:value-type="string" calcext:value-type="string">
            <text:p>MUX_IN1_MHB3_OUT_B23_HG1_OPA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Freq1</text:p>
          </table:table-cell>
          <table:table-cell table:number-columns-repeated="2" table:style-name="ce82" office:value-type="string" calcext:value-type="string">
            <text:p>2190e6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67" office:value-type="string" calcext:value-type="string">
            <text:p>MUX_IN1_MHB3_OUT_B23_HG1_OPA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Freq2</text:p>
          </table:table-cell>
          <table:table-cell table:style-name="ce36" table:number-columns-repeated="2"/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67" office:value-type="string" calcext:value-type="string">
            <text:p>MUX_IN1_MHB3_OUT_B23_HG1_OPA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InPow</text:p>
          </table:table-cell>
          <table:table-cell table:style-name="ce36"/>
          <table:table-cell table:style-name="ce36" office:value-type="float" office:value="-50" calcext:value-type="float">
            <text:p>-5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67" office:value-type="string" calcext:value-type="string">
            <text:p>MUX_IN1_MHB3_OUT_B23_HG1_OPA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-30" calcext:value-type="float">
            <text:p>-30</text:p>
          </table:table-cell>
          <table:table-cell table:style-name="ce79" table:number-columns-repeated="12"/>
          <table:table-cell table:number-columns-repeated="1007"/>
        </table:table-row>
        <table:table-row table:style-name="ro1">
          <table:table-cell table:style-name="ce67" office:value-type="string" calcext:value-type="string">
            <text:p>MUX_IN1_MHB3_OUT_B23_HG1_OPA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9" table:number-columns-repeated="11"/>
          <table:table-cell table:number-columns-repeated="1007"/>
        </table:table-row>
        <table:table-row table:style-name="ro1">
          <table:table-cell table:style-name="ce67" office:value-type="string" calcext:value-type="string">
            <text:p>MUX_IN1_MHB3_OUT_B23_HG1_OPA</text:p>
          </table:table-cell>
          <table:table-cell table:style-name="ce79" office:value-type="string" calcext:value-type="string">
            <text:p>Parameter[_IDD,_Gain_HG1]</text:p>
          </table:table-cell>
          <table:table-cell table:style-name="ce70" office:value-type="string" calcext:value-type="string">
            <text:p>RegReset</text:p>
          </table:table-cell>
          <table:table-cell table:style-name="ce79" table:number-columns-repeated="14"/>
          <table:table-cell table:number-columns-repeated="1007"/>
        </table:table-row>
        <table:table-row table:style-name="ro1" table:number-rows-repeated="4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1_MHB1_OUT_B2_HG0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1_MHB1_OUT_B2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1_MHB1_OUT_B2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1_MHB1_OUT_B2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1_MHB1_OUT_B2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36" office:value-type="string" calcext:value-type="string">
            <text:p>18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1_MHB1_OUT_B2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1_MHB1_OUT_B2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1_MHB1_OUT_B2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1_MHB1_OUT_B2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1_MHB1_OUT_B2_HG1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1_MHB1_OUT_B2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1_MHB1_OUT_B2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Default" office:value-type="string" calcext:value-type="string">
            <text:p>Gain_HG1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1_MHB1_OUT_B2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1_MHB1_OUT_B2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36" office:value-type="string" calcext:value-type="string">
            <text:p>18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1_MHB1_OUT_B2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1_MHB1_OUT_B2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1_MHB1_OUT_B2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1_MHB1_OUT_B2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1_MHB1_OUT_B2_HG2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1_MHB1_OUT_B2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1_MHB1_OUT_B2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Default" office:value-type="string" calcext:value-type="string">
            <text:p>Gain_HG2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1_MHB1_OUT_B2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1_MHB1_OUT_B2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36" office:value-type="string" calcext:value-type="string">
            <text:p>18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1_MHB1_OUT_B2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1_MHB1_OUT_B2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1_MHB1_OUT_B2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1_MHB1_OUT_B2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3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Default" office:value-type="string" calcext:value-type="string">
            <text:p>Gain_LG3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36" office:value-type="string" calcext:value-type="string">
            <text:p>18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3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4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Default" office:value-type="string" calcext:value-type="string">
            <text:p>Gain_LG4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36" office:value-type="string" calcext:value-type="string">
            <text:p>18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1_MHB1_OUT_B2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1_MHB1_OUT_B2_LP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1_MHB1_OUT_B2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1_MHB1_OUT_B2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Default" office:value-type="string" calcext:value-type="string">
            <text:p>Gain_LP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1_MHB1_OUT_B2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960e6</text:p>
          </table:table-cell>
          <table:table-cell table:style-name="ce36" office:value-type="string" calcext:value-type="string">
            <text:p>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1_MHB1_OUT_B2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36" office:value-type="string" calcext:value-type="string">
            <text:p>1880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1_MHB1_OUT_B2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1_MHB1_OUT_B2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1_MHB1_OUT_B2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2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1_MHB1_OUT_B2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1_OUT_B11_HG0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1_OUT_B11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1_OUT_B11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0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1_OUT_B11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style-name="ce82" office:value-type="string" calcext:value-type="string">
            <text:p>48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1_OUT_B11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82" office:value-type="string" calcext:value-type="string">
            <text:p>1437.9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1_OUT_B11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1_OUT_B11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1_OUT_B11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0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6" office:value-type="string" calcext:value-type="string">
            <text:p>MB2_IN2_MHB1_OUT_B11_HG0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1_OUT_B11_HG1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1_OUT_B11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1_OUT_B11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1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1_OUT_B11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style-name="ce82" office:value-type="string" calcext:value-type="string">
            <text:p>48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1_OUT_B11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82" office:value-type="string" calcext:value-type="string">
            <text:p>1437.9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1_OUT_B11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1_OUT_B11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1_OUT_B11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1</text:p>
          </table:table-cell>
          <table:table-cell table:style-name="ce83"/>
          <table:table-cell/>
          <table:table-cell table:style-name="ce7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7" office:value-type="string" calcext:value-type="string">
            <text:p>MB2_IN2_MHB1_OUT_B11_HG1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1_OUT_B11_HG2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1_OUT_B11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1_OUT_B11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HG2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1_OUT_B11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style-name="ce82" office:value-type="string" calcext:value-type="string">
            <text:p>48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1_OUT_B11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82" office:value-type="string" calcext:value-type="string">
            <text:p>1437.9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1_OUT_B11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1_OUT_B11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1_OUT_B11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HG2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8" office:value-type="string" calcext:value-type="string">
            <text:p>MB2_IN2_MHB1_OUT_B11_HG2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3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3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style-name="ce82" office:value-type="string" calcext:value-type="string">
            <text:p>48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82" office:value-type="string" calcext:value-type="string">
            <text:p>1437.9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3</text:p>
          </table:table-cell>
          <table:table-cell table:style-name="ce83" table:number-columns-repeated="4"/>
          <table:table-cell table:number-columns-repeated="3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3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4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G4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style-name="ce82" office:value-type="string" calcext:value-type="string">
            <text:p>48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82" office:value-type="string" calcext:value-type="string">
            <text:p>1437.9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LG4</text:p>
          </table:table-cell>
          <table:table-cell table:style-name="ce83" table:number-columns-repeated="4"/>
          <table:table-cell table:number-columns-repeated="2"/>
          <table:table-cell table:style-name="ce79" table:number-columns-repeated="7"/>
          <table:table-cell table:number-columns-repeated="1007"/>
        </table:table-row>
        <table:table-row table:style-name="ro1">
          <table:table-cell table:style-name="ce69" office:value-type="string" calcext:value-type="string">
            <text:p>MB2_IN2_MHB1_OUT_B11_LG4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9" table:number-columns-repeated="17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1_OUT_B11_LP_OPA</text:p>
          </table:table-cell>
          <table:table-cell table:style-name="ce74"/>
          <table:table-cell table:style-name="ce79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74" table:number-columns-repeated="3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1_OUT_B11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Order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1_OUT_B11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TestType</text:p>
          </table:table-cell>
          <table:table-cell table:style-name="ce74" office:value-type="string" calcext:value-type="string">
            <text:p>Gain_LP</text:p>
          </table:table-cell>
          <table:table-cell table:style-name="ce74" office:value-type="string" calcext:value-type="string">
            <text:p>IIP2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1_OUT_B11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style-name="ce82" office:value-type="string" calcext:value-type="string">
            <text:p>48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1_OUT_B11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Freq2</text:p>
          </table:table-cell>
          <table:table-cell table:style-name="ce36"/>
          <table:table-cell table:style-name="ce82" office:value-type="string" calcext:value-type="string">
            <text:p>1437.9e6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1_OUT_B11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office:value-type="float" office:value="-30" calcext:value-type="float">
            <text:p>-3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1_OUT_B11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office:value-type="float" office:value="0" calcext:value-type="float">
            <text:p>0</text:p>
          </table:table-cell>
          <table:table-cell table:style-name="ce74" table:number-columns-repeated="2"/>
          <table:table-cell table:style-name="ce79" table:number-columns-repeated="10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1_OUT_B11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</text:p>
          </table:table-cell>
          <table:table-cell table:style-name="ce83" office:value-type="string" calcext:value-type="string">
            <text:p>MLP</text:p>
          </table:table-cell>
          <table:table-cell table:style-name="ce83" table:number-columns-repeated="5"/>
          <table:table-cell table:number-columns-repeated="2"/>
          <table:table-cell table:style-name="ce79" table:number-columns-repeated="6"/>
          <table:table-cell table:number-columns-repeated="1007"/>
        </table:table-row>
        <table:table-row table:style-name="ro1">
          <table:table-cell table:style-name="ce70" office:value-type="string" calcext:value-type="string">
            <text:p>MB2_IN2_MHB1_OUT_B11_LP_OPA</text:p>
          </table:table-cell>
          <table:table-cell table:style-name="ce79" office:value-type="string" calcext:value-type="string">
            <text:p>Parameter[_IIP2]</text:p>
          </table:table-cell>
          <table:table-cell table:style-name="ce70" office:value-type="string" calcext:value-type="string">
            <text:p>RegReset</text:p>
          </table:table-cell>
          <table:table-cell table:style-name="ce74" table:number-columns-repeated="4"/>
          <table:table-cell table:style-name="ce79" table:number-columns-repeated="10"/>
          <table:table-cell table:number-columns-repeated="1007"/>
        </table:table-row>
        <table:table-row table:style-name="ro1" table:number-rows-repeated="2">
          <table:table-cell table:style-name="ce79" table:number-columns-repeated="7"/>
          <table:table-cell table:number-columns-repeated="1017"/>
        </table:table-row>
        <table:table-row table:style-name="ro1" table:number-rows-repeated="2">
          <table:table-cell table:style-name="ce80" table:number-columns-repeated="10"/>
          <table:table-cell table:style-name="ce36" table:number-columns-repeated="2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1_LB_OUT_B5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1_LB_OUT_B5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1_LB_OUT_B5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1_LB_OUT_B5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881.5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1_LB_OUT_B5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1_LB_OUT_B5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1_LB_OUT_B5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1_LB_OUT_B5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1_LB_OUT_B5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/>
          <table:table-cell table:style-name="ce36" table:number-columns-repeated="11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2_LB_OUT_B28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2_LB_OUT_B2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2_LB_OUT_B2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2_LB_OUT_B2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780.5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2_LB_OUT_B2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2_LB_OUT_B2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2_LB_OUT_B2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2_LB_OUT_B2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2_LB_OUT_B2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/>
          <table:table-cell table:style-name="ce36" table:number-columns-repeated="11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3_LB_OUT_B8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3_LB_OUT_B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3_LB_OUT_B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3_LB_OUT_B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942.5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3_LB_OUT_B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3_LB_OUT_B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3_LB_OUT_B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3_LB_OUT_B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3_LB_OUT_B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/>
          <table:table-cell table:style-name="ce36" table:number-columns-repeated="11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4_LB_OUT_B13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4_LB_OUT_B1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4_LB_OUT_B1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4_LB_OUT_B1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751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4_LB_OUT_B1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4_LB_OUT_B1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4_LB_OUT_B1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4_LB_OUT_B1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4_LB_OUT_B1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5_LB_OUT_B20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5_LB_OUT_B2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5_LB_OUT_B2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5_LB_OUT_B2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806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5_LB_OUT_B2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5_LB_OUT_B2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5_LB_OUT_B2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5_LB_OUT_B2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LB1_IN5_LB_OUT_B2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2350e6</text:p>
          </table:table-cell>
          <table:table-cell table:style-name="ce36" table:number-columns-repeated="7"/>
          <table:table-cell table:style-name="ce82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7"/>
          <table:table-cell table:style-name="ce83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1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2_MHB1_OUT_B3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2_MHB1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2_MHB1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2_MHB1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842.5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2_MHB1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2_MHB1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2_MHB1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2_MHB1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2_MHB1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3_MHB1_OUT_B1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3_MHB1_OUT_B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3_MHB1_OUT_B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3_MHB1_OUT_B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2140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3_MHB1_OUT_B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3_MHB1_OUT_B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3_MHB1_OUT_B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3_MHB1_OUT_B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1_IN3_MHB1_OUT_B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65" office:value-type="string" calcext:value-type="string">
            <text:p>MB1_IN2_MHB3_OUT_B3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1_IN2_MHB3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1_IN2_MHB3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1_IN2_MHB3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842.5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1_IN2_MHB3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65" office:value-type="string" calcext:value-type="string">
            <text:p>MB1_IN2_MHB3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1_IN2_MHB3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1_IN2_MHB3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1_IN2_MHB3_OUT_B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1_MHB2_OUT_B2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1_MHB2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1_MHB2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1_MHB2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960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1_MHB2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1_MHB2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1_MHB2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1_MHB2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1_MHB2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2_MHB2_OUT_B11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2_MHB2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2_MHB2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2_MHB2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2_MHB2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2_MHB2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2_MHB2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2_MHB2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2_MHB2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3_MHB2_OUT_B39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3_MHB2_OUT_B39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3_MHB2_OUT_B39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3_MHB2_OUT_B39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900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3_MHB2_OUT_B39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3_MHB2_OUT_B39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3_MHB2_OUT_B39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3_MHB2_OUT_B39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B2_IN3_MHB2_OUT_B39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65" office:value-type="string" calcext:value-type="string">
            <text:p>MB2_IN2_MHB3_OUT_B11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2_IN2_MHB3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2_IN2_MHB3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2_IN2_MHB3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2_IN2_MHB3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65" office:value-type="string" calcext:value-type="string">
            <text:p>MB2_IN2_MHB3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2_IN2_MHB3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2_IN2_MHB3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MB2_IN2_MHB3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1_MHB1_OUT_B41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1_MHB1_OUT_B4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1_MHB1_OUT_B4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1_MHB1_OUT_B4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2593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1_MHB1_OUT_B4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1_MHB1_OUT_B4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1_MHB1_OUT_B4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1_MHB1_OUT_B4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1_MHB1_OUT_B4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2_MHB1_OUT_B40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2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2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2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2350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2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2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2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2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1_IN2_MHB1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65" office:value-type="string" calcext:value-type="string">
            <text:p>HB1_IN2_MHB3_OUT_B40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1_IN2_MHB3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1_IN2_MHB3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1_IN2_MHB3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2350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1_IN2_MHB3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65" office:value-type="string" calcext:value-type="string">
            <text:p>HB1_IN2_MHB3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1_IN2_MHB3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1_IN2_MHB3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1_IN2_MHB3_OUT_B4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1_MHB2_OUT_B38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1_MHB2_OUT_B3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1_MHB2_OUT_B3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1_MHB2_OUT_B3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2595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1_MHB2_OUT_B3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1_MHB2_OUT_B3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1_MHB2_OUT_B3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1_MHB2_OUT_B3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1_MHB2_OUT_B38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2_MHB2_OUT_B30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2_MHB2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2_MHB2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2_MHB2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2355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2_MHB2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2_MHB2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2_MHB2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2_MHB2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HB2_IN2_MHB2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65" office:value-type="string" calcext:value-type="string">
            <text:p>HB2_IN2_MHB3_OUT_B30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2_IN2_MHB3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2_IN2_MHB3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2_IN2_MHB3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2355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2_IN2_MHB3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65" office:value-type="string" calcext:value-type="string">
            <text:p>HB2_IN2_MHB3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2_IN2_MHB3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2_IN2_MHB3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5" office:value-type="string" calcext:value-type="string">
            <text:p>HB2_IN2_MHB3_OUT_B30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 table:number-columns-repeated="12"/>
          <table:table-cell table:number-columns-repeated="1012"/>
        </table:table-row>
        <table:table-row table:style-name="ro1">
          <table:table-cell table:style-name="ce38" office:value-type="string" calcext:value-type="string">
            <text:p>MUX_IN1_MHB3_OUT_B23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UX_IN1_MHB3_OUT_B2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UX_IN1_MHB3_OUT_B2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UX_IN1_MHB3_OUT_B2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2190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UX_IN1_MHB3_OUT_B2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 table:number-columns-repeated="9"/>
          <table:table-cell table:number-columns-repeated="1012"/>
        </table:table-row>
        <table:table-row table:style-name="ro1">
          <table:table-cell table:style-name="ce38" office:value-type="string" calcext:value-type="string">
            <text:p>MUX_IN1_MHB3_OUT_B2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UX_IN1_MHB3_OUT_B2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UX_IN1_MHB3_OUT_B2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38" office:value-type="string" calcext:value-type="string">
            <text:p>MUX_IN1_MHB3_OUT_B23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ce64"/>
          <table:table-cell table:style-name="ce36" table:number-columns-repeated="11"/>
          <table:table-cell table:number-columns-repeated="1012"/>
        </table:table-row>
        <table:table-row table:style-name="ro1">
          <table:table-cell table:style-name="Default" office:value-type="string" calcext:value-type="string">
            <text:p>MB2_IN1_MHB1_OUT_B2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Default" office:value-type="string" calcext:value-type="string">
            <text:p>MB2_IN1_MHB1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Default" office:value-type="string" calcext:value-type="string">
            <text:p>MB2_IN1_MHB1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Default" office:value-type="string" calcext:value-type="string">
            <text:p>MB2_IN1_MHB1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960e6</text:p>
          </table:table-cell>
          <table:table-cell table:style-name="ce36" table:number-columns-repeated="8"/>
          <table:table-cell table:number-columns-repeated="1012"/>
        </table:table-row>
        <table:table-row table:style-name="ro1">
          <table:table-cell table:style-name="Default" office:value-type="string" calcext:value-type="string">
            <text:p>MB2_IN1_MHB1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1_MHB1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1_MHB1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1_MHB1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1_MHB1_OUT_B2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MB2_IN2_MHB1_OUT_B11_HG1_OPA_Power_Servo</text:p>
          </table:table-cell>
          <table:table-cell table:style-name="ce36"/>
          <table:table-cell table:style-name="ce36" office:value-type="string" calcext:value-type="string">
            <text:p>importSpec</text:p>
          </table:table-cell>
          <table:table-cell table:style-name="ce36" office:value-type="string" calcext:value-type="string">
            <text:p>setups.specs.RF.norm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2_MHB1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Order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2_MHB1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TestType</text:p>
          </table:table-cell>
          <table:table-cell table:style-name="ce36" office:value-type="string" calcext:value-type="string">
            <text:p>Gain_HG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2_MHB1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1</text:p>
          </table:table-cell>
          <table:table-cell table:style-name="ce82" office:value-type="string" calcext:value-type="string">
            <text:p>1485.9e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2_MHB1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Freq2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2_MHB1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InPow</text:p>
          </table:table-cell>
          <table:table-cell table:style-name="ce36" office:value-type="float" office:value="-50" calcext:value-type="float">
            <text:p>-5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2_MHB1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MeasRange</text:p>
          </table:table-cell>
          <table:table-cell table:style-name="ce36" office:value-type="float" office:value="-30" calcext:value-type="float">
            <text:p>-3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2_MHB1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Default" office:value-type="string" calcext:value-type="string">
            <text:p>MB2_IN2_MHB1_OUT_B11_HG1_OPA_Power_Servo</text:p>
          </table:table-cell>
          <table:table-cell table:style-name="ce36" office:value-type="string" calcext:value-type="string">
            <text:p>Parameter[_Gain_HG1]</text:p>
          </table:table-cell>
          <table:table-cell table:style-name="ce41" office:value-type="string" calcext:value-type="string">
            <text:p>RegReset</text:p>
          </table:table-cell>
          <table:table-cell table:style-name="ce83" office:value-type="string" calcext:value-type="string">
            <text:p>HG1</text:p>
          </table:table-cell>
          <table:table-cell table:number-columns-repeated="1020"/>
        </table:table-row>
        <table:table-row table:style-name="ro4" table:number-rows-repeated="10471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R13dB" table:style-name="ta3">
        <table:table-column table:style-name="co14" table:number-columns-repeated="2" table:default-cell-style-name="ce2"/>
        <table:table-column table:style-name="co15" table:number-columns-repeated="2" table:default-cell-style-name="ce2"/>
        <table:table-column table:style-name="co5" table:number-columns-repeated="1020" table:default-cell-style-name="ce2"/>
        <table:table-row table:style-name="ro5">
          <table:table-cell table:style-name="ce1" office:value-type="string" calcext:value-type="string" table:number-columns-spanned="2" table:number-rows-spanned="1">
            <text:p>POR13dB</text:p>
          </table:table-cell>
          <table:covered-table-cell/>
          <table:table-cell table:number-columns-repeated="1022"/>
        </table:table-row>
        <table:table-row table:style-name="ro6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48</text:p>
          </table:table-cell>
          <table:table-cell table:style-name="ce31" office:value-type="string" calcext:value-type="string">
            <text:p>0x0F</text:p>
          </table:table-cell>
          <table:table-cell table:style-name="ce33" table:number-columns-repeated="2"/>
          <table:table-cell table:number-columns-repeated="1020"/>
        </table:table-row>
        <table:table-row table:style-name="ro1">
          <table:table-cell table:style-name="ce31" office:value-type="string" calcext:value-type="string">
            <text:p>0x49</text:p>
          </table:table-cell>
          <table:table-cell table:style-name="ce31" office:value-type="string" calcext:value-type="string">
            <text:p>0x08</text:p>
          </table:table-cell>
          <table:table-cell table:style-name="ce33"/>
          <table:table-cell table:number-columns-repeated="1021"/>
        </table:table-row>
        <table:table-row table:style-name="ro2">
          <table:table-cell table:style-name="ce32" office:value-type="string" calcext:value-type="string">
            <text:p>0x4A</text:p>
          </table:table-cell>
          <table:table-cell table:style-name="ce32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4B</text:p>
          </table:table-cell>
          <table:table-cell table:style-name="ce32" office:value-type="string" calcext:value-type="string">
            <text:p>0x09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4C</text:p>
          </table:table-cell>
          <table:table-cell table:style-name="ce32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4D</text:p>
          </table:table-cell>
          <table:table-cell table:style-name="ce32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4E</text:p>
          </table:table-cell>
          <table:table-cell table:style-name="ce32" office:value-type="string" calcext:value-type="string">
            <text:p>0x06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4F</text:p>
          </table:table-cell>
          <table:table-cell table:style-name="ce32" office:value-type="string" calcext:value-type="string">
            <text:p>0x07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0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1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2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3</text:p>
          </table:table-cell>
          <table:table-cell table:style-name="ce32" office:value-type="string" calcext:value-type="string">
            <text:p>0x0E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4</text:p>
          </table:table-cell>
          <table:table-cell table:style-name="ce32" office:value-type="string" calcext:value-type="string">
            <text:p>0x68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5</text:p>
          </table:table-cell>
          <table:table-cell table:style-name="ce32" office:value-type="string" calcext:value-type="string">
            <text:p>0x2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6</text:p>
          </table:table-cell>
          <table:table-cell table:style-name="ce32" office:value-type="string" calcext:value-type="string">
            <text:p>0x08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7</text:p>
          </table:table-cell>
          <table:table-cell table:style-name="ce32" office:value-type="string" calcext:value-type="string">
            <text:p>0x85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8</text:p>
          </table:table-cell>
          <table:table-cell table:style-name="ce32" office:value-type="string" calcext:value-type="string">
            <text:p>0x3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9</text:p>
          </table:table-cell>
          <table:table-cell table:style-name="ce32" office:value-type="string" calcext:value-type="string">
            <text:p>0x09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A</text:p>
          </table:table-cell>
          <table:table-cell table:style-name="ce32" office:value-type="string" calcext:value-type="string">
            <text:p>0x76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B</text:p>
          </table:table-cell>
          <table:table-cell table:style-name="ce32" office:value-type="string" calcext:value-type="string">
            <text:p>0x45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C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D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7E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0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1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2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3</text:p>
          </table:table-cell>
          <table:table-cell table:style-name="ce32" office:value-type="string" calcext:value-type="string">
            <text:p>0x0F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4</text:p>
          </table:table-cell>
          <table:table-cell table:style-name="ce32" office:value-type="string" calcext:value-type="string">
            <text:p>0xDC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5</text:p>
          </table:table-cell>
          <table:table-cell table:style-name="ce32" office:value-type="string" calcext:value-type="string">
            <text:p>0x83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6</text:p>
          </table:table-cell>
          <table:table-cell table:style-name="ce32" office:value-type="string" calcext:value-type="string">
            <text:p>0x0C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7</text:p>
          </table:table-cell>
          <table:table-cell table:style-name="ce32" office:value-type="string" calcext:value-type="string">
            <text:p>0x97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8</text:p>
          </table:table-cell>
          <table:table-cell table:style-name="ce32" office:value-type="string" calcext:value-type="string">
            <text:p>0x41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9</text:p>
          </table:table-cell>
          <table:table-cell table:style-name="ce32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A</text:p>
          </table:table-cell>
          <table:table-cell table:style-name="ce32" office:value-type="string" calcext:value-type="string">
            <text:p>0x44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8B</text:p>
          </table:table-cell>
          <table:table-cell table:style-name="ce32" office:value-type="string" calcext:value-type="string">
            <text:p>0x12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0</text:p>
          </table:table-cell>
          <table:table-cell table:style-name="ce32" office:value-type="string" calcext:value-type="string">
            <text:p>0x11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1</text:p>
          </table:table-cell>
          <table:table-cell table:style-name="ce32" office:value-type="string" calcext:value-type="string">
            <text:p>0x11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2</text:p>
          </table:table-cell>
          <table:table-cell table:style-name="ce32" office:value-type="string" calcext:value-type="string">
            <text:p>0x1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3</text:p>
          </table:table-cell>
          <table:table-cell table:style-name="ce32" office:value-type="string" calcext:value-type="string">
            <text:p>0xE7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4</text:p>
          </table:table-cell>
          <table:table-cell table:style-name="ce32" office:value-type="string" calcext:value-type="string">
            <text:p>0x65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5</text:p>
          </table:table-cell>
          <table:table-cell table:style-name="ce32" office:value-type="string" calcext:value-type="string">
            <text:p>0x3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6</text:p>
          </table:table-cell>
          <table:table-cell table:style-name="ce32" office:value-type="string" calcext:value-type="string">
            <text:p>0x84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7</text:p>
          </table:table-cell>
          <table:table-cell table:style-name="ce32" office:value-type="string" calcext:value-type="string">
            <text:p>0x32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8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9</text:p>
          </table:table-cell>
          <table:table-cell table:style-name="ce32" office:value-type="string" calcext:value-type="string">
            <text:p>0x55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A</text:p>
          </table:table-cell>
          <table:table-cell table:style-name="ce32" office:value-type="string" calcext:value-type="string">
            <text:p>0x55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9B</text:p>
          </table:table-cell>
          <table:table-cell table:style-name="ce32" office:value-type="string" calcext:value-type="string">
            <text:p>0x3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A0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A1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A2</text:p>
          </table:table-cell>
          <table:table-cell table:style-name="ce32" office:value-type="string" calcext:value-type="string">
            <text:p>0x0A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A3</text:p>
          </table:table-cell>
          <table:table-cell table:style-name="ce32" office:value-type="string" calcext:value-type="string">
            <text:p>0x6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A4</text:p>
          </table:table-cell>
          <table:table-cell table:style-name="ce32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A5</text:p>
          </table:table-cell>
          <table:table-cell table:style-name="ce32" office:value-type="string" calcext:value-type="string">
            <text:p>0x4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A6</text:p>
          </table:table-cell>
          <table:table-cell table:style-name="ce32" office:value-type="string" calcext:value-type="string">
            <text:p>0x08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A7</text:p>
          </table:table-cell>
          <table:table-cell table:style-name="ce32" office:value-type="string" calcext:value-type="string">
            <text:p>0x2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B0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B1</text:p>
          </table:table-cell>
          <table:table-cell table:style-name="ce32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B2</text:p>
          </table:table-cell>
          <table:table-cell table:style-name="ce32" office:value-type="string" calcext:value-type="string">
            <text:p>0x0A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B3</text:p>
          </table:table-cell>
          <table:table-cell table:style-name="ce32" office:value-type="string" calcext:value-type="string">
            <text:p>0x6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B4</text:p>
          </table:table-cell>
          <table:table-cell table:style-name="ce32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B5</text:p>
          </table:table-cell>
          <table:table-cell table:style-name="ce32" office:value-type="string" calcext:value-type="string">
            <text:p>0x80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B6</text:p>
          </table:table-cell>
          <table:table-cell table:style-name="ce32" office:value-type="string" calcext:value-type="string">
            <text:p>0x08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0xB7</text:p>
          </table:table-cell>
          <table:table-cell table:style-name="ce32" office:value-type="string" calcext:value-type="string">
            <text:p>0x20</text:p>
          </table:table-cell>
          <table:table-cell table:number-columns-repeated="1022"/>
        </table:table-row>
        <table:table-row table:style-name="ro4" table:number-rows-repeated="7">
          <table:table-cell table:style-name="ce9" table:number-columns-repeated="2"/>
          <table:table-cell table:number-columns-repeated="1022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R15dB" table:style-name="ta3">
        <table:table-column table:style-name="co14" table:number-columns-repeated="2" table:default-cell-style-name="ce2"/>
        <table:table-column table:style-name="co15" table:number-columns-repeated="9" table:default-cell-style-name="ce2"/>
        <table:table-column table:style-name="co5" table:number-columns-repeated="1013" table:default-cell-style-name="ce2"/>
        <table:table-row table:style-name="ro5">
          <table:table-cell table:style-name="ce1" office:value-type="string" calcext:value-type="string" table:number-columns-spanned="2" table:number-rows-spanned="1">
            <text:p>POR15dBV1.1</text:p>
          </table:table-cell>
          <table:covered-table-cell/>
          <table:table-cell table:number-columns-repeated="1022"/>
        </table:table-row>
        <table:table-row table:style-name="ro6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48</text:p>
          </table:table-cell>
          <table:table-cell table:style-name="ce31" office:value-type="string" calcext:value-type="string">
            <text:p>0x0F</text:p>
          </table:table-cell>
          <table:table-cell table:style-name="ce33" table:number-columns-repeated="2"/>
          <table:table-cell table:number-columns-repeated="1020"/>
        </table:table-row>
        <table:table-row table:style-name="ro1">
          <table:table-cell table:style-name="ce31" office:value-type="string" calcext:value-type="string">
            <text:p>0x49</text:p>
          </table:table-cell>
          <table:table-cell table:style-name="ce31" office:value-type="string" calcext:value-type="string">
            <text:p>0x08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A</text:p>
          </table:table-cell>
          <table:table-cell table:style-name="ce32" office:value-type="string" calcext:value-type="string">
            <text:p>0x03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B</text:p>
          </table:table-cell>
          <table:table-cell table:style-name="ce32" office:value-type="string" calcext:value-type="string">
            <text:p>0x09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C</text:p>
          </table:table-cell>
          <table:table-cell table:style-name="ce32" office:value-type="string" calcext:value-type="string">
            <text:p>0x05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D</text:p>
          </table:table-cell>
          <table:table-cell table:style-name="ce32" office:value-type="string" calcext:value-type="string">
            <text:p>0x04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E</text:p>
          </table:table-cell>
          <table:table-cell table:style-name="ce32" office:value-type="string" calcext:value-type="string">
            <text:p>0x06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F</text:p>
          </table:table-cell>
          <table:table-cell table:style-name="ce32" office:value-type="string" calcext:value-type="string">
            <text:p>0x07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0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1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2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3</text:p>
          </table:table-cell>
          <table:table-cell table:style-name="ce32" office:value-type="string" calcext:value-type="string">
            <text:p>0x0E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4</text:p>
          </table:table-cell>
          <table:table-cell table:style-name="ce32" office:value-type="string" calcext:value-type="string">
            <text:p>0x68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5</text:p>
          </table:table-cell>
          <table:table-cell table:style-name="ce32" office:value-type="string" calcext:value-type="string">
            <text:p>0x2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6</text:p>
          </table:table-cell>
          <table:table-cell table:style-name="ce32" office:value-type="string" calcext:value-type="string">
            <text:p>0x08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7</text:p>
          </table:table-cell>
          <table:table-cell table:style-name="ce32" office:value-type="string" calcext:value-type="string">
            <text:p>0x85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8</text:p>
          </table:table-cell>
          <table:table-cell table:style-name="ce32" office:value-type="string" calcext:value-type="string">
            <text:p>0x3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9</text:p>
          </table:table-cell>
          <table:table-cell table:style-name="ce32" office:value-type="string" calcext:value-type="string">
            <text:p>0x09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A</text:p>
          </table:table-cell>
          <table:table-cell table:style-name="ce32" office:value-type="string" calcext:value-type="string">
            <text:p>0x76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B</text:p>
          </table:table-cell>
          <table:table-cell table:style-name="ce32" office:value-type="string" calcext:value-type="string">
            <text:p>0x45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C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D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E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0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1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2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3</text:p>
          </table:table-cell>
          <table:table-cell table:style-name="ce32" office:value-type="string" calcext:value-type="string">
            <text:p>0x0F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4</text:p>
          </table:table-cell>
          <table:table-cell table:style-name="ce32" office:value-type="string" calcext:value-type="string">
            <text:p>0xDC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5</text:p>
          </table:table-cell>
          <table:table-cell table:style-name="ce32" office:value-type="string" calcext:value-type="string">
            <text:p>0x83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6</text:p>
          </table:table-cell>
          <table:table-cell table:style-name="ce32" office:value-type="string" calcext:value-type="string">
            <text:p>0x0C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7</text:p>
          </table:table-cell>
          <table:table-cell table:style-name="ce32" office:value-type="string" calcext:value-type="string">
            <text:p>0x97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8</text:p>
          </table:table-cell>
          <table:table-cell table:style-name="ce32" office:value-type="string" calcext:value-type="string">
            <text:p>0x41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9</text:p>
          </table:table-cell>
          <table:table-cell table:style-name="ce32" office:value-type="string" calcext:value-type="string">
            <text:p>0x04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A</text:p>
          </table:table-cell>
          <table:table-cell table:style-name="ce32" office:value-type="string" calcext:value-type="string">
            <text:p>0x44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B</text:p>
          </table:table-cell>
          <table:table-cell table:style-name="ce32" office:value-type="string" calcext:value-type="string">
            <text:p>0x12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0</text:p>
          </table:table-cell>
          <table:table-cell table:style-name="ce32" office:value-type="string" calcext:value-type="string">
            <text:p>0x11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1</text:p>
          </table:table-cell>
          <table:table-cell table:style-name="ce32" office:value-type="string" calcext:value-type="string">
            <text:p>0x11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2</text:p>
          </table:table-cell>
          <table:table-cell table:style-name="ce32" office:value-type="string" calcext:value-type="string">
            <text:p>0x1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3</text:p>
          </table:table-cell>
          <table:table-cell table:style-name="ce32" office:value-type="string" calcext:value-type="string">
            <text:p>0xE7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4</text:p>
          </table:table-cell>
          <table:table-cell table:style-name="ce32" office:value-type="string" calcext:value-type="string">
            <text:p>0x65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5</text:p>
          </table:table-cell>
          <table:table-cell table:style-name="ce32" office:value-type="string" calcext:value-type="string">
            <text:p>0x3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6</text:p>
          </table:table-cell>
          <table:table-cell table:style-name="ce32" office:value-type="string" calcext:value-type="string">
            <text:p>0x84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7</text:p>
          </table:table-cell>
          <table:table-cell table:style-name="ce32" office:value-type="string" calcext:value-type="string">
            <text:p>0x32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8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9</text:p>
          </table:table-cell>
          <table:table-cell table:style-name="ce32" office:value-type="string" calcext:value-type="string">
            <text:p>0x55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A</text:p>
          </table:table-cell>
          <table:table-cell table:style-name="ce32" office:value-type="string" calcext:value-type="string">
            <text:p>0x55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B</text:p>
          </table:table-cell>
          <table:table-cell table:style-name="ce32" office:value-type="string" calcext:value-type="string">
            <text:p>0x30</text:p>
          </table:table-cell>
          <table:table-cell table:style-name="ce33" table:number-columns-repeated="2"/>
          <table:table-cell table:number-columns-repeated="6"/>
          <table:table-cell table:style-name="ce9"/>
          <table:table-cell table:number-columns-repeated="1013"/>
        </table:table-row>
        <table:table-row table:style-name="ro2">
          <table:table-cell table:style-name="ce32" office:value-type="string" calcext:value-type="string">
            <text:p>0xA0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1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2</text:p>
          </table:table-cell>
          <table:table-cell table:style-name="ce32" office:value-type="string" calcext:value-type="string">
            <text:p>0x0A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3</text:p>
          </table:table-cell>
          <table:table-cell table:style-name="ce32" office:value-type="string" calcext:value-type="string">
            <text:p>0x6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4</text:p>
          </table:table-cell>
          <table:table-cell table:style-name="ce32" office:value-type="string" calcext:value-type="string">
            <text:p>0x05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5</text:p>
          </table:table-cell>
          <table:table-cell table:style-name="ce32" office:value-type="string" calcext:value-type="string">
            <text:p>0x4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6</text:p>
          </table:table-cell>
          <table:table-cell table:style-name="ce32" office:value-type="string" calcext:value-type="string">
            <text:p>0x08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7</text:p>
          </table:table-cell>
          <table:table-cell table:style-name="ce32" office:value-type="string" calcext:value-type="string">
            <text:p>0x2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0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1</text:p>
          </table:table-cell>
          <table:table-cell table:style-name="ce32" office:value-type="string" calcext:value-type="string">
            <text:p>0x0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2</text:p>
          </table:table-cell>
          <table:table-cell table:style-name="ce32" office:value-type="string" calcext:value-type="string">
            <text:p>0x0A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3</text:p>
          </table:table-cell>
          <table:table-cell table:style-name="ce32" office:value-type="string" calcext:value-type="string">
            <text:p>0x6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4</text:p>
          </table:table-cell>
          <table:table-cell table:style-name="ce32" office:value-type="string" calcext:value-type="string">
            <text:p>0x05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5</text:p>
          </table:table-cell>
          <table:table-cell table:style-name="ce32" office:value-type="string" calcext:value-type="string">
            <text:p>0x80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6</text:p>
          </table:table-cell>
          <table:table-cell table:style-name="ce32" office:value-type="string" calcext:value-type="string">
            <text:p>0x08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7</text:p>
          </table:table-cell>
          <table:table-cell table:style-name="ce32" office:value-type="string" calcext:value-type="string">
            <text:p>0x20</text:p>
          </table:table-cell>
          <table:table-cell table:style-name="ce33" table:number-columns-repeated="2"/>
          <table:table-cell table:number-columns-repeated="1020"/>
        </table:table-row>
        <table:table-row table:style-name="ro4" table:number-rows-repeated="9">
          <table:table-cell table:style-name="ce34" table:number-columns-repeated="2"/>
          <table:table-cell table:number-columns-repeated="1022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ad_POR15dB" table:style-name="ta3">
        <table:table-column table:style-name="co14" table:number-columns-repeated="2" table:default-cell-style-name="ce2"/>
        <table:table-column table:style-name="co15" table:number-columns-repeated="9" table:default-cell-style-name="ce2"/>
        <table:table-column table:style-name="co5" table:number-columns-repeated="1013" table:default-cell-style-name="ce2"/>
        <table:table-row table:style-name="ro5">
          <table:table-cell table:style-name="ce1" office:value-type="string" calcext:value-type="string" table:number-columns-spanned="2" table:number-rows-spanned="1">
            <text:p>POR15dBV1.1</text:p>
          </table:table-cell>
          <table:covered-table-cell/>
          <table:table-cell table:number-columns-repeated="1022"/>
        </table:table-row>
        <table:table-row table:style-name="ro6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48</text:p>
          </table:table-cell>
          <table:table-cell table:style-name="ce31" office:value-type="string" calcext:value-type="string">
            <text:p>0x0F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31" office:value-type="string" calcext:value-type="string">
            <text:p>0x49</text:p>
          </table:table-cell>
          <table:table-cell table:style-name="ce31" office:value-type="string" calcext:value-type="string">
            <text:p>0x0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A</text:p>
          </table:table-cell>
          <table:table-cell table:style-name="ce32" office:value-type="string" calcext:value-type="string">
            <text:p>0x03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B</text:p>
          </table:table-cell>
          <table:table-cell table:style-name="ce32" office:value-type="string" calcext:value-type="string">
            <text:p>0x09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C</text:p>
          </table:table-cell>
          <table:table-cell table:style-name="ce32" office:value-type="string" calcext:value-type="string">
            <text:p>0x0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D</text:p>
          </table:table-cell>
          <table:table-cell table:style-name="ce32" office:value-type="string" calcext:value-type="string">
            <text:p>0x04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E</text:p>
          </table:table-cell>
          <table:table-cell table:style-name="ce32" office:value-type="string" calcext:value-type="string">
            <text:p>0x06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4F</text:p>
          </table:table-cell>
          <table:table-cell table:style-name="ce32" office:value-type="string" calcext:value-type="string">
            <text:p>0x07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0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1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2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3</text:p>
          </table:table-cell>
          <table:table-cell table:style-name="ce32" office:value-type="string" calcext:value-type="string">
            <text:p>0x0E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4</text:p>
          </table:table-cell>
          <table:table-cell table:style-name="ce32" office:value-type="string" calcext:value-type="string">
            <text:p>0x6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5</text:p>
          </table:table-cell>
          <table:table-cell table:style-name="ce32" office:value-type="string" calcext:value-type="string">
            <text:p>0x2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6</text:p>
          </table:table-cell>
          <table:table-cell table:style-name="ce32" office:value-type="string" calcext:value-type="string">
            <text:p>0x0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7</text:p>
          </table:table-cell>
          <table:table-cell table:style-name="ce32" office:value-type="string" calcext:value-type="string">
            <text:p>0x8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8</text:p>
          </table:table-cell>
          <table:table-cell table:style-name="ce32" office:value-type="string" calcext:value-type="string">
            <text:p>0x3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9</text:p>
          </table:table-cell>
          <table:table-cell table:style-name="ce32" office:value-type="string" calcext:value-type="string">
            <text:p>0x09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A</text:p>
          </table:table-cell>
          <table:table-cell table:style-name="ce32" office:value-type="string" calcext:value-type="string">
            <text:p>0x76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B</text:p>
          </table:table-cell>
          <table:table-cell table:style-name="ce32" office:value-type="string" calcext:value-type="string">
            <text:p>0x4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C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D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7E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0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1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2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3</text:p>
          </table:table-cell>
          <table:table-cell table:style-name="ce32" office:value-type="string" calcext:value-type="string">
            <text:p>0x0F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4</text:p>
          </table:table-cell>
          <table:table-cell table:style-name="ce32" office:value-type="string" calcext:value-type="string">
            <text:p>0xDC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5</text:p>
          </table:table-cell>
          <table:table-cell table:style-name="ce32" office:value-type="string" calcext:value-type="string">
            <text:p>0x83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6</text:p>
          </table:table-cell>
          <table:table-cell table:style-name="ce32" office:value-type="string" calcext:value-type="string">
            <text:p>0x0C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7</text:p>
          </table:table-cell>
          <table:table-cell table:style-name="ce32" office:value-type="string" calcext:value-type="string">
            <text:p>0x97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8</text:p>
          </table:table-cell>
          <table:table-cell table:style-name="ce32" office:value-type="string" calcext:value-type="string">
            <text:p>0x41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9</text:p>
          </table:table-cell>
          <table:table-cell table:style-name="ce32" office:value-type="string" calcext:value-type="string">
            <text:p>0x04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A</text:p>
          </table:table-cell>
          <table:table-cell table:style-name="ce32" office:value-type="string" calcext:value-type="string">
            <text:p>0x44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8B</text:p>
          </table:table-cell>
          <table:table-cell table:style-name="ce32" office:value-type="string" calcext:value-type="string">
            <text:p>0x12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0</text:p>
          </table:table-cell>
          <table:table-cell table:style-name="ce32" office:value-type="string" calcext:value-type="string">
            <text:p>0x11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1</text:p>
          </table:table-cell>
          <table:table-cell table:style-name="ce32" office:value-type="string" calcext:value-type="string">
            <text:p>0x11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2</text:p>
          </table:table-cell>
          <table:table-cell table:style-name="ce32" office:value-type="string" calcext:value-type="string">
            <text:p>0x1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3</text:p>
          </table:table-cell>
          <table:table-cell table:style-name="ce32" office:value-type="string" calcext:value-type="string">
            <text:p>0xE7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4</text:p>
          </table:table-cell>
          <table:table-cell table:style-name="ce32" office:value-type="string" calcext:value-type="string">
            <text:p>0x6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5</text:p>
          </table:table-cell>
          <table:table-cell table:style-name="ce32" office:value-type="string" calcext:value-type="string">
            <text:p>0x3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6</text:p>
          </table:table-cell>
          <table:table-cell table:style-name="ce32" office:value-type="string" calcext:value-type="string">
            <text:p>0x84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7</text:p>
          </table:table-cell>
          <table:table-cell table:style-name="ce32" office:value-type="string" calcext:value-type="string">
            <text:p>0x32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8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9</text:p>
          </table:table-cell>
          <table:table-cell table:style-name="ce32" office:value-type="string" calcext:value-type="string">
            <text:p>0x5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A</text:p>
          </table:table-cell>
          <table:table-cell table:style-name="ce32" office:value-type="string" calcext:value-type="string">
            <text:p>0x5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9B</text:p>
          </table:table-cell>
          <table:table-cell table:style-name="ce32" office:value-type="string" calcext:value-type="string">
            <text:p>0x30</text:p>
          </table:table-cell>
          <table:table-cell table:style-name="Default" table:number-columns-repeated="2"/>
          <table:table-cell table:number-columns-repeated="6"/>
          <table:table-cell table:style-name="ce9"/>
          <table:table-cell table:number-columns-repeated="1013"/>
        </table:table-row>
        <table:table-row table:style-name="ro2">
          <table:table-cell table:style-name="ce32" office:value-type="string" calcext:value-type="string">
            <text:p>0xA0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1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2</text:p>
          </table:table-cell>
          <table:table-cell table:style-name="ce32" office:value-type="string" calcext:value-type="string">
            <text:p>0x0A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3</text:p>
          </table:table-cell>
          <table:table-cell table:style-name="ce32" office:value-type="string" calcext:value-type="string">
            <text:p>0x6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4</text:p>
          </table:table-cell>
          <table:table-cell table:style-name="ce32" office:value-type="string" calcext:value-type="string">
            <text:p>0x0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5</text:p>
          </table:table-cell>
          <table:table-cell table:style-name="ce32" office:value-type="string" calcext:value-type="string">
            <text:p>0x4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6</text:p>
          </table:table-cell>
          <table:table-cell table:style-name="ce32" office:value-type="string" calcext:value-type="string">
            <text:p>0x08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A7</text:p>
          </table:table-cell>
          <table:table-cell table:style-name="ce32" office:value-type="string" calcext:value-type="string">
            <text:p>0x2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0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1</text:p>
          </table:table-cell>
          <table:table-cell table:style-name="ce32" office:value-type="string" calcext:value-type="string">
            <text:p>0x0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2</text:p>
          </table:table-cell>
          <table:table-cell table:style-name="ce32" office:value-type="string" calcext:value-type="string">
            <text:p>0x0A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3</text:p>
          </table:table-cell>
          <table:table-cell table:style-name="ce32" office:value-type="string" calcext:value-type="string">
            <text:p>0x6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4</text:p>
          </table:table-cell>
          <table:table-cell table:style-name="ce32" office:value-type="string" calcext:value-type="string">
            <text:p>0x05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5</text:p>
          </table:table-cell>
          <table:table-cell table:style-name="ce32" office:value-type="string" calcext:value-type="string">
            <text:p>0x80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2" office:value-type="string" calcext:value-type="string">
            <text:p>0xB6</text:p>
          </table:table-cell>
          <table:table-cell table:style-name="ce32" office:value-type="string" calcext:value-type="string">
            <text:p>0x08</text:p>
          </table:table-cell>
          <table:table-cell table:style-name="Default"/>
          <table:table-cell table:style-name="ce33"/>
          <table:table-cell table:number-columns-repeated="1020"/>
        </table:table-row>
        <table:table-row table:style-name="ro2">
          <table:table-cell table:style-name="ce32" office:value-type="string" calcext:value-type="string">
            <text:p>0xB7</text:p>
          </table:table-cell>
          <table:table-cell table:style-name="ce32" office:value-type="string" calcext:value-type="string">
            <text:p>0x20</text:p>
          </table:table-cell>
          <table:table-cell table:style-name="Default"/>
          <table:table-cell table:style-name="ce33"/>
          <table:table-cell table:number-columns-repeated="1020"/>
        </table:table-row>
        <table:table-row table:style-name="ro4" table:number-rows-repeated="7">
          <table:table-cell table:style-name="ce9" table:number-columns-repeated="2"/>
          <table:table-cell table:number-columns-repeated="1022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R18dB" table:style-name="ta3">
        <table:table-column table:style-name="co14" table:number-columns-repeated="2" table:default-cell-style-name="ce2"/>
        <table:table-column table:style-name="co15" table:number-columns-repeated="2" table:default-cell-style-name="ce2"/>
        <table:table-column table:style-name="co5" table:number-columns-repeated="1020" table:default-cell-style-name="ce2"/>
        <table:table-row table:style-name="ro5">
          <table:table-cell table:style-name="ce1" office:value-type="string" calcext:value-type="string" table:number-columns-spanned="2" table:number-rows-spanned="1">
            <text:p>POR18dB</text:p>
          </table:table-cell>
          <table:covered-table-cell/>
          <table:table-cell table:number-columns-repeated="1022"/>
        </table:table-row>
        <table:table-row table:style-name="ro6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48</text:p>
          </table:table-cell>
          <table:table-cell table:style-name="ce31" office:value-type="string" calcext:value-type="string">
            <text:p>0x0F</text:p>
          </table:table-cell>
          <table:table-cell table:style-name="ce33" table:number-columns-repeated="2"/>
          <table:table-cell table:number-columns-repeated="1020"/>
        </table:table-row>
        <table:table-row table:style-name="ro1">
          <table:table-cell table:style-name="ce31" office:value-type="string" calcext:value-type="string">
            <text:p>0x49</text:p>
          </table:table-cell>
          <table:table-cell table:style-name="ce31" office:value-type="string" calcext:value-type="string">
            <text:p>0x08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31" office:value-type="string" calcext:value-type="string">
            <text:p>0x4A</text:p>
          </table:table-cell>
          <table:table-cell table:style-name="ce31" office:value-type="string" calcext:value-type="string">
            <text:p>0x05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4B</text:p>
          </table:table-cell>
          <table:table-cell table:style-name="ce31" office:value-type="string" calcext:value-type="string">
            <text:p>0x0D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4C</text:p>
          </table:table-cell>
          <table:table-cell table:style-name="ce31" office:value-type="string" calcext:value-type="string">
            <text:p>0x09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4D</text:p>
          </table:table-cell>
          <table:table-cell table:style-name="ce31" office:value-type="string" calcext:value-type="string">
            <text:p>0x07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4E</text:p>
          </table:table-cell>
          <table:table-cell table:style-name="ce31" office:value-type="string" calcext:value-type="string">
            <text:p>0x0A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4F</text:p>
          </table:table-cell>
          <table:table-cell table:style-name="ce31" office:value-type="string" calcext:value-type="string">
            <text:p>0x0B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0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1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2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3</text:p>
          </table:table-cell>
          <table:table-cell table:style-name="ce31" office:value-type="string" calcext:value-type="string">
            <text:p>0x07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4</text:p>
          </table:table-cell>
          <table:table-cell table:style-name="ce31" office:value-type="string" calcext:value-type="string">
            <text:p>0x24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5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6</text:p>
          </table:table-cell>
          <table:table-cell table:style-name="ce31" office:value-type="string" calcext:value-type="string">
            <text:p>0x0A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7</text:p>
          </table:table-cell>
          <table:table-cell table:style-name="ce31" office:value-type="string" calcext:value-type="string">
            <text:p>0xA6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8</text:p>
          </table:table-cell>
          <table:table-cell table:style-name="ce31" office:value-type="string" calcext:value-type="string">
            <text:p>0x5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9</text:p>
          </table:table-cell>
          <table:table-cell table:style-name="ce31" office:value-type="string" calcext:value-type="string">
            <text:p>0x01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A</text:p>
          </table:table-cell>
          <table:table-cell table:style-name="ce31" office:value-type="string" calcext:value-type="string">
            <text:p>0x1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B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C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D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7E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0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1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2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3</text:p>
          </table:table-cell>
          <table:table-cell table:style-name="ce31" office:value-type="string" calcext:value-type="string">
            <text:p>0x0C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4</text:p>
          </table:table-cell>
          <table:table-cell table:style-name="ce31" office:value-type="string" calcext:value-type="string">
            <text:p>0xB9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5</text:p>
          </table:table-cell>
          <table:table-cell table:style-name="ce31" office:value-type="string" calcext:value-type="string">
            <text:p>0x7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6</text:p>
          </table:table-cell>
          <table:table-cell table:style-name="ce31" office:value-type="string" calcext:value-type="string">
            <text:p>0x0B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7</text:p>
          </table:table-cell>
          <table:table-cell table:style-name="ce31" office:value-type="string" calcext:value-type="string">
            <text:p>0xB9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8</text:p>
          </table:table-cell>
          <table:table-cell table:style-name="ce31" office:value-type="string" calcext:value-type="string">
            <text:p>0x42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9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A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8B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0</text:p>
          </table:table-cell>
          <table:table-cell table:style-name="ce31" office:value-type="string" calcext:value-type="string">
            <text:p>0x11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1</text:p>
          </table:table-cell>
          <table:table-cell table:style-name="ce31" office:value-type="string" calcext:value-type="string">
            <text:p>0x11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2</text:p>
          </table:table-cell>
          <table:table-cell table:style-name="ce31" office:value-type="string" calcext:value-type="string">
            <text:p>0x1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3</text:p>
          </table:table-cell>
          <table:table-cell table:style-name="ce31" office:value-type="string" calcext:value-type="string">
            <text:p>0xD6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4</text:p>
          </table:table-cell>
          <table:table-cell table:style-name="ce31" office:value-type="string" calcext:value-type="string">
            <text:p>0x54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5</text:p>
          </table:table-cell>
          <table:table-cell table:style-name="ce31" office:value-type="string" calcext:value-type="string">
            <text:p>0x3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6</text:p>
          </table:table-cell>
          <table:table-cell table:style-name="ce31" office:value-type="string" calcext:value-type="string">
            <text:p>0xC5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7</text:p>
          </table:table-cell>
          <table:table-cell table:style-name="ce31" office:value-type="string" calcext:value-type="string">
            <text:p>0x43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8</text:p>
          </table:table-cell>
          <table:table-cell table:style-name="ce31" office:value-type="string" calcext:value-type="string">
            <text:p>0x3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9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A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9B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A0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A1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A2</text:p>
          </table:table-cell>
          <table:table-cell table:style-name="ce31" office:value-type="string" calcext:value-type="string">
            <text:p>0x0A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A3</text:p>
          </table:table-cell>
          <table:table-cell table:style-name="ce31" office:value-type="string" calcext:value-type="string">
            <text:p>0x6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A4</text:p>
          </table:table-cell>
          <table:table-cell table:style-name="ce31" office:value-type="string" calcext:value-type="string">
            <text:p>0x0F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A5</text:p>
          </table:table-cell>
          <table:table-cell table:style-name="ce31" office:value-type="string" calcext:value-type="string">
            <text:p>0x8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A6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A7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B0</text:p>
          </table:table-cell>
          <table:table-cell table:style-name="ce31" office:value-type="string" calcext:value-type="string">
            <text:p>0x01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B1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B2</text:p>
          </table:table-cell>
          <table:table-cell table:style-name="ce31" office:value-type="string" calcext:value-type="string">
            <text:p>0x0A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B3</text:p>
          </table:table-cell>
          <table:table-cell table:style-name="ce31" office:value-type="string" calcext:value-type="string">
            <text:p>0x6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B4</text:p>
          </table:table-cell>
          <table:table-cell table:style-name="ce31" office:value-type="string" calcext:value-type="string">
            <text:p>0x05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B5</text:p>
          </table:table-cell>
          <table:table-cell table:style-name="ce31" office:value-type="string" calcext:value-type="string">
            <text:p>0x8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B6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0xB7</text:p>
          </table:table-cell>
          <table:table-cell table:style-name="ce31" office:value-type="string" calcext:value-type="string">
            <text:p>0x00</text:p>
          </table:table-cell>
          <table:table-cell table:number-columns-repeated="1022"/>
        </table:table-row>
        <table:table-row table:style-name="ro4" table:number-rows-repeated="7">
          <table:table-cell table:style-name="ce9" table:number-columns-repeated="2"/>
          <table:table-cell table:number-columns-repeated="1022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mon_REG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7">
          <table:table-cell office:value-type="string" calcext:value-type="string">
            <text:p>Testsuite</text:p>
          </table:table-cell>
          <table:table-cell office:value-type="string" calcext:value-type="string">
            <text:p>TestType</text:p>
          </table:table-cell>
          <table:table-cell office:value-type="string" calcext:value-type="string">
            <text:p>Register</text:p>
          </table:table-cell>
        </table:table-row>
        <table:table-row table:style-name="ro2">
          <table:table-cell office:value-type="string" calcext:value-type="string">
            <text:p>LB1_IN1_LB_OUT_B5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1_0x8D;0x02_0x0D;0x03_0x30;0x04_0x04;0x1C_0x04</text:p>
          </table:table-cell>
        </table:table-row>
        <table:table-row table:style-name="ro2">
          <table:table-cell office:value-type="string" calcext:value-type="string">
            <text:p>LB1_IN1_LB_OUT_B5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30;0x04_0x04;0x1C_0x04</text:p>
          </table:table-cell>
        </table:table-row>
        <table:table-row table:style-name="ro2">
          <table:table-cell office:value-type="string" calcext:value-type="string">
            <text:p>LB1_IN1_LB_OUT_B5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1_0x8D;0x02_0x0D;0x03_0x30;0x04_0x04;0x1C_0x04</text:p>
          </table:table-cell>
        </table:table-row>
        <table:table-row table:style-name="ro2">
          <table:table-cell office:value-type="string" calcext:value-type="string">
            <text:p>LB1_IN1_LB_OUT_B5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30;0x04_0x04;0x1C_0x04</text:p>
          </table:table-cell>
        </table:table-row>
        <table:table-row table:style-name="ro2">
          <table:table-cell office:value-type="string" calcext:value-type="string">
            <text:p>LB1_IN1_LB_OUT_B5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30;0x04_0x04;0x1C_0x04</text:p>
          </table:table-cell>
        </table:table-row>
        <table:table-row table:style-name="ro2">
          <table:table-cell office:value-type="string" calcext:value-type="string">
            <text:p>LB1_IN1_LB_OUT_B5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1_0x8F;0x02_0x0D;0x03_0x30;0x04_0x04;0x1C_0x04</text:p>
          </table:table-cell>
        </table:table-row>
        <table:table-row table:style-name="ro2">
          <table:table-cell office:value-type="string" calcext:value-type="string">
            <text:p>LB1_IN1_LB_OUT_B5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30;0x04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B1_IN2_LB_OUT_B28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1_0x8D;0x02_0x0D;0x03_0x48;0x04_0x04;0x1C_0x04</text:p>
          </table:table-cell>
        </table:table-row>
        <table:table-row table:style-name="ro2">
          <table:table-cell office:value-type="string" calcext:value-type="string">
            <text:p>LB1_IN2_LB_OUT_B28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48;0x04_0x04;0x1C_0x04</text:p>
          </table:table-cell>
        </table:table-row>
        <table:table-row table:style-name="ro2">
          <table:table-cell office:value-type="string" calcext:value-type="string">
            <text:p>LB1_IN2_LB_OUT_B28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1_0x8D;0x02_0x0D;0x03_0x48;0x04_0x04;0x1C_0x04</text:p>
          </table:table-cell>
        </table:table-row>
        <table:table-row table:style-name="ro2">
          <table:table-cell office:value-type="string" calcext:value-type="string">
            <text:p>LB1_IN2_LB_OUT_B28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48;0x04_0x04;0x1C_0x04</text:p>
          </table:table-cell>
        </table:table-row>
        <table:table-row table:style-name="ro2">
          <table:table-cell office:value-type="string" calcext:value-type="string">
            <text:p>LB1_IN2_LB_OUT_B28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48;0x04_0x04;0x1C_0x04</text:p>
          </table:table-cell>
        </table:table-row>
        <table:table-row table:style-name="ro2">
          <table:table-cell office:value-type="string" calcext:value-type="string">
            <text:p>LB1_IN2_LB_OUT_B28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1_0x8F;0x02_0x0D;0x03_0x48;0x04_0x04;0x1C_0x04</text:p>
          </table:table-cell>
        </table:table-row>
        <table:table-row table:style-name="ro2">
          <table:table-cell office:value-type="string" calcext:value-type="string">
            <text:p>LB1_IN2_LB_OUT_B28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48;0x04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B1_IN3_LB_OUT_B8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1_0x8D;0x02_0x0D;0x03_0x74;0x04_0x04;0x1C_0x04</text:p>
          </table:table-cell>
        </table:table-row>
        <table:table-row table:style-name="ro2">
          <table:table-cell office:value-type="string" calcext:value-type="string">
            <text:p>LB1_IN3_LB_OUT_B8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74;0x04_0x04;0x1C_0x04</text:p>
          </table:table-cell>
        </table:table-row>
        <table:table-row table:style-name="ro2">
          <table:table-cell office:value-type="string" calcext:value-type="string">
            <text:p>LB1_IN3_LB_OUT_B8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1_0x8D;0x02_0x0D;0x03_0x74;0x04_0x04;0x1C_0x04</text:p>
          </table:table-cell>
        </table:table-row>
        <table:table-row table:style-name="ro2">
          <table:table-cell office:value-type="string" calcext:value-type="string">
            <text:p>LB1_IN3_LB_OUT_B8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74;0x04_0x04;0x1C_0x04</text:p>
          </table:table-cell>
        </table:table-row>
        <table:table-row table:style-name="ro2">
          <table:table-cell office:value-type="string" calcext:value-type="string">
            <text:p>LB1_IN3_LB_OUT_B8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74;0x04_0x04;0x1C_0x04</text:p>
          </table:table-cell>
        </table:table-row>
        <table:table-row table:style-name="ro2">
          <table:table-cell office:value-type="string" calcext:value-type="string">
            <text:p>LB1_IN3_LB_OUT_B8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1_0x8F;0x02_0x0D;0x03_0x74;0x04_0x04;0x1C_0x04</text:p>
          </table:table-cell>
        </table:table-row>
        <table:table-row table:style-name="ro2">
          <table:table-cell office:value-type="string" calcext:value-type="string">
            <text:p>LB1_IN3_LB_OUT_B8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74;0x04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B1_IN4_LB_OUT_B13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1_0x8D;0x02_0x0D;0x03_0x84;0x04_0x04;0x1C_0x04</text:p>
          </table:table-cell>
        </table:table-row>
        <table:table-row table:style-name="ro2">
          <table:table-cell office:value-type="string" calcext:value-type="string">
            <text:p>LB1_IN4_LB_OUT_B13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84;0x04_0x04;0x1C_0x04</text:p>
          </table:table-cell>
        </table:table-row>
        <table:table-row table:style-name="ro2">
          <table:table-cell office:value-type="string" calcext:value-type="string">
            <text:p>LB1_IN4_LB_OUT_B13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1_0x8D;0x02_0x0D;0x03_0x84;0x04_0x04;0x1C_0x04</text:p>
          </table:table-cell>
        </table:table-row>
        <table:table-row table:style-name="ro2">
          <table:table-cell office:value-type="string" calcext:value-type="string">
            <text:p>LB1_IN4_LB_OUT_B13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84;0x04_0x04;0x1C_0x04</text:p>
          </table:table-cell>
        </table:table-row>
        <table:table-row table:style-name="ro2">
          <table:table-cell office:value-type="string" calcext:value-type="string">
            <text:p>LB1_IN4_LB_OUT_B13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84;0x04_0x04;0x1C_0x04</text:p>
          </table:table-cell>
        </table:table-row>
        <table:table-row table:style-name="ro2">
          <table:table-cell office:value-type="string" calcext:value-type="string">
            <text:p>LB1_IN4_LB_OUT_B13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1_0x8F;0x02_0x0D;0x03_0x84;0x04_0x04;0x1C_0x04</text:p>
          </table:table-cell>
        </table:table-row>
        <table:table-row table:style-name="ro2">
          <table:table-cell office:value-type="string" calcext:value-type="string">
            <text:p>LB1_IN4_LB_OUT_B13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84;0x04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B1_IN5_LB_OUT_B20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1_0x8D;0x02_0x0D;0x03_0xAC;0x04_0x04;0x1C_0x04</text:p>
          </table:table-cell>
        </table:table-row>
        <table:table-row table:style-name="ro2">
          <table:table-cell office:value-type="string" calcext:value-type="string">
            <text:p>LB1_IN5_LB_OUT_B2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8D;0x02_0x0D;0x03_0xAC;0x04_0x04;0x1C_0x04</text:p>
          </table:table-cell>
        </table:table-row>
        <table:table-row table:style-name="ro2">
          <table:table-cell office:value-type="string" calcext:value-type="string">
            <text:p>LB1_IN5_LB_OUT_B20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1_0x8D;0x02_0x0D;0x03_0xAC;0x04_0x04;0x1C_0x04</text:p>
          </table:table-cell>
        </table:table-row>
        <table:table-row table:style-name="ro2">
          <table:table-cell office:value-type="string" calcext:value-type="string">
            <text:p>LB1_IN5_LB_OUT_B20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1_0x89;0x02_0x0D;0x03_0xAC;0x04_0x04;0x1C_0x04</text:p>
          </table:table-cell>
        </table:table-row>
        <table:table-row table:style-name="ro2">
          <table:table-cell office:value-type="string" calcext:value-type="string">
            <text:p>LB1_IN5_LB_OUT_B20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1_0x9D;0x02_0x0D;0x03_0xAC;0x04_0x04;0x1C_0x04</text:p>
          </table:table-cell>
        </table:table-row>
        <table:table-row table:style-name="ro2">
          <table:table-cell office:value-type="string" calcext:value-type="string">
            <text:p>LB1_IN5_LB_OUT_B20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1_0x8F;0x02_0x0D;0x03_0xAC;0x04_0x04;0x1C_0x04</text:p>
          </table:table-cell>
        </table:table-row>
        <table:table-row table:style-name="ro2">
          <table:table-cell office:value-type="string" calcext:value-type="string">
            <text:p>LB1_IN5_LB_OUT_B20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1_0x0D;0x02_0x8D;0x03_0xAC;0x04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1_IN1_MHB1_OUT_B40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8;0x05_0x8D;0x06_0x0D;0x07_0x68;0x08_0x04;0x1C_0x04</text:p>
          </table:table-cell>
        </table:table-row>
        <table:table-row table:style-name="ro2">
          <table:table-cell office:value-type="string" calcext:value-type="string">
            <text:p>MB1_IN1_MHB1_OUT_B4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8D;0x06_0x0D;0x07_0x68;0x08_0x04;0x1C_0x04</text:p>
          </table:table-cell>
        </table:table-row>
        <table:table-row table:style-name="ro2">
          <table:table-cell office:value-type="string" calcext:value-type="string">
            <text:p>MB1_IN1_MHB1_OUT_B40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8;0x05_0x8D;0x06_0x0D;0x07_0x68;0x08_0x04;0x1C_0x04</text:p>
          </table:table-cell>
        </table:table-row>
        <table:table-row table:style-name="ro2">
          <table:table-cell office:value-type="string" calcext:value-type="string">
            <text:p>MB1_IN1_MHB1_OUT_B40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8;0x05_0x89;0x06_0x0D;0x07_0x68;0x08_0x04;0x1C_0x04</text:p>
          </table:table-cell>
        </table:table-row>
        <table:table-row table:style-name="ro2">
          <table:table-cell office:value-type="string" calcext:value-type="string">
            <text:p>MB1_IN1_MHB1_OUT_B40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8;0x05_0x9D;0x06_0x0D;0x07_0x68;0x08_0x04;0x1C_0x04</text:p>
          </table:table-cell>
        </table:table-row>
        <table:table-row table:style-name="ro2">
          <table:table-cell office:value-type="string" calcext:value-type="string">
            <text:p>MB1_IN1_MHB1_OUT_B40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8;0x05_0x8F;0x06_0x0D;0x07_0x68;0x08_0x04;0x1C_0x04</text:p>
          </table:table-cell>
        </table:table-row>
        <table:table-row table:style-name="ro2">
          <table:table-cell office:value-type="string" calcext:value-type="string">
            <text:p>MB1_IN1_MHB1_OUT_B40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0D;0x06_0x8D;0x07_0x68;0x08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1_IN2_MHB1_OUT_B3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8;0x05_0x8D;0x06_0x0D;0x07_0x88;0x08_0x04;0x1C_0x04</text:p>
          </table:table-cell>
        </table:table-row>
        <table:table-row table:style-name="ro2">
          <table:table-cell office:value-type="string" calcext:value-type="string">
            <text:p>MB1_IN2_MHB1_OUT_B3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8D;0x06_0x0D;0x07_0x88;0x08_0x04;0x1C_0x04</text:p>
          </table:table-cell>
        </table:table-row>
        <table:table-row table:style-name="ro2">
          <table:table-cell office:value-type="string" calcext:value-type="string">
            <text:p>MB1_IN2_MHB1_OUT_B3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8;0x05_0x8D;0x06_0x0D;0x07_0x88;0x08_0x04;0x1C_0x04</text:p>
          </table:table-cell>
        </table:table-row>
        <table:table-row table:style-name="ro2">
          <table:table-cell office:value-type="string" calcext:value-type="string">
            <text:p>MB1_IN2_MHB1_OUT_B3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8;0x05_0x89;0x06_0x0D;0x07_0x88;0x08_0x04;0x1C_0x04</text:p>
          </table:table-cell>
        </table:table-row>
        <table:table-row table:style-name="ro2">
          <table:table-cell office:value-type="string" calcext:value-type="string">
            <text:p>MB1_IN2_MHB1_OUT_B3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8;0x05_0x9D;0x06_0x0D;0x07_0x88;0x08_0x04;0x1C_0x04</text:p>
          </table:table-cell>
        </table:table-row>
        <table:table-row table:style-name="ro2">
          <table:table-cell office:value-type="string" calcext:value-type="string">
            <text:p>MB1_IN2_MHB1_OUT_B3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8;0x05_0x8F;0x06_0x0D;0x07_0x88;0x08_0x04;0x1C_0x04</text:p>
          </table:table-cell>
        </table:table-row>
        <table:table-row table:style-name="ro2">
          <table:table-cell office:value-type="string" calcext:value-type="string">
            <text:p>MB1_IN2_MHB1_OUT_B3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0D;0x06_0x8D;0x07_0x88;0x08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1_IN3_MHB1_OUT_B1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8;0x05_0x8D;0x06_0x0D;0x07_0xE0;0x08_0x04;0x1C_0x04</text:p>
          </table:table-cell>
        </table:table-row>
        <table:table-row table:style-name="ro2">
          <table:table-cell office:value-type="string" calcext:value-type="string">
            <text:p>MB1_IN3_MHB1_OUT_B1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8D;0x06_0x0D;0x07_0xE0;0x08_0x04;0x1C_0x04</text:p>
          </table:table-cell>
        </table:table-row>
        <table:table-row table:style-name="ro2">
          <table:table-cell office:value-type="string" calcext:value-type="string">
            <text:p>MB1_IN3_MHB1_OUT_B1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8;0x05_0x8D;0x06_0x0D;0x07_0xE0;0x08_0x04;0x1C_0x04</text:p>
          </table:table-cell>
        </table:table-row>
        <table:table-row table:style-name="ro2">
          <table:table-cell office:value-type="string" calcext:value-type="string">
            <text:p>MB1_IN3_MHB1_OUT_B1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8;0x05_0x89;0x06_0x0D;0x07_0xE0;0x08_0x04;0x1C_0x04</text:p>
          </table:table-cell>
        </table:table-row>
        <table:table-row table:style-name="ro2">
          <table:table-cell office:value-type="string" calcext:value-type="string">
            <text:p>MB1_IN3_MHB1_OUT_B1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8;0x05_0x9D;0x06_0x0D;0x07_0xE0;0x08_0x04;0x1C_0x04</text:p>
          </table:table-cell>
        </table:table-row>
        <table:table-row table:style-name="ro2">
          <table:table-cell office:value-type="string" calcext:value-type="string">
            <text:p>MB1_IN3_MHB1_OUT_B1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8;0x05_0x8F;0x06_0x0D;0x07_0xE0;0x08_0x04;0x1C_0x04</text:p>
          </table:table-cell>
        </table:table-row>
        <table:table-row table:style-name="ro2">
          <table:table-cell office:value-type="string" calcext:value-type="string">
            <text:p>MB1_IN3_MHB1_OUT_B1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5_0x0D;0x06_0x8D;0x07_0xE0;0x08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9" office:value-type="string" calcext:value-type="string">
            <text:p>MB1_IN2_MHB3_OUT_B3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1A;0x05_0x8D;0x06_0x0D;0x07_0x88;0x08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1_MHB2_OUT_B2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2;0x09_0x8D;0x0A_0x0D;0x0B_0x58;0x0C_0x04;0x1C_0x04</text:p>
          </table:table-cell>
        </table:table-row>
        <table:table-row table:style-name="ro2">
          <table:table-cell office:value-type="string" calcext:value-type="string">
            <text:p>MB2_IN1_MHB2_OUT_B2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8D;0x0A_0x0D;0x0B_0x58;0x0C_0x04;0x1C_0x04</text:p>
          </table:table-cell>
        </table:table-row>
        <table:table-row table:style-name="ro2">
          <table:table-cell office:value-type="string" calcext:value-type="string">
            <text:p>MB2_IN1_MHB2_OUT_B2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2;0x09_0x8D;0x0A_0x0D;0x0B_0x58;0x0C_0x04;0x1C_0x04</text:p>
          </table:table-cell>
        </table:table-row>
        <table:table-row table:style-name="ro2">
          <table:table-cell office:value-type="string" calcext:value-type="string">
            <text:p>MB2_IN1_MHB2_OUT_B2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2;0x09_0x89;0x0A_0x0D;0x0B_0x58;0x0C_0x04;0x1C_0x04</text:p>
          </table:table-cell>
        </table:table-row>
        <table:table-row table:style-name="ro2">
          <table:table-cell office:value-type="string" calcext:value-type="string">
            <text:p>MB2_IN1_MHB2_OUT_B2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2;0x09_0x9D;0x0A_0x0D;0x0B_0x58;0x0C_0x04;0x1C_0x04</text:p>
          </table:table-cell>
        </table:table-row>
        <table:table-row table:style-name="ro2">
          <table:table-cell office:value-type="string" calcext:value-type="string">
            <text:p>MB2_IN1_MHB2_OUT_B2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2;0x09_0x8F;0x0A_0x0D;0x0B_0x58;0x0C_0x04;0x1C_0x04</text:p>
          </table:table-cell>
        </table:table-row>
        <table:table-row table:style-name="ro2">
          <table:table-cell office:value-type="string" calcext:value-type="string">
            <text:p>MB2_IN1_MHB2_OUT_B2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0D;0x0A_0x8D;0x0B_0x58;0x0C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2_MHB2_OUT_B11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2;0x09_0x8D;0x0A_0x0D;0x0B_0x80;0x0C_0x04;0x1C_0x04</text:p>
          </table:table-cell>
        </table:table-row>
        <table:table-row table:style-name="ro2">
          <table:table-cell office:value-type="string" calcext:value-type="string">
            <text:p>MB2_IN2_MHB2_OUT_B11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8D;0x0A_0x0D;0x0B_0x80;0x0C_0x04;0x1C_0x04</text:p>
          </table:table-cell>
        </table:table-row>
        <table:table-row table:style-name="ro2">
          <table:table-cell office:value-type="string" calcext:value-type="string">
            <text:p>MB2_IN2_MHB2_OUT_B11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2;0x09_0x8D;0x0A_0x0D;0x0B_0x80;0x0C_0x04;0x1C_0x04</text:p>
          </table:table-cell>
        </table:table-row>
        <table:table-row table:style-name="ro2">
          <table:table-cell office:value-type="string" calcext:value-type="string">
            <text:p>MB2_IN2_MHB2_OUT_B11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2;0x09_0x89;0x0A_0x0D;0x0B_0x80;0x0C_0x04;0x1C_0x04</text:p>
          </table:table-cell>
        </table:table-row>
        <table:table-row table:style-name="ro2">
          <table:table-cell office:value-type="string" calcext:value-type="string">
            <text:p>MB2_IN2_MHB2_OUT_B11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2;0x09_0x9D;0x0A_0x0D;0x0B_0x80;0x0C_0x04;0x1C_0x04</text:p>
          </table:table-cell>
        </table:table-row>
        <table:table-row table:style-name="ro2">
          <table:table-cell office:value-type="string" calcext:value-type="string">
            <text:p>MB2_IN2_MHB2_OUT_B11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2;0x09_0x8F;0x0A_0x0D;0x0B_0x80;0x0C_0x04;0x1C_0x04</text:p>
          </table:table-cell>
        </table:table-row>
        <table:table-row table:style-name="ro2">
          <table:table-cell office:value-type="string" calcext:value-type="string">
            <text:p>MB2_IN2_MHB2_OUT_B11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0D;0x0A_0x8D;0x0B_0x80;0x0C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3_MHB2_OUT_B39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2;0x09_0x8D;0x0A_0x0D;0x0B_0xD0;0x0C_0x04;0x1C_0x04</text:p>
          </table:table-cell>
        </table:table-row>
        <table:table-row table:style-name="ro2">
          <table:table-cell office:value-type="string" calcext:value-type="string">
            <text:p>MB2_IN3_MHB2_OUT_B39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8D;0x0A_0x0D;0x0B_0xD0;0x0C_0x04;0x1C_0x04</text:p>
          </table:table-cell>
        </table:table-row>
        <table:table-row table:style-name="ro2">
          <table:table-cell office:value-type="string" calcext:value-type="string">
            <text:p>MB2_IN3_MHB2_OUT_B39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2;0x09_0x8D;0x0A_0x0D;0x0B_0xD0;0x0C_0x04;0x1C_0x04</text:p>
          </table:table-cell>
        </table:table-row>
        <table:table-row table:style-name="ro2">
          <table:table-cell office:value-type="string" calcext:value-type="string">
            <text:p>MB2_IN3_MHB2_OUT_B39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2;0x09_0x89;0x0A_0x0D;0x0B_0xD0;0x0C_0x04;0x1C_0x04</text:p>
          </table:table-cell>
        </table:table-row>
        <table:table-row table:style-name="ro2">
          <table:table-cell office:value-type="string" calcext:value-type="string">
            <text:p>MB2_IN3_MHB2_OUT_B39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2;0x09_0x9D;0x0A_0x0D;0x0B_0xD0;0x0C_0x04;0x1C_0x04</text:p>
          </table:table-cell>
        </table:table-row>
        <table:table-row table:style-name="ro2">
          <table:table-cell office:value-type="string" calcext:value-type="string">
            <text:p>MB2_IN3_MHB2_OUT_B39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2;0x09_0x8F;0x0A_0x0D;0x0B_0xD0;0x0C_0x04;0x1C_0x04</text:p>
          </table:table-cell>
        </table:table-row>
        <table:table-row table:style-name="ro2">
          <table:table-cell office:value-type="string" calcext:value-type="string">
            <text:p>MB2_IN3_MHB2_OUT_B39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2;0x09_0x0D;0x0A_0x8D;0x0B_0xD0;0x0C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2_MHB3_OUT_B11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3A;0x09_0x8D;0x0A_0x0D;0x0B_0x80;0x0C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1_IN1_MHB1_OUT_B41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D;0x0D_0x8D;0x0E_0x0D;0x0F_0x70;0x10_0x04;0x1C_0x04</text:p>
          </table:table-cell>
        </table:table-row>
        <table:table-row table:style-name="ro2">
          <table:table-cell office:value-type="string" calcext:value-type="string">
            <text:p>HB1_IN1_MHB1_OUT_B41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8D;0x0E_0x0D;0x0F_0x70;0x10_0x04;0x1C_0x04</text:p>
          </table:table-cell>
        </table:table-row>
        <table:table-row table:style-name="ro2">
          <table:table-cell office:value-type="string" calcext:value-type="string">
            <text:p>HB1_IN1_MHB1_OUT_B41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D;0x0D_0x8D;0x0E_0x0D;0x0F_0x70;0x10_0x04;0x1C_0x04</text:p>
          </table:table-cell>
        </table:table-row>
        <table:table-row table:style-name="ro2">
          <table:table-cell office:value-type="string" calcext:value-type="string">
            <text:p>HB1_IN1_MHB1_OUT_B41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D;0x0D_0x89;0x0E_0x0D;0x0F_0x70;0x10_0x04;0x1C_0x04</text:p>
          </table:table-cell>
        </table:table-row>
        <table:table-row table:style-name="ro2">
          <table:table-cell office:value-type="string" calcext:value-type="string">
            <text:p>HB1_IN1_MHB1_OUT_B41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D;0x0D_0x9D;0x0E_0x0D;0x0F_0x70;0x10_0x04;0x1C_0x04</text:p>
          </table:table-cell>
        </table:table-row>
        <table:table-row table:style-name="ro2">
          <table:table-cell office:value-type="string" calcext:value-type="string">
            <text:p>HB1_IN1_MHB1_OUT_B41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D;0x0D_0x8F;0x0E_0x0D;0x0F_0x70;0x10_0x04;0x1C_0x04</text:p>
          </table:table-cell>
        </table:table-row>
        <table:table-row table:style-name="ro2">
          <table:table-cell office:value-type="string" calcext:value-type="string">
            <text:p>HB1_IN1_MHB1_OUT_B41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0D;0x0E_0x8D;0x0F_0x70;0x10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1_IN2_MHB1_OUT_B40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D;0x0D_0x8D;0x0E_0x0D;0x0F_0xA8;0x10_0x04;0x1C_0x04</text:p>
          </table:table-cell>
        </table:table-row>
        <table:table-row table:style-name="ro2">
          <table:table-cell office:value-type="string" calcext:value-type="string">
            <text:p>HB1_IN2_MHB1_OUT_B4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8D;0x0E_0x0D;0x0F_0xA8;0x10_0x04;0x1C_0x04</text:p>
          </table:table-cell>
        </table:table-row>
        <table:table-row table:style-name="ro2">
          <table:table-cell office:value-type="string" calcext:value-type="string">
            <text:p>HB1_IN2_MHB1_OUT_B40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D;0x0D_0x8D;0x0E_0x0D;0x0F_0xA8;0x10_0x04;0x1C_0x04</text:p>
          </table:table-cell>
        </table:table-row>
        <table:table-row table:style-name="ro2">
          <table:table-cell office:value-type="string" calcext:value-type="string">
            <text:p>HB1_IN2_MHB1_OUT_B40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D;0x0D_0x89;0x0E_0x0D;0x0F_0xA8;0x10_0x04;0x1C_0x04</text:p>
          </table:table-cell>
        </table:table-row>
        <table:table-row table:style-name="ro2">
          <table:table-cell office:value-type="string" calcext:value-type="string">
            <text:p>HB1_IN2_MHB1_OUT_B40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D;0x0D_0x9D;0x0E_0x0D;0x0F_0xA8;0x10_0x04;0x1C_0x04</text:p>
          </table:table-cell>
        </table:table-row>
        <table:table-row table:style-name="ro2">
          <table:table-cell office:value-type="string" calcext:value-type="string">
            <text:p>HB1_IN2_MHB1_OUT_B40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D;0x0D_0x8F;0x0E_0x0D;0x0F_0xA8;0x10_0x04;0x1C_0x04</text:p>
          </table:table-cell>
        </table:table-row>
        <table:table-row table:style-name="ro2">
          <table:table-cell office:value-type="string" calcext:value-type="string">
            <text:p>HB1_IN2_MHB1_OUT_B40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D;0x0D_0x0D;0x0E_0x8D;0x0F_0xA8;0x10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1_IN2_MHB3_OUT_B4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2F;0x0D_0x8D;0x0E_0x0D;0x0F_0xA8;0x10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2_IN1_MHB2_OUT_B38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7;0x11_0x8D;0x12_0x0D;0x13_0x70;0x14_0x04;0x1C_0x04</text:p>
          </table:table-cell>
        </table:table-row>
        <table:table-row table:style-name="ro2">
          <table:table-cell office:value-type="string" calcext:value-type="string">
            <text:p>HB2_IN1_MHB2_OUT_B38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8D;0x12_0x0D;0x13_0x70;0x14_0x04;0x1C_0x04</text:p>
          </table:table-cell>
        </table:table-row>
        <table:table-row table:style-name="ro2">
          <table:table-cell office:value-type="string" calcext:value-type="string">
            <text:p>HB2_IN1_MHB2_OUT_B38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7;0x11_0x8D;0x12_0x0D;0x13_0x70;0x14_0x04;0x1C_0x04</text:p>
          </table:table-cell>
        </table:table-row>
        <table:table-row table:style-name="ro2">
          <table:table-cell office:value-type="string" calcext:value-type="string">
            <text:p>HB2_IN1_MHB2_OUT_B38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7;0x11_0x89;0x12_0x0D;0x13_0x70;0x14_0x04;0x1C_0x04</text:p>
          </table:table-cell>
        </table:table-row>
        <table:table-row table:style-name="ro2">
          <table:table-cell office:value-type="string" calcext:value-type="string">
            <text:p>HB2_IN1_MHB2_OUT_B38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7;0x11_0x9D;0x12_0x0D;0x13_0x70;0x14_0x04;0x1C_0x04</text:p>
          </table:table-cell>
        </table:table-row>
        <table:table-row table:style-name="ro2">
          <table:table-cell office:value-type="string" calcext:value-type="string">
            <text:p>HB2_IN1_MHB2_OUT_B38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7;0x11_0x8F;0x12_0x0D;0x13_0x70;0x14_0x04;0x1C_0x04</text:p>
          </table:table-cell>
        </table:table-row>
        <table:table-row table:style-name="ro2">
          <table:table-cell office:value-type="string" calcext:value-type="string">
            <text:p>HB2_IN1_MHB2_OUT_B38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0D;0x12_0x8D;0x13_0x70;0x14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2_IN2_MHB2_OUT_B30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7;0x11_0x8D;0x12_0x0D;0x13_0xA8;0x14_0x04;0x1C_0x04</text:p>
          </table:table-cell>
        </table:table-row>
        <table:table-row table:style-name="ro2">
          <table:table-cell office:value-type="string" calcext:value-type="string">
            <text:p>HB2_IN2_MHB2_OUT_B3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8D;0x12_0x0D;0x13_0xA8;0x14_0x04;0x1C_0x04</text:p>
          </table:table-cell>
        </table:table-row>
        <table:table-row table:style-name="ro2">
          <table:table-cell office:value-type="string" calcext:value-type="string">
            <text:p>HB2_IN2_MHB2_OUT_B30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7;0x11_0x8D;0x12_0x0D;0x13_0xA8;0x14_0x04;0x1C_0x04</text:p>
          </table:table-cell>
        </table:table-row>
        <table:table-row table:style-name="ro2">
          <table:table-cell office:value-type="string" calcext:value-type="string">
            <text:p>HB2_IN2_MHB2_OUT_B30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7;0x11_0x89;0x12_0x0D;0x13_0xA8;0x14_0x04;0x1C_0x04</text:p>
          </table:table-cell>
        </table:table-row>
        <table:table-row table:style-name="ro2">
          <table:table-cell office:value-type="string" calcext:value-type="string">
            <text:p>HB2_IN2_MHB2_OUT_B30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7;0x11_0x9D;0x12_0x0D;0x13_0xA8;0x14_0x04;0x1C_0x04</text:p>
          </table:table-cell>
        </table:table-row>
        <table:table-row table:style-name="ro2">
          <table:table-cell office:value-type="string" calcext:value-type="string">
            <text:p>HB2_IN2_MHB2_OUT_B30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7;0x11_0x8F;0x12_0x0D;0x13_0xA8;0x14_0x04;0x1C_0x04</text:p>
          </table:table-cell>
        </table:table-row>
        <table:table-row table:style-name="ro2">
          <table:table-cell office:value-type="string" calcext:value-type="string">
            <text:p>HB2_IN2_MHB2_OUT_B30_HG1_OPB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7;0x11_0x0D;0x12_0x8D;0x13_0xA8;0x14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2_IN2_MHB3_OUT_B30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4F;0x11_0x8D;0x12_0x0D;0x13_0xA8;0x14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UX_IN1_MHB3_OUT_B23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5A</text:p>
          </table:table-cell>
        </table:table-row>
        <table:table-row table:style-name="ro2">
          <table:table-cell office:value-type="string" calcext:value-type="string">
            <text:p>MUX_IN1_MHB3_OUT_B23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5A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1_MHB1_OUT_B2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8;0x09_0x8D;0x0A_0x0D;0x0B_0x58;0x0C_0x04;0x1C_0x04</text:p>
          </table:table-cell>
        </table:table-row>
        <table:table-row table:style-name="ro2">
          <table:table-cell office:value-type="string" calcext:value-type="string">
            <text:p>MB2_IN1_MHB1_OUT_B2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9_0x8D;0x0A_0x0D;0x0B_0x58;0x0C_0x04;0x1C_0x04</text:p>
          </table:table-cell>
        </table:table-row>
        <table:table-row table:style-name="ro2">
          <table:table-cell office:value-type="string" calcext:value-type="string">
            <text:p>MB2_IN1_MHB1_OUT_B2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8;0x09_0x8D;0x0A_0x0D;0x0B_0x58;0x0C_0x04;0x1C_0x04</text:p>
          </table:table-cell>
        </table:table-row>
        <table:table-row table:style-name="ro2">
          <table:table-cell office:value-type="string" calcext:value-type="string">
            <text:p>MB2_IN1_MHB1_OUT_B2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8;0x09_0x89;0x0A_0x0D;0x0B_0x58;0x0C_0x04;0x1C_0x04</text:p>
          </table:table-cell>
        </table:table-row>
        <table:table-row table:style-name="ro2">
          <table:table-cell office:value-type="string" calcext:value-type="string">
            <text:p>MB2_IN1_MHB1_OUT_B2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8;0x09_0x9D;0x0A_0x0D;0x0B_0x58;0x0C_0x04;0x1C_0x04</text:p>
          </table:table-cell>
        </table:table-row>
        <table:table-row table:style-name="ro2">
          <table:table-cell office:value-type="string" calcext:value-type="string">
            <text:p>MB2_IN1_MHB1_OUT_B2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8;0x09_0x8F;0x0A_0x0D;0x0B_0x58;0x0C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2_MHB1_OUT_B11_HG0_OPA</text:p>
          </table:table-cell>
          <table:table-cell office:value-type="string" calcext:value-type="string">
            <text:p>HG0</text:p>
          </table:table-cell>
          <table:table-cell office:value-type="string" calcext:value-type="string">
            <text:p>0x00_0x88;0x09_0x8D;0x0A_0x0D;0x0B_0x80;0x0C_0x04;0x1C_0x04</text:p>
          </table:table-cell>
        </table:table-row>
        <table:table-row table:style-name="ro2">
          <table:table-cell office:value-type="string" calcext:value-type="string">
            <text:p>MB2_IN2_MHB1_OUT_B11_HG1_OPA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0x00_0x88;0x09_0x8D;0x0A_0x0D;0x0B_0x80;0x0C_0x04;0x1C_0x04</text:p>
          </table:table-cell>
        </table:table-row>
        <table:table-row table:style-name="ro2">
          <table:table-cell office:value-type="string" calcext:value-type="string">
            <text:p>MB2_IN2_MHB1_OUT_B11_HG2_OPA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0x00_0x88;0x09_0x8D;0x0A_0x0D;0x0B_0x80;0x0C_0x04;0x1C_0x04</text:p>
          </table:table-cell>
        </table:table-row>
        <table:table-row table:style-name="ro2">
          <table:table-cell office:value-type="string" calcext:value-type="string">
            <text:p>MB2_IN2_MHB1_OUT_B11_LG3_OPA</text:p>
          </table:table-cell>
          <table:table-cell office:value-type="string" calcext:value-type="string">
            <text:p>LG3</text:p>
          </table:table-cell>
          <table:table-cell office:value-type="string" calcext:value-type="string">
            <text:p>0x00_0x88;0x09_0x89;0x0A_0x0D;0x0B_0x80;0x0C_0x04;0x1C_0x04</text:p>
          </table:table-cell>
        </table:table-row>
        <table:table-row table:style-name="ro2">
          <table:table-cell office:value-type="string" calcext:value-type="string">
            <text:p>MB2_IN2_MHB1_OUT_B11_LG4_OPA</text:p>
          </table:table-cell>
          <table:table-cell office:value-type="string" calcext:value-type="string">
            <text:p>LG4</text:p>
          </table:table-cell>
          <table:table-cell office:value-type="string" calcext:value-type="string">
            <text:p>0x00_0x88;0x09_0x9D;0x0A_0x0D;0x0B_0x80;0x0C_0x04;0x1C_0x04</text:p>
          </table:table-cell>
        </table:table-row>
        <table:table-row table:style-name="ro2">
          <table:table-cell office:value-type="string" calcext:value-type="string">
            <text:p>MB2_IN2_MHB1_OUT_B11_LP_OP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0x00_0x88;0x09_0x8F;0x0A_0x0D;0x0B_0x80;0x0C_0x04;0x1C_0x04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2_0x40;0x75_0x80;0x78_0x80;0x7B_0x80;0x7E_0x40</text:p>
          </table:table-cell>
        </table:table-row>
        <table:table-row table:style-name="ro2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2_0x20;0x75_0x40;0x78_0x40;0x7B_0x40;0x7E_0x20</text:p>
          </table:table-cell>
        </table:table-row>
        <table:table-row table:style-name="ro2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2_0x10;0x75_0x20;0x78_0x20;0x7B_0x20;0x7E_0x10</text:p>
          </table:table-cell>
        </table:table-row>
        <table:table-row table:style-name="ro2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2_0x70;0x75_0x10;0x78_0x10;0x7B_0x10;0x7E_0x70</text:p>
          </table:table-cell>
        </table:table-row>
        <table:table-row table:style-name="ro2">
          <table:table-cell office:value-type="string" calcext:value-type="string">
            <text:p>LB1_IN1_LB_OUT_B5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2_0x70;0x75_0xF0;0x78_0xF0;0x7B_0xF0;0x7E_0x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1_0x40;0x74_0x80;0x77_0x80;0x7A_0x80;0x7D_0x40</text:p>
          </table:table-cell>
        </table:table-row>
        <table:table-row table:style-name="ro2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1_0x20;0x74_0x40;0x77_0x40;0x7A_0x40;0x7D_0x20</text:p>
          </table:table-cell>
        </table:table-row>
        <table:table-row table:style-name="ro2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1_0x10;0x74_0x20;0x77_0x20;0x7A_0x20;0x7D_0x10</text:p>
          </table:table-cell>
        </table:table-row>
        <table:table-row table:style-name="ro2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1_0x70;0x74_0x10;0x77_0x10;0x7A_0x10;0x7D_0x70</text:p>
          </table:table-cell>
        </table:table-row>
        <table:table-row table:style-name="ro2">
          <table:table-cell office:value-type="string" calcext:value-type="string">
            <text:p>LB1_IN2_LB_OUT_B28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1_0x70;0x74_0xF0;0x77_0xF0;0x7A_0xF0;0x7D_0x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2_0x04;0x75_0x08;0x78_0x08;0x7B_0x08;0x7E_0x04</text:p>
          </table:table-cell>
        </table:table-row>
        <table:table-row table:style-name="ro2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2_0x02;0x75_0x04;0x78_0x04;0x7B_0x04;0x7E_0x02</text:p>
          </table:table-cell>
        </table:table-row>
        <table:table-row table:style-name="ro2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2_0x01;0x75_0x02;0x78_0x02;0x7B_0x02;0x7E_0x01</text:p>
          </table:table-cell>
        </table:table-row>
        <table:table-row table:style-name="ro2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2_0x07;0x75_0x01;0x78_0x01;0x7B_0x01;0x7E_0x07</text:p>
          </table:table-cell>
        </table:table-row>
        <table:table-row table:style-name="ro2">
          <table:table-cell office:value-type="string" calcext:value-type="string">
            <text:p>LB1_IN3_LB_OUT_B8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2_0x07;0x75_0x0F;0x78_0x0F;0x7B_0x0F;0x7E_0x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0_0x04;0x73_0x08;0x76_0x08;0x79_0x08;0x7C_0x04</text:p>
          </table:table-cell>
        </table:table-row>
        <table:table-row table:style-name="ro2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0_0x02;0x73_0x04;0x76_0x04;0x79_0x04;0x7C_0x02</text:p>
          </table:table-cell>
        </table:table-row>
        <table:table-row table:style-name="ro2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0_0x01;0x73_0x02;0x76_0x02;0x79_0x02;0x7C_0x01</text:p>
          </table:table-cell>
        </table:table-row>
        <table:table-row table:style-name="ro2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0_0x07;0x73_0x01;0x76_0x01;0x79_0x01;0x7C_0x07</text:p>
          </table:table-cell>
        </table:table-row>
        <table:table-row table:style-name="ro2">
          <table:table-cell office:value-type="string" calcext:value-type="string">
            <text:p>LB1_IN4_LB_OUT_B13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0_0x07;0x73_0x0F;0x76_0x0F;0x79_0x0F;0x7C_0x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71_0x04;0x74_0x08;0x77_0x08;0x7A_0x08;0x7D_0x04</text:p>
          </table:table-cell>
        </table:table-row>
        <table:table-row table:style-name="ro2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71_0x02;0x74_0x04;0x77_0x04;0x7A_0x04;0x7D_0x02</text:p>
          </table:table-cell>
        </table:table-row>
        <table:table-row table:style-name="ro2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71_0x01;0x74_0x02;0x77_0x02;0x7A_0x02;0x7D_0x01</text:p>
          </table:table-cell>
        </table:table-row>
        <table:table-row table:style-name="ro2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71_0x07;0x74_0x01;0x77_0x01;0x7A_0x01;0x7D_0x07</text:p>
          </table:table-cell>
        </table:table-row>
        <table:table-row table:style-name="ro2">
          <table:table-cell office:value-type="string" calcext:value-type="string">
            <text:p>LB1_IN5_LB_OUT_B20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71_0x07;0x74_0x0F;0x77_0x0F;0x7A_0x0F;0x7D_0x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82_0x04;0x85_0x08;0x88_0x08;0x8B_0x08</text:p>
          </table:table-cell>
        </table:table-row>
        <table:table-row table:style-name="ro2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82_0x02;0x85_0x04;0x88_0x04;0x8B_0x04</text:p>
          </table:table-cell>
        </table:table-row>
        <table:table-row table:style-name="ro2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82_0x01;0x85_0x02;0x88_0x02;0x8B_0x02</text:p>
          </table:table-cell>
        </table:table-row>
        <table:table-row table:style-name="ro2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82_0x07;0x85_0x01;0x88_0x01;0x8B_0x01</text:p>
          </table:table-cell>
        </table:table-row>
        <table:table-row table:style-name="ro2">
          <table:table-cell office:value-type="string" calcext:value-type="string">
            <text:p>MB1_IN1_MHB1_OUT_B40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82_0x07;0x85_0x0F;0x88_0x0F;0x8B_0x0F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80_0x04;0x83_0x08;0x86_0x08;0x89_0x08</text:p>
          </table:table-cell>
        </table:table-row>
        <table:table-row table:style-name="ro2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80_0x02;0x83_0x04;0x86_0x04;0x89_0x04</text:p>
          </table:table-cell>
        </table:table-row>
        <table:table-row table:style-name="ro2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80_0x01;0x83_0x02;0x86_0x02;0x89_0x02</text:p>
          </table:table-cell>
        </table:table-row>
        <table:table-row table:style-name="ro2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80_0x07;0x83_0x01;0x86_0x01;0x89_0x01</text:p>
          </table:table-cell>
        </table:table-row>
        <table:table-row table:style-name="ro2">
          <table:table-cell office:value-type="string" calcext:value-type="string">
            <text:p>MB1_IN2_MHB1_OUT_B3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80_0x07;0x83_0x0F;0x86_0x0F;0x89_0x0F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82_0x40;0x85_0x80;0x88_0x80;0x8B_0x80</text:p>
          </table:table-cell>
        </table:table-row>
        <table:table-row table:style-name="ro2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82_0x20;0x85_0x40;0x88_0x40;0x8B_0x40</text:p>
          </table:table-cell>
        </table:table-row>
        <table:table-row table:style-name="ro2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82_0x10;0x85_0x20;0x88_0x20;0x8B_0x20</text:p>
          </table:table-cell>
        </table:table-row>
        <table:table-row table:style-name="ro2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82_0x70;0x85_0x10;0x88_0x10;0x8B_0x10</text:p>
          </table:table-cell>
        </table:table-row>
        <table:table-row table:style-name="ro2">
          <table:table-cell office:value-type="string" calcext:value-type="string">
            <text:p>MB1_IN3_MHB1_OUT_B1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82_0x70;0x85_0xF0;0x88_0xF0;0x8B_0xF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91_0x04;0x94_0x08;0x97_0x08;0x9A_0x08</text:p>
          </table:table-cell>
        </table:table-row>
        <table:table-row table:style-name="ro2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91_0x02;0x94_0x04;0x97_0x04;0x9A_0x04</text:p>
          </table:table-cell>
        </table:table-row>
        <table:table-row table:style-name="ro2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91_0x01;0x94_0x02;0x97_0x02;0x9A_0x02</text:p>
          </table:table-cell>
        </table:table-row>
        <table:table-row table:style-name="ro2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91_0x07;0x94_0x01;0x97_0x01;0x9A_0x01</text:p>
          </table:table-cell>
        </table:table-row>
        <table:table-row table:style-name="ro2">
          <table:table-cell office:value-type="string" calcext:value-type="string">
            <text:p>MB2_IN1_MHB2_OUT_B2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91_0x07;0x94_0x0F;0x97_0x0F;0x9A_0x0F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90_0x40;0x93_0x80;0x96_0x80;0x99_0x80</text:p>
          </table:table-cell>
        </table:table-row>
        <table:table-row table:style-name="ro2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90_0x20;0x93_0x40;0x96_0x40;0x99_0x40</text:p>
          </table:table-cell>
        </table:table-row>
        <table:table-row table:style-name="ro2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90_0x10;0x93_0x20;0x96_0x20;0x99_0x20</text:p>
          </table:table-cell>
        </table:table-row>
        <table:table-row table:style-name="ro2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90_0x70;0x93_0x10;0x96_0x10;0x99_0x10</text:p>
          </table:table-cell>
        </table:table-row>
        <table:table-row table:style-name="ro2">
          <table:table-cell office:value-type="string" calcext:value-type="string">
            <text:p>MB2_IN2_MHB2_OUT_B11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90_0x70;0x93_0xF0;0x96_0xF0;0x99_0xF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91_0x40;0x94_0x80;0x97_0x80;0x9A_0x80</text:p>
          </table:table-cell>
        </table:table-row>
        <table:table-row table:style-name="ro2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91_0x20;0x94_0x40;0x97_0x40;0x9A_0x40</text:p>
          </table:table-cell>
        </table:table-row>
        <table:table-row table:style-name="ro2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91_0x10;0x94_0x20;0x97_0x20;0x9A_0x20</text:p>
          </table:table-cell>
        </table:table-row>
        <table:table-row table:style-name="ro2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91_0x70;0x94_0x10;0x97_0x10;0x9A_0x10</text:p>
          </table:table-cell>
        </table:table-row>
        <table:table-row table:style-name="ro2">
          <table:table-cell office:value-type="string" calcext:value-type="string">
            <text:p>MB2_IN3_MHB2_OUT_B39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91_0x70;0x94_0xF0;0x97_0xF0;0x9A_0xF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A1_0x40;0xA3_0x80;0xA5_0x80;0xA7_0x80</text:p>
          </table:table-cell>
        </table:table-row>
        <table:table-row table:style-name="ro2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A1_0x20;0xA3_0x40;0xA5_0x40;0xA7_0x40</text:p>
          </table:table-cell>
        </table:table-row>
        <table:table-row table:style-name="ro2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A1_0x10;0xA3_0x20;0xA5_0x20;0xA7_0x20</text:p>
          </table:table-cell>
        </table:table-row>
        <table:table-row table:style-name="ro2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A1_0x70;0xA3_0x10;0xA5_0x10;0xA7_0x10</text:p>
          </table:table-cell>
        </table:table-row>
        <table:table-row table:style-name="ro2">
          <table:table-cell office:value-type="string" calcext:value-type="string">
            <text:p>HB1_IN1_MHB1_OUT_B41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A1_0x70;0xA3_0xF0;0xA5_0xF0;0xA7_0xF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A0_0x04;0xA2_0x08;0xA4_0x08;0xA6_0x08</text:p>
          </table:table-cell>
        </table:table-row>
        <table:table-row table:style-name="ro2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A0_0x02;0xA2_0x04;0xA4_0x04;0xA6_0x04</text:p>
          </table:table-cell>
        </table:table-row>
        <table:table-row table:style-name="ro2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A0_0x01;0xA2_0x02;0xA4_0x02;0xA6_0x02</text:p>
          </table:table-cell>
        </table:table-row>
        <table:table-row table:style-name="ro2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A0_0x07;0xA2_0x01;0xA4_0x01;0xA6_0x01</text:p>
          </table:table-cell>
        </table:table-row>
        <table:table-row table:style-name="ro2">
          <table:table-cell office:value-type="string" calcext:value-type="string">
            <text:p>HB1_IN2_MHB1_OUT_B40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A0_0x07;0xA2_0x0F;0xA4_0x0F;0xA6_0x0F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B1_0x40;0xB3_0x80;0xB5_0x80;0xB7_0x80</text:p>
          </table:table-cell>
        </table:table-row>
        <table:table-row table:style-name="ro2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B1_0x20;0xB3_0x40;0xB5_0x40;0xB7_0x40</text:p>
          </table:table-cell>
        </table:table-row>
        <table:table-row table:style-name="ro2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B1_0x10;0xB3_0x20;0xB5_0x20;0xB7_0x20</text:p>
          </table:table-cell>
        </table:table-row>
        <table:table-row table:style-name="ro2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B1_0x70;0xB3_0x10;0xB5_0x10;0xB7_0x10</text:p>
          </table:table-cell>
        </table:table-row>
        <table:table-row table:style-name="ro2">
          <table:table-cell office:value-type="string" calcext:value-type="string">
            <text:p>HB2_IN1_MHB2_OUT_B38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B1_0x70;0xB3_0xF0;0xB5_0xF0;0xB7_0xF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1</text:p>
          </table:table-cell>
          <table:table-cell office:value-type="string" calcext:value-type="string">
            <text:p>0xB0_0x04;0xB2_0x08;0xB4_0x08;0xB6_0x08</text:p>
          </table:table-cell>
        </table:table-row>
        <table:table-row table:style-name="ro2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2</text:p>
          </table:table-cell>
          <table:table-cell office:value-type="string" calcext:value-type="string">
            <text:p>0xB0_0x02;0xB2_0x04;0xB4_0x04;0xB6_0x04</text:p>
          </table:table-cell>
        </table:table-row>
        <table:table-row table:style-name="ro2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3</text:p>
          </table:table-cell>
          <table:table-cell office:value-type="string" calcext:value-type="string">
            <text:p>0xB0_0x01;0xB2_0x02;0xB4_0x02;0xB6_0x02</text:p>
          </table:table-cell>
        </table:table-row>
        <table:table-row table:style-name="ro2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4</text:p>
          </table:table-cell>
          <table:table-cell office:value-type="string" calcext:value-type="string">
            <text:p>0xB0_0x07;0xB2_0x01;0xB4_0x01;0xB6_0x01</text:p>
          </table:table-cell>
        </table:table-row>
        <table:table-row table:style-name="ro2">
          <table:table-cell office:value-type="string" calcext:value-type="string">
            <text:p>HB2_IN2_MHB2_OUT_B30_HG1_OPA</text:p>
          </table:table-cell>
          <table:table-cell office:value-type="string" calcext:value-type="string">
            <text:p>Gain_Sweep5</text:p>
          </table:table-cell>
          <table:table-cell office:value-type="string" calcext:value-type="string">
            <text:p>0xB0_0x07;0xB2_0x0F;0xB4_0x0F;0xB6_0x0F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LB1_IN1_LB_OUT_B5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1_0x8D;0x02_0x0D;0x03_0x30;0x04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LB1_IN2_LB_OUT_B28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1_0x8D;0x02_0x0D;0x03_0x48;0x04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LB1_IN3_LB_OUT_B8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1_0x8D;0x02_0x0D;0x03_0x74;0x04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LB1_IN4_LB_OUT_B13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1_0x8D;0x02_0x0D;0x03_0x84;0x04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LB1_IN5_LB_OUT_B20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1_0x8D;0x02_0x0D;0x03_0xAC;0x04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MB1_IN1_MHB1_OUT_B40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0C;0x05_0x8D;0x06_0x0C;0x07_0x68;0x08_0x04;0x1C_0x04</text:p>
          </table:table-cell>
        </table:table-row>
        <table:table-row table:style-name="ro2">
          <table:table-cell table:style-name="ce2" table:number-columns-repeated="3"/>
        </table:table-row>
        <table:table-row table:style-name="ro2">
          <table:table-cell table:style-name="ce4" office:value-type="string" calcext:value-type="string">
            <text:p>MB1_IN2_MHB1_OUT_B3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0C;0x05_0x8D;0x06_0x0C;0x07_0x88;0x08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MB1_IN3_MHB1_OUT_B1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88;0x05_0x8D;0x06_0x0D;0x07_0xE0;0x08_0x04;0x1C_0x04</text:p>
          </table:table-cell>
        </table:table-row>
        <table:table-row table:style-name="ro2">
          <table:table-cell table:style-name="ce2" table:number-columns-repeated="3"/>
        </table:table-row>
        <table:table-row table:style-name="ro2">
          <table:table-cell table:style-name="ce10" office:value-type="string" calcext:value-type="string">
            <text:p>MB1_IN2_MHB3_OUT_B3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1A;0x05_0x8D;0x06_0x0D;0x07_0x88;0x08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MB2_IN1_MHB2_OUT_B2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82;0x09_0x8D;0x0A_0x0D;0x0B_0x58;0x0C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MB2_IN2_MHB2_OUT_B11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82;0x09_0x8D;0x0A_0x0D;0x0B_0x80;0x0C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MB2_IN3_MHB2_OUT_B39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82;0x09_0x8D;0x0A_0x0D;0x0B_0xD0;0x0C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10" office:value-type="string" calcext:value-type="string">
            <text:p>MB2_IN2_MHB3_OUT_B11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3A;0x09_0x8D;0x0A_0x0D;0x0B_0x80;0x0C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4" office:value-type="string" calcext:value-type="string">
            <text:p>HB1_IN1_MHB1_OUT_B41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8D;0x0D_0x8D;0x0E_0x0D;0x0F_0x70;0x10_0x04;0x1C_0x04</text:p>
          </table:table-cell>
        </table:table-row>
        <table:table-row table:style-name="ro2">
          <table:table-cell table:style-name="ce2" table:number-columns-repeated="3"/>
        </table:table-row>
        <table:table-row table:style-name="ro2">
          <table:table-cell table:style-name="ce4" office:value-type="string" calcext:value-type="string">
            <text:p>HB1_IN2_MHB1_OUT_B40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8D;0x0D_0x8D;0x0E_0x0D;0x0F_0xA8;0x10_0x04;0x1C_0x04</text:p>
          </table:table-cell>
        </table:table-row>
        <table:table-row table:style-name="ro2">
          <table:table-cell table:style-name="ce2"/>
          <table:table-cell table:style-name="ce9"/>
          <table:table-cell table:style-name="ce2"/>
        </table:table-row>
        <table:table-row table:style-name="ro2">
          <table:table-cell table:style-name="ce10" office:value-type="string" calcext:value-type="string">
            <text:p>HB1_IN2_MHB3_OUT_B40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2F;0x0D_0x8D;0x0E_0x0D;0x0F_0xA8;0x10_0x04;0x1C_0x04</text:p>
          </table:table-cell>
        </table:table-row>
        <table:table-row table:style-name="ro2">
          <table:table-cell table:style-name="ce2" table:number-columns-repeated="3"/>
        </table:table-row>
        <table:table-row table:style-name="ro2">
          <table:table-cell table:style-name="ce4" office:value-type="string" calcext:value-type="string">
            <text:p>HB2_IN1_MHB2_OUT_B38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87;0x11_0x8D;0x12_0x0D;0x13_0x70;0x14_0x04;0x1C_0x04</text:p>
          </table:table-cell>
        </table:table-row>
        <table:table-row table:style-name="ro2">
          <table:table-cell table:style-name="ce2" table:number-columns-repeated="3"/>
        </table:table-row>
        <table:table-row table:style-name="ro2">
          <table:table-cell table:style-name="ce4" office:value-type="string" calcext:value-type="string">
            <text:p>HB2_IN2_MHB2_OUT_B30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87;0x11_0x8D;0x12_0x0D;0x13_0xA8;0x14_0x04;0x1C_0x04</text:p>
          </table:table-cell>
        </table:table-row>
        <table:table-row table:style-name="ro2">
          <table:table-cell table:style-name="ce2" table:number-columns-repeated="3"/>
        </table:table-row>
        <table:table-row table:style-name="ro2">
          <table:table-cell table:style-name="ce10" office:value-type="string" calcext:value-type="string">
            <text:p>HB2_IN2_MHB3_OUT_B30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4F;0x11_0x8D;0x12_0x0D;0x13_0xA8;0x14_0x04;0x1C_0x04</text:p>
          </table:table-cell>
        </table:table-row>
        <table:table-row table:style-name="ro2">
          <table:table-cell table:style-name="ce2" table:number-columns-repeated="3"/>
        </table:table-row>
        <table:table-row table:style-name="ro2">
          <table:table-cell table:style-name="ce4" office:value-type="string" calcext:value-type="string">
            <text:p>MUX_IN1_MHB3_OUT_B23_HG1_OPA_Power_Servo</text:p>
          </table:table-cell>
          <table:table-cell table:style-name="ce9" office:value-type="string" calcext:value-type="string">
            <text:p>HG1</text:p>
          </table:table-cell>
          <table:table-cell table:style-name="ce2" office:value-type="string" calcext:value-type="string">
            <text:p>0x00_0x5A;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1_MHB1_OUT_B2_HG1_OPA_Power_Servo</text:p>
          </table:table-cell>
          <table:table-cell table:style-name="ce9" office:value-type="string" calcext:value-type="string">
            <text:p>HG1</text:p>
          </table:table-cell>
          <table:table-cell office:value-type="string" calcext:value-type="string">
            <text:p>0x00_0x88;0x09_0x8D;0x0A_0x0D;0x0B_0x58;0x0C_0x04;0x1C_0x0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B2_IN2_MHB1_OUT_B11_HG1_OPA_Power_Servo</text:p>
          </table:table-cell>
          <table:table-cell table:style-name="ce9" office:value-type="string" calcext:value-type="string">
            <text:p>HG1</text:p>
          </table:table-cell>
          <table:table-cell office:value-type="string" calcext:value-type="string">
            <text:p>0x00_0x88;0x09_0x8D;0x0A_0x0D;0x0B_0x80;0x0C_0x04;0x1C_0x04</text:p>
          </table:table-cell>
        </table:table-row>
        <table:table-row table:style-name="ro2" table:number-rows-repeated="104828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LNA_OFF" table:style-name="ta3">
        <table:table-column table:style-name="co15" table:number-columns-repeated="4" table:default-cell-style-name="ce2"/>
        <table:table-column table:style-name="co5" table:number-columns-repeated="1020" table:default-cell-style-name="ce2"/>
        <table:table-row table:style-name="ro9">
          <table:table-cell table:style-name="ce1" office:value-type="string" calcext:value-type="string" table:number-columns-spanned="2" table:number-rows-spanned="1">
            <text:p>LNA_OFF</text:p>
          </table:table-cell>
          <table:covered-table-cell/>
          <table:table-cell table:number-columns-repeated="1022"/>
        </table:table-row>
        <table:table-row table:style-name="ro4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_0x00;</text:p>
          </table:table-cell>
          <table:table-cell office:value-type="string" calcext:value-type="string">
            <text:p>0x01_0x00;0x02_0x00;0x05_0x00;0x09_0x00;0x0A_0x00;0x0D_0x00;0x0E_0x00;0x11_0x00;0x12_0x00;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2_0x00;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05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5_0x00;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6_0x00;</text:p>
          </table:table-cell>
          <table:table-cell office:value-type="string" calcext:value-type="string">
            <text:p>0x05_0x00;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09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9_0x00;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0A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A_0x00;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D_0x00;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0E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E_0x00;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1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11_0x00;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x12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12_0x00;</text:p>
          </table:table-cell>
          <table:table-cell table:number-columns-repeated="1020"/>
        </table:table-row>
        <table:table-row table:style-name="ro4" table:number-rows-repeated="53">
          <table:table-cell table:style-name="ce33" table:number-columns-repeated="2"/>
          <table:table-cell table:number-columns-repeated="1022"/>
        </table:table-row>
        <table:table-row table:style-name="ro4" table:number-rows-repeated="7">
          <table:table-cell table:style-name="ce4"/>
          <table:table-cell table:number-columns-repeated="1023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s.D1:Tests.D1048553" table:orientation="column"/>
        <table:database-range table:name="__Anonymous_Sheet_DB__1" table:target-range-address="Profile.D1:Profile.D146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1" svg:font-family="'Liberation Sans1'"/>
    <style:font-face style:name="Liberation Sans11" svg:font-family="'Liberation Sans11'"/>
    <style:font-face style:name="宋体" svg:font-family="宋体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0">
      <number:number number:decimal-places="2" number:min-integer-digits="1"/>
      <number:text> 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5">
      <number:number number:decimal-places="1" number:min-integer-digits="1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month/>
      <number:text>/</number:text>
      <number:day/>
      <number:text>/</number:text>
      <number:year number:style="long"/>
    </number:date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0__2c_0_a_NA_a_" style:display-name="0,0&#10;NA&#10;" style:family="table-cell" style:parent-style-name="Default" style:data-style-name="N0">
      <style:table-cell-properties fo:background-color="transparent" style:vertical-align="automatic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_30__2c_0_a_NA_a__20_2" style:display-name="0,0&#10;NA&#10; 2" style:family="table-cell" style:parent-style-name="Default" style:data-style-name="N0">
      <style:table-cell-properties fo:background-color="transparent" style:vertical-align="automatic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_30__2c_0_a_NA_a__20_2_20_2" style:display-name="0,0&#10;NA&#10; 2 2" style:family="table-cell" style:parent-style-name="Default" style:data-style-name="N0">
      <style:table-cell-properties fo:background-color="transparent" style:vertical-align="automatic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_30__2c_0_a_NA_a__20_3" style:display-name="0,0&#10;NA&#10; 3" style:family="table-cell" style:parent-style-name="Default" style:data-style-name="N0">
      <style:table-cell-properties fo:background-color="transparent" style:vertical-align="automatic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_32_位小数版本号" style:display-name="2位小数版本号" style:family="table-cell" style:parent-style-name="Default" style:data-style-name="N12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color="#000000" style:font-name="宋体" fo:font-family="宋体" fo:font-size="9pt" style:font-name-asian="宋体" style:font-family-asian="宋体" style:font-size-asian="9pt" style:font-name-complex="宋体" style:font-family-complex="宋体" style:font-size-complex="9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百分比_20_2" style:display-name="百分比 2" style:family="table-cell" style:parent-style-name="Default" style:data-style-name="N10"/>
    <style:style style:name="百分比_20_2_20_2" style:display-name="百分比 2 2" style:family="table-cell" style:parent-style-name="Default" style:data-style-name="N10"/>
    <style:style style:name="百分比_20_3" style:display-name="百分比 3" style:family="table-cell" style:parent-style-name="Default" style:data-style-name="N10"/>
    <style:style style:name="常规_20_10" style:display-name="常规 10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11" style:display-name="常规 11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style:font-name-asian="宋体" style:font-family-asian="宋体" style:font-name-complex="宋体" style:font-family-complex="宋体"/>
    </style:style>
    <style:style style:name="常规_20_2" style:display-name="常规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" style:display-name="常规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2" style:display-name="常规 2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2_20_2" style:display-name="常规 2 2 2 2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2_20_3" style:display-name="常规 2 2 2 3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3" style:display-name="常规 2 2 3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_20_4" style:display-name="常规 2 2 4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3" style:display-name="常规 2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3_20_2" style:display-name="常规 2 3 2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4" style:display-name="常规 2 4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5" style:display-name="常规 2 5" style:family="table-cell" style:parent-style-name="Default" style:data-style-name="N0">
      <style:table-cell-properties fo:background-color="transparent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常规_20_2_20_6" style:display-name="常规 2 6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" style:display-name="常规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2" style:display-name="常规 3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2_20_2" style:display-name="常规 3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2_20_2_20_2" style:display-name="常规 3 2 2 2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2_20_3" style:display-name="常规 3 2 3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3" style:display-name="常规 3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3_20_2" style:display-name="常规 3 3 2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3_20_3" style:display-name="常规 3 3 3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_20_4" style:display-name="常规 3 4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" style:display-name="常规 4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_20_2" style:display-name="常规 4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_20_2_20_2" style:display-name="常规 4 2 2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_20_3" style:display-name="常规 4 3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5" style:display-name="常规 5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常规_20_5_20_2" style:display-name="常规 5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常规_20_6" style:display-name="常规 6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6_20_2" style:display-name="常规 6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6_20_3" style:display-name="常规 6 3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7" style:display-name="常规 7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7_20_2" style:display-name="常规 7 2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8" style:display-name="常规 8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8_20_2" style:display-name="常规 8 2" style:family="table-cell" style:parent-style-name="Default" style:data-style-name="N0">
      <style:table-cell-properties fo:background-color="transparent" style:vertical-align="middle"/>
      <style:text-properties fo:color="#000000"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9" style:display-name="常规 9" style:family="table-cell" style:parent-style-name="Default" style:data-style-name="N0">
      <style:table-cell-properties fo:background-color="transparent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超链接_20_2" style:display-name="超链接 2" style:family="table-cell" style:parent-style-name="Default" style:data-style-name="N0">
      <style:table-cell-properties fo:background-color="transparent" style:vertical-align="middle"/>
      <style:text-properties fo:color="#0000ff" style:font-name="宋体" fo:font-family="宋体" fo:font-size="13pt" style:text-underline-style="solid" style:text-underline-width="auto" style:text-underline-color="font-color" style:font-name-asian="宋体" style:font-family-asian="宋体" style:font-size-asian="13pt" style:font-name-complex="宋体" style:font-family-complex="宋体" style:font-size-complex="13pt"/>
    </style:style>
    <style:style style:name="超链接_20_2_20_2" style:display-name="超链接 2 2" style:family="table-cell" style:parent-style-name="Default" style:data-style-name="N0">
      <style:text-properties fo:color="#0000ff" style:font-name="宋体" fo:font-family="宋体" fo:font-size="13pt" style:text-underline-style="solid" style:text-underline-width="auto" style:text-underline-color="font-color" style:font-name-asian="宋体" style:font-family-asian="宋体" style:font-size-asian="13pt" style:font-name-complex="宋体" style:font-family-complex="宋体" style:font-size-complex="13pt"/>
    </style:style>
    <style:style style:name="超链接_5f_nManager_20_for_20_PowerBench_20_3.1" style:display-name="超链接_nManager for PowerBench 3.1" style:family="table-cell" style:parent-style-name="Default" style:data-style-name="N0">
      <style:table-cell-properties fo:background-color="transparent" style:vertical-align="middle"/>
      <style:text-properties fo:color="#0000ff" style:font-name="宋体" fo:font-family="宋体" fo:font-size="13pt" style:text-underline-style="solid" style:text-underline-width="auto" style:text-underline-color="font-color" style:font-name-asian="宋体" style:font-family-asian="宋体" style:font-size-asian="13pt" style:font-name-complex="宋体" style:font-family-complex="宋体" style:font-size-complex="13pt"/>
    </style:style>
    <style:style style:name="千位分隔_20_2" style:display-name="千位分隔 2" style:family="table-cell" style:parent-style-name="Default" style:data-style-name="N124"/>
    <style:style style:name="千位分隔_20_2_20_2" style:display-name="千位分隔 2 2" style:family="table-cell" style:parent-style-name="Default" style:data-style-name="N124"/>
    <style:style style:name="千位分隔_20_2_20_3" style:display-name="千位分隔 2 3" style:family="table-cell" style:parent-style-name="Default" style:data-style-name="N124"/>
    <style:style style:name="千位分隔_20_2_20_4" style:display-name="千位分隔 2 4" style:family="table-cell" style:parent-style-name="Default" style:data-style-name="N124"/>
    <style:style style:name="千位分隔_20_2_20_5" style:display-name="千位分隔 2 5" style:family="table-cell" style:parent-style-name="Default" style:data-style-name="N124"/>
    <style:style style:name="千位分隔_20_2_20_6" style:display-name="千位分隔 2 6" style:family="table-cell" style:parent-style-name="Default" style:data-style-name="N124"/>
    <style:style style:name="千位分隔_20_3" style:display-name="千位分隔 3" style:family="table-cell" style:parent-style-name="Default" style:data-style-name="N124"/>
    <style:style style:name="千位分隔_20_4" style:display-name="千位分隔 4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5118in" fo:margin-bottom="0.5118in" fo:margin-left="0.748in" fo:margin-right="0.748in" style:print-page-order="ttb" style:first-page-number="continue" style:scale-to="100%" style:print="charts drawings objects"/>
      <style:header-style>
        <style:header-footer-properties fo:min-height="0.472in" fo:margin-left="0in" fo:margin-right="0in" fo:margin-bottom="0in"/>
      </style:header-style>
      <style:footer-style>
        <style:header-footer-properties fo:min-height="0.47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1:39:29.081618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style:region-center>
          <text:p><text:file-name text:display="name-and-extension">???</text:file-name></text:p>
        </style:region-center>
        <style:region-right>
          <text:p>文档密级</text:p>
        </style:region-right>
      </style:header>
      <style:header-left style:display="false"/>
      <style:footer>
        <style:region-left>
          <text:p><text:date style:data-style-name="N2" text:date-value="2018-04-17">00/00/0000</text:date></text:p>
        </style:region-left>
        <style:region-center>
          <text:p>华为保密信息,未经授权禁止扩散</text:p>
        </style:region-center>
        <style:region-right>
          <text:p>第<text:page-number>1</text:page-number>页，共<text:page-count>99</text:page-count>页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wangping (AF)</meta:initial-creator>
    <meta:creation-date>2017-09-29T19:02:26Z</meta:creation-date>
    <dc:date>2018-04-17T11:40:03.284160924</dc:date>
    <meta:editing-cycles>854</meta:editing-cycles>
    <meta:editing-duration>P1DT15H54M20S</meta:editing-duration>
    <meta:document-statistic meta:table-count="8" meta:cell-count="14292" meta:object-count="0"/>
    <meta:user-defined meta:name="_change"/>
    <meta:user-defined meta:name="_full-control"/>
    <meta:user-defined meta:name="_readonly"/>
    <meta:user-defined meta:name="sflag">1516776857</meta:user-defined>
  </office:meta>
</office:document-meta>
</file>